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05.A2" style:family="table-cell">
      <style:table-cell-properties fo:padding="0.0382in" fo:border-left="0.05pt solid #000000" fo:border-right="0.05pt solid #000000" fo:border-top="none" fo:border-bottom="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229" style:family="table">
      <style:table-properties style:width="3.2875in" table:align="margins"/>
    </style:style>
    <style:style style:name="Table229.A" style:family="table-column">
      <style:table-column-properties style:column-width="1.7535in" style:rel-column-width="34954*"/>
    </style:style>
    <style:style style:name="Table229.B" style:family="table-column">
      <style:table-column-properties style:column-width="1.534in" style:rel-column-width="30581*"/>
    </style:style>
    <style:style style:name="Table229.A1" style:family="table-cell">
      <style:table-cell-properties fo:padding="0.0382in" fo:border-left="0.05pt solid #000000" fo:border-right="none" fo:border-top="0.05pt solid #000000" fo:border-bottom="0.05pt solid #000000"/>
    </style:style>
    <style:style style:name="Table229.B1" style:family="table-cell">
      <style:table-cell-properties fo:padding="0.0382in" fo:border="0.05pt solid #000000"/>
    </style:style>
    <style:style style:name="Table229.A2" style:family="table-cell">
      <style:table-cell-properties fo:padding="0.0382in" fo:border-left="0.05pt solid #000000" fo:border-right="none" fo:border-top="none" fo:border-bottom="0.05pt solid #000000"/>
    </style:style>
    <style:style style:name="Table229.B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41" style:family="table">
      <style:table-properties style:width="3.2875in" table:align="margins"/>
    </style:style>
    <style:style style:name="Table141.A" style:family="table-column">
      <style:table-column-properties style:column-width="3.2875in" style:rel-column-width="65535*"/>
    </style:style>
    <style:style style:name="Table141.A1" style:family="table-cell">
      <style:table-cell-properties fo:padding="0.0382in" fo:border="0.05pt solid #000000"/>
    </style:style>
    <style:style style:name="Table141.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3.2875in" style:rel-column-width="65535*"/>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none" fo:border-bottom="0.05pt solid #000000"/>
    </style:style>
    <style:style style:name="Table143" style:family="table">
      <style:table-properties style:width="3.2875in" table:align="margins"/>
    </style:style>
    <style:style style:name="Table143.A" style:family="table-column">
      <style:table-column-properties style:column-width="3.2875in" style:rel-column-width="65535*"/>
    </style:style>
    <style:style style:name="Table143.A1" style:family="table-cell">
      <style:table-cell-properties fo:padding="0.0382in" fo:border="0.05pt solid #000000"/>
    </style:style>
    <style:style style:name="Table143.A2" style:family="table-cell">
      <style:table-cell-properties fo:padding="0.0382in" fo:border-left="0.05pt solid #000000" fo:border-right="0.05pt solid #000000" fo:border-top="none" fo:border-bottom="0.05pt solid #000000"/>
    </style:style>
    <style:style style:name="Table143.A3" style:family="table-cell">
      <style:table-cell-properties fo:padding="0.0382in" fo:border="none"/>
    </style:style>
    <style:style style:name="Table144" style:family="table">
      <style:table-properties style:width="3.2875in" table:align="margins"/>
    </style:style>
    <style:style style:name="Table144.A" style:family="table-column">
      <style:table-column-properties style:column-width="3.2875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6" style:family="table">
      <style:table-properties style:width="3.2875in" table:align="margins"/>
    </style:style>
    <style:style style:name="Table146.A" style:family="table-column">
      <style:table-column-properties style:column-width="3.2875in" style:rel-column-width="65535*"/>
    </style:style>
    <style:style style:name="Table146.A1" style:family="table-cell">
      <style:table-cell-properties fo:padding="0.0382in" fo:border="0.05pt solid #000000"/>
    </style:style>
    <style:style style:name="Table146.A2" style:family="table-cell">
      <style:table-cell-properties fo:padding="0.0382in" fo:border-left="0.05pt solid #000000" fo:border-right="0.05pt solid #000000" fo:border-top="none" fo:border-bottom="0.05pt solid #000000"/>
    </style:style>
    <style:style style:name="Table146.A3" style:family="table-cell">
      <style:table-cell-properties fo:padding="0.0382in" fo:border-left="0.05pt solid #000000" fo:border-right="0.05pt solid #000000" fo:border-top="none" fo:border-bottom="0.05pt solid #333333"/>
    </style:style>
    <style:style style:name="Table149" style:family="table">
      <style:table-properties style:width="3.2875in" table:align="margins"/>
    </style:style>
    <style:style style:name="Table149.A" style:family="table-column">
      <style:table-column-properties style:column-width="3.2875in" style:rel-column-width="65535*"/>
    </style:style>
    <style:style style:name="Table149.A1" style:family="table-cell">
      <style:table-cell-properties fo:padding="0.0382in" fo:border="0.05pt solid #000000"/>
    </style:style>
    <style:style style:name="Table149.A2" style:family="table-cell">
      <style:table-cell-properties fo:padding="0.0382in" fo:border-left="0.05pt solid #000000"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8167in"/>
    </style:style>
    <style:style style:name="Table152.C"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C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50" style:family="table">
      <style:table-properties style:width="3.2875in" table:align="margins"/>
    </style:style>
    <style:style style:name="Table150.A" style:family="table-column">
      <style:table-column-properties style:column-width="3.2875in" style:rel-column-width="65535*"/>
    </style:style>
    <style:style style:name="Table150.A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30" style:family="table">
      <style:table-properties style:width="3.2875in" table:align="margins"/>
    </style:style>
    <style:style style:name="Table230.A" style:family="table-column">
      <style:table-column-properties style:column-width="3.2875in" style:rel-column-width="65535*"/>
    </style:style>
    <style:style style:name="Table230.A1" style:family="table-cell">
      <style:table-cell-properties fo:padding="0.0382in" fo:border="0.05pt solid #000000"/>
    </style:style>
    <style:style style:name="Table230.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Standard">
      <style:text-properties style:font-size-asian="10.5pt" style:text-scale="96%"/>
    </style:style>
    <style:style style:name="P221" style:family="paragraph" style:parent-style-name="Text_20_body">
      <style:text-properties officeooo:paragraph-rsid="01dfec2a"/>
    </style:style>
    <style:style style:name="P222" style:family="paragraph" style:parent-style-name="Text_20_body">
      <style:text-properties officeooo:paragraph-rsid="01f3021f"/>
    </style:style>
    <style:style style:name="P223" style:family="paragraph" style:parent-style-name="Text_20_body">
      <style:text-properties officeooo:paragraph-rsid="02a8230a"/>
    </style:style>
    <style:style style:name="P224" style:family="paragraph" style:parent-style-name="Text_20_body">
      <style:text-properties officeooo:paragraph-rsid="02e8ffc4"/>
    </style:style>
    <style:style style:name="P225" style:family="paragraph" style:parent-style-name="Text_20_body">
      <style:text-properties fo:language="en" fo:country="US"/>
    </style:style>
    <style:style style:name="P226" style:family="paragraph" style:parent-style-name="Text_20_body">
      <style:text-properties fo:language="en" fo:country="US" officeooo:paragraph-rsid="01dfec2a"/>
    </style:style>
    <style:style style:name="P227" style:family="paragraph" style:parent-style-name="Text_20_body">
      <style:text-properties fo:language="en" fo:country="US" officeooo:paragraph-rsid="02037532"/>
    </style:style>
    <style:style style:name="P228" style:family="paragraph" style:parent-style-name="Text_20_body">
      <style:text-properties fo:language="en" fo:country="US" officeooo:paragraph-rsid="026e5df3"/>
    </style:style>
    <style:style style:name="P229" style:family="paragraph" style:parent-style-name="Text_20_body">
      <style:paragraph-properties fo:text-align="center" style:justify-single-word="false"/>
      <style:text-properties fo:language="en" fo:country="US" officeooo:paragraph-rsid="029bf816"/>
    </style:style>
    <style:style style:name="P230" style:family="paragraph" style:parent-style-name="Text_20_body">
      <style:paragraph-properties fo:text-align="center" style:justify-single-word="false"/>
      <style:text-properties fo:language="en" fo:country="US" officeooo:paragraph-rsid="03ffb808"/>
    </style:style>
    <style:style style:name="P231" style:family="paragraph" style:parent-style-name="Text_20_body">
      <style:paragraph-properties fo:text-align="center" style:justify-single-word="false"/>
      <style:text-properties fo:language="en" fo:country="US" officeooo:paragraph-rsid="04ff5694"/>
    </style:style>
    <style:style style:name="P232" style:family="paragraph" style:parent-style-name="Text_20_body">
      <style:text-properties fo:language="en" fo:country="US" officeooo:paragraph-rsid="02e8ffc4"/>
    </style:style>
    <style:style style:name="P233" style:family="paragraph" style:parent-style-name="Text_20_body">
      <style:text-properties fo:language="en" fo:country="US" officeooo:paragraph-rsid="029bf816"/>
    </style:style>
    <style:style style:name="P234" style:family="paragraph" style:parent-style-name="Text_20_body">
      <style:text-properties fo:language="en" fo:country="US" fo:font-style="italic" style:font-style-asian="italic" style:font-style-complex="italic"/>
    </style:style>
    <style:style style:name="P235" style:family="paragraph" style:parent-style-name="Text_20_body">
      <style:text-properties fo:language="en" fo:country="US" fo:font-style="italic" officeooo:paragraph-rsid="04ff5694" style:font-style-asian="italic" style:font-style-complex="italic"/>
    </style:style>
    <style:style style:name="P236" style:family="paragraph" style:parent-style-name="Text_20_body">
      <style:text-properties fo:language="en" fo:country="US" officeooo:paragraph-rsid="024850a1"/>
    </style:style>
    <style:style style:name="P237" style:family="paragraph" style:parent-style-name="Text_20_body">
      <style:text-properties fo:language="en" fo:country="US" officeooo:rsid="0211d4a8" officeooo:paragraph-rsid="0211d4a8"/>
    </style:style>
    <style:style style:name="P238" style:family="paragraph" style:parent-style-name="Text_20_body">
      <style:text-properties fo:language="en" fo:country="US" officeooo:paragraph-rsid="022924d2"/>
    </style:style>
    <style:style style:name="P239" style:family="paragraph" style:parent-style-name="Text_20_body">
      <style:text-properties fo:language="en" fo:country="US" officeooo:rsid="0094d6ba" officeooo:paragraph-rsid="03df8e7b"/>
    </style:style>
    <style:style style:name="P240" style:family="paragraph" style:parent-style-name="Text_20_body">
      <style:text-properties fo:language="en" fo:country="US" officeooo:rsid="017d0377" officeooo:paragraph-rsid="03dda822"/>
    </style:style>
    <style:style style:name="P241" style:family="paragraph" style:parent-style-name="Text_20_body">
      <style:text-properties fo:language="en" fo:country="US" officeooo:rsid="00a17308" officeooo:paragraph-rsid="03dda822"/>
    </style:style>
    <style:style style:name="P242" style:family="paragraph" style:parent-style-name="Text_20_body">
      <style:text-properties fo:language="en" fo:country="US" officeooo:paragraph-rsid="03dda822"/>
    </style:style>
    <style:style style:name="P243" style:family="paragraph" style:parent-style-name="Text_20_body">
      <style:text-properties fo:language="en" fo:country="US" officeooo:paragraph-rsid="03df8e7b"/>
    </style:style>
    <style:style style:name="P244" style:family="paragraph" style:parent-style-name="Text_20_body">
      <style:text-properties fo:language="en" fo:country="US" officeooo:paragraph-rsid="03ebffc3"/>
    </style:style>
    <style:style style:name="P245" style:family="paragraph" style:parent-style-name="Text_20_body">
      <style:text-properties fo:language="en" fo:country="US" officeooo:paragraph-rsid="03ffb808"/>
    </style:style>
    <style:style style:name="P246" style:family="paragraph" style:parent-style-name="Text_20_body">
      <style:text-properties fo:language="en" fo:country="US" officeooo:paragraph-rsid="04c483aa"/>
    </style:style>
    <style:style style:name="P247" style:family="paragraph" style:parent-style-name="Text_20_body">
      <style:text-properties fo:language="en" fo:country="US" officeooo:rsid="012a8625" officeooo:paragraph-rsid="03ffb808"/>
    </style:style>
    <style:style style:name="P248" style:family="paragraph" style:parent-style-name="Text_20_body">
      <style:text-properties fo:language="en" fo:country="US" officeooo:rsid="033255fe" officeooo:paragraph-rsid="04c6c5ef" style:text-scale="98%"/>
    </style:style>
    <style:style style:name="P249" style:family="paragraph" style:parent-style-name="Text_20_body">
      <style:text-properties fo:language="en" fo:country="US" officeooo:rsid="000ecd18" officeooo:paragraph-rsid="05dede9d"/>
    </style:style>
    <style:style style:name="P250" style:family="paragraph" style:parent-style-name="Text_20_body">
      <style:text-properties fo:language="en" fo:country="US" fo:font-weight="bold" officeooo:paragraph-rsid="05d125a5" style:font-weight-asian="bold" style:font-weight-complex="bold"/>
    </style:style>
    <style:style style:name="P251" style:family="paragraph" style:parent-style-name="Text_20_body">
      <style:text-properties fo:language="en" fo:country="US" fo:font-weight="bold" officeooo:paragraph-rsid="05dede9d" style:font-weight-asian="bold" style:font-weight-complex="bold"/>
    </style:style>
    <style:style style:name="P252" style:family="paragraph" style:parent-style-name="Text_20_body">
      <style:text-properties fo:language="en" fo:country="US" officeooo:rsid="01b1c6a1" officeooo:paragraph-rsid="04ff5694"/>
    </style:style>
    <style:style style:name="P253" style:family="paragraph" style:parent-style-name="Text_20_body">
      <style:text-properties fo:language="en" fo:country="US" officeooo:paragraph-rsid="04ff5694"/>
    </style:style>
    <style:style style:name="P254" style:family="paragraph" style:parent-style-name="Text_20_body">
      <style:text-properties fo:language="en" fo:country="US" officeooo:paragraph-rsid="03a347fc"/>
    </style:style>
    <style:style style:name="P255" style:family="paragraph" style:parent-style-name="Text_20_body">
      <style:text-properties fo:language="en" fo:country="US" officeooo:rsid="050eee86" officeooo:paragraph-rsid="050eee86"/>
    </style:style>
    <style:style style:name="P256" style:family="paragraph" style:parent-style-name="Text_20_body">
      <style:text-properties fo:language="en" fo:country="US" officeooo:rsid="0559431f" officeooo:paragraph-rsid="0559431f"/>
    </style:style>
    <style:style style:name="P257" style:family="paragraph" style:parent-style-name="Text_20_body">
      <style:text-properties fo:language="en" fo:country="US" officeooo:paragraph-rsid="05d125a5"/>
    </style:style>
    <style:style style:name="P258" style:family="paragraph" style:parent-style-name="Text_20_body">
      <style:text-properties fo:language="en" fo:country="US" officeooo:paragraph-rsid="05d4fa1e"/>
    </style:style>
    <style:style style:name="P259" style:family="paragraph" style:parent-style-name="Text_20_body">
      <style:text-properties officeooo:paragraph-rsid="03b465b9"/>
    </style:style>
    <style:style style:name="P26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1" style:family="paragraph" style:parent-style-name="Text_20_body">
      <style:text-properties officeooo:paragraph-rsid="03df8e7b"/>
    </style:style>
    <style:style style:name="P262" style:family="paragraph" style:parent-style-name="Text_20_body">
      <style:text-properties officeooo:paragraph-rsid="03ebffc3"/>
    </style:style>
    <style:style style:name="P263" style:family="paragraph" style:parent-style-name="Text_20_body">
      <style:paragraph-properties fo:text-align="center" style:justify-single-word="false"/>
      <style:text-properties fo:font-size="2pt" fo:language="en" fo:country="US" officeooo:paragraph-rsid="03ffb808"/>
    </style:style>
    <style:style style:name="P264" style:family="paragraph" style:parent-style-name="Text_20_body">
      <style:text-properties officeooo:paragraph-rsid="03ffb808"/>
    </style:style>
    <style:style style:name="P265" style:family="paragraph" style:parent-style-name="Text_20_body">
      <style:text-properties officeooo:rsid="03a6aa49" officeooo:paragraph-rsid="042b08fe"/>
    </style:style>
    <style:style style:name="P266" style:family="paragraph" style:parent-style-name="Text_20_body">
      <style:text-properties officeooo:paragraph-rsid="04743651"/>
    </style:style>
    <style:style style:name="P267" style:family="paragraph" style:parent-style-name="Text_20_body">
      <style:text-properties officeooo:paragraph-rsid="04bca5d6"/>
    </style:style>
    <style:style style:name="P268" style:family="paragraph" style:parent-style-name="Text_20_body">
      <style:text-properties officeooo:paragraph-rsid="04ec3032"/>
    </style:style>
    <style:style style:name="P269" style:family="paragraph" style:parent-style-name="Text_20_body">
      <style:text-properties officeooo:paragraph-rsid="043a939b"/>
    </style:style>
    <style:style style:name="P270" style:family="paragraph" style:parent-style-name="Text_20_body">
      <style:text-properties officeooo:paragraph-rsid="04f12978"/>
    </style:style>
    <style:style style:name="P27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2" style:family="paragraph" style:parent-style-name="Text_20_body">
      <style:text-properties officeooo:paragraph-rsid="04ff5694"/>
    </style:style>
    <style:style style:name="P273" style:family="paragraph" style:parent-style-name="Text_20_body">
      <style:text-properties officeooo:paragraph-rsid="0526cbe7"/>
    </style:style>
    <style:style style:name="P274" style:family="paragraph" style:parent-style-name="Text_20_body">
      <style:text-properties officeooo:paragraph-rsid="0391de4b"/>
    </style:style>
    <style:style style:name="P275" style:family="paragraph" style:parent-style-name="Text_20_body">
      <style:text-properties officeooo:rsid="0559431f" officeooo:paragraph-rsid="0559431f"/>
    </style:style>
    <style:style style:name="P276" style:family="paragraph" style:parent-style-name="Text_20_body">
      <style:text-properties officeooo:rsid="0522eab4" officeooo:paragraph-rsid="05a366b5"/>
    </style:style>
    <style:style style:name="P277" style:family="paragraph" style:parent-style-name="Text_20_body">
      <style:text-properties officeooo:rsid="051d7fcc" officeooo:paragraph-rsid="05a366b5"/>
    </style:style>
    <style:style style:name="P278" style:family="paragraph" style:parent-style-name="Text_20_body">
      <style:text-properties fo:font-weight="bold" officeooo:paragraph-rsid="05a366b5" style:font-weight-asian="bold" style:font-weight-complex="bold"/>
    </style:style>
    <style:style style:name="P279" style:family="paragraph" style:parent-style-name="Text_20_body">
      <style:text-properties officeooo:rsid="05c188de" officeooo:paragraph-rsid="05c188de"/>
    </style:style>
    <style:style style:name="P280" style:family="paragraph" style:parent-style-name="Text_20_body">
      <style:text-properties officeooo:paragraph-rsid="05c620ad"/>
    </style:style>
    <style:style style:name="P281" style:family="paragraph" style:parent-style-name="Text_20_body">
      <style:text-properties officeooo:rsid="05cba9f1" officeooo:paragraph-rsid="05dede9d"/>
    </style:style>
    <style:style style:name="P282" style:family="paragraph" style:parent-style-name="Text_20_body">
      <style:text-properties officeooo:paragraph-rsid="05d4fa1e"/>
    </style:style>
    <style:style style:name="P28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4" style:family="paragraph" style:parent-style-name="Text_20_body">
      <style:text-properties fo:font-style="italic" officeooo:rsid="05f8ea94" officeooo:paragraph-rsid="05f8ea94" style:font-style-asian="italic" style:font-style-complex="italic"/>
    </style:style>
    <style:style style:name="P285" style:family="paragraph" style:parent-style-name="Text_20_body">
      <style:text-properties officeooo:paragraph-rsid="05fbeb85"/>
    </style:style>
    <style:style style:name="P286" style:family="paragraph" style:parent-style-name="Text_20_body">
      <style:text-properties officeooo:paragraph-rsid="05c539a7"/>
    </style:style>
    <style:style style:name="P287" style:family="paragraph" style:parent-style-name="Text_20_body">
      <style:text-properties officeooo:rsid="062168f9" officeooo:paragraph-rsid="062168f9"/>
    </style:style>
    <style:style style:name="P288" style:family="paragraph" style:parent-style-name="Text_20_body">
      <style:text-properties officeooo:paragraph-rsid="0621b514"/>
    </style:style>
    <style:style style:name="P289" style:family="paragraph" style:parent-style-name="Preformatted_20_Text">
      <style:paragraph-properties fo:text-align="center" style:justify-single-word="false"/>
    </style:style>
    <style:style style:name="P290" style:family="paragraph" style:parent-style-name="Preformatted_20_Text">
      <style:paragraph-properties fo:text-align="start" style:justify-single-word="false"/>
      <style:text-properties officeooo:paragraph-rsid="02dc8812"/>
    </style:style>
    <style:style style:name="P291" style:family="paragraph" style:parent-style-name="Preformatted_20_Text">
      <style:paragraph-properties fo:text-align="start" style:justify-single-word="false"/>
      <style:text-properties officeooo:paragraph-rsid="04c6c5ef"/>
    </style:style>
    <style:style style:name="P292" style:family="paragraph" style:parent-style-name="Preformatted_20_Text">
      <style:paragraph-properties fo:text-align="start" style:justify-single-word="false"/>
      <style:text-properties officeooo:paragraph-rsid="053a0312"/>
    </style:style>
    <style:style style:name="P293" style:family="paragraph" style:parent-style-name="Preformatted_20_Text">
      <style:paragraph-properties fo:text-align="end" style:justify-single-word="false"/>
    </style:style>
    <style:style style:name="P294" style:family="paragraph" style:parent-style-name="Preformatted_20_Text">
      <style:paragraph-properties fo:text-align="end" style:justify-single-word="false"/>
      <style:text-properties officeooo:paragraph-rsid="024a8641"/>
    </style:style>
    <style:style style:name="P295" style:family="paragraph" style:parent-style-name="Preformatted_20_Text">
      <style:paragraph-properties fo:text-align="end" style:justify-single-word="false"/>
      <style:text-properties officeooo:paragraph-rsid="02a89f97"/>
    </style:style>
    <style:style style:name="P296" style:family="paragraph" style:parent-style-name="Preformatted_20_Text">
      <style:paragraph-properties fo:text-align="end" style:justify-single-word="false"/>
      <style:text-properties officeooo:paragraph-rsid="0391de4b"/>
    </style:style>
    <style:style style:name="P297" style:family="paragraph" style:parent-style-name="Preformatted_20_Text">
      <style:paragraph-properties fo:text-align="end" style:justify-single-word="false"/>
      <style:text-properties officeooo:paragraph-rsid="042fd17a"/>
    </style:style>
    <style:style style:name="P298" style:family="paragraph" style:parent-style-name="Preformatted_20_Text">
      <style:paragraph-properties fo:text-align="end" style:justify-single-word="false"/>
      <style:text-properties officeooo:paragraph-rsid="043a939b"/>
    </style:style>
    <style:style style:name="P299" style:family="paragraph" style:parent-style-name="Preformatted_20_Text">
      <style:paragraph-properties fo:text-align="end" style:justify-single-word="false"/>
      <style:text-properties officeooo:paragraph-rsid="04551dea"/>
    </style:style>
    <style:style style:name="P300" style:family="paragraph" style:parent-style-name="Preformatted_20_Text">
      <style:paragraph-properties fo:text-align="end" style:justify-single-word="false"/>
      <style:text-properties officeooo:paragraph-rsid="04831a40"/>
    </style:style>
    <style:style style:name="P301" style:family="paragraph" style:parent-style-name="Preformatted_20_Text">
      <style:paragraph-properties fo:text-align="end" style:justify-single-word="false"/>
      <style:text-properties officeooo:paragraph-rsid="04b062c6"/>
    </style:style>
    <style:style style:name="P302" style:family="paragraph" style:parent-style-name="Preformatted_20_Text">
      <style:paragraph-properties fo:text-align="end" style:justify-single-word="false"/>
      <style:text-properties officeooo:paragraph-rsid="053a0312"/>
    </style:style>
    <style:style style:name="P303" style:family="paragraph" style:parent-style-name="Preformatted_20_Text">
      <style:paragraph-properties fo:text-align="end" style:justify-single-word="false"/>
      <style:text-properties officeooo:paragraph-rsid="05c0953f"/>
    </style:style>
    <style:style style:name="P304" style:family="paragraph" style:parent-style-name="Preformatted_20_Text">
      <style:paragraph-properties fo:text-align="end" style:justify-single-word="false"/>
      <style:text-properties officeooo:paragraph-rsid="05c620ad"/>
    </style:style>
    <style:style style:name="P305" style:family="paragraph" style:parent-style-name="Preformatted_20_Text">
      <style:text-properties officeooo:paragraph-rsid="029d9d2d"/>
    </style:style>
    <style:style style:name="P306" style:family="paragraph" style:parent-style-name="Preformatted_20_Text">
      <style:text-properties officeooo:paragraph-rsid="02bddcf0"/>
    </style:style>
    <style:style style:name="P307" style:family="paragraph" style:parent-style-name="Preformatted_20_Text">
      <style:text-properties officeooo:paragraph-rsid="0391de4b"/>
    </style:style>
    <style:style style:name="P308" style:family="paragraph" style:parent-style-name="Preformatted_20_Text">
      <style:text-properties fo:font-style="italic" style:font-style-asian="italic" style:font-style-complex="italic"/>
    </style:style>
    <style:style style:name="P309" style:family="paragraph" style:parent-style-name="Preformatted_20_Text">
      <style:text-properties fo:font-style="italic" officeooo:rsid="03b5e62b" officeooo:paragraph-rsid="03b5e62b" style:font-style-asian="italic" style:font-style-complex="italic"/>
    </style:style>
    <style:style style:name="P310" style:family="paragraph" style:parent-style-name="Preformatted_20_Text">
      <style:text-properties fo:language="en" fo:country="US"/>
    </style:style>
    <style:style style:name="P311" style:family="paragraph" style:parent-style-name="Preformatted_20_Text">
      <style:text-properties fo:language="en" fo:country="US" fo:font-weight="bold" style:font-weight-asian="bold" style:font-weight-complex="bold"/>
    </style:style>
    <style:style style:name="P312" style:family="paragraph" style:parent-style-name="Preformatted_20_Text">
      <style:paragraph-properties fo:text-align="end" style:justify-single-word="false"/>
      <style:text-properties fo:language="en" fo:country="US" fo:font-weight="bold" style:font-weight-asian="bold" style:font-weight-complex="bold"/>
    </style:style>
    <style:style style:name="P313" style:family="paragraph" style:parent-style-name="Preformatted_20_Text">
      <style:text-properties fo:language="en" fo:country="US" fo:font-weight="bold" officeooo:rsid="01c6b3b8" officeooo:paragraph-rsid="03a00c90" style:font-weight-asian="bold" style:font-weight-complex="bold"/>
    </style:style>
    <style:style style:name="P314" style:family="paragraph" style:parent-style-name="Preformatted_20_Text">
      <style:text-properties fo:language="en" fo:country="US" fo:font-weight="bold" officeooo:rsid="01c6b3b8" officeooo:paragraph-rsid="01f00011" style:font-weight-asian="bold" style:font-weight-complex="bold"/>
    </style:style>
    <style:style style:name="P315" style:family="paragraph" style:parent-style-name="Preformatted_20_Text">
      <style:text-properties fo:language="en" fo:country="US" fo:font-weight="bold" officeooo:rsid="01c6b3b8" officeooo:paragraph-rsid="01dfec2a" style:font-weight-asian="bold" style:font-weight-complex="bold"/>
    </style:style>
    <style:style style:name="P316" style:family="paragraph" style:parent-style-name="Preformatted_20_Text">
      <style:text-properties fo:language="en" fo:country="US" fo:font-weight="bold" officeooo:rsid="01c621bb" officeooo:paragraph-rsid="01f00011" style:font-weight-asian="bold" style:font-weight-complex="bold"/>
    </style:style>
    <style:style style:name="P317" style:family="paragraph" style:parent-style-name="Preformatted_20_Text">
      <style:text-properties fo:language="en" fo:country="US" fo:font-weight="bold" officeooo:rsid="01c621bb" officeooo:paragraph-rsid="01dfec2a" style:font-weight-asian="bold" style:font-weight-complex="bold"/>
    </style:style>
    <style:style style:name="P318" style:family="paragraph" style:parent-style-name="Preformatted_20_Text">
      <style:text-properties fo:language="en" fo:country="US" fo:font-weight="bold" officeooo:rsid="01c621bb" officeooo:paragraph-rsid="01f1344c" style:font-weight-asian="bold" style:font-weight-complex="bold"/>
    </style:style>
    <style:style style:name="P319" style:family="paragraph" style:parent-style-name="Preformatted_20_Text">
      <style:text-properties fo:language="en" fo:country="US" fo:font-weight="bold" officeooo:rsid="01c8259f" officeooo:paragraph-rsid="01eff624" style:font-weight-asian="bold" style:font-weight-complex="bold"/>
    </style:style>
    <style:style style:name="P320" style:family="paragraph" style:parent-style-name="Preformatted_20_Text">
      <style:text-properties fo:language="en" fo:country="US" fo:font-weight="bold" officeooo:paragraph-rsid="01ab7d32" style:font-weight-asian="bold" style:font-weight-complex="bold"/>
    </style:style>
    <style:style style:name="P321" style:family="paragraph" style:parent-style-name="Preformatted_20_Text">
      <style:text-properties fo:language="en" fo:country="US" fo:font-weight="bold" officeooo:rsid="021ede30" officeooo:paragraph-rsid="021ede30" style:font-weight-asian="bold" style:font-weight-complex="bold"/>
    </style:style>
    <style:style style:name="P322" style:family="paragraph" style:parent-style-name="Preformatted_20_Text">
      <style:text-properties fo:language="en" fo:country="US" fo:font-weight="bold" officeooo:rsid="02202324" officeooo:paragraph-rsid="02202324" style:font-weight-asian="bold" style:font-weight-complex="bold"/>
    </style:style>
    <style:style style:name="P323" style:family="paragraph" style:parent-style-name="Preformatted_20_Text">
      <style:text-properties fo:language="en" fo:country="US" fo:font-weight="bold" officeooo:rsid="020cd13d" officeooo:paragraph-rsid="020cd13d" style:font-weight-asian="bold" style:font-weight-complex="bold"/>
    </style:style>
    <style:style style:name="P324" style:family="paragraph" style:parent-style-name="Preformatted_20_Text">
      <style:text-properties fo:language="en" fo:country="US" fo:font-weight="bold" officeooo:rsid="020cd13d" officeooo:paragraph-rsid="022ee015" style:font-weight-asian="bold" style:font-weight-complex="bold"/>
    </style:style>
    <style:style style:name="P325" style:family="paragraph" style:parent-style-name="Preformatted_20_Text">
      <style:text-properties fo:language="en" fo:country="US" fo:font-weight="bold" officeooo:rsid="012a8625" officeooo:paragraph-rsid="03ffb808" style:font-weight-asian="bold" style:font-weight-complex="bold"/>
    </style:style>
    <style:style style:name="P32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7" style:family="paragraph" style:parent-style-name="Preformatted_20_Text">
      <style:text-properties fo:language="en" fo:country="US" fo:font-weight="bold" officeooo:rsid="041cd803" officeooo:paragraph-rsid="0431fa74" style:font-weight-asian="bold" style:font-weight-complex="bold"/>
    </style:style>
    <style:style style:name="P328" style:family="paragraph" style:parent-style-name="Preformatted_20_Text">
      <style:text-properties fo:language="en" fo:country="US" fo:font-weight="bold" officeooo:paragraph-rsid="04478016" style:font-weight-asian="bold" style:font-weight-complex="bold"/>
    </style:style>
    <style:style style:name="P329" style:family="paragraph" style:parent-style-name="Preformatted_20_Text">
      <style:text-properties fo:language="en" fo:country="US" fo:font-weight="bold" officeooo:paragraph-rsid="04c6c5ef" style:font-weight-asian="bold" style:font-weight-complex="bold"/>
    </style:style>
    <style:style style:name="P330" style:family="paragraph" style:parent-style-name="Preformatted_20_Text">
      <style:text-properties fo:language="en" fo:country="US" fo:font-weight="bold" officeooo:rsid="00922dd5" officeooo:paragraph-rsid="03df8e7b" style:font-weight-asian="bold" style:font-weight-complex="bold"/>
    </style:style>
    <style:style style:name="P331" style:family="paragraph" style:parent-style-name="Preformatted_20_Text">
      <style:text-properties fo:language="en" fo:country="US" fo:font-style="normal" officeooo:rsid="0087e4bb" officeooo:paragraph-rsid="0087e4bb" style:font-style-asian="normal" style:font-style-complex="normal"/>
    </style:style>
    <style:style style:name="P33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6" style:family="paragraph" style:parent-style-name="Preformatted_20_Text">
      <style:text-properties fo:language="en" fo:country="US" officeooo:paragraph-rsid="01f00011"/>
    </style:style>
    <style:style style:name="P337" style:family="paragraph" style:parent-style-name="Preformatted_20_Text">
      <style:text-properties fo:language="en" fo:country="US" officeooo:rsid="01c8259f" officeooo:paragraph-rsid="01dfec2a"/>
    </style:style>
    <style:style style:name="P338" style:family="paragraph" style:parent-style-name="Preformatted_20_Text">
      <style:text-properties fo:language="en" fo:country="US" officeooo:rsid="01c8259f" officeooo:paragraph-rsid="01ec94a9"/>
    </style:style>
    <style:style style:name="P339" style:family="paragraph" style:parent-style-name="Preformatted_20_Text">
      <style:text-properties fo:language="en" fo:country="US" fo:font-weight="normal" officeooo:rsid="01d82c88" officeooo:paragraph-rsid="01f58529" style:font-weight-asian="normal" style:font-weight-complex="normal"/>
    </style:style>
    <style:style style:name="P340" style:family="paragraph" style:parent-style-name="Preformatted_20_Text">
      <style:text-properties fo:language="en" fo:country="US" fo:font-weight="normal" officeooo:rsid="0366dc22" officeooo:paragraph-rsid="039cb4f5" style:font-weight-asian="normal" style:font-weight-complex="normal"/>
    </style:style>
    <style:style style:name="P341" style:family="paragraph" style:parent-style-name="Preformatted_20_Text">
      <style:text-properties fo:language="en" fo:country="US" fo:font-weight="normal" officeooo:rsid="012a8625" officeooo:paragraph-rsid="03ffb808" style:font-weight-asian="normal" style:font-weight-complex="normal"/>
    </style:style>
    <style:style style:name="P342" style:family="paragraph" style:parent-style-name="Preformatted_20_Text">
      <style:text-properties fo:language="en" fo:country="US" fo:font-weight="normal" officeooo:rsid="041aa962" officeooo:paragraph-rsid="041aa962" style:font-weight-asian="normal" style:font-weight-complex="normal"/>
    </style:style>
    <style:style style:name="P343" style:family="paragraph" style:parent-style-name="Preformatted_20_Text">
      <style:text-properties fo:language="en" fo:country="US" fo:font-weight="normal" officeooo:rsid="04f35c18" officeooo:paragraph-rsid="04f35c18" style:font-weight-asian="normal" style:font-weight-complex="normal"/>
    </style:style>
    <style:style style:name="P344" style:family="paragraph" style:parent-style-name="Preformatted_20_Text">
      <style:text-properties fo:language="en" fo:country="US" officeooo:paragraph-rsid="01dfec2a"/>
    </style:style>
    <style:style style:name="P345" style:family="paragraph" style:parent-style-name="Preformatted_20_Text">
      <style:text-properties fo:language="en" fo:country="US" officeooo:rsid="01c6e3fd" officeooo:paragraph-rsid="01dfec2a"/>
    </style:style>
    <style:style style:name="P346" style:family="paragraph" style:parent-style-name="Preformatted_20_Text">
      <style:text-properties fo:language="en" fo:country="US" officeooo:paragraph-rsid="0131515d"/>
    </style:style>
    <style:style style:name="P347" style:family="paragraph" style:parent-style-name="Preformatted_20_Text">
      <style:text-properties fo:language="en" fo:country="US" style:language-asian="zxx" style:country-asian="none" style:language-complex="zxx" style:country-complex="none"/>
    </style:style>
    <style:style style:name="P348" style:family="paragraph" style:parent-style-name="Preformatted_20_Text">
      <style:text-properties fo:language="en" fo:country="US" officeooo:paragraph-rsid="03a347fc" style:language-asian="zxx" style:country-asian="none" style:language-complex="zxx" style:country-complex="none"/>
    </style:style>
    <style:style style:name="P349" style:family="paragraph" style:parent-style-name="Preformatted_20_Text">
      <style:text-properties fo:language="en" fo:country="US" officeooo:paragraph-rsid="027d6983"/>
    </style:style>
    <style:style style:name="P350" style:family="paragraph" style:parent-style-name="Preformatted_20_Text">
      <style:text-properties fo:language="en" fo:country="US" officeooo:rsid="008a716e" officeooo:paragraph-rsid="0391de4b" style:text-scale="93%"/>
    </style:style>
    <style:style style:name="P351" style:family="paragraph" style:parent-style-name="Preformatted_20_Text">
      <style:text-properties fo:language="en" fo:country="US" officeooo:paragraph-rsid="0391de4b" style:text-scale="93%"/>
    </style:style>
    <style:style style:name="P352" style:family="paragraph" style:parent-style-name="Preformatted_20_Text">
      <style:text-properties fo:language="en" fo:country="US" officeooo:paragraph-rsid="0391de4b"/>
    </style:style>
    <style:style style:name="P353" style:family="paragraph" style:parent-style-name="Preformatted_20_Text">
      <style:paragraph-properties fo:text-align="end" style:justify-single-word="false"/>
      <style:text-properties fo:language="en" fo:country="US" officeooo:rsid="024f3e17" officeooo:paragraph-rsid="03924c86"/>
    </style:style>
    <style:style style:name="P354" style:family="paragraph" style:parent-style-name="Preformatted_20_Text">
      <style:text-properties fo:language="en" fo:country="US" officeooo:rsid="024f3e17" officeooo:paragraph-rsid="03924c86"/>
    </style:style>
    <style:style style:name="P355" style:family="paragraph" style:parent-style-name="Preformatted_20_Text">
      <style:paragraph-properties fo:text-align="start" style:justify-single-word="false"/>
      <style:text-properties fo:language="en" fo:country="US" officeooo:rsid="025093e9" officeooo:paragraph-rsid="03924c86"/>
    </style:style>
    <style:style style:name="P356" style:family="paragraph" style:parent-style-name="Preformatted_20_Text">
      <style:text-properties fo:language="en" fo:country="US" officeooo:rsid="0117d829" officeooo:paragraph-rsid="01196eee"/>
    </style:style>
    <style:style style:name="P357" style:family="paragraph" style:parent-style-name="Preformatted_20_Text">
      <style:text-properties fo:language="en" fo:country="US" officeooo:paragraph-rsid="011d2e0c"/>
    </style:style>
    <style:style style:name="P358" style:family="paragraph" style:parent-style-name="Preformatted_20_Text">
      <style:text-properties fo:language="en" fo:country="US" officeooo:paragraph-rsid="0175f237"/>
    </style:style>
    <style:style style:name="P359" style:family="paragraph" style:parent-style-name="Preformatted_20_Text">
      <style:text-properties fo:language="en" fo:country="US" style:text-scale="98%"/>
    </style:style>
    <style:style style:name="P360" style:family="paragraph" style:parent-style-name="Preformatted_20_Text">
      <style:text-properties fo:language="en" fo:country="US" officeooo:paragraph-rsid="03dda822" style:text-scale="98%"/>
    </style:style>
    <style:style style:name="P361" style:family="paragraph" style:parent-style-name="Preformatted_20_Text">
      <style:text-properties fo:language="en" fo:country="US" officeooo:paragraph-rsid="03ffb808" style:text-scale="98%"/>
    </style:style>
    <style:style style:name="P362" style:family="paragraph" style:parent-style-name="Preformatted_20_Text">
      <style:text-properties fo:language="en" fo:country="US" officeooo:rsid="042b08fe" officeooo:paragraph-rsid="042b08fe" style:text-scale="98%"/>
    </style:style>
    <style:style style:name="P363" style:family="paragraph" style:parent-style-name="Preformatted_20_Text">
      <style:paragraph-properties fo:text-align="end" style:justify-single-word="false"/>
      <style:text-properties fo:language="en" fo:country="US" officeooo:paragraph-rsid="02dc8812"/>
    </style:style>
    <style:style style:name="P364" style:family="paragraph" style:parent-style-name="Preformatted_20_Text">
      <style:paragraph-properties fo:text-align="end" style:justify-single-word="false"/>
      <style:text-properties fo:language="en" fo:country="US" officeooo:paragraph-rsid="02e2e246"/>
    </style:style>
    <style:style style:name="P365" style:family="paragraph" style:parent-style-name="Preformatted_20_Text">
      <style:paragraph-properties fo:text-align="end" style:justify-single-word="false"/>
      <style:text-properties fo:language="en" fo:country="US" officeooo:paragraph-rsid="03a7481e"/>
    </style:style>
    <style:style style:name="P366" style:family="paragraph" style:parent-style-name="Preformatted_20_Text">
      <style:paragraph-properties fo:text-align="end" style:justify-single-word="false"/>
      <style:text-properties fo:language="en" fo:country="US" officeooo:paragraph-rsid="03dda822"/>
    </style:style>
    <style:style style:name="P367" style:family="paragraph" style:parent-style-name="Preformatted_20_Text">
      <style:paragraph-properties fo:text-align="end" style:justify-single-word="false"/>
      <style:text-properties fo:language="en" fo:country="US" officeooo:paragraph-rsid="03ebffc3"/>
    </style:style>
    <style:style style:name="P368" style:family="paragraph" style:parent-style-name="Preformatted_20_Text">
      <style:paragraph-properties fo:text-align="end" style:justify-single-word="false"/>
      <style:text-properties fo:language="en" fo:country="US" officeooo:paragraph-rsid="04c483aa"/>
    </style:style>
    <style:style style:name="P369" style:family="paragraph" style:parent-style-name="Preformatted_20_Text">
      <style:paragraph-properties fo:text-align="end" style:justify-single-word="false"/>
      <style:text-properties fo:language="en" fo:country="US" officeooo:paragraph-rsid="05b5b16a"/>
    </style:style>
    <style:style style:name="P370" style:family="paragraph" style:parent-style-name="Preformatted_20_Text">
      <style:paragraph-properties fo:text-align="end" style:justify-single-word="false"/>
      <style:text-properties fo:language="en" fo:country="US" officeooo:paragraph-rsid="05d446c9"/>
    </style:style>
    <style:style style:name="P371" style:family="paragraph" style:parent-style-name="Preformatted_20_Text">
      <style:text-properties fo:language="en" fo:country="US" officeooo:paragraph-rsid="0150fbd9"/>
    </style:style>
    <style:style style:name="P372" style:family="paragraph" style:parent-style-name="Preformatted_20_Text">
      <style:text-properties fo:language="en" fo:country="US" officeooo:paragraph-rsid="02dc8812"/>
    </style:style>
    <style:style style:name="P373" style:family="paragraph" style:parent-style-name="Preformatted_20_Text">
      <style:text-properties fo:language="en" fo:country="US" officeooo:paragraph-rsid="02e2e246"/>
    </style:style>
    <style:style style:name="P374" style:family="paragraph" style:parent-style-name="Preformatted_20_Text">
      <style:text-properties fo:language="en" fo:country="US" officeooo:paragraph-rsid="01ab0a0a"/>
    </style:style>
    <style:style style:name="P375" style:family="paragraph" style:parent-style-name="Preformatted_20_Text">
      <style:text-properties fo:language="en" fo:country="US" officeooo:rsid="01ac701b" officeooo:paragraph-rsid="01ac701b"/>
    </style:style>
    <style:style style:name="P376" style:family="paragraph" style:parent-style-name="Preformatted_20_Text">
      <style:text-properties fo:language="en" fo:country="US" officeooo:rsid="01ac701b" officeooo:paragraph-rsid="01ac701b" style:text-scale="92%"/>
    </style:style>
    <style:style style:name="P377" style:family="paragraph" style:parent-style-name="Preformatted_20_Text">
      <style:text-properties fo:language="en" fo:country="US" officeooo:paragraph-rsid="024e2ed2"/>
    </style:style>
    <style:style style:name="P378" style:family="paragraph" style:parent-style-name="Preformatted_20_Text">
      <style:text-properties fo:language="en" fo:country="US" officeooo:rsid="004eb83c" officeooo:paragraph-rsid="024e2ed2"/>
    </style:style>
    <style:style style:name="P379" style:family="paragraph" style:parent-style-name="Preformatted_20_Text">
      <style:text-properties fo:language="en" fo:country="US" officeooo:rsid="0060259f" officeooo:paragraph-rsid="024e2ed2"/>
    </style:style>
    <style:style style:name="P380" style:family="paragraph" style:parent-style-name="Preformatted_20_Text">
      <style:text-properties fo:language="en" fo:country="US" officeooo:rsid="0053de3a" officeooo:paragraph-rsid="024e2ed2"/>
    </style:style>
    <style:style style:name="P381" style:family="paragraph" style:parent-style-name="Preformatted_20_Text">
      <style:text-properties fo:language="en" fo:country="US" officeooo:paragraph-rsid="02e8ffc4"/>
    </style:style>
    <style:style style:name="P382" style:family="paragraph" style:parent-style-name="Preformatted_20_Text">
      <style:text-properties fo:language="en" fo:country="US" officeooo:rsid="025d9165" officeooo:paragraph-rsid="02e8ffc4"/>
    </style:style>
    <style:style style:name="P383" style:family="paragraph" style:parent-style-name="Preformatted_20_Text">
      <style:paragraph-properties fo:text-align="center" style:justify-single-word="false"/>
      <style:text-properties fo:language="en" fo:country="US"/>
    </style:style>
    <style:style style:name="P384" style:family="paragraph" style:parent-style-name="Preformatted_20_Text">
      <style:paragraph-properties fo:text-align="center" style:justify-single-word="false"/>
      <style:text-properties fo:language="en" fo:country="US" officeooo:paragraph-rsid="03dda822"/>
    </style:style>
    <style:style style:name="P385" style:family="paragraph" style:parent-style-name="Preformatted_20_Text">
      <style:text-properties fo:language="en" fo:country="US" officeooo:paragraph-rsid="006f6ad0"/>
    </style:style>
    <style:style style:name="P386" style:family="paragraph" style:parent-style-name="Preformatted_20_Text">
      <style:text-properties fo:language="en" fo:country="US" fo:font-style="italic" officeooo:paragraph-rsid="006f6ad0" style:font-style-asian="italic" style:font-style-complex="italic"/>
    </style:style>
    <style:style style:name="P38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9" style:family="paragraph" style:parent-style-name="Preformatted_20_Text">
      <style:paragraph-properties fo:text-align="start" style:justify-single-word="false"/>
      <style:text-properties fo:language="en" fo:country="US" officeooo:rsid="003bb47e" officeooo:paragraph-rsid="006f6ad0"/>
    </style:style>
    <style:style style:name="P390" style:family="paragraph" style:parent-style-name="Preformatted_20_Text">
      <style:text-properties fo:language="en" fo:country="US" officeooo:rsid="030219d8" officeooo:paragraph-rsid="034343ba"/>
    </style:style>
    <style:style style:name="P391" style:family="paragraph" style:parent-style-name="Preformatted_20_Text">
      <style:text-properties fo:language="en" fo:country="US" officeooo:rsid="030219d8" officeooo:paragraph-rsid="041cd803"/>
    </style:style>
    <style:style style:name="P392" style:family="paragraph" style:parent-style-name="Preformatted_20_Text">
      <style:text-properties fo:language="en" fo:country="US" officeooo:paragraph-rsid="034343ba"/>
    </style:style>
    <style:style style:name="P393" style:family="paragraph" style:parent-style-name="Preformatted_20_Text">
      <style:text-properties fo:language="en" fo:country="US" officeooo:paragraph-rsid="035fc833"/>
    </style:style>
    <style:style style:name="P394" style:family="paragraph" style:parent-style-name="Preformatted_20_Text">
      <style:text-properties fo:language="en" fo:country="US" officeooo:rsid="01993d13" officeooo:paragraph-rsid="0269a1c7"/>
    </style:style>
    <style:style style:name="P395" style:family="paragraph" style:parent-style-name="Preformatted_20_Text">
      <style:text-properties fo:language="en" fo:country="US" officeooo:rsid="0358764d" officeooo:paragraph-rsid="0358764d"/>
    </style:style>
    <style:style style:name="P396" style:family="paragraph" style:parent-style-name="Preformatted_20_Text">
      <style:text-properties fo:language="en" fo:country="US" officeooo:paragraph-rsid="03582836"/>
    </style:style>
    <style:style style:name="P397" style:family="paragraph" style:parent-style-name="Preformatted_20_Text">
      <style:text-properties fo:language="en" fo:country="US" officeooo:paragraph-rsid="0358764d"/>
    </style:style>
    <style:style style:name="P398" style:family="paragraph" style:parent-style-name="Preformatted_20_Text">
      <style:paragraph-properties fo:text-align="center" style:justify-single-word="false"/>
      <style:text-properties fo:language="en" fo:country="US" officeooo:rsid="0296eea8" officeooo:paragraph-rsid="0296eea8"/>
    </style:style>
    <style:style style:name="P399" style:family="paragraph" style:parent-style-name="Preformatted_20_Text">
      <style:text-properties fo:language="en" fo:country="US" officeooo:paragraph-rsid="01bbc01c"/>
    </style:style>
    <style:style style:name="P400" style:family="paragraph" style:parent-style-name="Preformatted_20_Text">
      <style:text-properties fo:language="en" fo:country="US" officeooo:rsid="02037532" officeooo:paragraph-rsid="02037532"/>
    </style:style>
    <style:style style:name="P401" style:family="paragraph" style:parent-style-name="Preformatted_20_Text">
      <style:text-properties fo:language="en" fo:country="US" officeooo:rsid="022d36f0" officeooo:paragraph-rsid="023485d2"/>
    </style:style>
    <style:style style:name="P402" style:family="paragraph" style:parent-style-name="Preformatted_20_Text">
      <style:text-properties fo:language="en" fo:country="US" officeooo:rsid="020b3b5a" officeooo:paragraph-rsid="020b3b5a"/>
    </style:style>
    <style:style style:name="P403" style:family="paragraph" style:parent-style-name="Preformatted_20_Text">
      <style:text-properties fo:language="en" fo:country="US" officeooo:rsid="020cd13d" officeooo:paragraph-rsid="020cd13d"/>
    </style:style>
    <style:style style:name="P404" style:family="paragraph" style:parent-style-name="Preformatted_20_Text">
      <style:text-properties fo:language="en" fo:country="US" officeooo:rsid="020cd13d" officeooo:paragraph-rsid="02217e3b"/>
    </style:style>
    <style:style style:name="P405" style:family="paragraph" style:parent-style-name="Preformatted_20_Text">
      <style:text-properties fo:language="en" fo:country="US" officeooo:rsid="020cd13d" officeooo:paragraph-rsid="022ee015"/>
    </style:style>
    <style:style style:name="P406" style:family="paragraph" style:parent-style-name="Preformatted_20_Text">
      <style:text-properties fo:language="en" fo:country="US" officeooo:rsid="0210d905" officeooo:paragraph-rsid="0210d905"/>
    </style:style>
    <style:style style:name="P407" style:family="paragraph" style:parent-style-name="Preformatted_20_Text">
      <style:text-properties fo:language="en" fo:country="US" officeooo:rsid="0213bb65" officeooo:paragraph-rsid="0213bb65"/>
    </style:style>
    <style:style style:name="P408" style:family="paragraph" style:parent-style-name="Preformatted_20_Text">
      <style:text-properties fo:language="en" fo:country="US" officeooo:rsid="02195654" officeooo:paragraph-rsid="02195654"/>
    </style:style>
    <style:style style:name="P409" style:family="paragraph" style:parent-style-name="Preformatted_20_Text">
      <style:text-properties fo:language="en" fo:country="US" officeooo:rsid="022502de" officeooo:paragraph-rsid="0242c645"/>
    </style:style>
    <style:style style:name="P410" style:family="paragraph" style:parent-style-name="Preformatted_20_Text">
      <style:text-properties fo:language="en" fo:country="US" officeooo:rsid="02247072" officeooo:paragraph-rsid="0242c645"/>
    </style:style>
    <style:style style:name="P411" style:family="paragraph" style:parent-style-name="Preformatted_20_Text">
      <style:text-properties fo:language="en" fo:country="US" officeooo:paragraph-rsid="0242c645"/>
    </style:style>
    <style:style style:name="P412" style:family="paragraph" style:parent-style-name="Preformatted_20_Text">
      <style:text-properties fo:language="en" fo:country="US" officeooo:rsid="0243f4cf" officeooo:paragraph-rsid="0243f4cf"/>
    </style:style>
    <style:style style:name="P413" style:family="paragraph" style:parent-style-name="Preformatted_20_Text">
      <style:text-properties fo:language="en" fo:country="US" officeooo:rsid="022a9ca9" officeooo:paragraph-rsid="0243f4cf"/>
    </style:style>
    <style:style style:name="P414" style:family="paragraph" style:parent-style-name="Preformatted_20_Text">
      <style:text-properties fo:language="en" fo:country="US" officeooo:rsid="022924d2" officeooo:paragraph-rsid="0243f4cf"/>
    </style:style>
    <style:style style:name="P415" style:family="paragraph" style:parent-style-name="Preformatted_20_Text">
      <style:text-properties fo:language="en" fo:country="US" officeooo:rsid="022924d2" officeooo:paragraph-rsid="022a9ca9"/>
    </style:style>
    <style:style style:name="P416" style:family="paragraph" style:parent-style-name="Preformatted_20_Text">
      <style:text-properties fo:language="en" fo:country="US" officeooo:rsid="022924d2" officeooo:paragraph-rsid="022924d2"/>
    </style:style>
    <style:style style:name="P417" style:family="paragraph" style:parent-style-name="Preformatted_20_Text">
      <style:text-properties fo:language="en" fo:country="US" officeooo:rsid="02457ca2" officeooo:paragraph-rsid="02457ca2"/>
    </style:style>
    <style:style style:name="P418" style:family="paragraph" style:parent-style-name="Preformatted_20_Text">
      <style:text-properties fo:language="en" fo:country="US" officeooo:paragraph-rsid="03a7481e"/>
    </style:style>
    <style:style style:name="P419" style:family="paragraph" style:parent-style-name="Preformatted_20_Text">
      <style:text-properties fo:language="en" fo:country="US" officeooo:rsid="03ab267b" officeooo:paragraph-rsid="03ab267b"/>
    </style:style>
    <style:style style:name="P420" style:family="paragraph" style:parent-style-name="Preformatted_20_Text">
      <style:text-properties fo:language="en" fo:country="US" officeooo:rsid="03b21246" officeooo:paragraph-rsid="03b21246"/>
    </style:style>
    <style:style style:name="P421" style:family="paragraph" style:parent-style-name="Preformatted_20_Text">
      <style:paragraph-properties fo:text-align="start" style:justify-single-word="false"/>
      <style:text-properties fo:language="en" fo:country="US" officeooo:rsid="00b26293" officeooo:paragraph-rsid="03a7481e"/>
    </style:style>
    <style:style style:name="P422" style:family="paragraph" style:parent-style-name="Preformatted_20_Text">
      <style:text-properties fo:language="en" fo:country="US" officeooo:rsid="03c0a229" officeooo:paragraph-rsid="03c0a229"/>
    </style:style>
    <style:style style:name="P423" style:family="paragraph" style:parent-style-name="Preformatted_20_Text">
      <style:paragraph-properties fo:text-align="start" style:justify-single-word="false"/>
      <style:text-properties fo:language="en" fo:country="US" officeooo:paragraph-rsid="03f0684b"/>
    </style:style>
    <style:style style:name="P424" style:family="paragraph" style:parent-style-name="Preformatted_20_Text">
      <style:paragraph-properties fo:text-align="start" style:justify-single-word="false"/>
      <style:text-properties fo:language="en" fo:country="US" officeooo:paragraph-rsid="05dede9d"/>
    </style:style>
    <style:style style:name="P425" style:family="paragraph" style:parent-style-name="Preformatted_20_Text">
      <style:text-properties fo:language="en" fo:country="US" officeooo:rsid="019b4dd8" officeooo:paragraph-rsid="03df8e7b"/>
    </style:style>
    <style:style style:name="P426" style:family="paragraph" style:parent-style-name="Preformatted_20_Text">
      <style:text-properties fo:language="en" fo:country="US" officeooo:rsid="02d94f96" officeooo:paragraph-rsid="03df8e7b"/>
    </style:style>
    <style:style style:name="P427" style:family="paragraph" style:parent-style-name="Preformatted_20_Text">
      <style:paragraph-properties fo:text-align="center" style:justify-single-word="false"/>
      <style:text-properties fo:language="en" fo:country="US" officeooo:rsid="016b1bc9" officeooo:paragraph-rsid="03dda822"/>
    </style:style>
    <style:style style:name="P42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9" style:family="paragraph" style:parent-style-name="Preformatted_20_Text">
      <style:paragraph-properties fo:text-align="center" style:justify-single-word="false"/>
      <style:text-properties fo:language="en" fo:country="US" officeooo:rsid="016d985e" officeooo:paragraph-rsid="03dda822"/>
    </style:style>
    <style:style style:name="P430" style:family="paragraph" style:parent-style-name="Preformatted_20_Text">
      <style:text-properties fo:language="en" fo:country="US" officeooo:rsid="016d985e" officeooo:paragraph-rsid="03dda822"/>
    </style:style>
    <style:style style:name="P431" style:family="paragraph" style:parent-style-name="Preformatted_20_Text">
      <style:text-properties fo:language="en" fo:country="US" officeooo:paragraph-rsid="03dda822" style:text-scale="86%"/>
    </style:style>
    <style:style style:name="P432" style:family="paragraph" style:parent-style-name="Preformatted_20_Text">
      <style:text-properties fo:language="en" fo:country="US" officeooo:paragraph-rsid="03dda822"/>
    </style:style>
    <style:style style:name="P433" style:family="paragraph" style:parent-style-name="Preformatted_20_Text">
      <style:text-properties fo:language="en" fo:country="US" officeooo:paragraph-rsid="03df8e7b"/>
    </style:style>
    <style:style style:name="P434" style:family="paragraph" style:parent-style-name="Preformatted_20_Text">
      <style:text-properties fo:language="en" fo:country="US" officeooo:rsid="027acf20" officeooo:paragraph-rsid="03ebffc3"/>
    </style:style>
    <style:style style:name="P435" style:family="paragraph" style:parent-style-name="Preformatted_20_Text">
      <style:paragraph-properties fo:text-align="start" style:justify-single-word="false"/>
      <style:text-properties fo:language="en" fo:country="US" officeooo:rsid="004bc521" officeooo:paragraph-rsid="03ebffc3"/>
    </style:style>
    <style:style style:name="P436" style:family="paragraph" style:parent-style-name="Preformatted_20_Text">
      <style:paragraph-properties fo:text-align="end" style:justify-single-word="false"/>
      <style:text-properties fo:language="en" fo:country="US" officeooo:rsid="004bc521" officeooo:paragraph-rsid="03ebffc3"/>
    </style:style>
    <style:style style:name="P437" style:family="paragraph" style:parent-style-name="Preformatted_20_Text">
      <style:text-properties fo:language="en" fo:country="US" officeooo:paragraph-rsid="03ebffc3"/>
    </style:style>
    <style:style style:name="P438" style:family="paragraph" style:parent-style-name="Preformatted_20_Text">
      <style:paragraph-properties fo:text-align="end" style:justify-single-word="false"/>
      <style:text-properties fo:language="en" fo:country="US" officeooo:rsid="0366dc22" officeooo:paragraph-rsid="03f0684b"/>
    </style:style>
    <style:style style:name="P439" style:family="paragraph" style:parent-style-name="Preformatted_20_Text">
      <style:text-properties fo:language="en" fo:country="US" officeooo:rsid="0366dc22" officeooo:paragraph-rsid="03f0684b"/>
    </style:style>
    <style:style style:name="P440" style:family="paragraph" style:parent-style-name="Preformatted_20_Text">
      <style:text-properties fo:language="en" fo:country="US" officeooo:rsid="03d23c63" officeooo:paragraph-rsid="03f0684b"/>
    </style:style>
    <style:style style:name="P441" style:family="paragraph" style:parent-style-name="Preformatted_20_Text">
      <style:text-properties fo:language="en" fo:country="US" officeooo:paragraph-rsid="03f0684b"/>
    </style:style>
    <style:style style:name="P442" style:family="paragraph" style:parent-style-name="Preformatted_20_Text">
      <style:text-properties fo:language="en" fo:country="US" officeooo:rsid="03f0684b" officeooo:paragraph-rsid="03f0684b"/>
    </style:style>
    <style:style style:name="P443" style:family="paragraph" style:parent-style-name="Preformatted_20_Text">
      <style:text-properties fo:language="en" fo:country="US" officeooo:rsid="0280b17c" officeooo:paragraph-rsid="03ffb808"/>
    </style:style>
    <style:style style:name="P444" style:family="paragraph" style:parent-style-name="Preformatted_20_Text">
      <style:text-properties fo:language="en" fo:country="US" officeooo:rsid="0135a8ef" officeooo:paragraph-rsid="03ffb808"/>
    </style:style>
    <style:style style:name="P445" style:family="paragraph" style:parent-style-name="Preformatted_20_Text">
      <style:text-properties fo:language="en" fo:country="US" officeooo:paragraph-rsid="03ffb808"/>
    </style:style>
    <style:style style:name="P446" style:family="paragraph" style:parent-style-name="Preformatted_20_Text">
      <style:text-properties fo:language="en" fo:country="US" officeooo:paragraph-rsid="041cd803"/>
    </style:style>
    <style:style style:name="P447" style:family="paragraph" style:parent-style-name="Preformatted_20_Text">
      <style:text-properties fo:language="en" fo:country="US" officeooo:paragraph-rsid="042b08fe"/>
    </style:style>
    <style:style style:name="P448" style:family="paragraph" style:parent-style-name="Preformatted_20_Text">
      <style:text-properties fo:language="en" fo:country="US" officeooo:rsid="0265402d" officeooo:paragraph-rsid="042b08fe"/>
    </style:style>
    <style:style style:name="P449" style:family="paragraph" style:parent-style-name="Preformatted_20_Text">
      <style:text-properties fo:language="en" fo:country="US" officeooo:paragraph-rsid="04478016"/>
    </style:style>
    <style:style style:name="P450" style:family="paragraph" style:parent-style-name="Preformatted_20_Text">
      <style:text-properties fo:language="en" fo:country="US" officeooo:rsid="045150df" officeooo:paragraph-rsid="045150df"/>
    </style:style>
    <style:style style:name="P451" style:family="paragraph" style:parent-style-name="Preformatted_20_Text">
      <style:text-properties fo:language="en" fo:country="US" officeooo:rsid="038bcc99" officeooo:paragraph-rsid="0456bf6d"/>
    </style:style>
    <style:style style:name="P452" style:family="paragraph" style:parent-style-name="Preformatted_20_Text">
      <style:paragraph-properties fo:text-align="end" style:justify-single-word="false"/>
      <style:text-properties fo:language="en" fo:country="US" officeooo:rsid="038bcc99" officeooo:paragraph-rsid="0456bf6d"/>
    </style:style>
    <style:style style:name="P453" style:family="paragraph" style:parent-style-name="Preformatted_20_Text">
      <style:paragraph-properties fo:text-align="end" style:justify-single-word="false"/>
      <style:text-properties fo:language="en" fo:country="US" officeooo:rsid="038bcc99" officeooo:paragraph-rsid="0391de4b"/>
    </style:style>
    <style:style style:name="P454" style:family="paragraph" style:parent-style-name="Preformatted_20_Text">
      <style:text-properties fo:language="en" fo:country="US" officeooo:rsid="0468ba6b" officeooo:paragraph-rsid="0468ba6b"/>
    </style:style>
    <style:style style:name="P455" style:family="paragraph" style:parent-style-name="Preformatted_20_Text">
      <style:text-properties fo:language="en" fo:country="US" officeooo:rsid="046a8c35" officeooo:paragraph-rsid="046a8c35"/>
    </style:style>
    <style:style style:name="P456" style:family="paragraph" style:parent-style-name="Preformatted_20_Text">
      <style:text-properties fo:language="en" fo:country="US" officeooo:rsid="019cf702" officeooo:paragraph-rsid="0485d469"/>
    </style:style>
    <style:style style:name="P457" style:family="paragraph" style:parent-style-name="Preformatted_20_Text">
      <style:text-properties fo:language="en" fo:country="US" officeooo:paragraph-rsid="0485d469"/>
    </style:style>
    <style:style style:name="P458" style:family="paragraph" style:parent-style-name="Preformatted_20_Text">
      <style:text-properties fo:language="en" fo:country="US" officeooo:rsid="048696d6" officeooo:paragraph-rsid="048696d6"/>
    </style:style>
    <style:style style:name="P459" style:family="paragraph" style:parent-style-name="Preformatted_20_Text">
      <style:text-properties fo:language="en" fo:country="US" officeooo:paragraph-rsid="048701f1"/>
    </style:style>
    <style:style style:name="P460"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461"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462" style:family="paragraph" style:parent-style-name="Preformatted_20_Text">
      <style:text-properties fo:language="en" fo:country="US" officeooo:rsid="02c7aed1" officeooo:paragraph-rsid="05d446c9"/>
    </style:style>
    <style:style style:name="P463" style:family="paragraph" style:parent-style-name="Preformatted_20_Text">
      <style:text-properties fo:language="en" fo:country="US" officeooo:paragraph-rsid="04c483aa"/>
    </style:style>
    <style:style style:name="P464" style:family="paragraph" style:parent-style-name="Preformatted_20_Text">
      <style:paragraph-properties fo:text-align="start" style:justify-single-word="false"/>
      <style:text-properties fo:language="en" fo:country="US" officeooo:rsid="03367442" officeooo:paragraph-rsid="04c6c5ef"/>
    </style:style>
    <style:style style:name="P465" style:family="paragraph" style:parent-style-name="Preformatted_20_Text">
      <style:text-properties fo:language="en" fo:country="US" officeooo:paragraph-rsid="04c6c5ef"/>
    </style:style>
    <style:style style:name="P466" style:family="paragraph" style:parent-style-name="Preformatted_20_Text">
      <style:paragraph-properties fo:text-align="start" style:justify-single-word="false"/>
      <style:text-properties fo:language="en" fo:country="US" officeooo:rsid="001c5d33" officeooo:paragraph-rsid="05dede9d"/>
    </style:style>
    <style:style style:name="P467" style:family="paragraph" style:parent-style-name="Preformatted_20_Text">
      <style:paragraph-properties fo:text-align="start" style:justify-single-word="false"/>
      <style:text-properties fo:language="en" fo:country="US" officeooo:rsid="001fce12" officeooo:paragraph-rsid="05dede9d"/>
    </style:style>
    <style:style style:name="P468" style:family="paragraph" style:parent-style-name="Preformatted_20_Text">
      <style:paragraph-properties fo:text-align="start" style:justify-single-word="false"/>
      <style:text-properties fo:language="en" fo:country="US" officeooo:rsid="001ddeb9" officeooo:paragraph-rsid="05dede9d"/>
    </style:style>
    <style:style style:name="P469" style:family="paragraph" style:parent-style-name="Preformatted_20_Text">
      <style:text-properties fo:language="en" fo:country="US" officeooo:rsid="0458f894" officeooo:paragraph-rsid="04ff5694"/>
    </style:style>
    <style:style style:name="P470" style:family="paragraph" style:parent-style-name="Preformatted_20_Text">
      <style:text-properties fo:language="en" fo:country="US" officeooo:rsid="04fe87cf" officeooo:paragraph-rsid="04ff5694"/>
    </style:style>
    <style:style style:name="P471" style:family="paragraph" style:parent-style-name="Preformatted_20_Text">
      <style:paragraph-properties fo:text-align="center" style:justify-single-word="false"/>
      <style:text-properties fo:language="en" fo:country="US" officeooo:rsid="01b2c0f8" officeooo:paragraph-rsid="04ff5694"/>
    </style:style>
    <style:style style:name="P472" style:family="paragraph" style:parent-style-name="Preformatted_20_Text">
      <style:paragraph-properties fo:text-align="start" style:justify-single-word="false"/>
      <style:text-properties fo:language="en" fo:country="US" officeooo:rsid="01b6b4b4" officeooo:paragraph-rsid="04ff5694"/>
    </style:style>
    <style:style style:name="P473" style:family="paragraph" style:parent-style-name="Preformatted_20_Text">
      <style:text-properties fo:language="en" fo:country="US" officeooo:paragraph-rsid="04ff5694"/>
    </style:style>
    <style:style style:name="P474" style:family="paragraph" style:parent-style-name="Preformatted_20_Text">
      <style:paragraph-properties fo:text-align="end" style:justify-single-word="false"/>
      <style:text-properties fo:language="en" fo:country="US" officeooo:rsid="02adf650" officeooo:paragraph-rsid="050d51db"/>
    </style:style>
    <style:style style:name="P475" style:family="paragraph" style:parent-style-name="Preformatted_20_Text">
      <style:text-properties fo:language="en" fo:country="US" officeooo:paragraph-rsid="050d51db"/>
    </style:style>
    <style:style style:name="P476" style:family="paragraph" style:parent-style-name="Preformatted_20_Text">
      <style:text-properties fo:language="en" fo:country="US" officeooo:paragraph-rsid="05b06570"/>
    </style:style>
    <style:style style:name="P477" style:family="paragraph" style:parent-style-name="Preformatted_20_Text">
      <style:text-properties fo:language="en" fo:country="US" officeooo:paragraph-rsid="05b5b16a"/>
    </style:style>
    <style:style style:name="P478" style:family="paragraph" style:parent-style-name="Preformatted_20_Text">
      <style:text-properties fo:language="en" fo:country="US" officeooo:rsid="001122ee" officeooo:paragraph-rsid="05c0953f"/>
    </style:style>
    <style:style style:name="P479" style:family="paragraph" style:parent-style-name="Preformatted_20_Text">
      <style:text-properties fo:language="en" fo:country="US" officeooo:rsid="0012b5c9" officeooo:paragraph-rsid="05c0953f"/>
    </style:style>
    <style:style style:name="P480" style:family="paragraph" style:parent-style-name="Preformatted_20_Text">
      <style:text-properties fo:language="en" fo:country="US" officeooo:rsid="00116e17" officeooo:paragraph-rsid="05c0953f"/>
    </style:style>
    <style:style style:name="P481" style:family="paragraph" style:parent-style-name="Preformatted_20_Text">
      <style:text-properties fo:language="en" fo:country="US" officeooo:paragraph-rsid="05c0953f"/>
    </style:style>
    <style:style style:name="P482" style:family="paragraph" style:parent-style-name="Preformatted_20_Text">
      <style:text-properties fo:language="en" fo:country="US" officeooo:rsid="00116283" officeooo:paragraph-rsid="05d125a5"/>
    </style:style>
    <style:style style:name="P483" style:family="paragraph" style:parent-style-name="Preformatted_20_Text">
      <style:text-properties fo:language="en" fo:country="US" officeooo:rsid="0026ba99" officeooo:paragraph-rsid="05d125a5"/>
    </style:style>
    <style:style style:name="P484" style:family="paragraph" style:parent-style-name="Preformatted_20_Text">
      <style:text-properties fo:language="en" fo:country="US" officeooo:rsid="0027e0b4" officeooo:paragraph-rsid="05d125a5"/>
    </style:style>
    <style:style style:name="P485" style:family="paragraph" style:parent-style-name="Preformatted_20_Text">
      <style:text-properties fo:language="en" fo:country="US" officeooo:rsid="00284e68" officeooo:paragraph-rsid="05d125a5"/>
    </style:style>
    <style:style style:name="P486" style:family="paragraph" style:parent-style-name="Preformatted_20_Text">
      <style:text-properties fo:language="en" fo:country="US" officeooo:rsid="002876b5" officeooo:paragraph-rsid="05d125a5"/>
    </style:style>
    <style:style style:name="P487" style:family="paragraph" style:parent-style-name="Preformatted_20_Text">
      <style:text-properties fo:language="en" fo:country="US" officeooo:paragraph-rsid="05d125a5"/>
    </style:style>
    <style:style style:name="P488" style:family="paragraph" style:parent-style-name="Preformatted_20_Text">
      <style:text-properties fo:language="en" fo:country="US" officeooo:paragraph-rsid="05d446c9"/>
    </style:style>
    <style:style style:name="P489" style:family="paragraph" style:parent-style-name="Preformatted_20_Text">
      <style:text-properties fo:language="en" fo:country="US" officeooo:paragraph-rsid="05dede9d"/>
    </style:style>
    <style:style style:name="P49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0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1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1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5"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6"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7"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8"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9"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2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2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4" style:family="paragraph" style:parent-style-name="Preformatted_20_Text">
      <style:text-properties fo:font-size="8pt" fo:language="en" fo:country="US" style:font-size-asian="10pt" style:font-size-complex="10pt"/>
    </style:style>
    <style:style style:name="P525" style:family="paragraph" style:parent-style-name="Preformatted_20_Text">
      <style:paragraph-properties fo:text-align="center" style:justify-single-word="false"/>
      <style:text-properties fo:font-size="8pt" fo:language="en" fo:country="US" style:font-size-asian="10pt" style:font-size-complex="10pt"/>
    </style:style>
    <style:style style:name="P526" style:family="paragraph" style:parent-style-name="Preformatted_20_Text">
      <style:text-properties fo:font-size="8pt" fo:language="en" fo:country="US" officeooo:paragraph-rsid="03dda822" style:font-size-asian="10pt" style:font-size-complex="10pt"/>
    </style:style>
    <style:style style:name="P527" style:family="paragraph" style:parent-style-name="Preformatted_20_Text">
      <style:text-properties fo:font-size="8pt" fo:language="en" fo:country="US" officeooo:paragraph-rsid="04ff5694" style:font-size-asian="10pt" style:font-size-complex="10pt"/>
    </style:style>
    <style:style style:name="P528" style:family="paragraph" style:parent-style-name="Preformatted_20_Text">
      <style:text-properties fo:font-size="8pt" fo:language="en" fo:country="US" officeooo:rsid="032f6015" officeooo:paragraph-rsid="05b06570" style:font-size-asian="10pt" style:font-size-complex="10pt"/>
    </style:style>
    <style:style style:name="P529" style:family="paragraph" style:parent-style-name="Preformatted_20_Text">
      <style:text-properties fo:font-size="8pt" fo:language="en" fo:country="US" officeooo:rsid="00284e68" officeooo:paragraph-rsid="05d125a5" style:font-size-asian="10pt" style:font-size-complex="10pt"/>
    </style:style>
    <style:style style:name="P53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3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3" style:family="paragraph" style:parent-style-name="Preformatted_20_Text">
      <style:text-properties fo:font-size="8pt" officeooo:rsid="051d842c" officeooo:paragraph-rsid="051d842c" style:font-size-asian="10pt" style:font-size-complex="10pt"/>
    </style:style>
    <style:style style:name="P534" style:family="paragraph" style:parent-style-name="Preformatted_20_Text">
      <style:text-properties fo:font-size="8pt" officeooo:rsid="052db9d6" officeooo:paragraph-rsid="05a366b5" style:font-size-asian="10pt" style:font-size-complex="10pt"/>
    </style:style>
    <style:style style:name="P535" style:family="paragraph" style:parent-style-name="Preformatted_20_Text">
      <style:text-properties fo:font-size="8pt" officeooo:rsid="05c750f4" officeooo:paragraph-rsid="05c750f4" style:font-size-asian="10pt" style:font-size-complex="10pt"/>
    </style:style>
    <style:style style:name="P536"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7" style:family="paragraph" style:parent-style-name="Preformatted_20_Text">
      <style:text-properties fo:font-size="9pt" fo:language="en" fo:country="US" officeooo:paragraph-rsid="0260d390" style:font-size-asian="9pt" style:font-size-complex="9pt" style:text-scale="96%"/>
    </style:style>
    <style:style style:name="P538" style:family="paragraph" style:parent-style-name="Preformatted_20_Text">
      <style:text-properties fo:font-size="9pt" fo:language="en" fo:country="US" officeooo:rsid="01993d13" officeooo:paragraph-rsid="0269a1c7" style:font-size-asian="9pt" style:font-size-complex="9pt"/>
    </style:style>
    <style:style style:name="P539"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540" style:family="paragraph" style:parent-style-name="Preformatted_20_Text">
      <style:text-properties fo:font-size="9pt" fo:language="en" fo:country="US" officeooo:paragraph-rsid="04c6c5ef" style:font-size-asian="9pt" style:font-size-complex="9pt"/>
    </style:style>
    <style:style style:name="P541" style:family="paragraph" style:parent-style-name="Preformatted_20_Text">
      <style:text-properties fo:font-size="9pt" fo:language="en" fo:country="US" officeooo:paragraph-rsid="05d446c9" style:font-size-asian="9pt" style:font-size-complex="9pt"/>
    </style:style>
    <style:style style:name="P542"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3" style:family="paragraph" style:parent-style-name="Preformatted_20_Text">
      <style:text-properties fo:font-size="9pt" fo:language="en" fo:country="US" officeooo:rsid="00295f4e" officeooo:paragraph-rsid="05d125a5" style:font-size-asian="10pt" style:font-size-complex="10pt" style:text-scale="98%"/>
    </style:style>
    <style:style style:name="P544" style:family="paragraph" style:parent-style-name="Preformatted_20_Text">
      <style:text-properties fo:font-size="9pt" style:font-size-asian="9pt" style:font-size-complex="9pt"/>
    </style:style>
    <style:style style:name="P545" style:family="paragraph" style:parent-style-name="Preformatted_20_Text">
      <style:text-properties fo:font-size="9pt" officeooo:rsid="05016ee6" officeooo:paragraph-rsid="05016ee6" style:font-size-asian="9pt" style:font-size-complex="9pt"/>
    </style:style>
    <style:style style:name="P54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8" style:family="paragraph" style:parent-style-name="Preformatted_20_Text">
      <style:text-properties fo:font-size="9pt" officeooo:rsid="05ec2baa" officeooo:paragraph-rsid="05ec2baa" style:font-size-asian="9pt" style:font-size-complex="9pt"/>
    </style:style>
    <style:style style:name="P54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5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5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2" style:family="paragraph" style:parent-style-name="Preformatted_20_Text">
      <style:text-properties style:font-name="Liberation Serif" fo:language="en" fo:country="US" officeooo:rsid="02217e3b" officeooo:paragraph-rsid="02217e3b"/>
    </style:style>
    <style:style style:name="P553" style:family="paragraph" style:parent-style-name="Preformatted_20_Text">
      <style:text-properties style:font-name="Liberation Serif" fo:font-size="12pt" fo:font-weight="bold" style:font-size-asian="12pt" style:font-weight-asian="bold" style:font-size-complex="12pt" style:font-weight-complex="bold"/>
    </style:style>
    <style:style style:name="P55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5" style:family="paragraph" style:parent-style-name="Preformatted_20_Text">
      <style:text-properties fo:font-size="10pt" fo:language="en" fo:country="US" officeooo:paragraph-rsid="03dda822" style:font-size-asian="10pt" style:font-size-complex="10pt"/>
    </style:style>
    <style:style style:name="P55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7" style:family="paragraph" style:parent-style-name="Preformatted_20_Text">
      <style:text-properties fo:font-size="10pt" fo:language="en" fo:country="US" officeooo:rsid="032f6015" officeooo:paragraph-rsid="05b06570" style:font-size-asian="10pt" style:font-size-complex="10pt"/>
    </style:style>
    <style:style style:name="P558" style:family="paragraph" style:parent-style-name="Preformatted_20_Text">
      <style:text-properties fo:font-size="10pt" fo:language="en" fo:country="US" officeooo:paragraph-rsid="05b06570" style:font-size-asian="10pt" style:font-size-complex="10pt"/>
    </style:style>
    <style:style style:name="P559"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560"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561" style:family="paragraph" style:parent-style-name="Preformatted_20_Text">
      <style:text-properties fo:font-size="10pt" officeooo:paragraph-rsid="05d446c9" style:font-size-asian="10pt" style:font-size-complex="10pt"/>
    </style:style>
    <style:style style:name="P5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5" style:family="paragraph" style:parent-style-name="Preformatted_20_Text">
      <style:text-properties officeooo:paragraph-rsid="03b465b9"/>
    </style:style>
    <style:style style:name="P566" style:family="paragraph" style:parent-style-name="Preformatted_20_Text">
      <style:text-properties fo:font-weight="bold" style:font-weight-asian="bold" style:font-weight-complex="bold"/>
    </style:style>
    <style:style style:name="P567" style:family="paragraph" style:parent-style-name="Preformatted_20_Text">
      <style:paragraph-properties fo:text-align="end" style:justify-single-word="false"/>
      <style:text-properties fo:font-weight="bold" style:font-weight-asian="bold" style:font-weight-complex="bold"/>
    </style:style>
    <style:style style:name="P568" style:family="paragraph" style:parent-style-name="Preformatted_20_Text">
      <style:text-properties fo:font-weight="bold" officeooo:rsid="0483ed60" officeooo:paragraph-rsid="0483ed60" style:font-weight-asian="bold" style:font-weight-complex="bold"/>
    </style:style>
    <style:style style:name="P569" style:family="paragraph" style:parent-style-name="Preformatted_20_Text">
      <style:text-properties fo:font-weight="bold" officeooo:rsid="0485d469" officeooo:paragraph-rsid="0485d469" style:font-weight-asian="bold" style:font-weight-complex="bold"/>
    </style:style>
    <style:style style:name="P570"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71"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2" style:family="paragraph" style:parent-style-name="Preformatted_20_Text">
      <style:text-properties fo:font-weight="bold" officeooo:rsid="03e5baf3" officeooo:paragraph-rsid="04c6c5ef" style:font-weight-asian="bold" style:font-weight-complex="bold"/>
    </style:style>
    <style:style style:name="P573" style:family="paragraph" style:parent-style-name="Preformatted_20_Text">
      <style:text-properties fo:font-weight="bold" officeooo:paragraph-rsid="04c6c5ef" style:font-weight-asian="bold" style:font-weight-complex="bold"/>
    </style:style>
    <style:style style:name="P574"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5"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6" style:family="paragraph" style:parent-style-name="Preformatted_20_Text">
      <style:text-properties fo:font-weight="bold" officeooo:paragraph-rsid="050d51db" style:font-weight-asian="bold" style:font-weight-complex="bold"/>
    </style:style>
    <style:style style:name="P577" style:family="paragraph" style:parent-style-name="Preformatted_20_Text">
      <style:text-properties fo:font-weight="bold" officeooo:rsid="051d842c" officeooo:paragraph-rsid="051d842c" style:font-weight-asian="bold" style:font-weight-complex="bold"/>
    </style:style>
    <style:style style:name="P578"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9" style:family="paragraph" style:parent-style-name="Preformatted_20_Text">
      <style:text-properties fo:font-weight="bold" officeooo:rsid="05406804" officeooo:paragraph-rsid="056354d1" style:font-weight-asian="bold" style:font-weight-complex="bold"/>
    </style:style>
    <style:style style:name="P580"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8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2" style:family="paragraph" style:parent-style-name="Preformatted_20_Text">
      <style:text-properties fo:font-weight="bold" officeooo:rsid="05bbff01" officeooo:paragraph-rsid="05d4fa1e" style:font-weight-asian="bold" style:font-weight-complex="bold"/>
    </style:style>
    <style:style style:name="P583" style:family="paragraph" style:parent-style-name="Preformatted_20_Text">
      <style:text-properties fo:font-weight="bold" officeooo:rsid="05bca9a2" officeooo:paragraph-rsid="05d4fa1e" style:font-weight-asian="bold" style:font-weight-complex="bold"/>
    </style:style>
    <style:style style:name="P58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5" style:family="paragraph" style:parent-style-name="Preformatted_20_Text">
      <style:text-properties fo:font-weight="bold" officeooo:rsid="05be154e" officeooo:paragraph-rsid="05d4fa1e" style:font-weight-asian="bold" style:font-weight-complex="bold"/>
    </style:style>
    <style:style style:name="P586" style:family="paragraph" style:parent-style-name="Preformatted_20_Text">
      <style:text-properties fo:font-weight="bold" officeooo:paragraph-rsid="05c620ad" style:font-weight-asian="bold" style:font-weight-complex="bold"/>
    </style:style>
    <style:style style:name="P587"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8" style:family="paragraph" style:parent-style-name="Preformatted_20_Text">
      <style:text-properties fo:font-weight="bold" officeooo:rsid="05f1e0a4" officeooo:paragraph-rsid="05f1e0a4" style:font-weight-asian="bold" style:font-weight-complex="bold"/>
    </style:style>
    <style:style style:name="P589" style:family="paragraph" style:parent-style-name="Preformatted_20_Text">
      <style:text-properties fo:font-weight="bold" officeooo:rsid="05f344e0" officeooo:paragraph-rsid="05f344e0" style:font-weight-asian="bold" style:font-weight-complex="bold"/>
    </style:style>
    <style:style style:name="P590" style:family="paragraph" style:parent-style-name="Preformatted_20_Text">
      <style:paragraph-properties fo:text-align="center" style:justify-single-word="false"/>
      <style:text-properties fo:font-weight="bold" style:font-weight-asian="bold" style:font-weight-complex="bold"/>
    </style:style>
    <style:style style:name="P591" style:family="paragraph" style:parent-style-name="Preformatted_20_Text">
      <style:text-properties fo:font-weight="bold" officeooo:rsid="0614fd97" officeooo:paragraph-rsid="0614fd97" style:font-weight-asian="bold" style:font-weight-complex="bold"/>
    </style:style>
    <style:style style:name="P59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4" style:family="paragraph" style:parent-style-name="Preformatted_20_Text">
      <style:text-properties officeooo:rsid="000c5d08" officeooo:paragraph-rsid="03df8e7b"/>
    </style:style>
    <style:style style:name="P595" style:family="paragraph" style:parent-style-name="Preformatted_20_Text">
      <style:text-properties officeooo:rsid="00966943" officeooo:paragraph-rsid="03df8e7b"/>
    </style:style>
    <style:style style:name="P596" style:family="paragraph" style:parent-style-name="Preformatted_20_Text">
      <style:text-properties officeooo:paragraph-rsid="03df8e7b"/>
    </style:style>
    <style:style style:name="P597" style:family="paragraph" style:parent-style-name="Preformatted_20_Text">
      <style:text-properties officeooo:paragraph-rsid="03ebffc3"/>
    </style:style>
    <style:style style:name="P598" style:family="paragraph" style:parent-style-name="Preformatted_20_Text">
      <style:text-properties officeooo:rsid="03cb2847" officeooo:paragraph-rsid="03f0684b"/>
    </style:style>
    <style:style style:name="P599" style:family="paragraph" style:parent-style-name="Preformatted_20_Text">
      <style:text-properties officeooo:rsid="03cb2847" officeooo:paragraph-rsid="0613daaf"/>
    </style:style>
    <style:style style:name="P600" style:family="paragraph" style:parent-style-name="Preformatted_20_Text">
      <style:text-properties officeooo:paragraph-rsid="03f0684b"/>
    </style:style>
    <style:style style:name="P601" style:family="paragraph" style:parent-style-name="Preformatted_20_Text">
      <style:text-properties officeooo:paragraph-rsid="0412cbce"/>
    </style:style>
    <style:style style:name="P602" style:family="paragraph" style:parent-style-name="Preformatted_20_Text">
      <style:text-properties officeooo:paragraph-rsid="042fd17a"/>
    </style:style>
    <style:style style:name="P603" style:family="paragraph" style:parent-style-name="Preformatted_20_Text">
      <style:text-properties officeooo:paragraph-rsid="04309aad"/>
    </style:style>
    <style:style style:name="P604" style:family="paragraph" style:parent-style-name="Preformatted_20_Text">
      <style:text-properties officeooo:paragraph-rsid="0433dce4"/>
    </style:style>
    <style:style style:name="P605" style:family="paragraph" style:parent-style-name="Preformatted_20_Text">
      <style:text-properties officeooo:rsid="043896b4" officeooo:paragraph-rsid="043896b4"/>
    </style:style>
    <style:style style:name="P606" style:family="paragraph" style:parent-style-name="Preformatted_20_Text">
      <style:text-properties officeooo:rsid="043896b4" officeooo:paragraph-rsid="043a939b"/>
    </style:style>
    <style:style style:name="P607" style:family="paragraph" style:parent-style-name="Preformatted_20_Text">
      <style:text-properties officeooo:paragraph-rsid="043a939b"/>
    </style:style>
    <style:style style:name="P608" style:family="paragraph" style:parent-style-name="Preformatted_20_Text">
      <style:text-properties officeooo:rsid="0445d00a" officeooo:paragraph-rsid="04478016"/>
    </style:style>
    <style:style style:name="P609" style:family="paragraph" style:parent-style-name="Preformatted_20_Text">
      <style:text-properties officeooo:paragraph-rsid="04478016"/>
    </style:style>
    <style:style style:name="P610" style:family="paragraph" style:parent-style-name="Preformatted_20_Text">
      <style:text-properties officeooo:rsid="04478016" officeooo:paragraph-rsid="04478016"/>
    </style:style>
    <style:style style:name="P611" style:family="paragraph" style:parent-style-name="Preformatted_20_Text">
      <style:paragraph-properties fo:text-align="end" style:justify-single-word="false"/>
      <style:text-properties officeooo:rsid="04478016" officeooo:paragraph-rsid="04478016"/>
    </style:style>
    <style:style style:name="P612" style:family="paragraph" style:parent-style-name="Preformatted_20_Text">
      <style:text-properties officeooo:rsid="045150df" officeooo:paragraph-rsid="045150df"/>
    </style:style>
    <style:style style:name="P613" style:family="paragraph" style:parent-style-name="Preformatted_20_Text">
      <style:text-properties officeooo:paragraph-rsid="04551dea"/>
    </style:style>
    <style:style style:name="P614" style:family="paragraph" style:parent-style-name="Preformatted_20_Text">
      <style:text-properties officeooo:paragraph-rsid="0471e170"/>
    </style:style>
    <style:style style:name="P615" style:family="paragraph" style:parent-style-name="Preformatted_20_Text">
      <style:text-properties officeooo:rsid="04751e05" officeooo:paragraph-rsid="04751e05"/>
    </style:style>
    <style:style style:name="P616" style:family="paragraph" style:parent-style-name="Preformatted_20_Text">
      <style:text-properties officeooo:rsid="047e1c5f" officeooo:paragraph-rsid="047e1c5f"/>
    </style:style>
    <style:style style:name="P617" style:family="paragraph" style:parent-style-name="Preformatted_20_Text">
      <style:text-properties officeooo:rsid="047f4d18" officeooo:paragraph-rsid="047f4d18"/>
    </style:style>
    <style:style style:name="P618" style:family="paragraph" style:parent-style-name="Preformatted_20_Text">
      <style:text-properties officeooo:paragraph-rsid="04831a40"/>
    </style:style>
    <style:style style:name="P619" style:family="paragraph" style:parent-style-name="Preformatted_20_Text">
      <style:text-properties officeooo:rsid="0483ed60" officeooo:paragraph-rsid="0483ed60"/>
    </style:style>
    <style:style style:name="P620" style:family="paragraph" style:parent-style-name="Preformatted_20_Text">
      <style:text-properties officeooo:rsid="048b19ce" officeooo:paragraph-rsid="048b19ce"/>
    </style:style>
    <style:style style:name="P621" style:family="paragraph" style:parent-style-name="Preformatted_20_Text">
      <style:text-properties officeooo:rsid="048c01df" officeooo:paragraph-rsid="048c01df"/>
    </style:style>
    <style:style style:name="P622" style:family="paragraph" style:parent-style-name="Preformatted_20_Text">
      <style:text-properties officeooo:rsid="048ca6ad" officeooo:paragraph-rsid="048ca6ad"/>
    </style:style>
    <style:style style:name="P623" style:family="paragraph" style:parent-style-name="Preformatted_20_Text">
      <style:text-properties officeooo:rsid="0497ea2a" officeooo:paragraph-rsid="0497ea2a"/>
    </style:style>
    <style:style style:name="P624" style:family="paragraph" style:parent-style-name="Preformatted_20_Text">
      <style:paragraph-properties fo:text-align="end" style:justify-single-word="false"/>
      <style:text-properties officeooo:rsid="0497ea2a" officeooo:paragraph-rsid="0497ea2a"/>
    </style:style>
    <style:style style:name="P625" style:family="paragraph" style:parent-style-name="Preformatted_20_Text">
      <style:text-properties officeooo:rsid="049a5787" officeooo:paragraph-rsid="049a5787"/>
    </style:style>
    <style:style style:name="P626" style:family="paragraph" style:parent-style-name="Preformatted_20_Text">
      <style:paragraph-properties fo:text-align="end" style:justify-single-word="false"/>
      <style:text-properties officeooo:rsid="049a5787" officeooo:paragraph-rsid="049a5787"/>
    </style:style>
    <style:style style:name="P627" style:family="paragraph" style:parent-style-name="Preformatted_20_Text">
      <style:paragraph-properties fo:text-align="start" style:justify-single-word="false"/>
      <style:text-properties officeooo:rsid="049a5787" officeooo:paragraph-rsid="049a5787"/>
    </style:style>
    <style:style style:name="P628" style:family="paragraph" style:parent-style-name="Preformatted_20_Text">
      <style:text-properties officeooo:rsid="049bacdf" officeooo:paragraph-rsid="049bacdf"/>
    </style:style>
    <style:style style:name="P629" style:family="paragraph" style:parent-style-name="Preformatted_20_Text">
      <style:paragraph-properties fo:text-align="start" style:justify-single-word="false"/>
      <style:text-properties officeooo:rsid="049bacdf" officeooo:paragraph-rsid="049dcf53"/>
    </style:style>
    <style:style style:name="P630" style:family="paragraph" style:parent-style-name="Preformatted_20_Text">
      <style:text-properties officeooo:rsid="049fb661" officeooo:paragraph-rsid="049fb661"/>
    </style:style>
    <style:style style:name="P631" style:family="paragraph" style:parent-style-name="Preformatted_20_Text">
      <style:text-properties officeooo:paragraph-rsid="04a438e6"/>
    </style:style>
    <style:style style:name="P632" style:family="paragraph" style:parent-style-name="Preformatted_20_Text">
      <style:text-properties officeooo:rsid="04a5118b" officeooo:paragraph-rsid="04a5118b"/>
    </style:style>
    <style:style style:name="P633" style:family="paragraph" style:parent-style-name="Preformatted_20_Text">
      <style:paragraph-properties fo:text-align="end" style:justify-single-word="false"/>
      <style:text-properties officeooo:rsid="049dcf53" officeooo:paragraph-rsid="049dcf53"/>
    </style:style>
    <style:style style:name="P634" style:family="paragraph" style:parent-style-name="Preformatted_20_Text">
      <style:text-properties officeooo:rsid="04a7ce3f" officeooo:paragraph-rsid="04a7ce3f"/>
    </style:style>
    <style:style style:name="P635" style:family="paragraph" style:parent-style-name="Preformatted_20_Text">
      <style:paragraph-properties fo:text-align="end" style:justify-single-word="false"/>
      <style:text-properties officeooo:rsid="04a7ce3f" officeooo:paragraph-rsid="04a7ce3f"/>
    </style:style>
    <style:style style:name="P636" style:family="paragraph" style:parent-style-name="Preformatted_20_Text">
      <style:paragraph-properties fo:text-align="start" style:justify-single-word="false"/>
      <style:text-properties officeooo:rsid="04a7ce3f" officeooo:paragraph-rsid="04a7ce3f"/>
    </style:style>
    <style:style style:name="P63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40"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41"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2"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3"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4" style:family="paragraph" style:parent-style-name="Preformatted_20_Text">
      <style:text-properties fo:font-weight="normal" officeooo:rsid="05fcf011" officeooo:paragraph-rsid="05fcf011" style:font-weight-asian="normal" style:font-weight-complex="normal"/>
    </style:style>
    <style:style style:name="P645"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6" style:family="paragraph" style:parent-style-name="Preformatted_20_Text">
      <style:paragraph-properties fo:text-align="end" style:justify-single-word="false"/>
      <style:text-properties officeooo:rsid="04ab1a4b" officeooo:paragraph-rsid="04caa8cc"/>
    </style:style>
    <style:style style:name="P647" style:family="paragraph" style:parent-style-name="Preformatted_20_Text">
      <style:text-properties officeooo:rsid="04ab1a4b" officeooo:paragraph-rsid="04caa8cc"/>
    </style:style>
    <style:style style:name="P648" style:family="paragraph" style:parent-style-name="Preformatted_20_Text">
      <style:text-properties officeooo:rsid="04ac42e5" officeooo:paragraph-rsid="04ac42e5"/>
    </style:style>
    <style:style style:name="P649" style:family="paragraph" style:parent-style-name="Preformatted_20_Text">
      <style:paragraph-properties fo:text-align="end" style:justify-single-word="false"/>
      <style:text-properties officeooo:rsid="04ac42e5" officeooo:paragraph-rsid="04b0383e"/>
    </style:style>
    <style:style style:name="P650" style:family="paragraph" style:parent-style-name="Preformatted_20_Text">
      <style:paragraph-properties fo:text-align="end" style:justify-single-word="false"/>
      <style:text-properties officeooo:rsid="04ac42e5" officeooo:paragraph-rsid="04b1f5cb"/>
    </style:style>
    <style:style style:name="P651" style:family="paragraph" style:parent-style-name="Preformatted_20_Text">
      <style:paragraph-properties fo:text-align="start" style:justify-single-word="false"/>
      <style:text-properties officeooo:rsid="04ac42e5" officeooo:paragraph-rsid="04b1f5cb"/>
    </style:style>
    <style:style style:name="P652" style:family="paragraph" style:parent-style-name="Preformatted_20_Text">
      <style:text-properties officeooo:rsid="04ac42e5" officeooo:paragraph-rsid="04b0383e"/>
    </style:style>
    <style:style style:name="P653" style:family="paragraph" style:parent-style-name="Preformatted_20_Text">
      <style:text-properties officeooo:rsid="04ac42e5" officeooo:paragraph-rsid="04b1f5cb"/>
    </style:style>
    <style:style style:name="P654" style:family="paragraph" style:parent-style-name="Preformatted_20_Text">
      <style:paragraph-properties fo:text-align="end" style:justify-single-word="false"/>
      <style:text-properties officeooo:rsid="04ae71f5" officeooo:paragraph-rsid="04b0383e"/>
    </style:style>
    <style:style style:name="P655" style:family="paragraph" style:parent-style-name="Preformatted_20_Text">
      <style:text-properties officeooo:rsid="04ae71f5" officeooo:paragraph-rsid="04b0383e"/>
    </style:style>
    <style:style style:name="P656" style:family="paragraph" style:parent-style-name="Preformatted_20_Text">
      <style:text-properties officeooo:rsid="04b0383e" officeooo:paragraph-rsid="04b0383e"/>
    </style:style>
    <style:style style:name="P657" style:family="paragraph" style:parent-style-name="Preformatted_20_Text">
      <style:text-properties officeooo:rsid="04b062c6" officeooo:paragraph-rsid="04b062c6"/>
    </style:style>
    <style:style style:name="P658" style:family="paragraph" style:parent-style-name="Preformatted_20_Text">
      <style:paragraph-properties fo:text-align="end" style:justify-single-word="false"/>
      <style:text-properties officeooo:rsid="04b062c6" officeooo:paragraph-rsid="04b062c6"/>
    </style:style>
    <style:style style:name="P659" style:family="paragraph" style:parent-style-name="Preformatted_20_Text">
      <style:text-properties officeooo:paragraph-rsid="04b062c6"/>
    </style:style>
    <style:style style:name="P660" style:family="paragraph" style:parent-style-name="Preformatted_20_Text">
      <style:text-properties officeooo:rsid="04b4f6de" officeooo:paragraph-rsid="04b4f6de"/>
    </style:style>
    <style:style style:name="P661" style:family="paragraph" style:parent-style-name="Preformatted_20_Text">
      <style:text-properties officeooo:rsid="04b5bde7" officeooo:paragraph-rsid="04b5bde7"/>
    </style:style>
    <style:style style:name="P662" style:family="paragraph" style:parent-style-name="Preformatted_20_Text">
      <style:text-properties officeooo:rsid="04b6eee7" officeooo:paragraph-rsid="04b6eee7"/>
    </style:style>
    <style:style style:name="P663" style:family="paragraph" style:parent-style-name="Preformatted_20_Text">
      <style:text-properties officeooo:rsid="04bb2092" officeooo:paragraph-rsid="04caa8cc"/>
    </style:style>
    <style:style style:name="P664" style:family="paragraph" style:parent-style-name="Preformatted_20_Text">
      <style:text-properties style:text-scale="98%"/>
    </style:style>
    <style:style style:name="P665" style:family="paragraph" style:parent-style-name="Preformatted_20_Text">
      <style:text-properties officeooo:rsid="04bf9143" officeooo:paragraph-rsid="04bf9143" style:text-scale="98%"/>
    </style:style>
    <style:style style:name="P666" style:family="paragraph" style:parent-style-name="Preformatted_20_Text">
      <style:paragraph-properties fo:text-align="end" style:justify-single-word="false"/>
      <style:text-properties officeooo:rsid="04bf9143" officeooo:paragraph-rsid="04bf9143" style:text-scale="98%"/>
    </style:style>
    <style:style style:name="P667" style:family="paragraph" style:parent-style-name="Preformatted_20_Text">
      <style:paragraph-properties fo:text-align="start" style:justify-single-word="false"/>
      <style:text-properties officeooo:rsid="04bf9143" officeooo:paragraph-rsid="04bf9143" style:text-scale="98%"/>
    </style:style>
    <style:style style:name="P668" style:family="paragraph" style:parent-style-name="Preformatted_20_Text">
      <style:paragraph-properties fo:text-align="start" style:justify-single-word="false"/>
      <style:text-properties officeooo:rsid="04c0e201" officeooo:paragraph-rsid="04c0e201" style:text-scale="98%"/>
    </style:style>
    <style:style style:name="P669" style:family="paragraph" style:parent-style-name="Preformatted_20_Text">
      <style:text-properties officeooo:paragraph-rsid="051a1857" style:text-scale="98%"/>
    </style:style>
    <style:style style:name="P670" style:family="paragraph" style:parent-style-name="Preformatted_20_Text">
      <style:text-properties officeooo:rsid="052727df" officeooo:paragraph-rsid="052727df" style:text-scale="98%"/>
    </style:style>
    <style:style style:name="P671" style:family="paragraph" style:parent-style-name="Preformatted_20_Text">
      <style:paragraph-properties fo:text-align="end" style:justify-single-word="false"/>
      <style:text-properties officeooo:rsid="052727df" officeooo:paragraph-rsid="052727df" style:text-scale="98%"/>
    </style:style>
    <style:style style:name="P672" style:family="paragraph" style:parent-style-name="Preformatted_20_Text">
      <style:paragraph-properties fo:text-align="start" style:justify-single-word="false"/>
      <style:text-properties officeooo:rsid="052727df" officeooo:paragraph-rsid="052727df" style:text-scale="98%"/>
    </style:style>
    <style:style style:name="P673" style:family="paragraph" style:parent-style-name="Preformatted_20_Text">
      <style:text-properties officeooo:rsid="0530c133" officeooo:paragraph-rsid="0530c133" style:text-scale="98%"/>
    </style:style>
    <style:style style:name="P674" style:family="paragraph" style:parent-style-name="Preformatted_20_Text">
      <style:paragraph-properties fo:text-align="end" style:justify-single-word="false"/>
      <style:text-properties officeooo:rsid="057e69ef" officeooo:paragraph-rsid="0581310f" style:text-scale="98%"/>
    </style:style>
    <style:style style:name="P675" style:family="paragraph" style:parent-style-name="Preformatted_20_Text">
      <style:text-properties officeooo:rsid="053eb1fa" officeooo:paragraph-rsid="0587d505" style:text-scale="98%"/>
    </style:style>
    <style:style style:name="P676" style:family="paragraph" style:parent-style-name="Preformatted_20_Text">
      <style:text-properties officeooo:rsid="059583d9" officeooo:paragraph-rsid="059583d9" style:text-scale="98%"/>
    </style:style>
    <style:style style:name="P677" style:family="paragraph" style:parent-style-name="Preformatted_20_Text">
      <style:text-properties officeooo:rsid="05c539a7" officeooo:paragraph-rsid="05c539a7" style:text-scale="98%"/>
    </style:style>
    <style:style style:name="P678" style:family="paragraph" style:parent-style-name="Preformatted_20_Text">
      <style:text-properties officeooo:rsid="04c0e201" officeooo:paragraph-rsid="04c0e201"/>
    </style:style>
    <style:style style:name="P679" style:family="paragraph" style:parent-style-name="Preformatted_20_Text">
      <style:paragraph-properties fo:text-align="start" style:justify-single-word="false"/>
      <style:text-properties officeooo:rsid="04c0e201" officeooo:paragraph-rsid="04c0e201"/>
    </style:style>
    <style:style style:name="P680" style:family="paragraph" style:parent-style-name="Preformatted_20_Text">
      <style:paragraph-properties fo:text-align="end" style:justify-single-word="false"/>
      <style:text-properties officeooo:rsid="04c0e201" officeooo:paragraph-rsid="04c0e201"/>
    </style:style>
    <style:style style:name="P681" style:family="paragraph" style:parent-style-name="Preformatted_20_Text">
      <style:paragraph-properties fo:text-align="start" style:justify-single-word="false"/>
      <style:text-properties officeooo:rsid="04c18ae9" officeooo:paragraph-rsid="04c18ae9"/>
    </style:style>
    <style:style style:name="P682" style:family="paragraph" style:parent-style-name="Preformatted_20_Text">
      <style:text-properties officeooo:rsid="04c2240b" officeooo:paragraph-rsid="04c2240b"/>
    </style:style>
    <style:style style:name="P683" style:family="paragraph" style:parent-style-name="Preformatted_20_Text">
      <style:text-properties officeooo:paragraph-rsid="04c483aa"/>
    </style:style>
    <style:style style:name="P684" style:family="paragraph" style:parent-style-name="Preformatted_20_Text">
      <style:text-properties officeooo:paragraph-rsid="03ffb808"/>
    </style:style>
    <style:style style:name="P685" style:family="paragraph" style:parent-style-name="Preformatted_20_Text">
      <style:text-properties officeooo:rsid="0487b3f9" officeooo:paragraph-rsid="0487b3f9"/>
    </style:style>
    <style:style style:name="P686" style:family="paragraph" style:parent-style-name="Preformatted_20_Text">
      <style:text-properties officeooo:paragraph-rsid="0487b3f9"/>
    </style:style>
    <style:style style:name="P687" style:family="paragraph" style:parent-style-name="Preformatted_20_Text">
      <style:paragraph-properties fo:text-align="end" style:justify-single-word="false"/>
      <style:text-properties officeooo:rsid="03d57488" officeooo:paragraph-rsid="04c6c5ef"/>
    </style:style>
    <style:style style:name="P688" style:family="paragraph" style:parent-style-name="Preformatted_20_Text">
      <style:paragraph-properties fo:text-align="start" style:justify-single-word="false"/>
      <style:text-properties officeooo:rsid="03d57488" officeooo:paragraph-rsid="04c6c5ef"/>
    </style:style>
    <style:style style:name="P689" style:family="paragraph" style:parent-style-name="Preformatted_20_Text">
      <style:text-properties officeooo:rsid="03d57488" officeooo:paragraph-rsid="04c6c5ef"/>
    </style:style>
    <style:style style:name="P690" style:family="paragraph" style:parent-style-name="Preformatted_20_Text">
      <style:text-properties officeooo:rsid="040de806" officeooo:paragraph-rsid="04c6c5ef"/>
    </style:style>
    <style:style style:name="P691" style:family="paragraph" style:parent-style-name="Preformatted_20_Text">
      <style:text-properties officeooo:rsid="03e7b667" officeooo:paragraph-rsid="04c6c5ef"/>
    </style:style>
    <style:style style:name="P692" style:family="paragraph" style:parent-style-name="Preformatted_20_Text">
      <style:text-properties officeooo:paragraph-rsid="04c6c5ef"/>
    </style:style>
    <style:style style:name="P693" style:family="paragraph" style:parent-style-name="Preformatted_20_Text">
      <style:text-properties officeooo:paragraph-rsid="04caa8cc"/>
    </style:style>
    <style:style style:name="P694" style:family="paragraph" style:parent-style-name="Preformatted_20_Text">
      <style:text-properties officeooo:rsid="04ccf644" officeooo:paragraph-rsid="04ccf644"/>
    </style:style>
    <style:style style:name="P695" style:family="paragraph" style:parent-style-name="Preformatted_20_Text">
      <style:text-properties officeooo:rsid="04ce2411" officeooo:paragraph-rsid="04ce2411"/>
    </style:style>
    <style:style style:name="P696" style:family="paragraph" style:parent-style-name="Preformatted_20_Text">
      <style:text-properties officeooo:rsid="04d1acb9" officeooo:paragraph-rsid="04d1acb9"/>
    </style:style>
    <style:style style:name="P697" style:family="paragraph" style:parent-style-name="Preformatted_20_Text">
      <style:paragraph-properties fo:text-align="start" style:justify-single-word="false"/>
      <style:text-properties officeooo:rsid="04e032f8" officeooo:paragraph-rsid="05d446c9"/>
    </style:style>
    <style:style style:name="P698" style:family="paragraph" style:parent-style-name="Preformatted_20_Text">
      <style:text-properties officeooo:rsid="04e032f8" officeooo:paragraph-rsid="05d446c9"/>
    </style:style>
    <style:style style:name="P699" style:family="paragraph" style:parent-style-name="Preformatted_20_Text">
      <style:text-properties officeooo:rsid="04ec3032" officeooo:paragraph-rsid="04ec3032"/>
    </style:style>
    <style:style style:name="P700" style:family="paragraph" style:parent-style-name="Preformatted_20_Text">
      <style:text-properties officeooo:rsid="04ed4026" officeooo:paragraph-rsid="04ed4026"/>
    </style:style>
    <style:style style:name="P701" style:family="paragraph" style:parent-style-name="Preformatted_20_Text">
      <style:text-properties officeooo:rsid="04f12978" officeooo:paragraph-rsid="04f12978"/>
    </style:style>
    <style:style style:name="P702" style:family="paragraph" style:parent-style-name="Preformatted_20_Text">
      <style:paragraph-properties fo:text-align="end" style:justify-single-word="false"/>
      <style:text-properties officeooo:rsid="04f12978" officeooo:paragraph-rsid="04f12978"/>
    </style:style>
    <style:style style:name="P703" style:family="paragraph" style:parent-style-name="Preformatted_20_Text">
      <style:text-properties officeooo:rsid="04f12978" officeooo:paragraph-rsid="04f2ea02"/>
    </style:style>
    <style:style style:name="P704" style:family="paragraph" style:parent-style-name="Preformatted_20_Text">
      <style:text-properties officeooo:rsid="04f2ea02" officeooo:paragraph-rsid="04f2ea02"/>
    </style:style>
    <style:style style:name="P705" style:family="paragraph" style:parent-style-name="Preformatted_20_Text">
      <style:text-properties officeooo:rsid="04640c90" officeooo:paragraph-rsid="04ff5694"/>
    </style:style>
    <style:style style:name="P706" style:family="paragraph" style:parent-style-name="Preformatted_20_Text">
      <style:text-properties officeooo:paragraph-rsid="04ff5694"/>
    </style:style>
    <style:style style:name="P707" style:family="paragraph" style:parent-style-name="Preformatted_20_Text">
      <style:text-properties officeooo:rsid="05016ee6" officeooo:paragraph-rsid="05016ee6"/>
    </style:style>
    <style:style style:name="P708" style:family="paragraph" style:parent-style-name="Preformatted_20_Text">
      <style:text-properties officeooo:rsid="05057d36" officeooo:paragraph-rsid="05057d36"/>
    </style:style>
    <style:style style:name="P709" style:family="paragraph" style:parent-style-name="Preformatted_20_Text">
      <style:text-properties officeooo:rsid="050aa79f" officeooo:paragraph-rsid="050d51db"/>
    </style:style>
    <style:style style:name="P710" style:family="paragraph" style:parent-style-name="Preformatted_20_Text">
      <style:text-properties officeooo:paragraph-rsid="050d51db"/>
    </style:style>
    <style:style style:name="P711" style:family="paragraph" style:parent-style-name="Preformatted_20_Text">
      <style:text-properties officeooo:rsid="05171ef0" officeooo:paragraph-rsid="05171ef0"/>
    </style:style>
    <style:style style:name="P712" style:family="paragraph" style:parent-style-name="Preformatted_20_Text">
      <style:text-properties officeooo:paragraph-rsid="05171ef0"/>
    </style:style>
    <style:style style:name="P713" style:family="paragraph" style:parent-style-name="Preformatted_20_Text">
      <style:paragraph-properties fo:text-align="start" style:justify-single-word="false"/>
      <style:text-properties officeooo:rsid="051b11c5" officeooo:paragraph-rsid="051b11c5"/>
    </style:style>
    <style:style style:name="P714" style:family="paragraph" style:parent-style-name="Preformatted_20_Text">
      <style:paragraph-properties fo:text-align="end" style:justify-single-word="false"/>
      <style:text-properties officeooo:rsid="051b11c5" officeooo:paragraph-rsid="051a1857"/>
    </style:style>
    <style:style style:name="P715" style:family="paragraph" style:parent-style-name="Preformatted_20_Text">
      <style:text-properties officeooo:rsid="051c1216" officeooo:paragraph-rsid="051c1216"/>
    </style:style>
    <style:style style:name="P716" style:family="paragraph" style:parent-style-name="Preformatted_20_Text">
      <style:text-properties officeooo:rsid="051d7243" officeooo:paragraph-rsid="051d7243"/>
    </style:style>
    <style:style style:name="P717" style:family="paragraph" style:parent-style-name="Preformatted_20_Text">
      <style:paragraph-properties fo:text-align="end" style:justify-single-word="false"/>
      <style:text-properties officeooo:rsid="051d7243" officeooo:paragraph-rsid="051d7243"/>
    </style:style>
    <style:style style:name="P718" style:family="paragraph" style:parent-style-name="Preformatted_20_Text">
      <style:paragraph-properties fo:text-align="start" style:justify-single-word="false"/>
      <style:text-properties officeooo:rsid="051d7243" officeooo:paragraph-rsid="051d7243"/>
    </style:style>
    <style:style style:name="P719" style:family="paragraph" style:parent-style-name="Preformatted_20_Text">
      <style:text-properties officeooo:rsid="051d842c" officeooo:paragraph-rsid="051d842c"/>
    </style:style>
    <style:style style:name="P720" style:family="paragraph" style:parent-style-name="Preformatted_20_Text">
      <style:text-properties officeooo:rsid="051e1162" officeooo:paragraph-rsid="051e1162"/>
    </style:style>
    <style:style style:name="P721" style:family="paragraph" style:parent-style-name="Preformatted_20_Text">
      <style:paragraph-properties fo:text-align="start" style:justify-single-word="false"/>
      <style:text-properties officeooo:rsid="051f8ac5" officeooo:paragraph-rsid="0522eab4"/>
    </style:style>
    <style:style style:name="P722" style:family="paragraph" style:parent-style-name="Preformatted_20_Text">
      <style:paragraph-properties fo:text-align="end" style:justify-single-word="false"/>
      <style:text-properties officeooo:rsid="051f8ac5" officeooo:paragraph-rsid="0522eab4"/>
    </style:style>
    <style:style style:name="P723" style:family="paragraph" style:parent-style-name="Preformatted_20_Text">
      <style:text-properties officeooo:rsid="051f8ac5" officeooo:paragraph-rsid="0522eab4"/>
    </style:style>
    <style:style style:name="P724" style:family="paragraph" style:parent-style-name="Preformatted_20_Text">
      <style:text-properties officeooo:rsid="0522eab4" officeooo:paragraph-rsid="0522eab4"/>
    </style:style>
    <style:style style:name="P725" style:family="paragraph" style:parent-style-name="Preformatted_20_Text">
      <style:paragraph-properties fo:text-align="start" style:justify-single-word="false"/>
      <style:text-properties officeooo:rsid="0522eab4" officeooo:paragraph-rsid="0522eab4"/>
    </style:style>
    <style:style style:name="P726" style:family="paragraph" style:parent-style-name="Preformatted_20_Text">
      <style:text-properties officeooo:rsid="05233aee" officeooo:paragraph-rsid="05233aee"/>
    </style:style>
    <style:style style:name="P727" style:family="paragraph" style:parent-style-name="Preformatted_20_Text">
      <style:text-properties officeooo:rsid="052501b8" officeooo:paragraph-rsid="052501b8"/>
    </style:style>
    <style:style style:name="P728" style:family="paragraph" style:parent-style-name="Preformatted_20_Text">
      <style:text-properties officeooo:rsid="052727df" officeooo:paragraph-rsid="052727df"/>
    </style:style>
    <style:style style:name="P729" style:family="paragraph" style:parent-style-name="Preformatted_20_Text">
      <style:text-properties officeooo:rsid="05320847" officeooo:paragraph-rsid="05dede9d"/>
    </style:style>
    <style:style style:name="P730" style:family="paragraph" style:parent-style-name="Preformatted_20_Text">
      <style:paragraph-properties fo:text-align="start" style:justify-single-word="false"/>
      <style:text-properties officeooo:rsid="053bd486" officeooo:paragraph-rsid="053bd486"/>
    </style:style>
    <style:style style:name="P731" style:family="paragraph" style:parent-style-name="Preformatted_20_Text">
      <style:text-properties officeooo:rsid="053bd486" officeooo:paragraph-rsid="053bd486"/>
    </style:style>
    <style:style style:name="P732" style:family="paragraph" style:parent-style-name="Preformatted_20_Text">
      <style:text-properties officeooo:rsid="053bd486" officeooo:paragraph-rsid="0587d505"/>
    </style:style>
    <style:style style:name="P733" style:family="paragraph" style:parent-style-name="Preformatted_20_Text">
      <style:text-properties officeooo:rsid="053d01f8" officeooo:paragraph-rsid="053d01f8"/>
    </style:style>
    <style:style style:name="P734" style:family="paragraph" style:parent-style-name="Preformatted_20_Text">
      <style:paragraph-properties fo:text-align="end" style:justify-single-word="false"/>
      <style:text-properties officeooo:rsid="053d01f8" officeooo:paragraph-rsid="053d01f8"/>
    </style:style>
    <style:style style:name="P735" style:family="paragraph" style:parent-style-name="Preformatted_20_Text">
      <style:paragraph-properties fo:text-align="start" style:justify-single-word="false"/>
      <style:text-properties officeooo:rsid="053d01f8" officeooo:paragraph-rsid="053d01f8"/>
    </style:style>
    <style:style style:name="P736" style:family="paragraph" style:parent-style-name="Preformatted_20_Text">
      <style:paragraph-properties fo:text-align="end" style:justify-single-word="false"/>
      <style:text-properties officeooo:rsid="05406804" officeooo:paragraph-rsid="05742c97"/>
    </style:style>
    <style:style style:name="P737" style:family="paragraph" style:parent-style-name="Preformatted_20_Text">
      <style:paragraph-properties fo:text-align="start" style:justify-single-word="false"/>
      <style:text-properties officeooo:rsid="05406804" officeooo:paragraph-rsid="05742c97"/>
    </style:style>
    <style:style style:name="P738" style:family="paragraph" style:parent-style-name="Preformatted_20_Text">
      <style:text-properties officeooo:rsid="05406804" officeooo:paragraph-rsid="056354d1"/>
    </style:style>
    <style:style style:name="P739" style:family="paragraph" style:parent-style-name="Preformatted_20_Text">
      <style:text-properties officeooo:rsid="05406804" officeooo:paragraph-rsid="05742c97"/>
    </style:style>
    <style:style style:name="P740" style:family="paragraph" style:parent-style-name="Preformatted_20_Text">
      <style:paragraph-properties fo:text-align="start" style:justify-single-word="false"/>
      <style:text-properties officeooo:rsid="05413313" officeooo:paragraph-rsid="056354d1"/>
    </style:style>
    <style:style style:name="P741" style:family="paragraph" style:parent-style-name="Preformatted_20_Text">
      <style:text-properties officeooo:rsid="05413313" officeooo:paragraph-rsid="056354d1"/>
    </style:style>
    <style:style style:name="P742" style:family="paragraph" style:parent-style-name="Preformatted_20_Text">
      <style:text-properties officeooo:rsid="05413313" officeooo:paragraph-rsid="05742c97"/>
    </style:style>
    <style:style style:name="P743" style:family="paragraph" style:parent-style-name="Preformatted_20_Text">
      <style:text-properties officeooo:rsid="053eb1fa" officeooo:paragraph-rsid="0587d505"/>
    </style:style>
    <style:style style:name="P744" style:family="paragraph" style:parent-style-name="Preformatted_20_Text">
      <style:text-properties officeooo:rsid="056dbf69" officeooo:paragraph-rsid="056dbf69"/>
    </style:style>
    <style:style style:name="P745" style:family="paragraph" style:parent-style-name="Preformatted_20_Text">
      <style:paragraph-properties fo:text-align="end" style:justify-single-word="false"/>
      <style:text-properties officeooo:rsid="056dbf69" officeooo:paragraph-rsid="056dbf69"/>
    </style:style>
    <style:style style:name="P746" style:family="paragraph" style:parent-style-name="Preformatted_20_Text">
      <style:paragraph-properties fo:text-align="start" style:justify-single-word="false"/>
      <style:text-properties officeooo:rsid="056dbf69" officeooo:paragraph-rsid="056dbf69"/>
    </style:style>
    <style:style style:name="P747" style:family="paragraph" style:parent-style-name="Preformatted_20_Text">
      <style:text-properties officeooo:rsid="05742c97" officeooo:paragraph-rsid="0581310f"/>
    </style:style>
    <style:style style:name="P748" style:family="paragraph" style:parent-style-name="Preformatted_20_Text">
      <style:paragraph-properties fo:text-align="end" style:justify-single-word="false"/>
      <style:text-properties officeooo:rsid="05785764" officeooo:paragraph-rsid="05785764"/>
    </style:style>
    <style:style style:name="P749" style:family="paragraph" style:parent-style-name="Preformatted_20_Text">
      <style:paragraph-properties fo:text-align="start" style:justify-single-word="false"/>
      <style:text-properties officeooo:rsid="05785764" officeooo:paragraph-rsid="05785764"/>
    </style:style>
    <style:style style:name="P750" style:family="paragraph" style:parent-style-name="Preformatted_20_Text">
      <style:paragraph-properties fo:text-align="start" style:justify-single-word="false"/>
      <style:text-properties officeooo:rsid="05785764" officeooo:paragraph-rsid="059d4685"/>
    </style:style>
    <style:style style:name="P751" style:family="paragraph" style:parent-style-name="Preformatted_20_Text">
      <style:text-properties officeooo:rsid="057e69ef" officeooo:paragraph-rsid="0581310f"/>
    </style:style>
    <style:style style:name="P752" style:family="paragraph" style:parent-style-name="Preformatted_20_Text">
      <style:text-properties officeooo:rsid="057fa519" officeooo:paragraph-rsid="0581310f"/>
    </style:style>
    <style:style style:name="P753" style:family="paragraph" style:parent-style-name="Preformatted_20_Text">
      <style:text-properties officeooo:paragraph-rsid="0581310f"/>
    </style:style>
    <style:style style:name="P754" style:family="paragraph" style:parent-style-name="Preformatted_20_Text">
      <style:text-properties officeooo:rsid="05858af3" officeooo:paragraph-rsid="05858af3"/>
    </style:style>
    <style:style style:name="P755" style:family="paragraph" style:parent-style-name="Preformatted_20_Text">
      <style:text-properties officeooo:rsid="0585c32a" officeooo:paragraph-rsid="0585c32a"/>
    </style:style>
    <style:style style:name="P756" style:family="paragraph" style:parent-style-name="Preformatted_20_Text">
      <style:paragraph-properties fo:text-align="end" style:justify-single-word="false"/>
      <style:text-properties officeooo:rsid="0587d505" officeooo:paragraph-rsid="0587d505"/>
    </style:style>
    <style:style style:name="P757" style:family="paragraph" style:parent-style-name="Preformatted_20_Text">
      <style:text-properties officeooo:rsid="058a2499" officeooo:paragraph-rsid="058a2499"/>
    </style:style>
    <style:style style:name="P758" style:family="paragraph" style:parent-style-name="Preformatted_20_Text">
      <style:text-properties officeooo:rsid="058b0287" officeooo:paragraph-rsid="058b0287"/>
    </style:style>
    <style:style style:name="P759" style:family="paragraph" style:parent-style-name="Preformatted_20_Text">
      <style:paragraph-properties fo:text-align="end" style:justify-single-word="false"/>
      <style:text-properties officeooo:rsid="058b0287" officeooo:paragraph-rsid="058b0287"/>
    </style:style>
    <style:style style:name="P760" style:family="paragraph" style:parent-style-name="Preformatted_20_Text">
      <style:paragraph-properties fo:text-align="end" style:justify-single-word="false"/>
      <style:text-properties officeooo:rsid="058b0287" officeooo:paragraph-rsid="05916bfd"/>
    </style:style>
    <style:style style:name="P761" style:family="paragraph" style:parent-style-name="Preformatted_20_Text">
      <style:paragraph-properties fo:text-align="start" style:justify-single-word="false"/>
      <style:text-properties officeooo:rsid="058b0287" officeooo:paragraph-rsid="058b0287"/>
    </style:style>
    <style:style style:name="P762" style:family="paragraph" style:parent-style-name="Preformatted_20_Text">
      <style:text-properties officeooo:rsid="058b0287" officeooo:paragraph-rsid="058fba7b"/>
    </style:style>
    <style:style style:name="P763" style:family="paragraph" style:parent-style-name="Preformatted_20_Text">
      <style:text-properties officeooo:rsid="059583d9" officeooo:paragraph-rsid="059583d9"/>
    </style:style>
    <style:style style:name="P764" style:family="paragraph" style:parent-style-name="Preformatted_20_Text">
      <style:paragraph-properties fo:text-align="start" style:justify-single-word="false"/>
      <style:text-properties officeooo:rsid="059583d9" officeooo:paragraph-rsid="059583d9"/>
    </style:style>
    <style:style style:name="P765" style:family="paragraph" style:parent-style-name="Preformatted_20_Text">
      <style:paragraph-properties fo:text-align="start" style:justify-single-word="false"/>
      <style:text-properties officeooo:rsid="059750a4" officeooo:paragraph-rsid="059750a4"/>
    </style:style>
    <style:style style:name="P766" style:family="paragraph" style:parent-style-name="Preformatted_20_Text">
      <style:text-properties officeooo:rsid="059bbf29" officeooo:paragraph-rsid="059bbf29"/>
    </style:style>
    <style:style style:name="P767" style:family="paragraph" style:parent-style-name="Preformatted_20_Text">
      <style:paragraph-properties fo:text-align="end" style:justify-single-word="false"/>
      <style:text-properties officeooo:rsid="059bbf29" officeooo:paragraph-rsid="059bbf29"/>
    </style:style>
    <style:style style:name="P768" style:family="paragraph" style:parent-style-name="Preformatted_20_Text">
      <style:text-properties officeooo:rsid="05a25ae5" officeooo:paragraph-rsid="05a25ae5"/>
    </style:style>
    <style:style style:name="P769" style:family="paragraph" style:parent-style-name="Preformatted_20_Text">
      <style:text-properties officeooo:rsid="05a35c45" officeooo:paragraph-rsid="05a35c45"/>
    </style:style>
    <style:style style:name="P770" style:family="paragraph" style:parent-style-name="Preformatted_20_Text">
      <style:paragraph-properties fo:text-align="start" style:justify-single-word="false"/>
      <style:text-properties officeooo:rsid="051d7fcc" officeooo:paragraph-rsid="05a366b5"/>
    </style:style>
    <style:style style:name="P771" style:family="paragraph" style:parent-style-name="Preformatted_20_Text">
      <style:text-properties officeooo:rsid="051d7fcc" officeooo:paragraph-rsid="05a366b5"/>
    </style:style>
    <style:style style:name="P772" style:family="paragraph" style:parent-style-name="Preformatted_20_Text">
      <style:text-properties officeooo:rsid="051d7fcc" officeooo:paragraph-rsid="05a544cb"/>
    </style:style>
    <style:style style:name="P773" style:family="paragraph" style:parent-style-name="Preformatted_20_Text">
      <style:paragraph-properties fo:text-align="end" style:justify-single-word="false"/>
      <style:text-properties officeooo:rsid="051d7fcc" officeooo:paragraph-rsid="05a544cb"/>
    </style:style>
    <style:style style:name="P774" style:family="paragraph" style:parent-style-name="Preformatted_20_Text">
      <style:paragraph-properties fo:text-align="start" style:justify-single-word="false"/>
      <style:text-properties officeooo:rsid="052f108b" officeooo:paragraph-rsid="05a366b5"/>
    </style:style>
    <style:style style:name="P775" style:family="paragraph" style:parent-style-name="Preformatted_20_Text">
      <style:text-properties officeooo:paragraph-rsid="05a366b5"/>
    </style:style>
    <style:style style:name="P776" style:family="paragraph" style:parent-style-name="Preformatted_20_Text">
      <style:text-properties officeooo:rsid="05a366b5" officeooo:paragraph-rsid="05a366b5"/>
    </style:style>
    <style:style style:name="P777" style:family="paragraph" style:parent-style-name="Preformatted_20_Text">
      <style:text-properties officeooo:rsid="05a544cb" officeooo:paragraph-rsid="05a544cb"/>
    </style:style>
    <style:style style:name="P778" style:family="paragraph" style:parent-style-name="Preformatted_20_Text">
      <style:paragraph-properties fo:text-align="start" style:justify-single-word="false"/>
      <style:text-properties officeooo:rsid="05a544cb" officeooo:paragraph-rsid="05a544cb"/>
    </style:style>
    <style:style style:name="P779" style:family="paragraph" style:parent-style-name="Preformatted_20_Text">
      <style:paragraph-properties fo:text-align="end" style:justify-single-word="false"/>
      <style:text-properties officeooo:rsid="03d7bec7" officeooo:paragraph-rsid="05b06570"/>
    </style:style>
    <style:style style:name="P780" style:family="paragraph" style:parent-style-name="Preformatted_20_Text">
      <style:text-properties officeooo:rsid="03d7bec7" officeooo:paragraph-rsid="05b06570"/>
    </style:style>
    <style:style style:name="P781" style:family="paragraph" style:parent-style-name="Preformatted_20_Text">
      <style:text-properties officeooo:paragraph-rsid="05b06570"/>
    </style:style>
    <style:style style:name="P782" style:family="paragraph" style:parent-style-name="Preformatted_20_Text">
      <style:text-properties fo:font-size="6pt" fo:language="en" fo:country="US" officeooo:rsid="032f6015" officeooo:paragraph-rsid="05b06570" style:font-size-asian="10pt" style:font-size-complex="10pt"/>
    </style:style>
    <style:style style:name="P783" style:family="paragraph" style:parent-style-name="Preformatted_20_Text">
      <style:text-properties officeooo:paragraph-rsid="05b5b16a"/>
    </style:style>
    <style:style style:name="P784" style:family="paragraph" style:parent-style-name="Preformatted_20_Text">
      <style:paragraph-properties fo:text-align="end" style:justify-single-word="false"/>
      <style:text-properties officeooo:rsid="05b5ce92" officeooo:paragraph-rsid="05d4fa1e"/>
    </style:style>
    <style:style style:name="P785" style:family="paragraph" style:parent-style-name="Preformatted_20_Text">
      <style:text-properties officeooo:rsid="05b5ce92" officeooo:paragraph-rsid="05d4fa1e"/>
    </style:style>
    <style:style style:name="P786" style:family="paragraph" style:parent-style-name="Preformatted_20_Text">
      <style:text-properties officeooo:rsid="05bbff01" officeooo:paragraph-rsid="05d4fa1e"/>
    </style:style>
    <style:style style:name="P787" style:family="paragraph" style:parent-style-name="Preformatted_20_Text">
      <style:text-properties officeooo:rsid="05bca9a2" officeooo:paragraph-rsid="05d4fa1e"/>
    </style:style>
    <style:style style:name="P788" style:family="paragraph" style:parent-style-name="Preformatted_20_Text">
      <style:text-properties officeooo:rsid="05be154e" officeooo:paragraph-rsid="05c188de"/>
    </style:style>
    <style:style style:name="P789" style:family="paragraph" style:parent-style-name="Preformatted_20_Text">
      <style:text-properties officeooo:rsid="05be154e" officeooo:paragraph-rsid="05d4fa1e"/>
    </style:style>
    <style:style style:name="P790" style:family="paragraph" style:parent-style-name="Preformatted_20_Text">
      <style:text-properties officeooo:rsid="04e674d7" officeooo:paragraph-rsid="05c0953f"/>
    </style:style>
    <style:style style:name="P791" style:family="paragraph" style:parent-style-name="Preformatted_20_Text">
      <style:text-properties officeooo:paragraph-rsid="05c0953f"/>
    </style:style>
    <style:style style:name="P792" style:family="paragraph" style:parent-style-name="Preformatted_20_Text">
      <style:text-properties officeooo:rsid="04e35a8c" officeooo:paragraph-rsid="05c0953f"/>
    </style:style>
    <style:style style:name="P793" style:family="paragraph" style:parent-style-name="Preformatted_20_Text">
      <style:paragraph-properties fo:text-align="end" style:justify-single-word="false"/>
      <style:text-properties officeooo:rsid="05c539a7" officeooo:paragraph-rsid="05c539a7"/>
    </style:style>
    <style:style style:name="P794" style:family="paragraph" style:parent-style-name="Preformatted_20_Text">
      <style:text-properties officeooo:paragraph-rsid="05c620ad"/>
    </style:style>
    <style:style style:name="P795" style:family="paragraph" style:parent-style-name="Preformatted_20_Text">
      <style:paragraph-properties fo:text-align="end" style:justify-single-word="false"/>
      <style:text-properties officeooo:rsid="03e39ed0" officeooo:paragraph-rsid="05c620ad"/>
    </style:style>
    <style:style style:name="P796" style:family="paragraph" style:parent-style-name="Preformatted_20_Text">
      <style:text-properties officeooo:rsid="03e39ed0" officeooo:paragraph-rsid="05c620ad"/>
    </style:style>
    <style:style style:name="P797" style:family="paragraph" style:parent-style-name="Preformatted_20_Text">
      <style:text-properties officeooo:rsid="05c750f4" officeooo:paragraph-rsid="05c750f4"/>
    </style:style>
    <style:style style:name="P798" style:family="paragraph" style:parent-style-name="Preformatted_20_Text">
      <style:paragraph-properties fo:text-align="end" style:justify-single-word="false"/>
      <style:text-properties officeooo:rsid="05c8ec6a" officeooo:paragraph-rsid="05c94b0a"/>
    </style:style>
    <style:style style:name="P799" style:family="paragraph" style:parent-style-name="Preformatted_20_Text">
      <style:paragraph-properties fo:text-align="end" style:justify-single-word="false"/>
      <style:text-properties officeooo:rsid="05c94b0a" officeooo:paragraph-rsid="05c94b0a"/>
    </style:style>
    <style:style style:name="P800" style:family="paragraph" style:parent-style-name="Preformatted_20_Text">
      <style:text-properties officeooo:paragraph-rsid="05c94b0a"/>
    </style:style>
    <style:style style:name="P801" style:family="paragraph" style:parent-style-name="Preformatted_20_Text">
      <style:text-properties officeooo:rsid="05c9a4b1" officeooo:paragraph-rsid="05dede9d"/>
    </style:style>
    <style:style style:name="P802" style:family="paragraph" style:parent-style-name="Preformatted_20_Text">
      <style:text-properties officeooo:rsid="05cd3cf6" officeooo:paragraph-rsid="05dede9d"/>
    </style:style>
    <style:style style:name="P803" style:family="paragraph" style:parent-style-name="Preformatted_20_Text">
      <style:text-properties officeooo:paragraph-rsid="05d125a5"/>
    </style:style>
    <style:style style:name="P804" style:family="paragraph" style:parent-style-name="Preformatted_20_Text">
      <style:text-properties officeooo:rsid="05d2df50" officeooo:paragraph-rsid="05d4fa1e"/>
    </style:style>
    <style:style style:name="P805" style:family="paragraph" style:parent-style-name="Preformatted_20_Text">
      <style:text-properties officeooo:rsid="05d97836" officeooo:paragraph-rsid="05dede9d"/>
    </style:style>
    <style:style style:name="P806" style:family="paragraph" style:parent-style-name="Preformatted_20_Text">
      <style:text-properties officeooo:paragraph-rsid="05dede9d"/>
    </style:style>
    <style:style style:name="P807" style:family="paragraph" style:parent-style-name="Preformatted_20_Text">
      <style:paragraph-properties fo:text-align="end" style:justify-single-word="false"/>
      <style:text-properties officeooo:rsid="05df995b" officeooo:paragraph-rsid="05df995b"/>
    </style:style>
    <style:style style:name="P808" style:family="paragraph" style:parent-style-name="Preformatted_20_Text">
      <style:text-properties officeooo:rsid="05e03e01" officeooo:paragraph-rsid="05e03e01"/>
    </style:style>
    <style:style style:name="P809" style:family="paragraph" style:parent-style-name="Preformatted_20_Text">
      <style:paragraph-properties fo:text-align="end" style:justify-single-word="false"/>
      <style:text-properties officeooo:rsid="05e03e01" officeooo:paragraph-rsid="05e03e01"/>
    </style:style>
    <style:style style:name="P810" style:family="paragraph" style:parent-style-name="Preformatted_20_Text">
      <style:text-properties officeooo:rsid="05e2d149" officeooo:paragraph-rsid="05e2d149"/>
    </style:style>
    <style:style style:name="P811" style:family="paragraph" style:parent-style-name="Preformatted_20_Text">
      <style:paragraph-properties fo:text-align="end" style:justify-single-word="false"/>
      <style:text-properties officeooo:rsid="05e2d149" officeooo:paragraph-rsid="05e2d149"/>
    </style:style>
    <style:style style:name="P812" style:family="paragraph" style:parent-style-name="Preformatted_20_Text">
      <style:text-properties officeooo:rsid="05e38fb1" officeooo:paragraph-rsid="05e38fb1"/>
    </style:style>
    <style:style style:name="P813" style:family="paragraph" style:parent-style-name="Preformatted_20_Text">
      <style:text-properties officeooo:rsid="05e3e2e7" officeooo:paragraph-rsid="05e3e2e7"/>
    </style:style>
    <style:style style:name="P814" style:family="paragraph" style:parent-style-name="Preformatted_20_Text">
      <style:text-properties officeooo:rsid="05e53528" officeooo:paragraph-rsid="05e53528"/>
    </style:style>
    <style:style style:name="P815" style:family="paragraph" style:parent-style-name="Preformatted_20_Text">
      <style:text-properties officeooo:rsid="05e6ff0e" officeooo:paragraph-rsid="05e6ff0e"/>
    </style:style>
    <style:style style:name="P816" style:family="paragraph" style:parent-style-name="Preformatted_20_Text">
      <style:text-properties officeooo:paragraph-rsid="05e8a246"/>
    </style:style>
    <style:style style:name="P817" style:family="paragraph" style:parent-style-name="Preformatted_20_Text">
      <style:text-properties officeooo:rsid="05ea20d9" officeooo:paragraph-rsid="05ea20d9"/>
    </style:style>
    <style:style style:name="P818" style:family="paragraph" style:parent-style-name="Preformatted_20_Text">
      <style:paragraph-properties fo:text-align="end" style:justify-single-word="false"/>
      <style:text-properties officeooo:rsid="05ea20d9" officeooo:paragraph-rsid="05ea20d9"/>
    </style:style>
    <style:style style:name="P819" style:family="paragraph" style:parent-style-name="Preformatted_20_Text">
      <style:paragraph-properties fo:text-align="center" style:justify-single-word="false"/>
      <style:text-properties officeooo:rsid="05ea20d9" officeooo:paragraph-rsid="05ea20d9"/>
    </style:style>
    <style:style style:name="P820" style:family="paragraph" style:parent-style-name="Preformatted_20_Text">
      <style:text-properties officeooo:paragraph-rsid="05ea20d9"/>
    </style:style>
    <style:style style:name="P821" style:family="paragraph" style:parent-style-name="Preformatted_20_Text">
      <style:text-properties officeooo:rsid="05ea7e38" officeooo:paragraph-rsid="05ea7e38"/>
    </style:style>
    <style:style style:name="P822" style:family="paragraph" style:parent-style-name="Preformatted_20_Text">
      <style:paragraph-properties fo:text-align="end" style:justify-single-word="false"/>
      <style:text-properties officeooo:rsid="05ea7e38" officeooo:paragraph-rsid="05ea7e38"/>
    </style:style>
    <style:style style:name="P823" style:family="paragraph" style:parent-style-name="Preformatted_20_Text">
      <style:text-properties officeooo:rsid="05eab467" officeooo:paragraph-rsid="05eab467"/>
    </style:style>
    <style:style style:name="P824" style:family="paragraph" style:parent-style-name="Preformatted_20_Text">
      <style:text-properties officeooo:rsid="05ec2baa" officeooo:paragraph-rsid="05ec2baa"/>
    </style:style>
    <style:style style:name="P825" style:family="paragraph" style:parent-style-name="Preformatted_20_Text">
      <style:paragraph-properties fo:text-align="end" style:justify-single-word="false"/>
      <style:text-properties officeooo:rsid="05ec2baa" officeooo:paragraph-rsid="05ec2baa"/>
    </style:style>
    <style:style style:name="P826" style:family="paragraph" style:parent-style-name="Preformatted_20_Text">
      <style:paragraph-properties fo:text-align="end" style:justify-single-word="false"/>
      <style:text-properties officeooo:rsid="05ecd7e8" officeooo:paragraph-rsid="05ecd7e8"/>
    </style:style>
    <style:style style:name="P827" style:family="paragraph" style:parent-style-name="Preformatted_20_Text">
      <style:text-properties officeooo:rsid="05efb603" officeooo:paragraph-rsid="05efb603"/>
    </style:style>
    <style:style style:name="P828" style:family="paragraph" style:parent-style-name="Preformatted_20_Text">
      <style:paragraph-properties fo:text-align="end" style:justify-single-word="false"/>
      <style:text-properties officeooo:rsid="05efb603" officeooo:paragraph-rsid="05efb603"/>
    </style:style>
    <style:style style:name="P829" style:family="paragraph" style:parent-style-name="Preformatted_20_Text">
      <style:paragraph-properties fo:text-align="start" style:justify-single-word="false"/>
      <style:text-properties officeooo:rsid="05efb603" officeooo:paragraph-rsid="05efb603"/>
    </style:style>
    <style:style style:name="P830" style:family="paragraph" style:parent-style-name="Preformatted_20_Text">
      <style:text-properties officeooo:paragraph-rsid="05efb603"/>
    </style:style>
    <style:style style:name="P831" style:family="paragraph" style:parent-style-name="Preformatted_20_Text">
      <style:text-properties officeooo:rsid="05f09c36" officeooo:paragraph-rsid="05f09c36"/>
    </style:style>
    <style:style style:name="P832" style:family="paragraph" style:parent-style-name="Preformatted_20_Text">
      <style:text-properties officeooo:rsid="05f1e0a4" officeooo:paragraph-rsid="05f1e0a4"/>
    </style:style>
    <style:style style:name="P833" style:family="paragraph" style:parent-style-name="Preformatted_20_Text">
      <style:paragraph-properties fo:text-align="end" style:justify-single-word="false"/>
      <style:text-properties officeooo:rsid="05f1e0a4" officeooo:paragraph-rsid="05f1e0a4"/>
    </style:style>
    <style:style style:name="P834" style:family="paragraph" style:parent-style-name="Preformatted_20_Text">
      <style:paragraph-properties fo:text-align="start" style:justify-single-word="false"/>
      <style:text-properties officeooo:rsid="05f1e0a4" officeooo:paragraph-rsid="05f1e0a4"/>
    </style:style>
    <style:style style:name="P835" style:family="paragraph" style:parent-style-name="Preformatted_20_Text">
      <style:text-properties officeooo:rsid="05f344e0" officeooo:paragraph-rsid="05f344e0"/>
    </style:style>
    <style:style style:name="P836" style:family="paragraph" style:parent-style-name="Preformatted_20_Text">
      <style:paragraph-properties fo:text-align="end" style:justify-single-word="false"/>
      <style:text-properties officeooo:rsid="05f344e0" officeooo:paragraph-rsid="05f344e0"/>
    </style:style>
    <style:style style:name="P837" style:family="paragraph" style:parent-style-name="Preformatted_20_Text">
      <style:paragraph-properties fo:text-align="start" style:justify-single-word="false"/>
      <style:text-properties officeooo:rsid="05f344e0" officeooo:paragraph-rsid="05f344e0"/>
    </style:style>
    <style:style style:name="P838" style:family="paragraph" style:parent-style-name="Preformatted_20_Text">
      <style:paragraph-properties fo:text-align="end" style:justify-single-word="false"/>
      <style:text-properties officeooo:rsid="05f596a8" officeooo:paragraph-rsid="05f596a8"/>
    </style:style>
    <style:style style:name="P839" style:family="paragraph" style:parent-style-name="Preformatted_20_Text">
      <style:paragraph-properties fo:text-align="start" style:justify-single-word="false"/>
      <style:text-properties officeooo:rsid="05f596a8" officeooo:paragraph-rsid="05f596a8"/>
    </style:style>
    <style:style style:name="P840" style:family="paragraph" style:parent-style-name="Preformatted_20_Text">
      <style:paragraph-properties fo:text-align="end" style:justify-single-word="false"/>
      <style:text-properties officeooo:rsid="05f66099" officeooo:paragraph-rsid="05f66099"/>
    </style:style>
    <style:style style:name="P841" style:family="paragraph" style:parent-style-name="Preformatted_20_Text">
      <style:text-properties officeooo:rsid="05f66099" officeooo:paragraph-rsid="05f66099"/>
    </style:style>
    <style:style style:name="P842" style:family="paragraph" style:parent-style-name="Preformatted_20_Text">
      <style:text-properties officeooo:rsid="05f8ea94" officeooo:paragraph-rsid="05f8ea94"/>
    </style:style>
    <style:style style:name="P843" style:family="paragraph" style:parent-style-name="Preformatted_20_Text">
      <style:text-properties officeooo:rsid="05fadad7" officeooo:paragraph-rsid="05fadad7"/>
    </style:style>
    <style:style style:name="P844" style:family="paragraph" style:parent-style-name="Preformatted_20_Text">
      <style:text-properties officeooo:rsid="05fb9c8d" officeooo:paragraph-rsid="05fb9c8d"/>
    </style:style>
    <style:style style:name="P845" style:family="paragraph" style:parent-style-name="Preformatted_20_Text">
      <style:text-properties officeooo:rsid="05fbeb85" officeooo:paragraph-rsid="05fbeb85"/>
    </style:style>
    <style:style style:name="P846" style:family="paragraph" style:parent-style-name="Preformatted_20_Text">
      <style:paragraph-properties fo:text-align="end" style:justify-single-word="false"/>
      <style:text-properties officeooo:rsid="05fbeb85" officeooo:paragraph-rsid="05fbeb85"/>
    </style:style>
    <style:style style:name="P847" style:family="paragraph" style:parent-style-name="Preformatted_20_Text">
      <style:text-properties officeooo:rsid="05fda278" officeooo:paragraph-rsid="05fda278"/>
    </style:style>
    <style:style style:name="P848" style:family="paragraph" style:parent-style-name="Preformatted_20_Text">
      <style:text-properties officeooo:rsid="05ff3f0d" officeooo:paragraph-rsid="05ff3f0d"/>
    </style:style>
    <style:style style:name="P849" style:family="paragraph" style:parent-style-name="Preformatted_20_Text">
      <style:paragraph-properties fo:text-align="end" style:justify-single-word="false"/>
      <style:text-properties officeooo:rsid="05ff3f0d" officeooo:paragraph-rsid="05ff3f0d"/>
    </style:style>
    <style:style style:name="P850" style:family="paragraph" style:parent-style-name="Preformatted_20_Text">
      <style:paragraph-properties fo:text-align="end" style:justify-single-word="false"/>
      <style:text-properties officeooo:rsid="05ff3f0d" officeooo:paragraph-rsid="06027f9f"/>
    </style:style>
    <style:style style:name="P851" style:family="paragraph" style:parent-style-name="Preformatted_20_Text">
      <style:text-properties officeooo:rsid="06027f9f" officeooo:paragraph-rsid="06027f9f"/>
    </style:style>
    <style:style style:name="P852" style:family="paragraph" style:parent-style-name="Preformatted_20_Text">
      <style:text-properties officeooo:rsid="060847cf" officeooo:paragraph-rsid="060847cf"/>
    </style:style>
    <style:style style:name="P853" style:family="paragraph" style:parent-style-name="Preformatted_20_Text">
      <style:paragraph-properties fo:text-align="end" style:justify-single-word="false"/>
      <style:text-properties officeooo:rsid="060847cf" officeooo:paragraph-rsid="060847cf"/>
    </style:style>
    <style:style style:name="P854" style:family="paragraph" style:parent-style-name="Preformatted_20_Text">
      <style:paragraph-properties fo:text-align="end" style:justify-single-word="false"/>
      <style:text-properties officeooo:rsid="060847cf" officeooo:paragraph-rsid="060b4dc0"/>
    </style:style>
    <style:style style:name="P855" style:family="paragraph" style:parent-style-name="Preformatted_20_Text">
      <style:paragraph-properties fo:text-align="start" style:justify-single-word="false"/>
      <style:text-properties officeooo:rsid="060847cf" officeooo:paragraph-rsid="060847cf"/>
    </style:style>
    <style:style style:name="P856" style:family="paragraph" style:parent-style-name="Preformatted_20_Text">
      <style:paragraph-properties fo:text-align="start" style:justify-single-word="false"/>
      <style:text-properties officeooo:rsid="060b4dc0" officeooo:paragraph-rsid="060b4dc0"/>
    </style:style>
    <style:style style:name="P857" style:family="paragraph" style:parent-style-name="Preformatted_20_Text">
      <style:text-properties officeooo:rsid="060bb365" officeooo:paragraph-rsid="060bb365"/>
    </style:style>
    <style:style style:name="P858" style:family="paragraph" style:parent-style-name="Preformatted_20_Text">
      <style:text-properties officeooo:rsid="060d1942" officeooo:paragraph-rsid="060d1942"/>
    </style:style>
    <style:style style:name="P859" style:family="paragraph" style:parent-style-name="Preformatted_20_Text">
      <style:paragraph-properties fo:text-align="end" style:justify-single-word="false"/>
      <style:text-properties officeooo:rsid="060d1942" officeooo:paragraph-rsid="060d1942"/>
    </style:style>
    <style:style style:name="P860" style:family="paragraph" style:parent-style-name="Preformatted_20_Text">
      <style:text-properties officeooo:paragraph-rsid="060ec3eb"/>
    </style:style>
    <style:style style:name="P861" style:family="paragraph" style:parent-style-name="Preformatted_20_Text">
      <style:text-properties officeooo:rsid="060ec3eb" officeooo:paragraph-rsid="060ec3eb"/>
    </style:style>
    <style:style style:name="P862" style:family="paragraph" style:parent-style-name="Preformatted_20_Text">
      <style:paragraph-properties fo:text-align="end" style:justify-single-word="false"/>
      <style:text-properties officeooo:rsid="060ec3eb" officeooo:paragraph-rsid="060ec3eb"/>
    </style:style>
    <style:style style:name="P863" style:family="paragraph" style:parent-style-name="Preformatted_20_Text">
      <style:paragraph-properties fo:text-align="end" style:justify-single-word="false"/>
      <style:text-properties officeooo:rsid="06115c2e" officeooo:paragraph-rsid="06115c2e"/>
    </style:style>
    <style:style style:name="P864" style:family="paragraph" style:parent-style-name="Preformatted_20_Text">
      <style:paragraph-properties fo:text-align="start" style:justify-single-word="false"/>
      <style:text-properties officeooo:rsid="06115c2e" officeooo:paragraph-rsid="06115c2e"/>
    </style:style>
    <style:style style:name="P865" style:family="paragraph" style:parent-style-name="Preformatted_20_Text">
      <style:text-properties officeooo:rsid="0612679b" officeooo:paragraph-rsid="0612679b"/>
    </style:style>
    <style:style style:name="P866" style:family="paragraph" style:parent-style-name="Preformatted_20_Text">
      <style:text-properties officeooo:rsid="050eee86" officeooo:paragraph-rsid="0614fd97"/>
    </style:style>
    <style:style style:name="P867" style:family="paragraph" style:parent-style-name="Preformatted_20_Text">
      <style:text-properties officeooo:rsid="0614fd97" officeooo:paragraph-rsid="0614fd97"/>
    </style:style>
    <style:style style:name="P868" style:family="paragraph" style:parent-style-name="Preformatted_20_Text">
      <style:text-properties officeooo:rsid="0619bf4e" officeooo:paragraph-rsid="0619bf4e"/>
    </style:style>
    <style:style style:name="P869" style:family="paragraph" style:parent-style-name="Preformatted_20_Text">
      <style:text-properties officeooo:rsid="061b2132" officeooo:paragraph-rsid="061b2132"/>
    </style:style>
    <style:style style:name="P870" style:family="paragraph" style:parent-style-name="Preformatted_20_Text">
      <style:text-properties officeooo:rsid="061c93a5" officeooo:paragraph-rsid="061c93a5"/>
    </style:style>
    <style:style style:name="P871" style:family="paragraph" style:parent-style-name="Preformatted_20_Text">
      <style:text-properties officeooo:rsid="0621b514" officeooo:paragraph-rsid="0621b514"/>
    </style:style>
    <style:style style:name="P872" style:family="paragraph" style:parent-style-name="Preformatted_20_Text">
      <style:paragraph-properties fo:text-align="end" style:justify-single-word="false"/>
      <style:text-properties officeooo:rsid="0621b514" officeooo:paragraph-rsid="0621b514"/>
    </style:style>
    <style:style style:name="P873" style:family="paragraph" style:parent-style-name="Text_20_body">
      <style:paragraph-properties fo:margin-top="0in" fo:margin-bottom="0in" loext:contextual-spacing="false" fo:text-align="end" style:justify-single-word="false"/>
      <style:text-properties officeooo:paragraph-rsid="0150fbd9"/>
    </style:style>
    <style:style style:name="P874" style:family="paragraph" style:parent-style-name="Text_20_body">
      <style:paragraph-properties fo:margin-top="0in" fo:margin-bottom="0in" loext:contextual-spacing="false"/>
      <style:text-properties officeooo:paragraph-rsid="0150fbd9"/>
    </style:style>
    <style:style style:name="P875" style:family="paragraph" style:parent-style-name="Text_20_body">
      <style:paragraph-properties fo:margin-top="0in" fo:margin-bottom="0in" loext:contextual-spacing="false" fo:text-align="end" style:justify-single-word="false"/>
      <style:text-properties fo:language="en" fo:country="US" fo:font-style="italic" officeooo:paragraph-rsid="0150fbd9" style:font-style-asian="italic" style:font-style-complex="italic"/>
    </style:style>
    <style:style style:name="P876" style:family="paragraph" style:parent-style-name="Text_20_body">
      <style:paragraph-properties fo:margin-top="0in" fo:margin-bottom="0in" loext:contextual-spacing="false"/>
      <style:text-properties fo:language="en" fo:country="US" officeooo:paragraph-rsid="05c620ad"/>
    </style:style>
    <style:style style:name="P877" style:family="paragraph" style:parent-style-name="Text_20_body">
      <style:paragraph-properties fo:margin-top="0in" fo:margin-bottom="0in" loext:contextual-spacing="false"/>
      <style:text-properties officeooo:paragraph-rsid="04ff5694"/>
    </style:style>
    <style:style style:name="P878" style:family="paragraph" style:parent-style-name="Standard">
      <style:paragraph-properties fo:margin-top="0in" fo:margin-bottom="0in" loext:contextual-spacing="false"/>
      <style:text-properties fo:language="en" fo:country="US" officeooo:paragraph-rsid="02e5189b"/>
    </style:style>
    <style:style style:name="P879" style:family="paragraph" style:parent-style-name="Standard">
      <style:paragraph-properties fo:break-before="column"/>
      <style:text-properties fo:language="en" fo:country="US" officeooo:paragraph-rsid="01dfec2a"/>
    </style:style>
    <style:style style:name="P880" style:family="paragraph" style:parent-style-name="Text_20_body">
      <style:paragraph-properties fo:break-before="column">
        <style:tab-stops/>
      </style:paragraph-properties>
      <style:text-properties fo:language="en" fo:country="US" officeooo:rsid="00116283" officeooo:paragraph-rsid="05d125a5"/>
    </style:style>
    <style:style style:name="P881" style:family="paragraph" style:parent-style-name="Text_20_body">
      <style:paragraph-properties fo:margin-top="0.1201in" fo:margin-bottom="0in" loext:contextual-spacing="false"/>
      <style:text-properties officeooo:paragraph-rsid="03582836"/>
    </style:style>
    <style:style style:name="P88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8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8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8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8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8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9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9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9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9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9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9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9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0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0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0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0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0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0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1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1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1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1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1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1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20" style:family="paragraph" style:parent-style-name="Table_20_Contents">
      <style:paragraph-properties fo:text-align="start" style:justify-single-word="false"/>
      <style:text-properties fo:language="en" fo:country="US" officeooo:paragraph-rsid="01dfec2a"/>
    </style:style>
    <style:style style:name="P921" style:family="paragraph" style:parent-style-name="Table_20_Contents">
      <style:text-properties fo:language="en" fo:country="US" officeooo:paragraph-rsid="034343ba"/>
    </style:style>
    <style:style style:name="P922" style:family="paragraph" style:parent-style-name="Table_20_Contents">
      <style:text-properties fo:language="en" fo:country="US" officeooo:rsid="00d1b501" officeooo:paragraph-rsid="03df8e7b"/>
    </style:style>
    <style:style style:name="P923" style:family="paragraph" style:parent-style-name="Table_20_Contents">
      <style:paragraph-properties fo:text-align="center" style:justify-single-word="false"/>
      <style:text-properties fo:language="en" fo:country="US" officeooo:rsid="000ecd18" officeooo:paragraph-rsid="05dede9d"/>
    </style:style>
    <style:style style:name="P924" style:family="paragraph" style:parent-style-name="Table_20_Contents">
      <style:text-properties fo:language="en" fo:country="US" officeooo:rsid="000ecd18" officeooo:paragraph-rsid="05dede9d"/>
    </style:style>
    <style:style style:name="P925" style:family="paragraph" style:parent-style-name="Table_20_Contents">
      <style:text-properties officeooo:rsid="03d57488" officeooo:paragraph-rsid="04c6c5ef"/>
    </style:style>
    <style:style style:name="P926" style:family="paragraph" style:parent-style-name="Table_20_Contents">
      <style:text-properties officeooo:rsid="04d1acb9" officeooo:paragraph-rsid="04d1acb9"/>
    </style:style>
    <style:style style:name="P927" style:family="paragraph" style:parent-style-name="Table_20_Contents">
      <style:text-properties officeooo:rsid="04f7d05e" officeooo:paragraph-rsid="050d51db"/>
    </style:style>
    <style:style style:name="P928" style:family="paragraph" style:parent-style-name="Table_20_Contents">
      <style:text-properties officeooo:rsid="0468ba6b" officeooo:paragraph-rsid="050d51db"/>
    </style:style>
    <style:style style:name="P929" style:family="paragraph" style:parent-style-name="Table_20_Contents">
      <style:text-properties officeooo:rsid="0543933b" officeooo:paragraph-rsid="0543933b"/>
    </style:style>
    <style:style style:name="P930" style:family="paragraph" style:parent-style-name="Table_20_Contents">
      <style:text-properties officeooo:rsid="0543933b" officeooo:paragraph-rsid="0544ff3e"/>
    </style:style>
    <style:style style:name="P931" style:family="paragraph" style:parent-style-name="Table_20_Contents">
      <style:text-properties officeooo:rsid="0543933b" officeooo:paragraph-rsid="05481342"/>
    </style:style>
    <style:style style:name="P932" style:family="paragraph" style:parent-style-name="Title">
      <style:text-properties fo:language="en" fo:country="US" officeooo:paragraph-rsid="000e30a9"/>
    </style:style>
    <style:style style:name="P933" style:family="paragraph" style:parent-style-name="Text_20_body">
      <style:paragraph-properties fo:margin-top="0.0984in" fo:margin-bottom="0.0398in" loext:contextual-spacing="false"/>
      <style:text-properties fo:language="en" fo:country="US" officeooo:paragraph-rsid="024e2ed2"/>
    </style:style>
    <style:style style:name="P934" style:family="paragraph" style:parent-style-name="Preformatted_20_Text">
      <style:paragraph-properties fo:margin-top="0in" fo:margin-bottom="0.1965in" loext:contextual-spacing="false"/>
      <style:text-properties fo:language="en" fo:country="US" officeooo:paragraph-rsid="03ffb808"/>
    </style:style>
    <style:style style:name="P935" style:family="paragraph" style:parent-style-name="Text_20_body">
      <style:paragraph-properties fo:margin-top="0in" fo:margin-bottom="0.0835in" loext:contextual-spacing="false"/>
      <style:text-properties fo:language="en" fo:country="US" officeooo:paragraph-rsid="014e6b58"/>
    </style:style>
    <style:style style:name="P936" style:family="paragraph" style:parent-style-name="Preformatted_20_Text">
      <style:paragraph-properties fo:margin-top="0in" fo:margin-bottom="0.0835in" loext:contextual-spacing="false"/>
      <style:text-properties fo:language="en" fo:country="US" officeooo:rsid="05292c3f" officeooo:paragraph-rsid="05292c3f"/>
    </style:style>
    <style:style style:name="P937" style:family="paragraph" style:parent-style-name="Text_20_body">
      <style:paragraph-properties fo:break-before="page"/>
      <style:text-properties officeooo:paragraph-rsid="05c539a7"/>
    </style:style>
    <style:style style:name="P93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3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40" style:family="paragraph" style:parent-style-name="Preformatted_20_Text">
      <style:text-properties officeooo:paragraph-rsid="062bc591"/>
    </style:style>
    <style:style style:name="P941" style:family="paragraph" style:parent-style-name="Preformatted_20_Text">
      <style:paragraph-properties fo:text-align="end" style:justify-single-word="false"/>
      <style:text-properties officeooo:paragraph-rsid="062d515c"/>
    </style:style>
    <style:style style:name="P942" style:family="paragraph" style:parent-style-name="Preformatted_20_Text">
      <style:text-properties officeooo:paragraph-rsid="062d515c"/>
    </style:style>
    <style:style style:name="P943" style:family="paragraph" style:parent-style-name="Preformatted_20_Text">
      <style:text-properties officeooo:rsid="062d515c" officeooo:paragraph-rsid="062d515c"/>
    </style:style>
    <style:style style:name="P944" style:family="paragraph" style:parent-style-name="Preformatted_20_Text">
      <style:paragraph-properties fo:text-align="end" style:justify-single-word="false"/>
      <style:text-properties officeooo:rsid="062d515c" officeooo:paragraph-rsid="062d515c"/>
    </style:style>
    <style:style style:name="P945" style:family="paragraph" style:parent-style-name="Heading_20_1">
      <style:text-properties fo:language="en" fo:country="US"/>
    </style:style>
    <style:style style:name="P946" style:family="paragraph" style:parent-style-name="Heading_20_1" style:list-style-name="">
      <style:text-properties fo:language="en" fo:country="US"/>
    </style:style>
    <style:style style:name="P947" style:family="paragraph" style:parent-style-name="Heading_20_1" style:list-style-name="">
      <style:text-properties fo:language="en" fo:country="US" officeooo:paragraph-rsid="000ecd18"/>
    </style:style>
    <style:style style:name="P948" style:family="paragraph" style:parent-style-name="Heading_20_1" style:list-style-name="">
      <style:text-properties fo:language="en" fo:country="US" officeooo:paragraph-rsid="0391de4b"/>
    </style:style>
    <style:style style:name="P949" style:family="paragraph" style:parent-style-name="Heading_20_1">
      <style:text-properties fo:language="en" fo:country="US" officeooo:rsid="00ba312e" officeooo:paragraph-rsid="01dfec2a"/>
    </style:style>
    <style:style style:name="P950" style:family="paragraph" style:parent-style-name="Heading_20_1">
      <style:text-properties fo:language="en" fo:country="US" officeooo:paragraph-rsid="03df8e7b"/>
    </style:style>
    <style:style style:name="P951" style:family="paragraph" style:parent-style-name="Heading_20_1">
      <style:text-properties fo:language="en" fo:country="US" officeooo:rsid="00626861" officeooo:paragraph-rsid="03df8e7b"/>
    </style:style>
    <style:style style:name="P952" style:family="paragraph" style:parent-style-name="Heading_20_1" style:list-style-name="">
      <style:paragraph-properties>
        <style:tab-stops/>
      </style:paragraph-properties>
      <style:text-properties fo:language="en" fo:country="US" officeooo:paragraph-rsid="0614fd97"/>
    </style:style>
    <style:style style:name="P953" style:family="paragraph" style:parent-style-name="Heading_20_1">
      <style:text-properties fo:language="en" fo:country="US" officeooo:rsid="047a2f87" officeooo:paragraph-rsid="05b5b16a"/>
    </style:style>
    <style:style style:name="P954" style:family="paragraph" style:parent-style-name="Heading_20_1">
      <style:text-properties fo:language="en" fo:country="US" officeooo:paragraph-rsid="03ffb808"/>
    </style:style>
    <style:style style:name="P955" style:family="paragraph" style:parent-style-name="Heading_20_1" style:list-style-name="">
      <style:text-properties fo:language="en" fo:country="US" officeooo:rsid="00687dda" officeooo:paragraph-rsid="006f6ad0"/>
    </style:style>
    <style:style style:name="P956" style:family="paragraph" style:parent-style-name="Heading_20_1" style:list-style-name="">
      <style:text-properties fo:language="en" fo:country="US" officeooo:rsid="05140385" officeooo:paragraph-rsid="05140385"/>
    </style:style>
    <style:style style:name="P957" style:family="paragraph" style:parent-style-name="Heading_20_1">
      <style:text-properties fo:language="en" fo:country="US" officeooo:rsid="0290021f" officeooo:paragraph-rsid="02e8ffc4"/>
    </style:style>
    <style:style style:name="P958" style:family="paragraph" style:parent-style-name="Heading_20_1" style:list-style-name="">
      <style:text-properties fo:language="en" fo:country="US" officeooo:rsid="0290021f" officeooo:paragraph-rsid="02e8ffc4"/>
    </style:style>
    <style:style style:name="P959" style:family="paragraph" style:parent-style-name="Heading_20_1">
      <style:text-properties fo:language="en" fo:country="US" officeooo:rsid="024850a1" officeooo:paragraph-rsid="024850a1"/>
    </style:style>
    <style:style style:name="P960" style:family="paragraph" style:parent-style-name="Heading_20_1">
      <style:text-properties fo:language="en" fo:country="US" officeooo:rsid="02037532" officeooo:paragraph-rsid="02037532"/>
    </style:style>
    <style:style style:name="P961" style:family="paragraph" style:parent-style-name="Heading_20_1">
      <style:text-properties officeooo:paragraph-rsid="03df8e7b"/>
    </style:style>
    <style:style style:name="P962" style:family="paragraph" style:parent-style-name="Heading_20_1">
      <style:text-properties fo:font-size="40.2000007629395pt" fo:language="en" fo:country="US" style:font-size-asian="18.2000007629395pt" style:font-size-complex="18.2000007629395pt"/>
    </style:style>
    <style:style style:name="P963" style:family="paragraph" style:parent-style-name="Heading_20_1">
      <style:text-properties officeooo:paragraph-rsid="03ebffc3"/>
    </style:style>
    <style:style style:name="P964" style:family="paragraph" style:parent-style-name="Heading_20_1">
      <style:text-properties officeooo:rsid="04f12978" officeooo:paragraph-rsid="04f12978"/>
    </style:style>
    <style:style style:name="P965" style:family="paragraph" style:parent-style-name="Heading_20_1">
      <style:paragraph-properties fo:break-before="column"/>
    </style:style>
    <style:style style:name="P96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6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68" style:family="paragraph" style:parent-style-name="Heading_20_1">
      <style:paragraph-properties fo:break-before="column"/>
      <style:text-properties fo:language="en" fo:country="US" officeooo:rsid="038a0fa7" officeooo:paragraph-rsid="0391de4b"/>
    </style:style>
    <style:style style:name="P969" style:family="paragraph" style:parent-style-name="Heading_20_1" style:list-style-name="">
      <style:paragraph-properties fo:break-before="column"/>
      <style:text-properties fo:language="en" fo:country="US" officeooo:rsid="00687dda" officeooo:paragraph-rsid="006f6ad0"/>
    </style:style>
    <style:style style:name="P970" style:family="paragraph" style:parent-style-name="Heading_20_1">
      <style:paragraph-properties fo:break-before="column"/>
      <style:text-properties officeooo:rsid="04a65098" officeooo:paragraph-rsid="04958985"/>
    </style:style>
    <style:style style:name="P971" style:family="paragraph" style:parent-style-name="Heading_20_1">
      <style:paragraph-properties fo:break-before="page"/>
      <style:text-properties fo:language="en" fo:country="US" officeooo:rsid="006febcf" officeooo:paragraph-rsid="01d460b6"/>
    </style:style>
    <style:style style:name="P972" style:family="paragraph" style:parent-style-name="Heading_20_1">
      <style:paragraph-properties fo:break-before="page"/>
      <style:text-properties fo:language="en" fo:country="US" officeooo:paragraph-rsid="04c6c5ef"/>
    </style:style>
    <style:style style:name="P973" style:family="paragraph" style:parent-style-name="Heading_20_1">
      <style:paragraph-properties fo:break-before="page"/>
      <style:text-properties fo:language="en" fo:country="US" officeooo:rsid="05140385" officeooo:paragraph-rsid="05140385"/>
    </style:style>
    <style:style style:name="P974" style:family="paragraph" style:parent-style-name="Heading_20_1">
      <style:paragraph-properties fo:break-before="page"/>
      <style:text-properties fo:language="en" fo:country="US" officeooo:rsid="0290021f" officeooo:paragraph-rsid="02e8ffc4"/>
    </style:style>
    <style:style style:name="P975" style:family="paragraph" style:parent-style-name="Heading_20_1">
      <style:paragraph-properties fo:break-before="page"/>
      <style:text-properties fo:language="en" fo:country="US" officeooo:paragraph-rsid="01bbc01c"/>
    </style:style>
    <style:style style:name="P97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77" style:family="paragraph" style:parent-style-name="Heading_20_1">
      <style:paragraph-properties fo:text-align="center" style:justify-single-word="false" fo:break-before="page"/>
    </style:style>
    <style:style style:name="P978"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79" style:family="paragraph" style:parent-style-name="Heading_20_1">
      <style:paragraph-properties fo:margin-top="0in" fo:margin-bottom="0.0835in" loext:contextual-spacing="false" fo:break-before="column"/>
      <style:text-properties fo:language="en" fo:country="US" officeooo:rsid="007b0e30" officeooo:paragraph-rsid="03dda822"/>
    </style:style>
    <style:style style:name="P980" style:family="paragraph" style:parent-style-name="Heading_20_1">
      <style:paragraph-properties fo:margin-top="0in" fo:margin-bottom="0.0835in" loext:contextual-spacing="false" fo:break-before="column"/>
      <style:text-properties fo:language="en" fo:country="US" officeooo:rsid="00ad94c2" officeooo:paragraph-rsid="014e6b58"/>
    </style:style>
    <style:style style:name="P981" style:family="paragraph" style:parent-style-name="Heading_20_1">
      <style:paragraph-properties fo:margin-top="0in" fo:margin-bottom="0.0835in" loext:contextual-spacing="false" fo:break-before="page"/>
      <style:text-properties fo:language="en" fo:country="US" officeooo:rsid="01a5283a"/>
    </style:style>
    <style:style style:name="P982" style:family="paragraph" style:parent-style-name="Heading_20_1">
      <style:paragraph-properties fo:margin-top="0.0984in" fo:margin-bottom="0.0398in" loext:contextual-spacing="false"/>
      <style:text-properties fo:language="en" fo:country="US" officeooo:paragraph-rsid="024e2ed2"/>
    </style:style>
    <style:style style:name="P983" style:family="paragraph" style:parent-style-name="Heading_20_1" style:list-style-name="">
      <style:paragraph-properties fo:margin-top="0.1402in" fo:margin-bottom="0in" loext:contextual-spacing="false"/>
      <style:text-properties fo:language="en" fo:country="US" officeooo:rsid="03576155" officeooo:paragraph-rsid="03576155"/>
    </style:style>
    <style:style style:name="P984" style:family="paragraph" style:parent-style-name="Heading_20_1" style:list-style-name="">
      <style:paragraph-properties fo:margin-top="0.1402in" fo:margin-bottom="0in" loext:contextual-spacing="false" fo:break-before="column"/>
      <style:text-properties fo:language="en" fo:country="US" officeooo:rsid="03576155" officeooo:paragraph-rsid="03576155"/>
    </style:style>
    <style:style style:name="P985" style:family="paragraph" style:parent-style-name="Heading_20_1" style:list-style-name="">
      <style:paragraph-properties fo:margin-top="0.1201in" fo:margin-bottom="0in" loext:contextual-spacing="false"/>
      <style:text-properties officeooo:paragraph-rsid="03582836"/>
    </style:style>
    <style:style style:name="P986" style:family="paragraph" style:parent-style-name="Heading_20_1">
      <style:paragraph-properties fo:margin-top="0.1201in" fo:margin-bottom="0in" loext:contextual-spacing="false" fo:break-before="page"/>
      <style:text-properties officeooo:paragraph-rsid="03582836"/>
    </style:style>
    <style:style style:name="P987" style:family="paragraph" style:parent-style-name="Heading_20_1">
      <style:paragraph-properties fo:margin-top="0.0398in" fo:margin-bottom="0.0591in" loext:contextual-spacing="false" fo:break-before="column"/>
      <style:text-properties fo:language="en" fo:country="US" officeooo:rsid="02037532" officeooo:paragraph-rsid="02037532"/>
    </style:style>
    <style:style style:name="P988" style:family="paragraph" style:parent-style-name="Heading_20_3">
      <style:text-properties officeooo:rsid="04d1acb9" officeooo:paragraph-rsid="04d1acb9"/>
    </style:style>
    <style:style style:name="P989" style:family="paragraph" style:parent-style-name="Heading_20_3">
      <style:text-properties style:font-name="Liberation Mono" fo:language="en" fo:country="US" officeooo:rsid="013b5730" officeooo:paragraph-rsid="03df8e7b"/>
    </style:style>
    <style:style style:name="P99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9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92" style:family="paragraph" style:parent-style-name="Heading_20_3" style:list-style-name="">
      <style:text-properties style:font-name="Liberation Mono"/>
    </style:style>
    <style:style style:name="P993" style:family="paragraph" style:parent-style-name="Heading_20_3">
      <style:text-properties style:font-name="Liberation Mono" officeooo:rsid="05f39e0f" officeooo:paragraph-rsid="05f39e0f"/>
    </style:style>
    <style:style style:name="P99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95" style:family="paragraph" style:parent-style-name="Heading_20_3">
      <style:text-properties fo:language="en" fo:country="US"/>
    </style:style>
    <style:style style:name="P996" style:family="paragraph" style:parent-style-name="Heading_20_3">
      <style:text-properties fo:language="en" fo:country="US" officeooo:paragraph-rsid="03df8e7b"/>
    </style:style>
    <style:style style:name="P997" style:family="paragraph" style:parent-style-name="Heading_20_3">
      <style:text-properties fo:language="en" fo:country="US" officeooo:paragraph-rsid="03dda822"/>
    </style:style>
    <style:style style:name="P998" style:family="paragraph" style:parent-style-name="Heading_20_3">
      <style:text-properties fo:language="en" fo:country="US" officeooo:rsid="03cb2847" officeooo:paragraph-rsid="03f0684b"/>
    </style:style>
    <style:style style:name="P999" style:family="paragraph" style:parent-style-name="Heading_20_3">
      <style:text-properties fo:language="en" fo:country="US" officeooo:rsid="0116beaa" officeooo:paragraph-rsid="03f0684b"/>
    </style:style>
    <style:style style:name="P1000" style:family="paragraph" style:parent-style-name="Heading_20_3">
      <style:text-properties fo:language="en" fo:country="US" officeooo:rsid="038bcc99" officeooo:paragraph-rsid="0391de4b"/>
    </style:style>
    <style:style style:name="P1001" style:family="paragraph" style:parent-style-name="Heading_20_3">
      <style:paragraph-properties fo:text-align="center" style:justify-single-word="false"/>
      <style:text-properties fo:language="en" fo:country="US" officeooo:paragraph-rsid="03ffb808"/>
    </style:style>
    <style:style style:name="P1002" style:family="paragraph" style:parent-style-name="Heading_20_3">
      <style:text-properties fo:language="en" fo:country="US" officeooo:paragraph-rsid="03ffb808"/>
    </style:style>
    <style:style style:name="P1003" style:family="paragraph" style:parent-style-name="Heading_20_3">
      <style:text-properties fo:language="en" fo:country="US" officeooo:rsid="03210bb8" officeooo:paragraph-rsid="04c6c5ef"/>
    </style:style>
    <style:style style:name="P1004" style:family="paragraph" style:parent-style-name="Heading_20_3">
      <style:text-properties fo:language="en" fo:country="US" officeooo:paragraph-rsid="04c6c5ef"/>
    </style:style>
    <style:style style:name="P1005" style:family="paragraph" style:parent-style-name="Heading_20_3">
      <style:text-properties fo:language="en" fo:country="US" officeooo:rsid="0317b39c" officeooo:paragraph-rsid="04c6c5ef"/>
    </style:style>
    <style:style style:name="P1006" style:family="paragraph" style:parent-style-name="Heading_20_3">
      <style:text-properties fo:language="en" fo:country="US" officeooo:rsid="032eee92" officeooo:paragraph-rsid="05b06570"/>
    </style:style>
    <style:style style:name="P1007" style:family="paragraph" style:parent-style-name="Heading_20_3">
      <style:text-properties fo:language="en" fo:country="US" officeooo:rsid="033255fe" officeooo:paragraph-rsid="05b06570"/>
    </style:style>
    <style:style style:name="P1008" style:family="paragraph" style:parent-style-name="Heading_20_3">
      <style:text-properties fo:language="en" fo:country="US" officeooo:rsid="002b64c2" officeooo:paragraph-rsid="05d125a5"/>
    </style:style>
    <style:style style:name="P1009" style:family="paragraph" style:parent-style-name="Heading_20_3">
      <style:text-properties fo:language="en" fo:country="US" officeooo:rsid="00193083" officeooo:paragraph-rsid="04dd3f90"/>
    </style:style>
    <style:style style:name="P1010" style:family="paragraph" style:parent-style-name="Heading_20_3">
      <style:text-properties fo:language="en" fo:country="US" officeooo:paragraph-rsid="06110609"/>
    </style:style>
    <style:style style:name="P1011" style:family="paragraph" style:parent-style-name="Heading_20_3">
      <style:text-properties fo:language="en" fo:country="US" officeooo:rsid="02a8230a" officeooo:paragraph-rsid="02a8230a"/>
    </style:style>
    <style:style style:name="P1012" style:family="paragraph" style:parent-style-name="Heading_20_3">
      <style:text-properties fo:language="en" fo:country="US" officeooo:rsid="022ee015" officeooo:paragraph-rsid="022ee015"/>
    </style:style>
    <style:style style:name="P1013" style:family="paragraph" style:parent-style-name="Heading_20_3">
      <style:text-properties officeooo:paragraph-rsid="0614fd97"/>
    </style:style>
    <style:style style:name="P1014" style:family="paragraph" style:parent-style-name="Heading_20_3">
      <style:text-properties officeooo:paragraph-rsid="03f1f300"/>
    </style:style>
    <style:style style:name="P1015" style:family="paragraph" style:parent-style-name="Heading_20_3">
      <style:text-properties officeooo:rsid="04bca5d6" officeooo:paragraph-rsid="04bca5d6"/>
    </style:style>
    <style:style style:name="P1016" style:family="paragraph" style:parent-style-name="Heading_20_3">
      <style:text-properties officeooo:rsid="043a939b" officeooo:paragraph-rsid="043a939b"/>
    </style:style>
    <style:style style:name="P1017" style:family="paragraph" style:parent-style-name="Heading_20_3">
      <style:text-properties officeooo:paragraph-rsid="05c539a7"/>
    </style:style>
    <style:style style:name="P1018" style:family="paragraph" style:parent-style-name="Heading_20_3">
      <style:text-properties officeooo:rsid="05c8ec6a" officeooo:paragraph-rsid="05c94b0a"/>
    </style:style>
    <style:style style:name="P1019" style:family="paragraph" style:parent-style-name="Heading_20_3">
      <style:text-properties officeooo:paragraph-rsid="05c620ad"/>
    </style:style>
    <style:style style:name="P1020" style:family="paragraph" style:parent-style-name="Heading_20_3">
      <style:text-properties officeooo:paragraph-rsid="04c6c5ef"/>
    </style:style>
    <style:style style:name="P1021" style:family="paragraph" style:parent-style-name="Heading_20_3" style:list-style-name=""/>
    <style:style style:name="P1022" style:family="paragraph" style:parent-style-name="Heading_20_3">
      <style:text-properties officeooo:paragraph-rsid="05b06570"/>
    </style:style>
    <style:style style:name="P1023" style:family="paragraph" style:parent-style-name="Heading_20_3">
      <style:text-properties officeooo:rsid="05df995b" officeooo:paragraph-rsid="05df995b"/>
    </style:style>
    <style:style style:name="P1024" style:family="paragraph" style:parent-style-name="Heading_20_3">
      <style:text-properties officeooo:rsid="05e3e2e7" officeooo:paragraph-rsid="05e3e2e7"/>
    </style:style>
    <style:style style:name="P1025" style:family="paragraph" style:parent-style-name="Heading_20_3">
      <style:text-properties officeooo:rsid="05e6ff0e" officeooo:paragraph-rsid="05e6ff0e"/>
    </style:style>
    <style:style style:name="P1026" style:family="paragraph" style:parent-style-name="Heading_20_3">
      <style:text-properties officeooo:rsid="05e8c20a" officeooo:paragraph-rsid="05e8c20a"/>
    </style:style>
    <style:style style:name="P1027" style:family="paragraph" style:parent-style-name="Heading_20_3">
      <style:text-properties officeooo:rsid="05ea20d9" officeooo:paragraph-rsid="05ea20d9"/>
    </style:style>
    <style:style style:name="P1028" style:family="paragraph" style:parent-style-name="Heading_20_3">
      <style:text-properties officeooo:rsid="05ea7e38" officeooo:paragraph-rsid="05ea7e38"/>
    </style:style>
    <style:style style:name="P1029" style:family="paragraph" style:parent-style-name="Heading_20_3">
      <style:text-properties officeooo:rsid="05efb603" officeooo:paragraph-rsid="05efb603"/>
    </style:style>
    <style:style style:name="P1030" style:family="paragraph" style:parent-style-name="Heading_20_3">
      <style:text-properties officeooo:rsid="05f66099" officeooo:paragraph-rsid="05f66099"/>
    </style:style>
    <style:style style:name="P1031" style:family="paragraph" style:parent-style-name="Heading_20_3">
      <style:text-properties officeooo:rsid="05f8ea94" officeooo:paragraph-rsid="05f8ea94"/>
    </style:style>
    <style:style style:name="P1032" style:family="paragraph" style:parent-style-name="Heading_20_3">
      <style:text-properties officeooo:rsid="05fadad7" officeooo:paragraph-rsid="05fadad7"/>
    </style:style>
    <style:style style:name="P1033" style:family="paragraph" style:parent-style-name="Heading_20_3">
      <style:text-properties officeooo:rsid="05fbeb85" officeooo:paragraph-rsid="05fbeb85"/>
    </style:style>
    <style:style style:name="P1034" style:family="paragraph" style:parent-style-name="Heading_20_3">
      <style:text-properties officeooo:rsid="05d97836" officeooo:paragraph-rsid="05d97836"/>
    </style:style>
    <style:style style:name="P1035" style:family="paragraph" style:parent-style-name="Heading_20_3">
      <style:text-properties officeooo:rsid="05d10ce3" officeooo:paragraph-rsid="05d10ce3"/>
    </style:style>
    <style:style style:name="P1036" style:family="paragraph" style:parent-style-name="Heading_20_3">
      <style:text-properties officeooo:rsid="05d21911" officeooo:paragraph-rsid="05d21911"/>
    </style:style>
    <style:style style:name="P1037" style:family="paragraph" style:parent-style-name="Heading_20_3">
      <style:text-properties officeooo:rsid="061f6c0f" officeooo:paragraph-rsid="061f6c0f"/>
    </style:style>
    <style:style style:name="P1038" style:family="paragraph" style:parent-style-name="Heading_20_3">
      <style:text-properties officeooo:rsid="057fa519" officeooo:paragraph-rsid="057fa519"/>
    </style:style>
    <style:style style:name="P1039" style:family="paragraph" style:parent-style-name="Heading_20_3">
      <style:text-properties officeooo:paragraph-rsid="05a366b5"/>
    </style:style>
    <style:style style:name="P1040" style:family="paragraph" style:parent-style-name="Heading_20_3">
      <style:text-properties officeooo:paragraph-rsid="042b08fe"/>
    </style:style>
    <style:style style:name="P1041" style:family="paragraph" style:parent-style-name="Heading_20_3">
      <style:text-properties officeooo:rsid="0431fa74" officeooo:paragraph-rsid="0431fa74"/>
    </style:style>
    <style:style style:name="P1042" style:family="paragraph" style:parent-style-name="Heading_20_3">
      <style:text-properties officeooo:paragraph-rsid="04309aad"/>
    </style:style>
    <style:style style:name="P1043" style:family="paragraph" style:parent-style-name="Heading_20_3">
      <style:text-properties officeooo:rsid="045150df" officeooo:paragraph-rsid="045150df"/>
    </style:style>
    <style:style style:name="P1044" style:family="paragraph" style:parent-style-name="Heading_20_3">
      <style:text-properties officeooo:rsid="04ab1a4b" officeooo:paragraph-rsid="04caa8cc"/>
    </style:style>
    <style:style style:name="P1045" style:family="paragraph" style:parent-style-name="Heading_20_3">
      <style:text-properties officeooo:rsid="04b4f6de" officeooo:paragraph-rsid="04b4f6de"/>
    </style:style>
    <style:style style:name="P1046" style:family="paragraph" style:parent-style-name="Heading_20_3">
      <style:text-properties officeooo:rsid="04ce2411" officeooo:paragraph-rsid="04ce2411"/>
    </style:style>
    <style:style style:name="P1047" style:family="paragraph" style:parent-style-name="Heading_20_3">
      <style:text-properties officeooo:rsid="04ec3032" officeooo:paragraph-rsid="04ec3032"/>
    </style:style>
    <style:style style:name="P1048" style:family="paragraph" style:parent-style-name="Heading_20_3">
      <style:paragraph-properties fo:margin-top="0.0398in" fo:margin-bottom="0in" loext:contextual-spacing="false"/>
      <style:text-properties fo:language="en" fo:country="US" officeooo:paragraph-rsid="03df8e7b"/>
    </style:style>
    <style:style style:name="P1049" style:family="paragraph" style:parent-style-name="Heading_20_3">
      <style:paragraph-properties fo:break-before="column"/>
    </style:style>
    <style:style style:name="P1050" style:family="paragraph" style:parent-style-name="Heading_20_3">
      <style:paragraph-properties fo:break-before="column"/>
      <style:text-properties fo:language="en" fo:country="US" officeooo:rsid="0116beaa" officeooo:paragraph-rsid="0116beaa"/>
    </style:style>
    <style:style style:name="P1051" style:family="paragraph" style:parent-style-name="Heading_20_3">
      <style:paragraph-properties fo:break-before="column"/>
      <style:text-properties fo:language="en" fo:country="US" officeooo:rsid="05c620ad" officeooo:paragraph-rsid="05c94b0a"/>
    </style:style>
    <style:style style:name="P1052" style:family="paragraph" style:parent-style-name="Heading_20_3">
      <style:paragraph-properties fo:break-before="column"/>
      <style:text-properties officeooo:rsid="05f8ea94" officeooo:paragraph-rsid="05f8ea94"/>
    </style:style>
    <style:style style:name="P1053" style:family="paragraph" style:parent-style-name="Heading_20_3">
      <style:paragraph-properties fo:break-before="column"/>
      <style:text-properties officeooo:rsid="057fa519" officeooo:paragraph-rsid="057fa519"/>
    </style:style>
    <style:style style:name="P1054" style:family="paragraph" style:parent-style-name="Heading_20_3">
      <style:paragraph-properties fo:margin-top="0.0799in" fo:margin-bottom="0in" loext:contextual-spacing="false" fo:break-before="column"/>
      <style:text-properties officeooo:paragraph-rsid="04c6c5ef"/>
    </style:style>
    <style:style style:name="P1055" style:family="paragraph" style:parent-style-name="Heading_20_3" style:list-style-name="">
      <style:paragraph-properties fo:margin-top="0.0799in" fo:margin-bottom="0in"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6" style:family="paragraph" style:parent-style-name="Heading_20_3">
      <style:paragraph-properties fo:margin-top="0.0799in" fo:margin-bottom="0in"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7" style:family="paragraph" style:parent-style-name="Heading_20_3">
      <style:paragraph-properties fo:margin-top="0in" fo:margin-bottom="0in" loext:contextual-spacing="false"/>
      <style:text-properties officeooo:paragraph-rsid="05c188de"/>
    </style:style>
    <style:style style:name="P1058" style:family="paragraph" style:parent-style-name="Heading_20_3">
      <style:paragraph-properties fo:break-before="page"/>
      <style:text-properties style:font-name="Liberation Mono"/>
    </style:style>
    <style:style style:name="P1059" style:family="paragraph" style:parent-style-name="Heading_20_3">
      <style:paragraph-properties fo:break-before="page"/>
      <style:text-properties officeooo:rsid="0581310f" officeooo:paragraph-rsid="0581310f"/>
    </style:style>
    <style:style style:name="P1060" style:family="paragraph" style:parent-style-name="Contents_20_1">
      <style:paragraph-properties>
        <style:tab-stops>
          <style:tab-stop style:position="6.6929in" style:type="right" style:leader-style="dotted" style:leader-text="."/>
        </style:tab-stops>
      </style:paragraph-properties>
    </style:style>
    <style:style style:name="P1061" style:family="paragraph" style:parent-style-name="Heading_20_2">
      <style:text-properties fo:language="en" fo:country="US"/>
    </style:style>
    <style:style style:name="P1062" style:family="paragraph" style:parent-style-name="Heading_20_2">
      <style:text-properties fo:language="en" fo:country="US" officeooo:paragraph-rsid="03df8e7b"/>
    </style:style>
    <style:style style:name="P1063" style:family="paragraph" style:parent-style-name="Heading_20_2">
      <style:text-properties fo:language="en" fo:country="US" officeooo:rsid="03a347fc" officeooo:paragraph-rsid="03a347fc"/>
    </style:style>
    <style:style style:name="P1064" style:family="paragraph" style:parent-style-name="Heading_20_2">
      <style:text-properties fo:language="en" fo:country="US" officeooo:rsid="03c15e17" officeooo:paragraph-rsid="03c15e17"/>
    </style:style>
    <style:style style:name="P1065" style:family="paragraph" style:parent-style-name="Heading_20_2">
      <style:text-properties fo:language="en" fo:country="US" officeooo:paragraph-rsid="03f0684b"/>
    </style:style>
    <style:style style:name="P1066" style:family="paragraph" style:parent-style-name="Heading_20_2">
      <style:text-properties fo:language="en" fo:country="US" officeooo:rsid="039908f4" officeooo:paragraph-rsid="039908f4"/>
    </style:style>
    <style:style style:name="P1067" style:family="paragraph" style:parent-style-name="Heading_20_2">
      <style:text-properties fo:language="en" fo:country="US" officeooo:rsid="038c9bc2" officeooo:paragraph-rsid="0391de4b"/>
    </style:style>
    <style:style style:name="P1068" style:family="paragraph" style:parent-style-name="Heading_20_2" style:list-style-name="">
      <style:paragraph-properties>
        <style:tab-stops/>
      </style:paragraph-properties>
      <style:text-properties fo:language="en" fo:country="US" officeooo:rsid="00116283" officeooo:paragraph-rsid="05d125a5"/>
    </style:style>
    <style:style style:name="P1069" style:family="paragraph" style:parent-style-name="Heading_20_2" style:list-style-name="">
      <style:paragraph-properties>
        <style:tab-stops/>
      </style:paragraph-properties>
      <style:text-properties fo:language="en" fo:country="US" officeooo:paragraph-rsid="04c483aa"/>
    </style:style>
    <style:style style:name="P1070" style:family="paragraph" style:parent-style-name="Heading_20_2">
      <style:text-properties fo:language="en" fo:country="US" officeooo:paragraph-rsid="024e2ed2"/>
    </style:style>
    <style:style style:name="P1071" style:family="paragraph" style:parent-style-name="Heading_20_2">
      <style:text-properties fo:language="en" fo:country="US" officeooo:rsid="025d9165" officeooo:paragraph-rsid="02e8ffc4"/>
    </style:style>
    <style:style style:name="P1072" style:family="paragraph" style:parent-style-name="Heading_20_2" style:list-style-name="">
      <style:paragraph-properties>
        <style:tab-stops/>
      </style:paragraph-properties>
      <style:text-properties fo:language="en" fo:country="US" officeooo:rsid="0468ba6b" officeooo:paragraph-rsid="050d51db"/>
    </style:style>
    <style:style style:name="P1073" style:family="paragraph" style:parent-style-name="Heading_20_2">
      <style:text-properties fo:language="en" fo:country="US" officeooo:rsid="044489f4" officeooo:paragraph-rsid="04478016"/>
    </style:style>
    <style:style style:name="P1074" style:family="paragraph" style:parent-style-name="Heading_20_2">
      <style:text-properties fo:language="en" fo:country="US" officeooo:rsid="0262868f" officeooo:paragraph-rsid="04478016"/>
    </style:style>
    <style:style style:name="P1075" style:family="paragraph" style:parent-style-name="Heading_20_2">
      <style:text-properties fo:language="en" fo:country="US" officeooo:rsid="05102d26" officeooo:paragraph-rsid="05102d26"/>
    </style:style>
    <style:style style:name="P1076" style:family="paragraph" style:parent-style-name="Heading_20_2">
      <style:text-properties fo:language="en" fo:country="US" officeooo:rsid="041cd803" officeooo:paragraph-rsid="042caaff"/>
    </style:style>
    <style:style style:name="P1077" style:family="paragraph" style:parent-style-name="Heading_20_2">
      <style:text-properties fo:language="en" fo:country="US" officeooo:rsid="02951726" officeooo:paragraph-rsid="02951726"/>
    </style:style>
    <style:style style:name="P1078" style:family="paragraph" style:parent-style-name="Heading_20_2">
      <style:text-properties fo:language="en" fo:country="US" officeooo:rsid="029f798a" officeooo:paragraph-rsid="029f798a"/>
    </style:style>
    <style:style style:name="P1079" style:family="paragraph" style:parent-style-name="Heading_20_2">
      <style:text-properties fo:language="en" fo:country="US" officeooo:paragraph-rsid="029a0fef"/>
    </style:style>
    <style:style style:name="P1080" style:family="paragraph" style:parent-style-name="Heading_20_2">
      <style:text-properties fo:language="en" fo:country="US" officeooo:rsid="02a73fa4" officeooo:paragraph-rsid="02a73fa4"/>
    </style:style>
    <style:style style:name="P1081" style:family="paragraph" style:parent-style-name="Heading_20_2">
      <style:text-properties fo:language="en" fo:country="US" officeooo:rsid="02037532" officeooo:paragraph-rsid="02037532"/>
    </style:style>
    <style:style style:name="P1082" style:family="paragraph" style:parent-style-name="Heading_20_2">
      <style:text-properties fo:language="en" fo:country="US" officeooo:rsid="02094a74" officeooo:paragraph-rsid="02094a74"/>
    </style:style>
    <style:style style:name="P1083" style:family="paragraph" style:parent-style-name="Heading_20_2">
      <style:text-properties fo:language="en" fo:country="US" officeooo:rsid="0204b80e" officeooo:paragraph-rsid="0204b80e"/>
    </style:style>
    <style:style style:name="P1084" style:family="paragraph" style:parent-style-name="Heading_20_2">
      <style:text-properties fo:language="en" fo:country="US" officeooo:rsid="021ed18d" officeooo:paragraph-rsid="021ed18d"/>
    </style:style>
    <style:style style:name="P1085" style:family="paragraph" style:parent-style-name="Heading_20_2">
      <style:text-properties fo:language="en" fo:country="US" officeooo:paragraph-rsid="021ed18d"/>
    </style:style>
    <style:style style:name="P1086" style:family="paragraph" style:parent-style-name="Heading_20_2">
      <style:text-properties fo:language="en" fo:country="US" officeooo:rsid="022924d2" officeooo:paragraph-rsid="022924d2"/>
    </style:style>
    <style:style style:name="P1087" style:family="paragraph" style:parent-style-name="Heading_20_2">
      <style:text-properties officeooo:paragraph-rsid="0614fd97"/>
    </style:style>
    <style:style style:name="P1088" style:family="paragraph" style:parent-style-name="Heading_20_2">
      <style:text-properties officeooo:rsid="05b5b16a" officeooo:paragraph-rsid="05b5b16a"/>
    </style:style>
    <style:style style:name="P1089" style:family="paragraph" style:parent-style-name="Heading_20_2">
      <style:text-properties officeooo:rsid="04a5118b" officeooo:paragraph-rsid="04a5118b"/>
    </style:style>
    <style:style style:name="P1090" style:family="paragraph" style:parent-style-name="Heading_20_2" style:list-style-name="">
      <style:paragraph-properties>
        <style:tab-stops/>
      </style:paragraph-properties>
      <style:text-properties officeooo:rsid="04ac42e5" officeooo:paragraph-rsid="04ac42e5"/>
    </style:style>
    <style:style style:name="P1091" style:family="paragraph" style:parent-style-name="Heading_20_2">
      <style:text-properties officeooo:rsid="04bca5d6" officeooo:paragraph-rsid="04bca5d6"/>
    </style:style>
    <style:style style:name="P1092" style:family="paragraph" style:parent-style-name="Heading_20_2">
      <style:text-properties officeooo:rsid="047e1c5f" officeooo:paragraph-rsid="047e1c5f"/>
    </style:style>
    <style:style style:name="P1093" style:family="paragraph" style:parent-style-name="Heading_20_2">
      <style:text-properties officeooo:paragraph-rsid="05b06570"/>
    </style:style>
    <style:style style:name="P1094" style:family="paragraph" style:parent-style-name="Heading_20_2">
      <style:text-properties officeooo:paragraph-rsid="05c620ad"/>
    </style:style>
    <style:style style:name="P1095" style:family="paragraph" style:parent-style-name="Heading_20_2">
      <style:text-properties officeooo:rsid="04e674d7" officeooo:paragraph-rsid="05c0953f"/>
    </style:style>
    <style:style style:name="P1096" style:family="paragraph" style:parent-style-name="Heading_20_2">
      <style:text-properties officeooo:paragraph-rsid="05c0953f"/>
    </style:style>
    <style:style style:name="P1097" style:family="paragraph" style:parent-style-name="Heading_20_2">
      <style:text-properties officeooo:paragraph-rsid="050d51db"/>
    </style:style>
    <style:style style:name="P1098" style:family="paragraph" style:parent-style-name="Heading_20_2">
      <style:text-properties officeooo:rsid="04b82642" officeooo:paragraph-rsid="04caa8cc"/>
    </style:style>
    <style:style style:name="P1099" style:family="paragraph" style:parent-style-name="Heading_20_2">
      <style:paragraph-properties fo:margin-top="0.0398in" fo:margin-bottom="0.0398in" loext:contextual-spacing="false"/>
      <style:text-properties fo:language="en" fo:country="US" officeooo:paragraph-rsid="03df8e7b"/>
    </style:style>
    <style:style style:name="P1100" style:family="paragraph" style:parent-style-name="Heading_20_2">
      <style:paragraph-properties fo:break-before="page"/>
    </style:style>
    <style:style style:name="P1101" style:family="paragraph" style:parent-style-name="Heading_20_2">
      <style:paragraph-properties fo:break-before="page"/>
      <style:text-properties fo:language="en" fo:country="US" officeooo:paragraph-rsid="027d691d"/>
    </style:style>
    <style:style style:name="P1102" style:family="paragraph" style:parent-style-name="Heading_20_2">
      <style:paragraph-properties fo:break-before="page"/>
      <style:text-properties fo:language="en" fo:country="US" officeooo:rsid="041cd803" officeooo:paragraph-rsid="042caaff"/>
    </style:style>
    <style:style style:name="P1103" style:family="paragraph" style:parent-style-name="Heading_20_2">
      <style:paragraph-properties fo:break-before="page"/>
      <style:text-properties officeooo:rsid="04ac42e5" officeooo:paragraph-rsid="04ac42e5"/>
    </style:style>
    <style:style style:name="P1104" style:family="paragraph" style:parent-style-name="Heading_20_2">
      <style:paragraph-properties fo:break-before="page"/>
      <style:text-properties officeooo:paragraph-rsid="04c483aa"/>
    </style:style>
    <style:style style:name="P1105" style:family="paragraph" style:parent-style-name="Heading_20_2">
      <style:paragraph-properties fo:break-before="page"/>
      <style:text-properties officeooo:rsid="05396cd5" officeooo:paragraph-rsid="05396cd5"/>
    </style:style>
    <style:style style:name="P1106" style:family="paragraph" style:parent-style-name="Heading_20_2">
      <style:paragraph-properties fo:margin-top="0.0783in" fo:margin-bottom="0in" loext:contextual-spacing="false"/>
      <style:text-properties fo:language="en" fo:country="US" officeooo:paragraph-rsid="03dda822"/>
    </style:style>
    <style:style style:name="P1107" style:family="paragraph" style:parent-style-name="Heading_20_2">
      <style:paragraph-properties fo:break-before="column"/>
    </style:style>
    <style:style style:name="P1108" style:family="paragraph" style:parent-style-name="Heading_20_2">
      <style:paragraph-properties fo:break-before="column"/>
      <style:text-properties fo:language="en" fo:country="US"/>
    </style:style>
    <style:style style:name="P1109" style:family="paragraph" style:parent-style-name="Heading_20_2">
      <style:paragraph-properties fo:break-before="column"/>
      <style:text-properties fo:language="en" fo:country="US" officeooo:rsid="038c9bc2" officeooo:paragraph-rsid="0391de4b"/>
    </style:style>
    <style:style style:name="P1110" style:family="paragraph" style:parent-style-name="Heading_20_2">
      <style:paragraph-properties fo:break-before="column"/>
      <style:text-properties fo:language="en" fo:country="US" officeooo:rsid="02b9d3e1" officeooo:paragraph-rsid="05d4fa1e"/>
    </style:style>
    <style:style style:name="P1111" style:family="paragraph" style:parent-style-name="Heading_20_2">
      <style:paragraph-properties fo:break-before="column"/>
      <style:text-properties fo:language="en" fo:country="US" officeooo:rsid="0262868f" officeooo:paragraph-rsid="04478016"/>
    </style:style>
    <style:style style:name="P1112" style:family="paragraph" style:parent-style-name="Heading_20_2">
      <style:paragraph-properties fo:break-before="column"/>
      <style:text-properties fo:language="en" fo:country="US" officeooo:rsid="029f798a" officeooo:paragraph-rsid="029f798a"/>
    </style:style>
    <style:style style:name="P1113" style:family="paragraph" style:parent-style-name="Heading_20_2">
      <style:paragraph-properties fo:break-before="column"/>
      <style:text-properties fo:language="en" fo:country="US" officeooo:rsid="029a0fef" officeooo:paragraph-rsid="029a0fef"/>
    </style:style>
    <style:style style:name="P1114" style:family="paragraph" style:parent-style-name="Heading_20_2">
      <style:paragraph-properties fo:break-before="column"/>
      <style:text-properties officeooo:rsid="049fb661" officeooo:paragraph-rsid="049fb661"/>
    </style:style>
    <style:style style:name="P1115" style:family="paragraph" style:parent-style-name="Heading_20_2">
      <style:paragraph-properties fo:break-before="column"/>
      <style:text-properties officeooo:rsid="04bca5d6" officeooo:paragraph-rsid="04bca5d6"/>
    </style:style>
    <style:style style:name="P1116" style:family="paragraph" style:parent-style-name="Heading_20_2">
      <style:paragraph-properties fo:break-before="column"/>
      <style:text-properties officeooo:rsid="0621b514" officeooo:paragraph-rsid="0621b514"/>
    </style:style>
    <style:style style:name="P1117" style:family="paragraph" style:parent-style-name="Heading_20_2">
      <style:paragraph-properties fo:break-before="column"/>
      <style:text-properties officeooo:paragraph-rsid="050d51db"/>
    </style:style>
    <style:style style:name="P1118" style:family="paragraph" style:parent-style-name="Heading_20_2">
      <style:paragraph-properties fo:margin-top="0.0591in" fo:margin-bottom="0.0835in" loext:contextual-spacing="false"/>
      <style:text-properties fo:language="en" fo:country="US" officeooo:paragraph-rsid="047001d1"/>
    </style:style>
    <style:style style:name="P1119" style:family="paragraph" style:parent-style-name="Heading_20_2">
      <style:paragraph-properties fo:margin-top="0.0193in" fo:margin-bottom="0.0835in" loext:contextual-spacing="false"/>
      <style:text-properties fo:language="en" fo:country="US" officeooo:rsid="02037532" officeooo:paragraph-rsid="02037532"/>
    </style:style>
    <style:style style:name="P1120" style:family="paragraph" style:parent-style-name="Contents_20_3">
      <style:paragraph-properties>
        <style:tab-stops>
          <style:tab-stop style:position="6.6146in" style:type="right" style:leader-style="dotted" style:leader-text="."/>
        </style:tab-stops>
      </style:paragraph-properties>
    </style:style>
    <style:style style:name="P1121" style:family="paragraph" style:parent-style-name="Contents_20_2">
      <style:paragraph-properties>
        <style:tab-stops>
          <style:tab-stop style:position="6.6535in" style:type="right" style:leader-style="dotted" style:leader-text="."/>
        </style:tab-stops>
      </style:paragraph-properties>
    </style:style>
    <style:style style:name="P1122" style:family="paragraph" style:parent-style-name="Heading_20_4">
      <style:text-properties officeooo:rsid="05be154e" officeooo:paragraph-rsid="05d4fa1e"/>
    </style:style>
    <style:style style:name="P1123" style:family="paragraph" style:parent-style-name="Heading_20_4">
      <style:paragraph-properties fo:text-align="end" style:justify-single-word="false"/>
      <style:text-properties officeooo:rsid="05be154e" officeooo:paragraph-rsid="05d4fa1e"/>
    </style:style>
    <style:style style:name="P1124" style:family="paragraph" style:parent-style-name="Heading_20_4">
      <style:text-properties officeooo:rsid="0612679b" officeooo:paragraph-rsid="0612679b"/>
    </style:style>
    <style:style style:name="P1125" style:family="paragraph" style:parent-style-name="Heading_20_4">
      <style:text-properties fo:language="en" fo:country="US" officeooo:rsid="035a61ea" officeooo:paragraph-rsid="035a61ea"/>
    </style:style>
    <style:style style:name="P1126" style:family="paragraph" style:parent-style-name="Heading_20_4">
      <style:paragraph-properties fo:break-before="column"/>
    </style:style>
    <style:style style:name="P1127" style:family="paragraph" style:parent-style-name="Contents_20_4">
      <style:paragraph-properties>
        <style:tab-stops>
          <style:tab-stop style:position="6.5756in" style:type="right" style:leader-style="dotted" style:leader-text="."/>
        </style:tab-stops>
      </style:paragraph-properties>
    </style:style>
    <style:style style:name="P1128" style:family="paragraph" style:parent-style-name="Addressee" style:list-style-name="L1"/>
    <style:style style:name="P1129" style:family="paragraph" style:parent-style-name="Addressee" style:list-style-name="L2"/>
    <style:style style:name="P1130" style:family="paragraph" style:parent-style-name="Addressee" style:list-style-name="L3"/>
    <style:style style:name="P1131" style:family="paragraph" style:parent-style-name="Addressee" style:list-style-name="L4"/>
    <style:style style:name="P1132" style:family="paragraph" style:parent-style-name="Addressee" style:list-style-name="L5"/>
    <style:style style:name="P1133" style:family="paragraph" style:parent-style-name="Addressee" style:list-style-name="L6"/>
    <style:style style:name="P1134" style:family="paragraph" style:parent-style-name="Addressee" style:list-style-name="L8"/>
    <style:style style:name="P1135" style:family="paragraph" style:parent-style-name="Addressee" style:list-style-name="L9"/>
    <style:style style:name="P1136" style:family="paragraph" style:parent-style-name="Addressee" style:list-style-name="L10"/>
    <style:style style:name="P1137" style:family="paragraph" style:parent-style-name="Addressee" style:list-style-name="L11"/>
    <style:style style:name="P1138" style:family="paragraph" style:parent-style-name="Addressee" style:list-style-name="L12"/>
    <style:style style:name="P1139" style:family="paragraph" style:parent-style-name="Addressee" style:list-style-name="L13"/>
    <style:style style:name="P1140" style:family="paragraph" style:parent-style-name="Addressee" style:list-style-name="L7">
      <style:paragraph-properties fo:break-before="column"/>
    </style:style>
    <style:style style:name="P1141" style:family="paragraph" style:parent-style-name="Addressee" style:list-style-name="L14">
      <style:paragraph-properties fo:break-before="column"/>
    </style:style>
    <style:style style:name="P1142" style:family="paragraph">
      <loext:graphic-properties draw:fill="none" draw:fill-image-width="0in" draw:fill-image-height="0in"/>
      <style:paragraph-properties fo:text-align="center"/>
    </style:style>
    <style:style style:name="P114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style:text-scale="98%"/>
    </style:style>
    <style:style style:name="T71" style:family="text">
      <style:text-properties fo:font-size="10pt"/>
    </style:style>
    <style:style style:name="T72" style:family="text">
      <style:text-properties fo:font-size="10pt" fo:font-weight="bold" style:font-weight-asian="bold" style:font-weight-complex="bold"/>
    </style:style>
    <style:style style:name="T73" style:family="text">
      <style:text-properties fo:font-size="10pt" fo:font-weight="bold" officeooo:rsid="030cb8fa" style:font-weight-asian="bold"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5406804" style:font-size-asian="10pt" style:font-weight-asian="bold" style:font-size-complex="10pt" style:font-weight-complex="bold" style:text-scale="90%"/>
    </style:style>
    <style:style style:name="T76" style:family="text">
      <style:text-properties fo:font-size="10pt" officeooo:rsid="01c6b3b8"/>
    </style:style>
    <style:style style:name="T77" style:family="text">
      <style:text-properties fo:font-size="10pt" officeooo:rsid="01fac4f5"/>
    </style:style>
    <style:style style:name="T78" style:family="text">
      <style:text-properties fo:font-size="10pt" officeooo:rsid="01fd7b4a"/>
    </style:style>
    <style:style style:name="T79" style:family="text">
      <style:text-properties fo:font-size="10pt" fo:language="en" fo:country="US"/>
    </style:style>
    <style:style style:name="T80" style:family="text">
      <style:text-properties fo:font-size="10pt" fo:language="en" fo:country="US" fo:font-weight="bold" style:font-weight-asian="bold" style:font-weight-complex="bold"/>
    </style:style>
    <style:style style:name="T81" style:family="text">
      <style:text-properties fo:font-size="10pt" fo:language="en" fo:country="US" fo:font-weight="bold" officeooo:rsid="0348edd1" style:font-weight-asian="bold" style:font-weight-complex="bold"/>
    </style:style>
    <style:style style:name="T82" style:family="text">
      <style:text-properties fo:font-size="10pt" fo:language="en" fo:country="US" fo:font-weight="bold" officeooo:rsid="034adc5a" style:font-weight-asian="bold" style:font-weight-complex="bold"/>
    </style:style>
    <style:style style:name="T83" style:family="text">
      <style:text-properties fo:font-size="10pt" fo:language="en" fo:country="US" fo:font-weight="bold" style:font-size-asian="10pt" style:font-weight-asian="bold" style:font-size-complex="10pt" style:font-weight-complex="bold"/>
    </style:style>
    <style:style style:name="T84" style:family="text">
      <style:text-properties fo:font-size="10pt" fo:language="en" fo:country="US" fo:font-weight="bold" style:font-size-asian="10pt" style:font-weight-asian="bold" style:font-size-complex="10pt" style:font-weight-complex="bold" style:text-scale="93%"/>
    </style:style>
    <style:style style:name="T85" style:family="text">
      <style:text-properties fo:font-size="10pt" fo:language="en" fo:country="US" fo:font-weight="bold" style:font-size-asian="10pt" style:font-weight-asian="bold" style:font-size-complex="10pt" style:font-weight-complex="bold" style:text-scale="98%"/>
    </style:style>
    <style:style style:name="T86" style:family="text">
      <style:text-properties fo:font-size="10pt" fo:language="en" fo:country="US" fo:font-weight="bold" officeooo:rsid="04224730" style:font-size-asian="10pt" style:font-weight-asian="bold" style:font-size-complex="10pt" style:font-weight-complex="bold" style:text-scale="98%"/>
    </style:style>
    <style:style style:name="T87" style:family="text">
      <style:text-properties fo:font-size="10pt" fo:language="en" fo:country="US" officeooo:rsid="01c6b3b8"/>
    </style:style>
    <style:style style:name="T88" style:family="text">
      <style:text-properties fo:font-size="10pt" fo:language="en" fo:country="US" officeooo:rsid="01d38703"/>
    </style:style>
    <style:style style:name="T89" style:family="text">
      <style:text-properties fo:font-size="10pt" fo:language="en" fo:country="US" officeooo:rsid="01fec6dd"/>
    </style:style>
    <style:style style:name="T90" style:family="text">
      <style:text-properties fo:font-size="10pt" fo:language="en" fo:country="US" officeooo:rsid="01ff102b"/>
    </style:style>
    <style:style style:name="T91" style:family="text">
      <style:text-properties fo:font-size="10pt" fo:language="en" fo:country="US" style:font-size-asian="10pt" style:font-size-complex="10pt"/>
    </style:style>
    <style:style style:name="T92" style:family="text">
      <style:text-properties fo:font-size="10pt" fo:language="en" fo:country="US" style:font-size-asian="10pt" style:font-size-complex="10pt" style:text-scale="93%"/>
    </style:style>
    <style:style style:name="T93" style:family="text">
      <style:text-properties fo:font-size="10pt" fo:language="en" fo:country="US" officeooo:rsid="030c11df" style:font-size-asian="10pt" style:font-size-complex="10pt" style:text-scale="93%"/>
    </style:style>
    <style:style style:name="T94" style:family="text">
      <style:text-properties fo:font-size="10pt" fo:language="en" fo:country="US" style:font-size-asian="10pt" style:font-size-complex="10pt" style:text-scale="94%"/>
    </style:style>
    <style:style style:name="T95" style:family="text">
      <style:text-properties fo:font-size="10pt" fo:language="en" fo:country="US" officeooo:rsid="0012b5c9" style:font-size-asian="10pt" style:font-size-complex="10pt"/>
    </style:style>
    <style:style style:name="T96" style:family="text">
      <style:text-properties fo:font-size="10pt" fo:language="en" fo:country="US" officeooo:rsid="0348edd1"/>
    </style:style>
    <style:style style:name="T97" style:family="text">
      <style:text-properties fo:font-size="10pt" fo:language="en" fo:country="US" fo:font-style="italic" style:font-size-asian="10pt" style:font-style-asian="italic" style:font-size-complex="10pt" style:font-style-complex="italic"/>
    </style:style>
    <style:style style:name="T98" style:family="text">
      <style:text-properties fo:font-size="10pt" fo:language="en" fo:country="US" fo:font-style="italic" officeooo:rsid="00d7ceab" style:font-size-asian="10pt" style:font-style-asian="italic" style:font-size-complex="10pt" style:font-style-complex="italic"/>
    </style:style>
    <style:style style:name="T99" style:family="text">
      <style:text-properties fo:font-size="10pt" fo:language="en" fo:country="US" fo:font-style="italic" style:font-style-asian="italic" style:font-style-complex="italic"/>
    </style:style>
    <style:style style:name="T100" style:family="text">
      <style:text-properties fo:font-size="10pt" fo:language="en" fo:country="US" fo:font-weight="normal" style:font-weight-asian="normal" style:font-weight-complex="normal"/>
    </style:style>
    <style:style style:name="T101" style:family="text">
      <style:text-properties fo:font-size="10pt" fo:language="en" fo:country="US" officeooo:rsid="02a314f5" style:text-scale="93%"/>
    </style:style>
    <style:style style:name="T102" style:family="text">
      <style:text-properties fo:font-size="10pt" style:text-scale="98%"/>
    </style:style>
    <style:style style:name="T103" style:family="text">
      <style:text-properties fo:font-size="10pt" style:font-size-asian="10pt" style:font-size-complex="10pt" style:text-scale="96%"/>
    </style:style>
    <style:style style:name="T104" style:family="text">
      <style:text-properties style:font-name="Liberation Sans" fo:font-size="6pt" fo:font-weight="bold" style:font-weight-asian="bold" style:font-weight-complex="bold"/>
    </style:style>
    <style:style style:name="T105" style:family="text">
      <style:text-properties style:font-name="Liberation Sans" fo:font-size="6pt" fo:font-weight="bold" officeooo:rsid="00d41cbf" style:font-weight-asian="bold" style:font-weight-complex="bold"/>
    </style:style>
    <style:style style:name="T106" style:family="text">
      <style:text-properties style:font-name="Liberation Sans" fo:font-size="14pt" fo:font-weight="bold" style:font-weight-asian="bold" style:font-weight-complex="bold"/>
    </style:style>
    <style:style style:name="T107" style:family="text">
      <style:text-properties style:font-name="Liberation Sans" fo:font-size="14pt" fo:font-weight="bold" officeooo:rsid="02cbf8b9" style:font-weight-asian="bold" style:font-weight-complex="bold"/>
    </style:style>
    <style:style style:name="T108" style:family="text">
      <style:text-properties style:font-name="Liberation Mono"/>
    </style:style>
    <style:style style:name="T109" style:family="text">
      <style:text-properties style:font-name="Liberation Mono" fo:font-size="8pt" officeooo:rsid="00c6b014" style:font-size-asian="8pt" style:font-size-complex="8pt"/>
    </style:style>
    <style:style style:name="T110" style:family="text">
      <style:text-properties style:font-name="Liberation Mono" fo:font-size="8pt" officeooo:rsid="04fd8adf" style:font-size-asian="8pt" style:font-size-complex="8pt"/>
    </style:style>
    <style:style style:name="T111" style:family="text">
      <style:text-properties style:font-name="Liberation Mono" fo:font-size="8pt" officeooo:rsid="030b57cd" style:font-size-asian="8pt" style:font-size-complex="8pt"/>
    </style:style>
    <style:style style:name="T112" style:family="text">
      <style:text-properties style:font-name="Liberation Mono" fo:font-size="8pt" officeooo:rsid="030cb8fa" style:font-size-asian="8pt" style:font-size-complex="8pt"/>
    </style:style>
    <style:style style:name="T113" style:family="text">
      <style:text-properties style:font-name="Liberation Mono" fo:font-size="8pt" fo:font-weight="normal" officeooo:rsid="00c6b014" style:font-size-asian="8pt" style:font-weight-asian="normal" style:font-size-complex="8pt" style:font-weight-complex="normal"/>
    </style:style>
    <style:style style:name="T114" style:family="text">
      <style:text-properties style:font-name="Liberation Mono" fo:font-size="8pt" fo:font-weight="normal" officeooo:rsid="030b57cd" style:font-size-asian="8pt" style:font-weight-asian="normal" style:font-size-complex="8pt" style:font-weight-complex="normal"/>
    </style:style>
    <style:style style:name="T115" style:family="text">
      <style:text-properties style:font-name="Liberation Mono" fo:font-size="8pt" fo:font-weight="normal" officeooo:rsid="04fd8adf" style:font-size-asian="8pt" style:font-weight-asian="normal" style:font-size-complex="8pt" style:font-weight-complex="normal"/>
    </style:style>
    <style:style style:name="T116" style:family="text">
      <style:text-properties style:font-name="Liberation Mono" fo:font-size="8pt" fo:font-weight="normal" officeooo:rsid="030cb8fa" style:font-size-asian="8pt" style:font-weight-asian="normal" style:font-size-complex="8pt" style:font-weight-complex="normal"/>
    </style:style>
    <style:style style:name="T117" style:family="text">
      <style:text-properties style:font-name="Liberation Mono" fo:font-size="8pt" fo:font-weight="normal" officeooo:rsid="06129f38" style:font-size-asian="8pt" style:font-weight-asian="normal" style:font-size-complex="8pt" style:font-weight-complex="normal"/>
    </style:style>
    <style:style style:name="T118" style:family="text">
      <style:text-properties style:font-name="Liberation Mono" fo:font-size="8pt" fo:font-weight="normal" officeooo:rsid="03cc1094" style:font-size-asian="8pt" style:font-weight-asian="normal" style:font-size-complex="8pt" style:font-weight-complex="normal"/>
    </style:style>
    <style:style style:name="T119" style:family="text">
      <style:text-properties style:font-name="Liberation Mono" fo:font-size="8pt" fo:font-weight="normal" officeooo:rsid="0629cbbc" style:font-size-asian="8pt" style:font-weight-asian="normal" style:font-size-complex="8pt" style:font-weight-complex="normal"/>
    </style:style>
    <style:style style:name="T120" style:family="text">
      <style:text-properties style:font-name="Liberation Mono" fo:font-size="8pt" fo:font-weight="normal" officeooo:rsid="00b46693" style:font-size-asian="8pt" style:font-weight-asian="normal" style:font-size-complex="8pt" style:font-weight-complex="normal"/>
    </style:style>
    <style:style style:name="T121" style:family="text">
      <style:text-properties style:font-name="Liberation Mono" fo:font-size="8pt" fo:font-weight="normal" officeooo:rsid="062d515c" style:font-size-asian="8pt" style:font-weight-asian="normal" style:font-size-complex="8pt" style:font-weight-complex="normal"/>
    </style:style>
    <style:style style:name="T12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3" style:family="text">
      <style:text-properties style:font-name="Liberation Mono" fo:font-size="8pt" officeooo:rsid="0163cd02" style:font-name-asian="NSimSun" style:font-size-asian="10pt" style:font-name-complex="Liberation Mono" style:font-size-complex="10pt"/>
    </style:style>
    <style:style style:name="T124" style:family="text">
      <style:text-properties style:font-name="Liberation Mono" fo:font-size="8pt" officeooo:rsid="00116e17" style:font-name-asian="NSimSun" style:font-size-asian="10pt" style:font-name-complex="Liberation Mono" style:font-size-complex="10pt" style:text-scale="98%"/>
    </style:style>
    <style:style style:name="T125" style:family="text">
      <style:text-properties style:font-name="Liberation Mono" fo:font-size="8pt" officeooo:rsid="0366dc22" style:font-name-asian="NSimSun" style:font-size-asian="10pt" style:font-name-complex="Liberation Mono" style:font-size-complex="10pt" style:text-scale="98%"/>
    </style:style>
    <style:style style:name="T126" style:family="text">
      <style:text-properties style:font-name="Liberation Mono" fo:font-size="8pt" officeooo:rsid="056dbf69" style:font-name-asian="NSimSun" style:font-size-asian="10pt" style:font-name-complex="Liberation Mono" style:font-size-complex="10pt"/>
    </style:style>
    <style:style style:name="T127" style:family="text">
      <style:text-properties style:font-name="Liberation Mono" fo:font-size="8pt" officeooo:rsid="049fb661" style:font-name-asian="NSimSun" style:font-size-asian="8pt" style:font-name-complex="Liberation Mono" style:font-size-complex="8pt"/>
    </style:style>
    <style:style style:name="T128" style:family="text">
      <style:text-properties style:font-name="Liberation Mono" fo:font-size="9pt" fo:font-weight="normal" officeooo:rsid="00b46693" style:font-size-asian="9pt" style:font-weight-asian="normal" style:font-size-complex="9pt" style:font-weight-complex="normal"/>
    </style:style>
    <style:style style:name="T12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0" style:family="text">
      <style:text-properties style:font-name="Liberation Mono" fo:font-size="9pt" style:font-size-asian="9pt" style:font-size-complex="9pt"/>
    </style:style>
    <style:style style:name="T131" style:family="text">
      <style:text-properties style:font-name="Liberation Mono" fo:font-size="9pt" officeooo:rsid="00295f4e" style:font-name-asian="NSimSun" style:font-size-asian="10pt" style:font-name-complex="Liberation Mono" style:font-size-complex="10pt" style:text-scale="98%"/>
    </style:style>
    <style:style style:name="T132" style:family="text">
      <style:text-properties style:font-name="Liberation Mono" fo:font-size="9pt" style:font-name-asian="NSimSun" style:font-size-asian="9pt" style:font-name-complex="Liberation Mono" style:font-size-complex="9pt"/>
    </style:style>
    <style:style style:name="T133" style:family="text">
      <style:text-properties style:font-name="Liberation Mono" fo:font-size="9pt" officeooo:rsid="05f344e0" style:font-name-asian="NSimSun" style:font-size-asian="9pt" style:font-name-complex="Liberation Mono" style:font-size-complex="9pt"/>
    </style:style>
    <style:style style:name="T13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5" style:family="text">
      <style:text-properties style:font-name="Liberation Mono" fo:font-size="10pt"/>
    </style:style>
    <style:style style:name="T136" style:family="text">
      <style:text-properties style:font-name="Liberation Mono" fo:font-size="10pt" style:font-name-asian="NSimSun" style:font-size-asian="10pt" style:font-name-complex="Liberation Mono" style:font-size-complex="10pt"/>
    </style:style>
    <style:style style:name="T137" style:family="text">
      <style:text-properties style:font-name="Liberation Mono" fo:font-size="10pt" officeooo:rsid="002e9755" style:font-name-asian="NSimSun" style:font-size-asian="10pt" style:font-name-complex="Liberation Mono" style:font-size-complex="10pt"/>
    </style:style>
    <style:style style:name="T138" style:family="text">
      <style:text-properties style:font-name="Liberation Mono" fo:font-size="10pt" officeooo:rsid="003ce6c9" style:font-name-asian="NSimSun" style:font-size-asian="10pt" style:font-name-complex="Liberation Mono" style:font-size-complex="10pt"/>
    </style:style>
    <style:style style:name="T139" style:family="text">
      <style:text-properties style:font-name="Liberation Mono" fo:font-size="10pt" officeooo:rsid="006f6ad0"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text-scale="92%"/>
    </style:style>
    <style:style style:name="T142" style:family="text">
      <style:text-properties style:font-name="Liberation Mono" fo:font-size="10pt" officeooo:rsid="0075113f" style:font-name-asian="NSimSun" style:font-size-asian="10pt" style:font-name-complex="Liberation Mono" style:font-size-complex="10pt"/>
    </style:style>
    <style:style style:name="T143" style:family="text">
      <style:text-properties style:font-name="Liberation Mono" fo:font-size="10pt" officeooo:rsid="0077ddbd" style:font-name-asian="NSimSun" style:font-size-asian="10pt" style:font-name-complex="Liberation Mono" style:font-size-complex="10pt"/>
    </style:style>
    <style:style style:name="T144" style:family="text">
      <style:text-properties style:font-name="Liberation Mono" fo:font-size="10pt" officeooo:rsid="007f5894" style:font-name-asian="NSimSun" style:font-size-asian="10pt" style:font-name-complex="Liberation Mono" style:font-size-complex="10pt"/>
    </style:style>
    <style:style style:name="T145" style:family="text">
      <style:text-properties style:font-name="Liberation Mono" fo:font-size="10pt" officeooo:rsid="00a8c116" style:font-name-asian="NSimSun" style:font-size-asian="10pt" style:font-name-complex="Liberation Mono" style:font-size-complex="10pt"/>
    </style:style>
    <style:style style:name="T146" style:family="text">
      <style:text-properties style:font-name="Liberation Mono" fo:font-size="10pt" style:font-name-asian="NSimSun" style:font-size-asian="10pt" style:font-name-complex="Liberation Mono" style:font-size-complex="10pt" style:text-scale="96%"/>
    </style:style>
    <style:style style:name="T147" style:family="text">
      <style:text-properties style:font-name="Liberation Mono" fo:font-size="10pt" officeooo:rsid="00284e68" style:font-name-asian="NSimSun" style:font-size-asian="10pt" style:font-name-complex="Liberation Mono" style:font-size-complex="10pt" style:text-scale="94%"/>
    </style:style>
    <style:style style:name="T148" style:family="text">
      <style:text-properties style:font-name="Liberation Mono" fo:font-size="10pt" style:font-name-asian="NSimSun" style:font-size-asian="10pt" style:font-name-complex="Liberation Mono" style:font-size-complex="10pt" style:text-scale="87%"/>
    </style:style>
    <style:style style:name="T149" style:family="text">
      <style:text-properties style:font-name="Liberation Mono" fo:font-size="10pt" style:font-name-asian="NSimSun" style:font-size-asian="10pt" style:font-name-complex="Liberation Mono" style:font-size-complex="10pt" style:text-scale="93%"/>
    </style:style>
    <style:style style:name="T150" style:family="text">
      <style:text-properties style:font-name="Liberation Mono" fo:font-size="10pt" officeooo:rsid="011c5d76" style:font-name-asian="NSimSun" style:font-size-asian="10pt" style:font-name-complex="Liberation Mono" style:font-size-complex="10pt"/>
    </style:style>
    <style:style style:name="T151" style:family="text">
      <style:text-properties style:font-name="Liberation Mono" fo:font-size="10pt" officeooo:rsid="00284e68" style:font-name-asian="NSimSun" style:font-size-asian="10pt" style:font-name-complex="Liberation Mono" style:font-size-complex="10pt" style:text-scale="95%"/>
    </style:style>
    <style:style style:name="T152" style:family="text">
      <style:text-properties style:font-name="Liberation Mono" fo:font-size="10pt" officeooo:rsid="00284e68" style:font-name-asian="NSimSun" style:font-size-asian="10pt" style:font-name-complex="Liberation Mono" style:font-size-complex="10pt" style:text-scale="100%"/>
    </style:style>
    <style:style style:name="T153" style:family="text">
      <style:text-properties style:font-name="Liberation Mono" fo:font-size="10pt" officeooo:rsid="012b109c" style:font-name-asian="NSimSun" style:font-size-asian="10pt" style:font-name-complex="Liberation Mono" style:font-size-complex="10pt"/>
    </style:style>
    <style:style style:name="T154" style:family="text">
      <style:text-properties style:font-name="Liberation Mono" fo:font-size="10pt" style:font-name-asian="NSimSun" style:font-size-asian="10pt" style:font-name-complex="Liberation Mono" style:font-size-complex="10pt" style:text-scale="98%"/>
    </style:style>
    <style:style style:name="T155" style:family="text">
      <style:text-properties style:font-name="Liberation Mono" fo:font-size="10pt" officeooo:rsid="00284e68" style:font-name-asian="NSimSun" style:font-size-asian="10pt" style:font-name-complex="Liberation Mono" style:font-size-complex="10pt" style:text-scale="98%"/>
    </style:style>
    <style:style style:name="T156" style:family="text">
      <style:text-properties style:font-name="Liberation Mono" fo:font-size="10pt" officeooo:rsid="03c4b3dc" style:font-name-asian="NSimSun" style:font-size-asian="10pt" style:font-name-complex="Liberation Mono" style:font-size-complex="10pt" style:text-scale="98%"/>
    </style:style>
    <style:style style:name="T157" style:family="text">
      <style:text-properties style:font-name="Liberation Mono" fo:font-size="10pt" officeooo:rsid="0175179a" style:font-name-asian="NSimSun" style:font-size-asian="10pt" style:font-name-complex="Liberation Mono" style:font-size-complex="10pt"/>
    </style:style>
    <style:style style:name="T158" style:family="text">
      <style:text-properties style:font-name="Liberation Mono" fo:font-size="10pt" officeooo:rsid="01993d13" style:font-name-asian="NSimSun" style:font-size-asian="10pt" style:font-name-complex="Liberation Mono" style:font-size-complex="10pt"/>
    </style:style>
    <style:style style:name="T159" style:family="text">
      <style:text-properties style:font-name="Liberation Mono" fo:font-size="10pt" officeooo:rsid="01b2c0f8" style:font-name-asian="NSimSun" style:font-size-asian="10pt" style:font-name-complex="Liberation Mono" style:font-size-complex="10pt"/>
    </style:style>
    <style:style style:name="T160" style:family="text">
      <style:text-properties style:font-name="Liberation Mono" fo:font-size="10pt" officeooo:rsid="019b4dd8" style:font-name-asian="NSimSun" style:font-size-asian="10pt" style:font-name-complex="Liberation Mono" style:font-size-complex="10pt"/>
    </style:style>
    <style:style style:name="T161" style:family="text">
      <style:text-properties style:font-name="Liberation Mono" fo:font-size="10pt" officeooo:rsid="0205a2cf" style:font-name-asian="NSimSun" style:font-size-asian="10pt" style:font-name-complex="Liberation Mono" style:font-size-complex="10pt"/>
    </style:style>
    <style:style style:name="T162" style:family="text">
      <style:text-properties style:font-name="Liberation Mono" fo:font-size="10pt" officeooo:rsid="022d36f0" style:font-name-asian="NSimSun" style:font-size-asian="10pt" style:font-name-complex="Liberation Mono" style:font-size-complex="10pt"/>
    </style:style>
    <style:style style:name="T163" style:family="text">
      <style:text-properties style:font-name="Liberation Mono" fo:font-size="10pt" officeooo:rsid="020cd13d" style:font-name-asian="NSimSun" style:font-size-asian="10pt" style:font-name-complex="Liberation Mono" style:font-size-complex="10pt"/>
    </style:style>
    <style:style style:name="T164" style:family="text">
      <style:text-properties style:font-name="Liberation Mono" fo:font-size="10pt" officeooo:rsid="0260d390"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text-scale="97%"/>
    </style:style>
    <style:style style:name="T166" style:family="text">
      <style:text-properties style:font-name="Liberation Mono" fo:font-size="10pt" officeooo:rsid="0312d304" style:font-name-asian="NSimSun" style:font-size-asian="10pt" style:font-name-complex="Liberation Mono" style:font-size-complex="10pt"/>
    </style:style>
    <style:style style:name="T167" style:family="text">
      <style:text-properties style:font-name="Liberation Mono" fo:font-size="10pt" officeooo:rsid="0366dc22" style:font-name-asian="NSimSun" style:font-size-asian="10pt" style:font-name-complex="Liberation Mono" style:font-size-complex="10pt"/>
    </style:style>
    <style:style style:name="T168" style:family="text">
      <style:text-properties style:font-name="Liberation Mono" fo:font-size="10pt" officeooo:rsid="03be2142" style:font-name-asian="NSimSun" style:font-size-asian="10pt" style:font-name-complex="Liberation Mono" style:font-size-complex="10pt"/>
    </style:style>
    <style:style style:name="T169" style:family="text">
      <style:text-properties style:font-name="Liberation Mono" fo:font-size="10pt" officeooo:rsid="03d57488" style:font-name-asian="NSimSun" style:font-size-asian="10pt" style:font-name-complex="Liberation Mono" style:font-size-complex="10pt"/>
    </style:style>
    <style:style style:name="T170" style:family="text">
      <style:text-properties style:font-name="Liberation Mono" fo:font-size="10pt" officeooo:rsid="03f1f300" style:font-name-asian="NSimSun" style:font-size-asian="10pt" style:font-name-complex="Liberation Mono" style:font-size-complex="10pt"/>
    </style:style>
    <style:style style:name="T171" style:family="text">
      <style:text-properties style:font-name="Liberation Mono" fo:font-size="10pt" officeooo:rsid="0487b3f9" style:font-name-asian="NSimSun" style:font-size-asian="10pt" style:font-name-complex="Liberation Mono" style:font-size-complex="10pt"/>
    </style:style>
    <style:style style:name="T172" style:family="text">
      <style:text-properties style:font-name="Liberation Mono" fo:font-size="10pt" officeooo:rsid="048c01df" style:font-name-asian="NSimSun" style:font-size-asian="10pt" style:font-name-complex="Liberation Mono" style:font-size-complex="10pt"/>
    </style:style>
    <style:style style:name="T173" style:family="text">
      <style:text-properties style:font-name="Liberation Mono" fo:font-size="10pt" officeooo:rsid="049fb661" style:font-name-asian="NSimSun" style:font-size-asian="10pt" style:font-name-complex="Liberation Mono" style:font-size-complex="10pt"/>
    </style:style>
    <style:style style:name="T174" style:family="text">
      <style:text-properties style:font-name="Liberation Mono" fo:font-size="10pt" officeooo:rsid="04a1263a" style:font-name-asian="NSimSun" style:font-size-asian="10pt" style:font-name-complex="Liberation Mono" style:font-size-complex="10pt"/>
    </style:style>
    <style:style style:name="T175" style:family="text">
      <style:text-properties style:font-name="Liberation Mono" fo:font-size="10pt" officeooo:rsid="04ab1a4b" style:font-name-asian="NSimSun" style:font-size-asian="10pt" style:font-name-complex="Liberation Mono" style:font-size-complex="10pt"/>
    </style:style>
    <style:style style:name="T176" style:family="text">
      <style:text-properties style:font-name="Liberation Mono" fo:font-size="10pt" officeooo:rsid="053a0312" style:font-name-asian="NSimSun" style:font-size-asian="10pt" style:font-name-complex="Liberation Mono" style:font-size-complex="10pt"/>
    </style:style>
    <style:style style:name="T177" style:family="text">
      <style:text-properties style:font-name="Liberation Mono" fo:font-size="10pt" officeooo:rsid="053d01f8" style:font-name-asian="NSimSun" style:font-size-asian="10pt" style:font-name-complex="Liberation Mono" style:font-size-complex="10pt"/>
    </style:style>
    <style:style style:name="T178" style:family="text">
      <style:text-properties style:font-name="Liberation Mono" fo:font-size="10pt" officeooo:rsid="053d68cd" style:font-name-asian="NSimSun" style:font-size-asian="10pt" style:font-name-complex="Liberation Mono" style:font-size-complex="10pt"/>
    </style:style>
    <style:style style:name="T179" style:family="text">
      <style:text-properties style:font-name="Liberation Mono" fo:font-size="10pt" officeooo:rsid="056dbf69" style:font-name-asian="NSimSun" style:font-size-asian="10pt" style:font-name-complex="Liberation Mono" style:font-size-complex="10pt"/>
    </style:style>
    <style:style style:name="T180" style:family="text">
      <style:text-properties style:font-name="Liberation Mono" fo:font-size="10pt" officeooo:rsid="05413313" style:font-name-asian="NSimSun" style:font-size-asian="10pt" style:font-name-complex="Liberation Mono" style:font-size-complex="10pt"/>
    </style:style>
    <style:style style:name="T181" style:family="text">
      <style:text-properties style:font-name="Liberation Mono" fo:font-size="10pt" officeooo:rsid="058a2499" style:font-name-asian="NSimSun" style:font-size-asian="10pt" style:font-name-complex="Liberation Mono" style:font-size-complex="10pt"/>
    </style:style>
    <style:style style:name="T182" style:family="text">
      <style:text-properties style:font-name="Liberation Mono" fo:font-size="10pt" officeooo:rsid="05858af3" style:font-name-asian="NSimSun" style:font-size-asian="10pt" style:font-name-complex="Liberation Mono" style:font-size-complex="10pt"/>
    </style:style>
    <style:style style:name="T183" style:family="text">
      <style:text-properties style:font-name="Liberation Mono" fo:font-size="10pt" officeooo:rsid="05df995b" style:font-name-asian="NSimSun" style:font-size-asian="10pt" style:font-name-complex="Liberation Mono" style:font-size-complex="10pt"/>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style:font-weight-asian="bold" style:font-weight-complex="bold"/>
    </style:style>
    <style:style style:name="T219" style:family="text">
      <style:text-properties style:font-name="Liberation Mono" fo:font-size="10pt" fo:font-weight="bold" officeooo:rsid="00c56f73" style:font-weight-asian="bold" style:font-weight-complex="bold"/>
    </style:style>
    <style:style style:name="T220" style:family="text">
      <style:text-properties style:font-name="Liberation Mono" fo:font-size="10pt" fo:font-weight="bold" officeooo:rsid="00c56f73" style:font-weight-asian="bold" style:font-weight-complex="bold" style:text-scale="98%"/>
    </style:style>
    <style:style style:name="T221" style:family="text">
      <style:text-properties style:font-name="Liberation Mono" fo:font-size="10pt" fo:font-weight="bold" officeooo:rsid="00c56f73" style:font-weight-asian="bold" style:font-weight-complex="bold" style:text-scale="96%"/>
    </style:style>
    <style:style style:name="T22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3"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3f812e7" style:font-weight-asian="normal" style:font-weight-complex="normal"/>
    </style:style>
    <style:style style:name="T226" style:family="text">
      <style:text-properties style:font-name="Liberation Mono" fo:font-size="10pt" officeooo:rsid="0157d994"/>
    </style:style>
    <style:style style:name="T22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2" style:family="text">
      <style:text-properties style:font-name="Liberation Mono" fo:font-size="10pt" officeooo:rsid="0260d390"/>
    </style:style>
    <style:style style:name="T233" style:family="text">
      <style:text-properties style:font-name="Liberation Mono" fo:font-size="10pt" officeooo:rsid="0269a1c7"/>
    </style:style>
    <style:style style:name="T234" style:family="text">
      <style:text-properties style:font-name="Liberation Mono" fo:font-size="10pt" fo:background-color="transparent" loext:char-shading-value="0" style:font-name-asian="NSimSun" style:font-name-complex="Liberation Mono"/>
    </style:style>
    <style:style style:name="T235" style:family="text">
      <style:text-properties style:font-name="Liberation Mono" fo:font-size="10pt" fo:language="en" fo:country="US" fo:font-weight="bold" officeooo:rsid="00c56f73" style:font-weight-asian="bold" style:font-weight-complex="bold"/>
    </style:style>
    <style:style style:name="T236"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1" style:family="text">
      <style:text-properties style:font-name="Liberation Mono" fo:font-size="10pt" fo:language="en" fo:country="US" style:font-name-asian="NSimSun" style:font-size-asian="10pt" style:font-name-complex="Liberation Mono" style:font-size-complex="10pt"/>
    </style:style>
    <style:style style:name="T242" style:family="text">
      <style:text-properties style:font-name="Liberation Mono" fo:font-size="10pt" fo:language="en" fo:country="US" officeooo:rsid="0012b5c9" style:font-name-asian="NSimSun" style:font-size-asian="10pt" style:font-name-complex="Liberation Mono" style:font-size-complex="10pt"/>
    </style:style>
    <style:style style:name="T243" style:family="text">
      <style:text-properties style:font-name="Liberation Mono" fo:font-size="10pt" fo:language="en" fo:country="US" officeooo:rsid="044402c1" style:font-name-asian="NSimSun" style:font-size-asian="10pt" style:font-name-complex="Liberation Mono" style:font-size-complex="10pt"/>
    </style:style>
    <style:style style:name="T244" style:family="text">
      <style:text-properties style:font-name="Liberation Mono" fo:font-size="10pt" fo:language="en" fo:country="US" officeooo:rsid="0312d304" style:font-name-asian="NSimSun" style:font-size-asian="10pt" style:font-name-complex="Liberation Mono" style:font-size-complex="10pt"/>
    </style:style>
    <style:style style:name="T24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7"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8" style:family="text">
      <style:text-properties style:font-name="Liberation Mono" fo:font-size="16pt" style:font-name-asian="NSimSun" style:font-size-asian="10pt" style:font-name-complex="Liberation Mono" style:font-size-complex="10pt"/>
    </style:style>
    <style:style style:name="T24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0" style:family="text">
      <style:text-properties style:font-name="Liberation Mono" fo:font-weight="bold" style:font-weight-asian="bold" style:font-weight-complex="bold"/>
    </style:style>
    <style:style style:name="T251" style:family="text">
      <style:text-properties style:font-name="Liberation Mono" fo:font-weight="bold" style:font-size-asian="8.75pt" style:font-weight-asian="bold" style:font-weight-complex="bold"/>
    </style:style>
    <style:style style:name="T252" style:family="text">
      <style:text-properties style:font-name="Liberation Mono" fo:font-size="18pt" officeooo:rsid="00a54dd6" style:font-name-asian="NSimSun" style:font-size-asian="10pt" style:font-name-complex="Liberation Mono" style:font-size-complex="10pt"/>
    </style:style>
    <style:style style:name="T253" style:family="text">
      <style:text-properties style:font-name="Liberation Mono" fo:font-size="14pt" fo:font-weight="bold" style:font-weight-asian="bold" style:font-weight-complex="bold"/>
    </style:style>
    <style:style style:name="T25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1" style:family="text">
      <style:text-properties style:font-name="Liberation Mono" fo:font-size="8.5pt" officeooo:rsid="009917f1" style:font-name-asian="NSimSun" style:font-size-asian="8.5pt" style:font-name-complex="Liberation Mono" style:font-size-complex="8.5pt" style:text-scale="98%"/>
    </style:style>
    <style:style style:name="T262" style:family="text">
      <style:text-properties style:font-name="Liberation Mono" fo:language="en" fo:country="US" style:font-name-asian="NSimSun" style:font-name-complex="Liberation Mono"/>
    </style:style>
    <style:style style:name="T263" style:family="text">
      <style:text-properties style:font-name="Liberation Mono" fo:language="en" fo:country="US" officeooo:rsid="04d514e6" style:font-name-asian="NSimSun" style:font-name-complex="Liberation Mono"/>
    </style:style>
    <style:style style:name="T264" style:family="text">
      <style:text-properties style:font-name="Liberation Mono" fo:language="en" fo:country="US" officeooo:rsid="04e1d285" style:font-name-asian="NSimSun" style:font-name-complex="Liberation Mono"/>
    </style:style>
    <style:style style:name="T265" style:family="text">
      <style:text-properties style:font-name="Liberation Mono" fo:language="en" fo:country="US" fo:font-weight="bold" style:font-name-asian="NSimSun" style:font-weight-asian="bold" style:font-name-complex="Liberation Mono" style:font-weight-complex="bold"/>
    </style:style>
    <style:style style:name="T266" style:family="text">
      <style:text-properties style:font-name="Liberation Mono" fo:language="en" fo:country="US" fo:font-weight="bold" officeooo:rsid="0034979b" style:font-name-asian="NSimSun" style:font-weight-asian="bold" style:font-name-complex="Liberation Mono" style:font-weight-complex="bold"/>
    </style:style>
    <style:style style:name="T267" style:family="text">
      <style:text-properties style:font-name="Liberation Mono" fo:font-size="19.2999992370605pt" fo:language="en" fo:country="US" style:font-size-asian="14.1000003814697pt" style:font-size-complex="14.1000003814697pt"/>
    </style:style>
    <style:style style:name="T268" style:family="text">
      <style:text-properties style:font-name="Liberation Mono" fo:font-size="19.2999992370605pt" fo:language="en" fo:country="US" officeooo:rsid="037c37f4" style:font-size-asian="14.1000003814697pt" style:font-size-complex="14.1000003814697pt"/>
    </style:style>
    <style:style style:name="T269" style:family="text">
      <style:text-properties style:font-name="Liberation Mono" officeooo:rsid="0420e89b"/>
    </style:style>
    <style:style style:name="T270" style:family="text">
      <style:text-properties style:font-name="Liberation Mono" officeooo:rsid="0192403a" style:font-name-asian="NSimSun" style:font-name-complex="Liberation Mono"/>
    </style:style>
    <style:style style:name="T271" style:family="text">
      <style:text-properties style:font-name="Liberation Mono" officeooo:rsid="042ceb24" style:font-name-asian="NSimSun" style:font-name-complex="Liberation Mono"/>
    </style:style>
    <style:style style:name="T272" style:family="text">
      <style:text-properties style:font-name="Liberation Mono" officeooo:rsid="04a776d4" style:font-name-asian="NSimSun" style:font-name-complex="Liberation Mono"/>
    </style:style>
    <style:style style:name="T27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5" style:family="text">
      <style:text-properties style:font-name="Liberation Mono" style:font-size-asian="8.75pt"/>
    </style:style>
    <style:style style:name="T27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8" style:family="text">
      <style:text-properties fo:font-weight="normal" style:font-weight-asian="normal" style:font-weight-complex="normal"/>
    </style:style>
    <style:style style:name="T279" style:family="text">
      <style:text-properties fo:font-weight="normal" officeooo:rsid="0066f94a" style:font-weight-asian="normal" style:font-weight-complex="normal"/>
    </style:style>
    <style:style style:name="T280" style:family="text">
      <style:text-properties fo:font-weight="normal" officeooo:rsid="008d28ae" style:font-weight-asian="normal" style:font-weight-complex="normal"/>
    </style:style>
    <style:style style:name="T281" style:family="text">
      <style:text-properties fo:font-weight="normal" officeooo:rsid="00f07efe" style:font-weight-asian="normal" style:font-weight-complex="normal"/>
    </style:style>
    <style:style style:name="T282" style:family="text">
      <style:text-properties fo:font-weight="normal" officeooo:rsid="016eae7e" style:font-weight-asian="normal" style:font-weight-complex="normal"/>
    </style:style>
    <style:style style:name="T283" style:family="text">
      <style:text-properties fo:font-weight="normal" style:font-weight-asian="normal" style:font-weight-complex="normal" style:text-scale="98%"/>
    </style:style>
    <style:style style:name="T284" style:family="text">
      <style:text-properties fo:font-weight="normal" style:font-weight-asian="normal" style:font-weight-complex="normal" style:text-scale="96%"/>
    </style:style>
    <style:style style:name="T285" style:family="text">
      <style:text-properties fo:font-weight="normal" officeooo:rsid="01d82c88" style:font-weight-asian="normal" style:font-weight-complex="normal"/>
    </style:style>
    <style:style style:name="T286" style:family="text">
      <style:text-properties fo:font-weight="normal" officeooo:rsid="01c8259f" style:font-weight-asian="normal" style:font-weight-complex="normal"/>
    </style:style>
    <style:style style:name="T287" style:family="text">
      <style:text-properties fo:font-weight="normal" officeooo:rsid="01f00011" style:font-weight-asian="normal" style:font-weight-complex="normal"/>
    </style:style>
    <style:style style:name="T288" style:family="text">
      <style:text-properties fo:font-weight="normal" officeooo:rsid="03c4b3dc" style:font-weight-asian="normal" style:font-weight-complex="normal"/>
    </style:style>
    <style:style style:name="T289" style:family="text">
      <style:text-properties fo:font-weight="normal" officeooo:rsid="03f0684b" style:font-weight-asian="normal" style:font-weight-complex="normal"/>
    </style:style>
    <style:style style:name="T290" style:family="text">
      <style:text-properties fo:font-weight="normal" officeooo:rsid="03f812e7" style:font-weight-asian="normal" style:font-weight-complex="normal"/>
    </style:style>
    <style:style style:name="T291" style:family="text">
      <style:text-properties fo:font-weight="normal" officeooo:rsid="053d01f8" style:font-weight-asian="normal" style:font-weight-complex="normal"/>
    </style:style>
    <style:style style:name="T292" style:family="text">
      <style:text-properties fo:font-weight="normal" officeooo:rsid="05525ca7" style:font-weight-asian="normal" style:font-weight-complex="normal"/>
    </style:style>
    <style:style style:name="T293" style:family="text">
      <style:text-properties fo:font-weight="normal" officeooo:rsid="05589d06" style:font-weight-asian="normal" style:font-weight-complex="normal"/>
    </style:style>
    <style:style style:name="T294" style:family="text">
      <style:text-properties fo:font-weight="normal" officeooo:rsid="056b18c3" style:font-weight-asian="normal" style:font-weight-complex="normal"/>
    </style:style>
    <style:style style:name="T295" style:family="text">
      <style:text-properties fo:font-weight="normal" officeooo:rsid="05858af3" style:font-weight-asian="normal" style:font-weight-complex="normal"/>
    </style:style>
    <style:style style:name="T296" style:family="text">
      <style:text-properties officeooo:rsid="00116e17"/>
    </style:style>
    <style:style style:name="T297" style:family="text">
      <style:text-properties officeooo:rsid="00193083"/>
    </style:style>
    <style:style style:name="T298" style:family="text">
      <style:text-properties officeooo:rsid="001c5910"/>
    </style:style>
    <style:style style:name="T299" style:family="text">
      <style:text-properties fo:font-style="italic" style:font-style-asian="italic" style:font-style-complex="italic"/>
    </style:style>
    <style:style style:name="T300" style:family="text">
      <style:text-properties fo:font-style="italic" officeooo:rsid="0047ba66" style:font-style-asian="italic" style:font-style-complex="italic"/>
    </style:style>
    <style:style style:name="T301" style:family="text">
      <style:text-properties fo:font-style="italic" officeooo:rsid="00497c88" style:font-style-asian="italic" style:font-style-complex="italic"/>
    </style:style>
    <style:style style:name="T302" style:family="text">
      <style:text-properties fo:font-style="italic" officeooo:rsid="02cc8c22" style:font-style-asian="italic" style:font-style-complex="italic"/>
    </style:style>
    <style:style style:name="T303" style:family="text">
      <style:text-properties fo:font-style="italic" officeooo:rsid="03232e95" style:font-style-asian="italic" style:font-style-complex="italic"/>
    </style:style>
    <style:style style:name="T304" style:family="text">
      <style:text-properties fo:font-style="italic" officeooo:rsid="03190a2d" style:font-style-asian="italic" style:font-style-complex="italic"/>
    </style:style>
    <style:style style:name="T305" style:family="text">
      <style:text-properties fo:font-style="italic" officeooo:rsid="03fa4d37" style:font-style-asian="italic" style:font-style-complex="italic"/>
    </style:style>
    <style:style style:name="T306" style:family="text">
      <style:text-properties fo:font-style="italic" style:font-style-asian="italic" style:font-style-complex="italic" style:text-scale="96%"/>
    </style:style>
    <style:style style:name="T307" style:family="text">
      <style:text-properties fo:font-style="italic" officeooo:rsid="03a82e25" style:font-style-asian="italic" style:font-style-complex="italic"/>
    </style:style>
    <style:style style:name="T308" style:family="text">
      <style:text-properties fo:font-style="italic" style:text-underline-style="none" style:font-style-asian="italic" style:font-style-complex="italic"/>
    </style:style>
    <style:style style:name="T309" style:family="text">
      <style:text-properties fo:font-style="italic" style:text-underline-style="none" officeooo:rsid="00193083" style:font-style-asian="italic" style:font-style-complex="italic"/>
    </style:style>
    <style:style style:name="T310" style:family="text">
      <style:text-properties fo:font-style="italic" style:text-underline-style="none" fo:font-weight="bold" officeooo:rsid="00193083" style:font-style-asian="italic" style:font-weight-asian="bold" style:font-style-complex="italic" style:font-weight-complex="bold"/>
    </style:style>
    <style:style style:name="T311" style:family="text">
      <style:text-properties fo:font-style="italic" fo:font-weight="normal" officeooo:rsid="0047ba66" style:font-style-asian="italic" style:font-weight-asian="normal" style:font-style-complex="italic" style:font-weight-complex="normal"/>
    </style:style>
    <style:style style:name="T312" style:family="text">
      <style:text-properties fo:font-style="italic" fo:font-weight="bold" style:font-style-asian="italic" style:font-weight-asian="bold" style:font-style-complex="italic" style:font-weight-complex="bold"/>
    </style:style>
    <style:style style:name="T313" style:family="text">
      <style:text-properties fo:font-style="italic" fo:font-weight="bold" officeooo:rsid="0047ba66" style:font-style-asian="italic" style:font-weight-asian="bold" style:font-style-complex="italic" style:font-weight-complex="bold"/>
    </style:style>
    <style:style style:name="T314" style:family="text">
      <style:text-properties fo:font-style="italic" fo:font-weight="bold" officeooo:rsid="05dac0e0" style:font-style-asian="italic" style:font-weight-asian="bold" style:font-style-complex="italic" style:font-weight-complex="bold"/>
    </style:style>
    <style:style style:name="T315" style:family="text">
      <style:text-properties fo:font-style="italic" fo:font-weight="bold" officeooo:rsid="05dbb2e8" style:font-style-asian="italic" style:font-weight-asian="bold" style:font-style-complex="italic" style:font-weight-complex="bold"/>
    </style:style>
    <style:style style:name="T316" style:family="text">
      <style:text-properties fo:font-style="normal" style:font-style-asian="normal" style:font-style-complex="normal"/>
    </style:style>
    <style:style style:name="T317" style:family="text">
      <style:text-properties fo:font-style="normal" officeooo:rsid="0033d758" style:font-style-asian="normal" style:font-style-complex="normal"/>
    </style:style>
    <style:style style:name="T318" style:family="text">
      <style:text-properties fo:font-style="normal" officeooo:rsid="003e1316" style:font-style-asian="normal" style:font-style-complex="normal"/>
    </style:style>
    <style:style style:name="T319" style:family="text">
      <style:text-properties fo:font-style="normal" officeooo:rsid="02cc8c22" style:font-style-asian="normal" style:font-style-complex="normal"/>
    </style:style>
    <style:style style:name="T320" style:family="text">
      <style:text-properties fo:font-style="normal" fo:font-weight="bold" style:font-style-asian="normal" style:font-weight-asian="bold" style:font-style-complex="normal" style:font-weight-complex="bold"/>
    </style:style>
    <style:style style:name="T321" style:family="text">
      <style:text-properties fo:font-style="normal" fo:font-weight="bold" officeooo:rsid="0033d758" style:font-style-asian="normal" style:font-weight-asian="bold" style:font-style-complex="normal" style:font-weight-complex="bold"/>
    </style:style>
    <style:style style:name="T322" style:family="text">
      <style:text-properties fo:font-style="normal" fo:font-weight="normal" officeooo:rsid="0033d758" style:font-style-asian="normal" style:font-weight-asian="normal" style:font-style-complex="normal" style:font-weight-complex="normal"/>
    </style:style>
    <style:style style:name="T323" style:family="text">
      <style:text-properties fo:font-size="12pt"/>
    </style:style>
    <style:style style:name="T324" style:family="text">
      <style:text-properties fo:font-size="12pt" fo:language="en" fo:country="US" officeooo:rsid="034a0c63"/>
    </style:style>
    <style:style style:name="T325" style:family="text">
      <style:text-properties fo:font-size="12pt" fo:language="en" fo:country="US" fo:font-weight="bold" style:font-weight-asian="bold" style:font-weight-complex="bold"/>
    </style:style>
    <style:style style:name="T326" style:family="text">
      <style:text-properties fo:font-size="12pt" fo:font-weight="bold" style:font-weight-asian="bold" style:font-weight-complex="bold"/>
    </style:style>
    <style:style style:name="T327" style:family="text">
      <style:text-properties fo:font-size="12pt" fo:font-weight="bold" officeooo:rsid="04fe87cf" style:font-weight-asian="bold" style:font-weight-complex="bold"/>
    </style:style>
    <style:style style:name="T328" style:family="text">
      <style:text-properties officeooo:rsid="0026ba99"/>
    </style:style>
    <style:style style:name="T329" style:family="text">
      <style:text-properties officeooo:rsid="00284e68"/>
    </style:style>
    <style:style style:name="T330" style:family="text">
      <style:text-properties officeooo:rsid="002876b5"/>
    </style:style>
    <style:style style:name="T331" style:family="text">
      <style:text-properties officeooo:rsid="00295f4e"/>
    </style:style>
    <style:style style:name="T332" style:family="text">
      <style:text-properties officeooo:rsid="002c2cfa"/>
    </style:style>
    <style:style style:name="T333" style:family="text">
      <style:text-properties officeooo:rsid="003ce6c9"/>
    </style:style>
    <style:style style:name="T334" style:family="text">
      <style:text-properties officeooo:rsid="003d1d02"/>
    </style:style>
    <style:style style:name="T335" style:family="text">
      <style:text-properties officeooo:rsid="003e1316"/>
    </style:style>
    <style:style style:name="T336" style:family="text">
      <style:text-properties officeooo:rsid="0047ba66"/>
    </style:style>
    <style:style style:name="T337" style:family="text">
      <style:text-properties officeooo:rsid="00497c88"/>
    </style:style>
    <style:style style:name="T338" style:family="text">
      <style:text-properties officeooo:rsid="004c64e9"/>
    </style:style>
    <style:style style:name="T339" style:family="text">
      <style:text-properties officeooo:rsid="004ddfc6"/>
    </style:style>
    <style:style style:name="T340" style:family="text">
      <style:text-properties officeooo:rsid="004eb83c"/>
    </style:style>
    <style:style style:name="T341" style:family="text">
      <style:text-properties officeooo:rsid="0053de3a"/>
    </style:style>
    <style:style style:name="T342" style:family="text">
      <style:text-properties officeooo:rsid="0065d951"/>
    </style:style>
    <style:style style:name="T343" style:family="text">
      <style:text-properties officeooo:rsid="00661b04"/>
    </style:style>
    <style:style style:name="T344" style:family="text">
      <style:text-properties officeooo:rsid="0066f94a"/>
    </style:style>
    <style:style style:name="T345" style:family="text">
      <style:text-properties style:font-name="Liberation Serif"/>
    </style:style>
    <style:style style:name="T346" style:family="text">
      <style:text-properties style:font-name="Liberation Serif" fo:font-size="12pt" fo:font-weight="normal" style:font-size-asian="12pt" style:font-weight-asian="normal" style:font-size-complex="12pt" style:font-weight-complex="normal"/>
    </style:style>
    <style:style style:name="T347" style:family="text">
      <style:text-properties style:font-name="Liberation Serif" fo:font-size="12pt" fo:font-weight="normal" officeooo:rsid="0555377f" style:font-size-asian="12pt" style:font-weight-asian="normal" style:font-size-complex="12pt" style:font-weight-complex="normal"/>
    </style:style>
    <style:style style:name="T34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2" style:family="text">
      <style:text-properties style:font-name="Liberation Serif" fo:font-size="12pt" fo:font-style="italic" officeooo:rsid="03ae2fc8" style:font-style-asian="italic" style:font-style-complex="italic"/>
    </style:style>
    <style:style style:name="T353" style:family="text">
      <style:text-properties style:font-name="Liberation Serif" fo:font-size="12pt" fo:font-style="italic" style:font-size-asian="12pt" style:font-style-asian="italic" style:font-size-complex="12pt" style:font-style-complex="italic"/>
    </style:style>
    <style:style style:name="T354" style:family="text">
      <style:text-properties style:font-name="Liberation Serif" fo:font-size="12pt" fo:language="en" fo:country="US" officeooo:rsid="02a89f97" style:font-size-asian="10pt" style:font-size-complex="10pt"/>
    </style:style>
    <style:style style:name="T355" style:family="text">
      <style:text-properties style:font-name="Liberation Serif" fo:font-size="12pt" fo:language="en" fo:country="US" officeooo:rsid="044402c1" style:font-name-asian="NSimSun" style:font-size-asian="10pt" style:font-name-complex="Liberation Mono" style:font-size-complex="10pt"/>
    </style:style>
    <style:style style:name="T356"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7" style:family="text">
      <style:text-properties style:font-name="Liberation Serif" fo:font-size="12pt" fo:language="en" fo:country="US" officeooo:rsid="047a2f87" style:font-size-asian="12pt" style:font-size-complex="12pt"/>
    </style:style>
    <style:style style:name="T358" style:family="text">
      <style:text-properties style:font-name="Liberation Serif" fo:font-size="12pt" fo:language="en" fo:country="US" officeooo:rsid="0626fc15" style:font-size-asian="12pt" style:font-size-complex="12pt"/>
    </style:style>
    <style:style style:name="T359" style:family="text">
      <style:text-properties style:font-name="Liberation Serif" fo:font-size="12pt" officeooo:rsid="047940fb" style:text-scale="98%"/>
    </style:style>
    <style:style style:name="T360" style:family="text">
      <style:text-properties style:font-name="Liberation Serif" fo:font-size="12pt" style:font-size-asian="12pt" style:font-size-complex="12pt"/>
    </style:style>
    <style:style style:name="T361" style:family="text">
      <style:text-properties style:font-name="Liberation Serif" fo:font-size="12pt" officeooo:rsid="0487b3f9" style:font-size-asian="12pt" style:font-size-complex="12pt"/>
    </style:style>
    <style:style style:name="T362" style:family="text">
      <style:text-properties style:font-name="Liberation Serif" fo:font-size="12pt" officeooo:rsid="048eff74" style:font-size-asian="12pt" style:font-size-complex="12pt"/>
    </style:style>
    <style:style style:name="T363" style:family="text">
      <style:text-properties style:font-name="Liberation Serif" fo:font-size="12pt" officeooo:rsid="0576133d" style:font-size-asian="12pt" style:font-size-complex="12pt"/>
    </style:style>
    <style:style style:name="T364" style:family="text">
      <style:text-properties style:font-name="Liberation Serif" fo:font-size="12pt" officeooo:rsid="05e6ff0e" style:font-size-asian="12pt" style:font-size-complex="12pt"/>
    </style:style>
    <style:style style:name="T365" style:family="text">
      <style:text-properties style:font-name="Liberation Serif" fo:font-size="12pt" officeooo:rsid="04ab1a4b" style:font-name-asian="NSimSun" style:font-size-asian="12pt" style:font-name-complex="Liberation Mono" style:font-size-complex="12pt"/>
    </style:style>
    <style:style style:name="T366" style:family="text">
      <style:text-properties style:font-name="Liberation Serif" fo:font-size="12pt" officeooo:rsid="05514585" style:font-name-asian="NSimSun" style:font-size-asian="12pt" style:font-name-complex="Liberation Mono" style:font-size-complex="12pt"/>
    </style:style>
    <style:style style:name="T367" style:family="text">
      <style:text-properties style:font-name="Liberation Serif" fo:font-size="12pt" officeooo:rsid="0555377f" style:font-name-asian="NSimSun" style:font-size-asian="12pt" style:font-name-complex="Liberation Mono" style:font-size-complex="12pt"/>
    </style:style>
    <style:style style:name="T368" style:family="text">
      <style:text-properties style:font-name="Liberation Serif" fo:font-size="12pt" officeooo:rsid="05e6ff0e" style:font-name-asian="NSimSun" style:font-size-asian="12pt" style:font-name-complex="Liberation Mono" style:font-size-complex="12pt"/>
    </style:style>
    <style:style style:name="T369" style:family="text">
      <style:text-properties style:font-name="Liberation Serif" fo:font-size="10pt" fo:font-weight="bold" officeooo:rsid="00c56f73" style:font-weight-asian="bold" style:font-weight-complex="bold"/>
    </style:style>
    <style:style style:name="T370" style:family="text">
      <style:text-properties style:font-name="Liberation Serif" fo:font-size="10pt" officeooo:rsid="03a00c90"/>
    </style:style>
    <style:style style:name="T371" style:family="text">
      <style:text-properties style:font-name="Liberation Serif" fo:font-size="10pt" fo:language="en" fo:country="US"/>
    </style:style>
    <style:style style:name="T372" style:family="text">
      <style:text-properties style:font-name="Liberation Serif" fo:font-size="10pt" fo:language="en" fo:country="US" officeooo:rsid="02e8ffc4"/>
    </style:style>
    <style:style style:name="T373" style:family="text">
      <style:text-properties style:font-name="Liberation Serif" fo:font-size="10pt" officeooo:rsid="05514585" style:font-name-asian="NSimSun" style:font-size-asian="10pt" style:font-name-complex="Liberation Mono" style:font-size-complex="10pt"/>
    </style:style>
    <style:style style:name="T374" style:family="text">
      <style:text-properties style:font-name="Liberation Serif" fo:language="en" fo:country="US"/>
    </style:style>
    <style:style style:name="T375" style:family="text">
      <style:text-properties style:font-name="Liberation Serif" fo:language="en" fo:country="US" fo:font-style="italic" style:font-style-asian="italic" style:font-style-complex="italic"/>
    </style:style>
    <style:style style:name="T376" style:family="text">
      <style:text-properties style:font-name="Liberation Serif" fo:language="en" fo:country="US" fo:font-style="italic" officeooo:rsid="02c2bc17" style:font-style-asian="italic" style:font-style-complex="italic"/>
    </style:style>
    <style:style style:name="T377" style:family="text">
      <style:text-properties style:font-name="Liberation Serif" fo:language="en" fo:country="US" fo:font-style="italic" officeooo:rsid="02d0848c" style:font-style-asian="italic" style:font-style-complex="italic"/>
    </style:style>
    <style:style style:name="T378" style:family="text">
      <style:text-properties style:font-name="Liberation Serif" fo:language="en" fo:country="US" fo:font-style="italic" fo:font-weight="bold" style:font-style-asian="italic" style:font-weight-asian="bold" style:font-style-complex="italic" style:font-weight-complex="bold"/>
    </style:style>
    <style:style style:name="T37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0" style:family="text">
      <style:text-properties style:font-name="Liberation Serif" fo:language="en" fo:country="US" officeooo:rsid="032eee92"/>
    </style:style>
    <style:style style:name="T381" style:family="text">
      <style:text-properties style:font-name="Liberation Serif" fo:font-style="italic" officeooo:rsid="0441f2ae" style:font-style-asian="italic" style:font-style-complex="italic"/>
    </style:style>
    <style:style style:name="T382" style:family="text">
      <style:text-properties style:font-name="Liberation Serif" officeooo:rsid="04639efd"/>
    </style:style>
    <style:style style:name="T383" style:family="text">
      <style:text-properties style:font-name="Liberation Serif" officeooo:rsid="04640c90"/>
    </style:style>
    <style:style style:name="T384" style:family="text">
      <style:text-properties style:font-name="Liberation Serif" officeooo:rsid="0489484b"/>
    </style:style>
    <style:style style:name="T385" style:family="text">
      <style:text-properties style:font-name="Liberation Serif" fo:font-weight="bold" officeooo:rsid="04640c90" style:font-weight-asian="bold" style:font-weight-complex="bold"/>
    </style:style>
    <style:style style:name="T386" style:family="text">
      <style:text-properties style:font-name="Liberation Serif" officeooo:rsid="04fe87cf"/>
    </style:style>
    <style:style style:name="T387" style:family="text">
      <style:text-properties style:font-name="Liberation Serif" officeooo:rsid="055515c7"/>
    </style:style>
    <style:style style:name="T388" style:family="text">
      <style:text-properties style:font-name="Liberation Serif" officeooo:rsid="0555377f"/>
    </style:style>
    <style:style style:name="T389" style:family="text">
      <style:text-properties officeooo:rsid="006f6ad0"/>
    </style:style>
    <style:style style:name="T390" style:family="text">
      <style:text-properties style:text-scale="92%"/>
    </style:style>
    <style:style style:name="T391" style:family="text">
      <style:text-properties officeooo:rsid="007ab5ae"/>
    </style:style>
    <style:style style:name="T392" style:family="text">
      <style:text-properties officeooo:rsid="0080eb18"/>
    </style:style>
    <style:style style:name="T393" style:family="text">
      <style:text-properties officeooo:rsid="00863f4e"/>
    </style:style>
    <style:style style:name="T394" style:family="text">
      <style:text-properties officeooo:rsid="008a716e"/>
    </style:style>
    <style:style style:name="T395" style:family="text">
      <style:text-properties officeooo:rsid="009917f1"/>
    </style:style>
    <style:style style:name="T396" style:family="text">
      <style:text-properties officeooo:rsid="009edb05"/>
    </style:style>
    <style:style style:name="T397" style:family="text">
      <style:text-properties officeooo:rsid="00a077a9"/>
    </style:style>
    <style:style style:name="T398" style:family="text">
      <style:text-properties officeooo:rsid="00a54dd6"/>
    </style:style>
    <style:style style:name="T399" style:family="text">
      <style:text-properties officeooo:rsid="00a8c116"/>
    </style:style>
    <style:style style:name="T400" style:family="text">
      <style:text-properties officeooo:rsid="00c2087c"/>
    </style:style>
    <style:style style:name="T401" style:family="text">
      <style:text-properties officeooo:rsid="00c4ff30"/>
    </style:style>
    <style:style style:name="T402" style:family="text">
      <style:text-properties style:text-scale="96%"/>
    </style:style>
    <style:style style:name="T403" style:family="text">
      <style:text-properties officeooo:rsid="0585c32a" style:text-scale="96%"/>
    </style:style>
    <style:style style:name="T404" style:family="text">
      <style:text-properties style:text-scale="98%"/>
    </style:style>
    <style:style style:name="T405" style:family="text">
      <style:text-properties officeooo:rsid="00fd8edd" style:text-scale="98%"/>
    </style:style>
    <style:style style:name="T406" style:family="text">
      <style:text-properties officeooo:rsid="03c4b3dc" style:text-scale="98%"/>
    </style:style>
    <style:style style:name="T407" style:family="text">
      <style:text-properties officeooo:rsid="03f1f300" style:text-scale="98%"/>
    </style:style>
    <style:style style:name="T408" style:family="text">
      <style:text-properties fo:font-size="9pt" fo:language="en" fo:country="US" fo:font-weight="normal" officeooo:rsid="00295f4e" style:font-size-asian="10pt" style:font-weight-asian="normal" style:font-size-complex="10pt" style:font-weight-complex="normal" style:text-scale="98%"/>
    </style:style>
    <style:style style:name="T409" style:family="text">
      <style:text-properties fo:font-size="9pt" fo:language="en" fo:country="US" fo:font-style="italic" style:font-size-asian="9pt" style:font-style-asian="italic" style:font-size-complex="9pt" style:font-style-complex="italic" style:text-scale="96%"/>
    </style:style>
    <style:style style:name="T410" style:family="text">
      <style:text-properties fo:font-size="9pt" style:font-size-asian="9pt" style:font-size-complex="9pt"/>
    </style:style>
    <style:style style:name="T411" style:family="text">
      <style:text-properties fo:font-size="9pt" style:font-size-asian="9pt" style:font-size-complex="9pt" style:text-scale="94%"/>
    </style:style>
    <style:style style:name="T412" style:family="text">
      <style:text-properties fo:font-size="9pt" officeooo:rsid="057b3d6a" style:font-size-asian="9pt" style:font-size-complex="9pt" style:text-scale="94%"/>
    </style:style>
    <style:style style:name="T413" style:family="text">
      <style:text-properties fo:font-size="9pt" fo:font-weight="bold" style:font-size-asian="9pt" style:font-weight-asian="bold" style:font-size-complex="9pt" style:font-weight-complex="bold" style:text-scale="94%"/>
    </style:style>
    <style:style style:name="T414" style:family="text">
      <style:text-properties fo:font-size="9pt" fo:font-weight="normal" style:font-size-asian="9pt" style:font-weight-asian="normal" style:font-size-complex="9pt" style:font-weight-complex="normal"/>
    </style:style>
    <style:style style:name="T415" style:family="text">
      <style:text-properties officeooo:rsid="00cf96b9"/>
    </style:style>
    <style:style style:name="T416" style:family="text">
      <style:text-properties officeooo:rsid="00d9174c"/>
    </style:style>
    <style:style style:name="T417" style:family="text">
      <style:text-properties officeooo:rsid="00f0f530"/>
    </style:style>
    <style:style style:name="T418" style:family="text">
      <style:text-properties officeooo:rsid="00f2c19d"/>
    </style:style>
    <style:style style:name="T419" style:family="text">
      <style:text-properties officeooo:rsid="00f442a6"/>
    </style:style>
    <style:style style:name="T420" style:family="text">
      <style:text-properties officeooo:rsid="00fa0429"/>
    </style:style>
    <style:style style:name="T421" style:family="text">
      <style:text-properties officeooo:rsid="01064dff"/>
    </style:style>
    <style:style style:name="T422" style:family="text">
      <style:text-properties fo:font-size="8pt" style:font-size-asian="10pt" style:font-size-complex="10pt"/>
    </style:style>
    <style:style style:name="T423" style:family="text">
      <style:text-properties fo:font-size="8pt" style:font-size-asian="10pt" style:font-size-complex="10pt" style:text-scale="98%"/>
    </style:style>
    <style:style style:name="T424" style:family="text">
      <style:text-properties fo:font-size="8pt" officeooo:rsid="02ee881f" style:font-size-asian="10pt" style:font-size-complex="10pt" style:text-scale="98%"/>
    </style:style>
    <style:style style:name="T425" style:family="text">
      <style:text-properties fo:font-size="8pt" officeooo:rsid="051c1216" style:font-size-asian="10pt" style:font-size-complex="10pt"/>
    </style:style>
    <style:style style:name="T426" style:family="text">
      <style:text-properties fo:font-size="8pt" officeooo:rsid="051e1162" style:font-size-asian="10pt" style:font-size-complex="10pt"/>
    </style:style>
    <style:style style:name="T427" style:family="text">
      <style:text-properties fo:font-size="8pt" officeooo:rsid="05e53528" style:font-size-asian="10pt" style:font-size-complex="10pt"/>
    </style:style>
    <style:style style:name="T428" style:family="text">
      <style:text-properties fo:font-size="8pt" officeooo:rsid="01c6b3b8"/>
    </style:style>
    <style:style style:name="T429" style:family="text">
      <style:text-properties fo:font-size="8pt" fo:font-style="italic" style:font-style-asian="italic" style:font-style-complex="italic"/>
    </style:style>
    <style:style style:name="T430" style:family="text">
      <style:text-properties fo:font-size="8pt" fo:font-style="italic" officeooo:rsid="02cc8c22" style:font-style-asian="italic" style:font-style-complex="italic"/>
    </style:style>
    <style:style style:name="T431" style:family="text">
      <style:text-properties fo:font-size="8pt" fo:font-style="italic" style:font-size-asian="10pt" style:font-style-asian="italic" style:font-size-complex="10pt" style:font-style-complex="italic"/>
    </style:style>
    <style:style style:name="T432" style:family="text">
      <style:text-properties fo:font-size="8pt" fo:font-style="italic" officeooo:rsid="05379c7f" style:font-size-asian="10pt" style:font-style-asian="italic" style:font-size-complex="10pt" style:font-style-complex="italic"/>
    </style:style>
    <style:style style:name="T433" style:family="text">
      <style:text-properties fo:font-size="8pt" fo:font-weight="bold" style:font-weight-asian="bold" style:font-weight-complex="bold"/>
    </style:style>
    <style:style style:name="T434" style:family="text">
      <style:text-properties fo:font-size="8pt" fo:font-weight="bold" style:font-weight-asian="bold" style:font-weight-complex="bold" style:text-scale="94%"/>
    </style:style>
    <style:style style:name="T435" style:family="text">
      <style:text-properties fo:font-size="8pt" style:text-scale="94%"/>
    </style:style>
    <style:style style:name="T436" style:family="text">
      <style:text-properties fo:font-size="8pt" fo:language="en" fo:country="US"/>
    </style:style>
    <style:style style:name="T437" style:family="text">
      <style:text-properties fo:font-size="8pt" fo:language="en" fo:country="US" fo:font-style="italic" style:font-size-asian="10pt" style:font-style-asian="italic" style:font-size-complex="10pt" style:font-style-complex="italic"/>
    </style:style>
    <style:style style:name="T438" style:family="text">
      <style:text-properties fo:font-size="8pt" fo:language="en" fo:country="US" fo:font-style="italic" officeooo:rsid="031d0b39" style:font-size-asian="10pt" style:font-style-asian="italic" style:font-size-complex="10pt" style:font-style-complex="italic"/>
    </style:style>
    <style:style style:name="T439" style:family="text">
      <style:text-properties fo:font-size="8pt" fo:language="en" fo:country="US" fo:font-style="italic" officeooo:rsid="031b58f3" style:font-size-asian="10pt" style:font-style-asian="italic" style:font-size-complex="10pt" style:font-style-complex="italic"/>
    </style:style>
    <style:style style:name="T44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1" style:family="text">
      <style:text-properties fo:font-size="8pt" fo:language="en" fo:country="US" fo:font-style="italic" style:font-style-asian="italic" style:font-style-complex="italic"/>
    </style:style>
    <style:style style:name="T442" style:family="text">
      <style:text-properties fo:font-size="8pt" fo:language="en" fo:country="US" fo:font-style="italic" officeooo:rsid="04d64d2a" style:font-style-asian="italic" style:font-style-complex="italic"/>
    </style:style>
    <style:style style:name="T443" style:family="text">
      <style:text-properties fo:font-size="8pt" fo:language="en" fo:country="US" officeooo:rsid="0348edd1"/>
    </style:style>
    <style:style style:name="T444" style:family="text">
      <style:text-properties fo:font-size="8pt" fo:language="en" fo:country="US" officeooo:rsid="034a0c63"/>
    </style:style>
    <style:style style:name="T445" style:family="text">
      <style:text-properties fo:font-size="8pt" fo:language="en" fo:country="US" style:font-size-asian="10pt" style:font-size-complex="10pt"/>
    </style:style>
    <style:style style:name="T446" style:family="text">
      <style:text-properties fo:font-size="8pt" style:font-size-asian="8pt" style:font-size-complex="8pt" style:text-scale="98%"/>
    </style:style>
    <style:style style:name="T447" style:family="text">
      <style:text-properties fo:font-size="8pt" officeooo:rsid="002198e3" style:font-size-asian="8pt" style:font-size-complex="8pt" style:text-scale="98%"/>
    </style:style>
    <style:style style:name="T448" style:family="text">
      <style:text-properties style:text-scale="94%"/>
    </style:style>
    <style:style style:name="T449" style:family="text">
      <style:text-properties officeooo:rsid="0111c561"/>
    </style:style>
    <style:style style:name="T450" style:family="text">
      <style:text-properties officeooo:rsid="01216a55"/>
    </style:style>
    <style:style style:name="T451" style:family="text">
      <style:text-properties style:text-scale="95%"/>
    </style:style>
    <style:style style:name="T452" style:family="text">
      <style:text-properties style:text-scale="100%"/>
    </style:style>
    <style:style style:name="T453" style:family="text">
      <style:text-properties officeooo:rsid="012a8625"/>
    </style:style>
    <style:style style:name="T454" style:family="text">
      <style:text-properties officeooo:rsid="012b109c"/>
    </style:style>
    <style:style style:name="T455" style:family="text">
      <style:text-properties officeooo:rsid="01353a1b"/>
    </style:style>
    <style:style style:name="T456" style:family="text">
      <style:text-properties officeooo:rsid="01375a4c"/>
    </style:style>
    <style:style style:name="T457" style:family="text">
      <style:text-properties officeooo:rsid="014e5b38"/>
    </style:style>
    <style:style style:name="T458" style:family="text">
      <style:text-properties officeooo:rsid="0157d994"/>
    </style:style>
    <style:style style:name="T459" style:family="text">
      <style:text-properties officeooo:rsid="01605fd5"/>
    </style:style>
    <style:style style:name="T460" style:family="text">
      <style:text-properties officeooo:rsid="0167e694"/>
    </style:style>
    <style:style style:name="T461" style:family="text">
      <style:text-properties officeooo:rsid="016b1bc9"/>
    </style:style>
    <style:style style:name="T462" style:family="text">
      <style:text-properties officeooo:rsid="0172bacb"/>
    </style:style>
    <style:style style:name="T463" style:family="text">
      <style:text-properties officeooo:rsid="0176e4e5"/>
    </style:style>
    <style:style style:name="T464" style:family="text">
      <style:text-properties officeooo:rsid="0192403a"/>
    </style:style>
    <style:style style:name="T465" style:family="text">
      <style:text-properties officeooo:rsid="01985d0f"/>
    </style:style>
    <style:style style:name="T466" style:family="text">
      <style:text-properties officeooo:rsid="01a4379a"/>
    </style:style>
    <style:style style:name="T467" style:family="text">
      <style:text-properties officeooo:rsid="01a6a125"/>
    </style:style>
    <style:style style:name="T468" style:family="text">
      <style:text-properties officeooo:rsid="01a9e1e0"/>
    </style:style>
    <style:style style:name="T469" style:family="text">
      <style:text-properties officeooo:rsid="01ae02bd"/>
    </style:style>
    <style:style style:name="T470" style:family="text">
      <style:text-properties officeooo:rsid="01cdd35a"/>
    </style:style>
    <style:style style:name="T471" style:family="text">
      <style:text-properties officeooo:rsid="01d82c88"/>
    </style:style>
    <style:style style:name="T472" style:family="text">
      <style:text-properties officeooo:rsid="019b4dd8"/>
    </style:style>
    <style:style style:name="T473" style:family="text">
      <style:text-properties officeooo:rsid="01e1eb98"/>
    </style:style>
    <style:style style:name="T474" style:family="text">
      <style:text-properties officeooo:rsid="01c8259f"/>
    </style:style>
    <style:style style:name="T475" style:family="text">
      <style:text-properties officeooo:rsid="01f8e59b"/>
    </style:style>
    <style:style style:name="T476" style:family="text">
      <style:text-properties officeooo:rsid="01fbbba1"/>
    </style:style>
    <style:style style:name="T477" style:family="text">
      <style:text-properties officeooo:rsid="01d11811" fo:background-color="#ff00ff" loext:char-shading-value="0"/>
    </style:style>
    <style:style style:name="T478" style:family="text">
      <style:text-properties officeooo:rsid="03db1773" fo:background-color="#ff00ff" loext:char-shading-value="0"/>
    </style:style>
    <style:style style:name="T479" style:family="text">
      <style:text-properties officeooo:rsid="02037532"/>
    </style:style>
    <style:style style:name="T480" style:family="text">
      <style:text-properties officeooo:rsid="020d0e0e"/>
    </style:style>
    <style:style style:name="T481" style:family="text">
      <style:text-properties officeooo:rsid="020e4f32"/>
    </style:style>
    <style:style style:name="T482" style:family="text">
      <style:text-properties officeooo:rsid="02148323"/>
    </style:style>
    <style:style style:name="T483" style:family="text">
      <style:text-properties officeooo:rsid="02195654"/>
    </style:style>
    <style:style style:name="T484" style:family="text">
      <style:text-properties officeooo:rsid="021b3378"/>
    </style:style>
    <style:style style:name="T485" style:family="text">
      <style:text-properties officeooo:rsid="021cc47a"/>
    </style:style>
    <style:style style:name="T486" style:family="text">
      <style:text-properties officeooo:rsid="021ed18d"/>
    </style:style>
    <style:style style:name="T487" style:family="text">
      <style:text-properties officeooo:rsid="02217e3b"/>
    </style:style>
    <style:style style:name="T488" style:family="text">
      <style:text-properties officeooo:rsid="0228a7f9"/>
    </style:style>
    <style:style style:name="T489" style:family="text">
      <style:text-properties officeooo:rsid="022b1593"/>
    </style:style>
    <style:style style:name="T490" style:family="text">
      <style:text-properties officeooo:rsid="0231fa2a"/>
    </style:style>
    <style:style style:name="T491" style:family="text">
      <style:text-properties officeooo:rsid="023485d2"/>
    </style:style>
    <style:style style:name="T492" style:family="text">
      <style:text-properties officeooo:rsid="02414728"/>
    </style:style>
    <style:style style:name="T493" style:family="text">
      <style:text-properties officeooo:rsid="024850a1"/>
    </style:style>
    <style:style style:name="T494" style:family="text">
      <style:text-properties officeooo:rsid="02486f96"/>
    </style:style>
    <style:style style:name="T495" style:family="text">
      <style:text-properties officeooo:rsid="0253c2e2"/>
    </style:style>
    <style:style style:name="T496" style:family="text">
      <style:text-properties officeooo:rsid="02543689"/>
    </style:style>
    <style:style style:name="T497" style:family="text">
      <style:text-properties officeooo:rsid="00a17308"/>
    </style:style>
    <style:style style:name="T498" style:family="text">
      <style:text-properties officeooo:rsid="0260d390"/>
    </style:style>
    <style:style style:name="T499" style:family="text">
      <style:text-properties officeooo:rsid="0262868f"/>
    </style:style>
    <style:style style:name="T500" style:family="text">
      <style:text-properties officeooo:rsid="026471fe"/>
    </style:style>
    <style:style style:name="T501" style:family="text">
      <style:text-properties officeooo:rsid="0265402d"/>
    </style:style>
    <style:style style:name="T502" style:family="text">
      <style:text-properties officeooo:rsid="0269a1c7"/>
    </style:style>
    <style:style style:name="T503" style:family="text">
      <style:text-properties fo:background-color="transparent" loext:char-shading-value="0" style:font-name-asian="NSimSun" style:font-name-complex="Liberation Mono"/>
    </style:style>
    <style:style style:name="T504" style:family="text">
      <style:text-properties officeooo:rsid="027d691d" fo:background-color="transparent" loext:char-shading-value="0" style:font-name-asian="NSimSun" style:font-name-complex="Liberation Mono"/>
    </style:style>
    <style:style style:name="T505" style:family="text">
      <style:text-properties officeooo:rsid="02790b2a"/>
    </style:style>
    <style:style style:name="T506" style:family="text">
      <style:text-properties officeooo:rsid="027d691d"/>
    </style:style>
    <style:style style:name="T507" style:family="text">
      <style:text-properties officeooo:rsid="0280b17c"/>
    </style:style>
    <style:style style:name="T508" style:family="text">
      <style:text-properties officeooo:rsid="00fd8edd"/>
    </style:style>
    <style:style style:name="T509" style:family="text">
      <style:text-properties officeooo:rsid="0282d576"/>
    </style:style>
    <style:style style:name="T510" style:family="text">
      <style:text-properties officeooo:rsid="028d380b"/>
    </style:style>
    <style:style style:name="T511" style:family="text">
      <style:text-properties officeooo:rsid="0291fbbe"/>
    </style:style>
    <style:style style:name="T512" style:family="text">
      <style:text-properties officeooo:rsid="029522d9"/>
    </style:style>
    <style:style style:name="T513" style:family="text">
      <style:text-properties officeooo:rsid="0296eea8"/>
    </style:style>
    <style:style style:name="T514" style:family="text">
      <style:text-properties officeooo:rsid="02a106a2"/>
    </style:style>
    <style:style style:name="T515" style:family="text">
      <style:text-properties officeooo:rsid="019bdcdd" style:text-scale="97%"/>
    </style:style>
    <style:style style:name="T516" style:family="text">
      <style:text-properties officeooo:rsid="0269a1c7" style:text-scale="97%"/>
    </style:style>
    <style:style style:name="T517" style:family="text">
      <style:text-properties officeooo:rsid="02a8f510"/>
    </style:style>
    <style:style style:name="T518" style:family="text">
      <style:text-properties officeooo:rsid="02adf650"/>
    </style:style>
    <style:style style:name="T519" style:family="text">
      <style:text-properties officeooo:rsid="02af15d9"/>
    </style:style>
    <style:style style:name="T520" style:family="text">
      <style:text-properties officeooo:rsid="02b6f4cd"/>
    </style:style>
    <style:style style:name="T521" style:family="text">
      <style:text-properties officeooo:rsid="02bbec4a"/>
    </style:style>
    <style:style style:name="T522" style:family="text">
      <style:text-properties officeooo:rsid="02bc65a7"/>
    </style:style>
    <style:style style:name="T523" style:family="text">
      <style:text-properties officeooo:rsid="02bf58d3"/>
    </style:style>
    <style:style style:name="T524" style:family="text">
      <style:text-properties officeooo:rsid="02c94a23"/>
    </style:style>
    <style:style style:name="T525" style:family="text">
      <style:text-properties officeooo:rsid="02cdda74"/>
    </style:style>
    <style:style style:name="T526" style:family="text">
      <style:text-properties fo:font-size="8.5pt" style:font-size-asian="8.5pt" style:font-size-complex="8.5pt" style:text-scale="98%"/>
    </style:style>
    <style:style style:name="T527" style:family="text">
      <style:text-properties fo:font-size="8.5pt" officeooo:rsid="02cf9565" style:font-size-asian="8.5pt" style:font-size-complex="8.5pt" style:text-scale="98%"/>
    </style:style>
    <style:style style:name="T528" style:family="text">
      <style:text-properties fo:font-size="8.5pt" officeooo:rsid="009917f1" style:font-size-asian="8.5pt" style:font-size-complex="8.5pt" style:text-scale="98%"/>
    </style:style>
    <style:style style:name="T529" style:family="text">
      <style:text-properties fo:font-size="8.5pt" fo:font-weight="bold" style:font-size-asian="8.5pt" style:font-weight-asian="bold" style:font-size-complex="8.5pt" style:font-weight-complex="bold"/>
    </style:style>
    <style:style style:name="T530" style:family="text">
      <style:text-properties officeooo:rsid="02dc8812"/>
    </style:style>
    <style:style style:name="T531" style:family="text">
      <style:text-properties officeooo:rsid="02e33901"/>
    </style:style>
    <style:style style:name="T532" style:family="text">
      <style:text-properties officeooo:rsid="02e3b408"/>
    </style:style>
    <style:style style:name="T533" style:family="text">
      <style:text-properties officeooo:rsid="0027e0b4"/>
    </style:style>
    <style:style style:name="T534" style:family="text">
      <style:text-properties officeooo:rsid="02f84faa"/>
    </style:style>
    <style:style style:name="T535" style:family="text">
      <style:text-properties officeooo:rsid="0312d304"/>
    </style:style>
    <style:style style:name="T536" style:family="text">
      <style:text-properties officeooo:rsid="03190a2d"/>
    </style:style>
    <style:style style:name="T537" style:family="text">
      <style:text-properties officeooo:rsid="03210bb8"/>
    </style:style>
    <style:style style:name="T538" style:family="text">
      <style:text-properties officeooo:rsid="032f6015"/>
    </style:style>
    <style:style style:name="T539" style:family="text">
      <style:text-properties fo:font-size="6pt" style:font-size-asian="10pt" style:font-size-complex="10pt"/>
    </style:style>
    <style:style style:name="T540" style:family="text">
      <style:text-properties fo:font-size="6pt" officeooo:rsid="032f6015" style:font-size-asian="10pt" style:font-size-complex="10pt"/>
    </style:style>
    <style:style style:name="T541" style:family="text">
      <style:text-properties officeooo:rsid="03369211"/>
    </style:style>
    <style:style style:name="T542" style:family="text">
      <style:text-properties officeooo:rsid="034343ba"/>
    </style:style>
    <style:style style:name="T543" style:family="text">
      <style:text-properties officeooo:rsid="034e0ff5"/>
    </style:style>
    <style:style style:name="T544" style:family="text">
      <style:text-properties officeooo:rsid="034f08b6"/>
    </style:style>
    <style:style style:name="T545" style:family="text">
      <style:text-properties officeooo:rsid="03582836"/>
    </style:style>
    <style:style style:name="T546" style:family="text">
      <style:text-properties officeooo:rsid="0358764d"/>
    </style:style>
    <style:style style:name="T547" style:family="text">
      <style:text-properties officeooo:rsid="0359b905"/>
    </style:style>
    <style:style style:name="T548" style:family="text">
      <style:text-properties officeooo:rsid="035a8c1e"/>
    </style:style>
    <style:style style:name="T549" style:family="text">
      <style:text-properties officeooo:rsid="03671dab"/>
    </style:style>
    <style:style style:name="T550" style:family="text">
      <style:text-properties officeooo:rsid="03752a46"/>
    </style:style>
    <style:style style:name="T551" style:family="text">
      <style:text-properties officeooo:rsid="037553e7"/>
    </style:style>
    <style:style style:name="T552" style:family="text">
      <style:text-properties officeooo:rsid="039cb4f5"/>
    </style:style>
    <style:style style:name="T553" style:family="text">
      <style:text-properties officeooo:rsid="03a00c90"/>
    </style:style>
    <style:style style:name="T554" style:family="text">
      <style:text-properties officeooo:rsid="03a347fc"/>
    </style:style>
    <style:style style:name="T555" style:family="text">
      <style:text-properties fo:language="en" fo:country="US"/>
    </style:style>
    <style:style style:name="T556" style:family="text">
      <style:text-properties fo:language="en" fo:country="US" fo:font-weight="bold" style:font-weight-asian="bold" style:font-weight-complex="bold"/>
    </style:style>
    <style:style style:name="T557" style:family="text">
      <style:text-properties fo:language="en" fo:country="US" fo:font-weight="bold" officeooo:rsid="01cdd35a" style:font-weight-asian="bold" style:font-weight-complex="bold"/>
    </style:style>
    <style:style style:name="T558" style:family="text">
      <style:text-properties fo:language="en" fo:country="US" fo:font-weight="bold" officeooo:rsid="00c56f73" style:font-weight-asian="bold" style:font-weight-complex="bold"/>
    </style:style>
    <style:style style:name="T559" style:family="text">
      <style:text-properties fo:language="en" fo:country="US" fo:font-weight="bold" style:font-weight-asian="bold" style:font-weight-complex="bold" style:text-scale="93%"/>
    </style:style>
    <style:style style:name="T560" style:family="text">
      <style:text-properties fo:language="en" fo:country="US" fo:font-weight="bold" officeooo:rsid="027d691d" style:font-weight-asian="bold" style:font-weight-complex="bold" style:text-scale="93%"/>
    </style:style>
    <style:style style:name="T561" style:family="text">
      <style:text-properties fo:language="en" fo:country="US" fo:font-weight="bold" style:font-weight-asian="bold" style:font-weight-complex="bold" style:text-scale="98%"/>
    </style:style>
    <style:style style:name="T562" style:family="text">
      <style:text-properties fo:language="en" fo:country="US" fo:font-weight="bold" officeooo:rsid="0312d304" style:font-weight-asian="bold" style:font-weight-complex="bold"/>
    </style:style>
    <style:style style:name="T563" style:family="text">
      <style:text-properties fo:language="en" fo:country="US" fo:font-weight="bold" officeooo:rsid="036a9a7d" style:font-weight-asian="bold" style:font-weight-complex="bold"/>
    </style:style>
    <style:style style:name="T564" style:family="text">
      <style:text-properties fo:language="en" fo:country="US" fo:font-weight="bold" officeooo:rsid="01ea82be" style:font-weight-asian="bold" style:font-weight-complex="bold"/>
    </style:style>
    <style:style style:name="T565" style:family="text">
      <style:text-properties fo:language="en" fo:country="US" fo:font-weight="bold" officeooo:rsid="02dc8812" style:font-weight-asian="bold" style:font-weight-complex="bold"/>
    </style:style>
    <style:style style:name="T566" style:family="text">
      <style:text-properties fo:language="en" fo:country="US" fo:font-weight="bold" officeooo:rsid="024a8641" style:font-weight-asian="bold" style:font-weight-complex="bold"/>
    </style:style>
    <style:style style:name="T567" style:family="text">
      <style:text-properties fo:language="en" fo:country="US" fo:font-weight="bold" officeooo:rsid="00fd8edd" style:font-weight-asian="bold" style:font-weight-complex="bold" style:text-scale="99%"/>
    </style:style>
    <style:style style:name="T568" style:family="text">
      <style:text-properties fo:language="en" fo:country="US" fo:font-weight="bold" officeooo:rsid="03247622" style:font-weight-asian="bold" style:font-weight-complex="bold"/>
    </style:style>
    <style:style style:name="T569" style:family="text">
      <style:text-properties fo:language="en" fo:country="US" fo:font-weight="bold" officeooo:rsid="0412cbce" style:font-weight-asian="bold" style:font-weight-complex="bold"/>
    </style:style>
    <style:style style:name="T570" style:family="text">
      <style:text-properties fo:language="en" fo:country="US" fo:font-weight="bold" officeooo:rsid="047a2f87" style:font-weight-asian="bold" style:font-weight-complex="bold"/>
    </style:style>
    <style:style style:name="T571" style:family="text">
      <style:text-properties fo:language="en" fo:country="US" fo:font-weight="bold" officeooo:rsid="048c01df" style:font-weight-asian="bold" style:font-weight-complex="bold"/>
    </style:style>
    <style:style style:name="T572" style:family="text">
      <style:text-properties fo:language="en" fo:country="US" fo:font-weight="normal" style:font-weight-asian="normal" style:font-weight-complex="normal"/>
    </style:style>
    <style:style style:name="T573" style:family="text">
      <style:text-properties fo:language="en" fo:country="US" fo:font-weight="normal" officeooo:rsid="01ebe05e" style:font-weight-asian="normal" style:font-weight-complex="normal" style:text-scale="98%"/>
    </style:style>
    <style:style style:name="T574" style:family="text">
      <style:text-properties fo:language="en" fo:country="US" fo:font-weight="normal" officeooo:rsid="01ebe05e" style:font-weight-asian="normal" style:font-weight-complex="normal"/>
    </style:style>
    <style:style style:name="T575" style:family="text">
      <style:text-properties fo:language="en" fo:country="US" fo:font-weight="normal" officeooo:rsid="047a2f87" style:font-weight-asian="normal" style:font-weight-complex="normal"/>
    </style:style>
    <style:style style:name="T576" style:family="text">
      <style:text-properties fo:language="en" fo:country="US" officeooo:rsid="00d03ee3"/>
    </style:style>
    <style:style style:name="T577" style:family="text">
      <style:text-properties fo:language="en" fo:country="US" style:text-scale="93%"/>
    </style:style>
    <style:style style:name="T578" style:family="text">
      <style:text-properties fo:language="en" fo:country="US" officeooo:rsid="027d691d" style:text-scale="93%"/>
    </style:style>
    <style:style style:name="T579" style:family="text">
      <style:text-properties fo:language="en" fo:country="US" officeooo:rsid="03553170"/>
    </style:style>
    <style:style style:name="T580" style:family="text">
      <style:text-properties fo:language="en" fo:country="US" officeooo:rsid="0355aa41"/>
    </style:style>
    <style:style style:name="T581" style:family="text">
      <style:text-properties fo:language="en" fo:country="US" officeooo:rsid="039908f4"/>
    </style:style>
    <style:style style:name="T582" style:family="text">
      <style:text-properties fo:language="en" fo:country="US" style:text-scale="96%"/>
    </style:style>
    <style:style style:name="T583" style:family="text">
      <style:text-properties fo:language="en" fo:country="US" officeooo:rsid="0395fe4b"/>
    </style:style>
    <style:style style:name="T584" style:family="text">
      <style:text-properties fo:language="en" fo:country="US" style:text-scale="98%"/>
    </style:style>
    <style:style style:name="T585" style:family="text">
      <style:text-properties fo:language="en" fo:country="US" officeooo:rsid="0312d304"/>
    </style:style>
    <style:style style:name="T586" style:family="text">
      <style:text-properties fo:language="en" fo:country="US" officeooo:rsid="034a0c63"/>
    </style:style>
    <style:style style:name="T587" style:family="text">
      <style:text-properties fo:language="en" fo:country="US" fo:font-style="italic" style:font-style-asian="italic" style:font-style-complex="italic"/>
    </style:style>
    <style:style style:name="T588" style:family="text">
      <style:text-properties fo:language="en" fo:country="US" fo:font-style="italic" officeooo:rsid="02c2bc17" style:font-style-asian="italic" style:font-style-complex="italic"/>
    </style:style>
    <style:style style:name="T589" style:family="text">
      <style:text-properties fo:language="en" fo:country="US" fo:font-style="italic" style:font-style-asian="italic" style:font-style-complex="italic" style:text-scale="96%"/>
    </style:style>
    <style:style style:name="T590" style:family="text">
      <style:text-properties fo:language="en" fo:country="US" officeooo:rsid="036a9a7d"/>
    </style:style>
    <style:style style:name="T591" style:family="text">
      <style:text-properties fo:language="en" fo:country="US" officeooo:rsid="0327de87"/>
    </style:style>
    <style:style style:name="T592" style:family="text">
      <style:text-properties fo:language="en" fo:country="US" officeooo:rsid="032ad143"/>
    </style:style>
    <style:style style:name="T593" style:family="text">
      <style:text-properties fo:language="en" fo:country="US" officeooo:rsid="02874e32"/>
    </style:style>
    <style:style style:name="T594" style:family="text">
      <style:text-properties fo:language="en" fo:country="US" officeooo:rsid="02bf58d3"/>
    </style:style>
    <style:style style:name="T595" style:family="text">
      <style:text-properties fo:language="en" fo:country="US" officeooo:rsid="03582836"/>
    </style:style>
    <style:style style:name="T596" style:family="text">
      <style:text-properties fo:language="en" fo:country="US" officeooo:rsid="029f798a"/>
    </style:style>
    <style:style style:name="T597" style:family="text">
      <style:text-properties fo:language="en" fo:country="US" officeooo:rsid="02a371fe"/>
    </style:style>
    <style:style style:name="T598" style:family="text">
      <style:text-properties fo:language="en" fo:country="US" officeooo:rsid="02a314f5" style:text-scale="97%"/>
    </style:style>
    <style:style style:name="T599" style:family="text">
      <style:text-properties fo:language="en" fo:country="US" officeooo:rsid="02a314f5"/>
    </style:style>
    <style:style style:name="T600" style:family="text">
      <style:text-properties fo:language="en" fo:country="US" officeooo:rsid="02a8230a"/>
    </style:style>
    <style:style style:name="T601" style:family="text">
      <style:text-properties fo:language="en" fo:country="US" officeooo:rsid="02a89f97"/>
    </style:style>
    <style:style style:name="T602" style:family="text">
      <style:text-properties fo:language="en" fo:country="US" officeooo:rsid="02037532"/>
    </style:style>
    <style:style style:name="T603" style:family="text">
      <style:text-properties fo:language="en" fo:country="US" officeooo:rsid="022dcd3e"/>
    </style:style>
    <style:style style:name="T604" style:family="text">
      <style:text-properties fo:language="en" fo:country="US" officeooo:rsid="0265402d"/>
    </style:style>
    <style:style style:name="T605" style:family="text">
      <style:text-properties fo:language="en" fo:country="US" officeooo:rsid="01226fd1"/>
    </style:style>
    <style:style style:name="T606" style:family="text">
      <style:text-properties fo:language="en" fo:country="US" officeooo:rsid="01216a55"/>
    </style:style>
    <style:style style:name="T607" style:family="text">
      <style:text-properties fo:language="en" fo:country="US" officeooo:rsid="000c5d08"/>
    </style:style>
    <style:style style:name="T608" style:family="text">
      <style:text-properties fo:language="en" fo:country="US" officeooo:rsid="00fd8edd" style:text-scale="99%"/>
    </style:style>
    <style:style style:name="T609" style:family="text">
      <style:text-properties fo:language="en" fo:country="US" officeooo:rsid="03f4928c"/>
    </style:style>
    <style:style style:name="T610" style:family="text">
      <style:text-properties fo:language="en" fo:country="US" officeooo:rsid="0353f59b"/>
    </style:style>
    <style:style style:name="T611" style:family="text">
      <style:text-properties fo:language="en" fo:country="US" officeooo:rsid="03247622"/>
    </style:style>
    <style:style style:name="T612" style:family="text">
      <style:text-properties fo:language="en" fo:country="US" officeooo:rsid="037c37f4"/>
    </style:style>
    <style:style style:name="T613" style:family="text">
      <style:text-properties fo:language="en" fo:country="US" officeooo:rsid="03fe3dd7"/>
    </style:style>
    <style:style style:name="T614" style:family="text">
      <style:text-properties fo:language="en" fo:country="US" officeooo:rsid="0412cbce"/>
    </style:style>
    <style:style style:name="T615" style:family="text">
      <style:text-properties fo:language="en" fo:country="US" officeooo:rsid="0416ba4c"/>
    </style:style>
    <style:style style:name="T616" style:family="text">
      <style:text-properties fo:language="en" fo:country="US" officeooo:rsid="041750ce"/>
    </style:style>
    <style:style style:name="T617" style:family="text">
      <style:text-properties fo:language="en" fo:country="US" officeooo:rsid="041cd803"/>
    </style:style>
    <style:style style:name="T618" style:family="text">
      <style:text-properties fo:language="en" fo:country="US" officeooo:rsid="04353b54"/>
    </style:style>
    <style:style style:name="T619" style:family="text">
      <style:text-properties fo:language="en" fo:country="US" officeooo:rsid="043a939b"/>
    </style:style>
    <style:style style:name="T620" style:family="text">
      <style:text-properties fo:language="en" fo:country="US" officeooo:rsid="01ae02bd"/>
    </style:style>
    <style:style style:name="T621" style:family="text">
      <style:text-properties fo:language="en" fo:country="US" officeooo:rsid="045b87b3"/>
    </style:style>
    <style:style style:name="T622" style:family="text">
      <style:text-properties fo:language="en" fo:country="US" officeooo:rsid="048c01df"/>
    </style:style>
    <style:style style:name="T623" style:family="text">
      <style:text-properties fo:language="en" fo:country="US" officeooo:rsid="02bddcf0"/>
    </style:style>
    <style:style style:name="T624" style:family="text">
      <style:text-properties fo:language="en" fo:country="US" officeooo:rsid="04d64d2a"/>
    </style:style>
    <style:style style:name="T625" style:family="text">
      <style:text-properties fo:language="en" fo:country="US" officeooo:rsid="00116283"/>
    </style:style>
    <style:style style:name="T626" style:family="text">
      <style:text-properties fo:language="en" fo:country="US" officeooo:rsid="00193083"/>
    </style:style>
    <style:style style:name="T627" style:family="text">
      <style:text-properties fo:language="en" fo:country="US" officeooo:rsid="04ec0516"/>
    </style:style>
    <style:style style:name="T628" style:family="text">
      <style:text-properties fo:language="en" fo:country="US" officeooo:rsid="02b9d3e1"/>
    </style:style>
    <style:style style:name="T629" style:family="text">
      <style:text-properties fo:language="en" fo:country="US" officeooo:rsid="04f96aba"/>
    </style:style>
    <style:style style:name="T630" style:family="text">
      <style:text-properties fo:language="en" fo:country="US" officeooo:rsid="0559431f"/>
    </style:style>
    <style:style style:name="T631" style:family="text">
      <style:text-properties fo:language="en" fo:country="US" officeooo:rsid="033255fe"/>
    </style:style>
    <style:style style:name="T632" style:family="text">
      <style:text-properties fo:language="en" fo:country="US" officeooo:rsid="0403685d"/>
    </style:style>
    <style:style style:name="T633" style:family="text">
      <style:text-properties fo:language="en" fo:country="US" officeooo:rsid="004c64e9"/>
    </style:style>
    <style:style style:name="T634" style:family="text">
      <style:text-properties fo:language="en" fo:country="US" officeooo:rsid="04c6c5ef"/>
    </style:style>
    <style:style style:name="T635" style:family="text">
      <style:text-properties fo:language="en" fo:country="US" officeooo:rsid="06288451"/>
    </style:style>
    <style:style style:name="T636" style:family="text">
      <style:text-properties officeooo:rsid="03b21246"/>
    </style:style>
    <style:style style:name="T637" style:family="text">
      <style:text-properties officeooo:rsid="03b5e62b"/>
    </style:style>
    <style:style style:name="T638" style:family="text">
      <style:text-properties officeooo:rsid="03bd7466"/>
    </style:style>
    <style:style style:name="T639" style:family="text">
      <style:text-properties officeooo:rsid="03be2142"/>
    </style:style>
    <style:style style:name="T640" style:family="text">
      <style:text-properties officeooo:rsid="03c4b3dc"/>
    </style:style>
    <style:style style:name="T641" style:family="text">
      <style:text-properties officeooo:rsid="03c98a10"/>
    </style:style>
    <style:style style:name="T642" style:family="text">
      <style:text-properties fo:font-size="7pt" fo:font-style="italic" style:font-size-asian="7pt" style:font-style-asian="italic" style:font-size-complex="7pt" style:font-style-complex="italic"/>
    </style:style>
    <style:style style:name="T643" style:family="text">
      <style:text-properties officeooo:rsid="03d6585b"/>
    </style:style>
    <style:style style:name="T644" style:family="text">
      <style:text-properties officeooo:rsid="03dc71d7"/>
    </style:style>
    <style:style style:name="T645" style:family="text">
      <style:text-properties officeooo:rsid="03e39ed0"/>
    </style:style>
    <style:style style:name="T646" style:family="text">
      <style:text-properties officeooo:rsid="03e5baf3"/>
    </style:style>
    <style:style style:name="T647" style:family="text">
      <style:text-properties officeooo:rsid="03e7b667"/>
    </style:style>
    <style:style style:name="T648" style:family="text">
      <style:text-properties officeooo:rsid="03f0684b"/>
    </style:style>
    <style:style style:name="T649" style:family="text">
      <style:text-properties officeooo:rsid="03f1f300"/>
    </style:style>
    <style:style style:name="T650" style:family="text">
      <style:text-properties officeooo:rsid="03f7da82"/>
    </style:style>
    <style:style style:name="T651" style:family="text">
      <style:text-properties officeooo:rsid="03f812e7"/>
    </style:style>
    <style:style style:name="T652" style:family="text">
      <style:text-properties fo:font-size="16pt" fo:font-weight="bold" style:font-weight-asian="bold" style:font-weight-complex="bold"/>
    </style:style>
    <style:style style:name="T653" style:family="text">
      <style:text-properties officeooo:rsid="0401b7cc"/>
    </style:style>
    <style:style style:name="T654" style:family="text">
      <style:text-properties officeooo:rsid="040ef295"/>
    </style:style>
    <style:style style:name="T655" style:family="text">
      <style:text-properties officeooo:rsid="0420e89b"/>
    </style:style>
    <style:style style:name="T656" style:family="text">
      <style:text-properties officeooo:rsid="04224730"/>
    </style:style>
    <style:style style:name="T657" style:family="text">
      <style:text-properties officeooo:rsid="0425ae8d"/>
    </style:style>
    <style:style style:name="T658" style:family="text">
      <style:text-properties officeooo:rsid="04274855"/>
    </style:style>
    <style:style style:name="T659" style:family="text">
      <style:text-properties officeooo:rsid="042792fa"/>
    </style:style>
    <style:style style:name="T660" style:family="text">
      <style:text-properties officeooo:rsid="0428b312"/>
    </style:style>
    <style:style style:name="T661" style:family="text">
      <style:text-properties officeooo:rsid="042a97d8"/>
    </style:style>
    <style:style style:name="T662" style:family="text">
      <style:text-properties officeooo:rsid="0432a88b"/>
    </style:style>
    <style:style style:name="T663" style:family="text">
      <style:text-properties officeooo:rsid="043896b4"/>
    </style:style>
    <style:style style:name="T664" style:family="text">
      <style:text-properties officeooo:rsid="043a939b"/>
    </style:style>
    <style:style style:name="T665" style:family="text">
      <style:text-properties officeooo:rsid="044402c1"/>
    </style:style>
    <style:style style:name="T666" style:family="text">
      <style:text-properties officeooo:rsid="0445d00a"/>
    </style:style>
    <style:style style:name="T667" style:family="text">
      <style:text-properties officeooo:rsid="044fe4a6"/>
    </style:style>
    <style:style style:name="T668" style:family="text">
      <style:text-properties officeooo:rsid="04528b05"/>
    </style:style>
    <style:style style:name="T669" style:family="text">
      <style:text-properties officeooo:rsid="04575c14"/>
    </style:style>
    <style:style style:name="T670" style:family="text">
      <style:text-properties officeooo:rsid="0458f894"/>
    </style:style>
    <style:style style:name="T671" style:family="text">
      <style:text-properties fo:font-size="14pt"/>
    </style:style>
    <style:style style:name="T672" style:family="text">
      <style:text-properties fo:font-size="14pt" officeooo:rsid="045d1b9b"/>
    </style:style>
    <style:style style:name="T673" style:family="text">
      <style:text-properties fo:font-size="14pt" officeooo:rsid="04fe87cf"/>
    </style:style>
    <style:style style:name="T674" style:family="text">
      <style:text-properties officeooo:rsid="04639efd"/>
    </style:style>
    <style:style style:name="T675" style:family="text">
      <style:text-properties officeooo:rsid="0467204e"/>
    </style:style>
    <style:style style:name="T676" style:family="text">
      <style:text-properties officeooo:rsid="046c566c"/>
    </style:style>
    <style:style style:name="T677" style:family="text">
      <style:text-properties officeooo:rsid="046d1e5b"/>
    </style:style>
    <style:style style:name="T678" style:family="text">
      <style:text-properties officeooo:rsid="046d35d7"/>
    </style:style>
    <style:style style:name="T679" style:family="text">
      <style:text-properties officeooo:rsid="046f2fbe"/>
    </style:style>
    <style:style style:name="T680" style:family="text">
      <style:text-properties officeooo:rsid="0471e170"/>
    </style:style>
    <style:style style:name="T681" style:family="text">
      <style:text-properties officeooo:rsid="04823f55"/>
    </style:style>
    <style:style style:name="T682" style:family="text">
      <style:text-properties officeooo:rsid="04831a40"/>
    </style:style>
    <style:style style:name="T683" style:family="text">
      <style:text-properties officeooo:rsid="04843568"/>
    </style:style>
    <style:style style:name="T684" style:family="text">
      <style:text-properties officeooo:rsid="0487b3f9"/>
    </style:style>
    <style:style style:name="T685" style:family="text">
      <style:text-properties officeooo:rsid="048ad3cb"/>
    </style:style>
    <style:style style:name="T686" style:family="text">
      <style:text-properties officeooo:rsid="04958985"/>
    </style:style>
    <style:style style:name="T687" style:family="text">
      <style:text-properties officeooo:rsid="0498603b"/>
    </style:style>
    <style:style style:name="T688" style:family="text">
      <style:text-properties officeooo:rsid="049dcf53"/>
    </style:style>
    <style:style style:name="T689" style:family="text">
      <style:text-properties officeooo:rsid="049fb661"/>
    </style:style>
    <style:style style:name="T690" style:family="text">
      <style:text-properties officeooo:rsid="04a1263a"/>
    </style:style>
    <style:style style:name="T691" style:family="text">
      <style:text-properties officeooo:rsid="04a24054"/>
    </style:style>
    <style:style style:name="T692" style:family="text">
      <style:text-properties officeooo:rsid="04a438e6"/>
    </style:style>
    <style:style style:name="T693" style:family="text">
      <style:text-properties officeooo:rsid="04a5118b"/>
    </style:style>
    <style:style style:name="T694" style:family="text">
      <style:text-properties officeooo:rsid="04a91728"/>
    </style:style>
    <style:style style:name="T695" style:family="text">
      <style:text-properties officeooo:rsid="04ac42e5"/>
    </style:style>
    <style:style style:name="T696" style:family="text">
      <style:text-properties officeooo:rsid="04ae71f5"/>
    </style:style>
    <style:style style:name="T697" style:family="text">
      <style:text-properties officeooo:rsid="04b0383e"/>
    </style:style>
    <style:style style:name="T698" style:family="text">
      <style:text-properties officeooo:rsid="04b062c6"/>
    </style:style>
    <style:style style:name="T699" style:family="text">
      <style:text-properties officeooo:rsid="04b1f5cb"/>
    </style:style>
    <style:style style:name="T700" style:family="text">
      <style:text-properties officeooo:rsid="04b3b9fc"/>
    </style:style>
    <style:style style:name="T701" style:family="text">
      <style:text-properties officeooo:rsid="04b9f30b"/>
    </style:style>
    <style:style style:name="T702" style:family="text">
      <style:text-properties officeooo:rsid="04bb2092"/>
    </style:style>
    <style:style style:name="T703" style:family="text">
      <style:text-properties officeooo:rsid="04bca5d6"/>
    </style:style>
    <style:style style:name="T704" style:family="text">
      <style:text-properties officeooo:rsid="04c18ae9"/>
    </style:style>
    <style:style style:name="T705" style:family="text">
      <style:text-properties officeooo:rsid="04c58ac9"/>
    </style:style>
    <style:style style:name="T706" style:family="text">
      <style:text-properties officeooo:rsid="04cdc823"/>
    </style:style>
    <style:style style:name="T707" style:family="text">
      <style:text-properties officeooo:rsid="04ce2411"/>
    </style:style>
    <style:style style:name="T708" style:family="text">
      <style:text-properties officeooo:rsid="04cebdec"/>
    </style:style>
    <style:style style:name="T709" style:family="text">
      <style:text-properties officeooo:rsid="04d90506"/>
    </style:style>
    <style:style style:name="T710" style:family="text">
      <style:text-properties officeooo:rsid="04eadb8d"/>
    </style:style>
    <style:style style:name="T711" style:family="text">
      <style:text-properties officeooo:rsid="04ec3032"/>
    </style:style>
    <style:style style:name="T712" style:family="text">
      <style:text-properties officeooo:rsid="04ed4026"/>
    </style:style>
    <style:style style:name="T713" style:family="text">
      <style:text-properties officeooo:rsid="05016ee6"/>
    </style:style>
    <style:style style:name="T714" style:family="text">
      <style:text-properties officeooo:rsid="05057d36"/>
    </style:style>
    <style:style style:name="T715" style:family="text">
      <style:text-properties officeooo:rsid="0505819d"/>
    </style:style>
    <style:style style:name="T716" style:family="text">
      <style:text-properties officeooo:rsid="05075dbe"/>
    </style:style>
    <style:style style:name="T717" style:family="text">
      <style:text-properties officeooo:rsid="050aa79f"/>
    </style:style>
    <style:style style:name="T718" style:family="text">
      <style:text-properties officeooo:rsid="050ba725"/>
    </style:style>
    <style:style style:name="T719" style:family="text">
      <style:text-properties officeooo:rsid="050fe80a"/>
    </style:style>
    <style:style style:name="T720" style:family="text">
      <style:text-properties officeooo:rsid="05137689"/>
    </style:style>
    <style:style style:name="T721" style:family="text">
      <style:text-properties officeooo:rsid="0515108f"/>
    </style:style>
    <style:style style:name="T722" style:family="text">
      <style:text-properties officeooo:rsid="05171ef0"/>
    </style:style>
    <style:style style:name="T723" style:family="text">
      <style:text-properties officeooo:rsid="051a1857"/>
    </style:style>
    <style:style style:name="T724" style:family="text">
      <style:text-properties officeooo:rsid="051c1216"/>
    </style:style>
    <style:style style:name="T725" style:family="text">
      <style:text-properties officeooo:rsid="051d7fcc"/>
    </style:style>
    <style:style style:name="T726" style:family="text">
      <style:text-properties officeooo:rsid="051d842c"/>
    </style:style>
    <style:style style:name="T727" style:family="text">
      <style:text-properties officeooo:rsid="051d8d8f"/>
    </style:style>
    <style:style style:name="T728" style:family="text">
      <style:text-properties officeooo:rsid="051e1162"/>
    </style:style>
    <style:style style:name="T729" style:family="text">
      <style:text-properties officeooo:rsid="0522eab4"/>
    </style:style>
    <style:style style:name="T730" style:family="text">
      <style:text-properties officeooo:rsid="052727df"/>
    </style:style>
    <style:style style:name="T731" style:family="text">
      <style:text-properties officeooo:rsid="052a63b4"/>
    </style:style>
    <style:style style:name="T732" style:family="text">
      <style:text-properties officeooo:rsid="052a6ade"/>
    </style:style>
    <style:style style:name="T733" style:family="text">
      <style:text-properties officeooo:rsid="0532c170"/>
    </style:style>
    <style:style style:name="T734" style:family="text">
      <style:text-properties officeooo:rsid="053a0312"/>
    </style:style>
    <style:style style:name="T735" style:family="text">
      <style:text-properties officeooo:rsid="053bd486"/>
    </style:style>
    <style:style style:name="T736" style:family="text">
      <style:text-properties officeooo:rsid="05413313"/>
    </style:style>
    <style:style style:name="T737" style:family="text">
      <style:text-properties officeooo:rsid="054673c5"/>
    </style:style>
    <style:style style:name="T738" style:family="text">
      <style:text-properties officeooo:rsid="0549a5a6"/>
    </style:style>
    <style:style style:name="T739" style:family="text">
      <style:text-properties officeooo:rsid="054b5087"/>
    </style:style>
    <style:style style:name="T740" style:family="text">
      <style:text-properties officeooo:rsid="054cbd9f"/>
    </style:style>
    <style:style style:name="T741" style:family="text">
      <style:text-properties officeooo:rsid="055e33c9"/>
    </style:style>
    <style:style style:name="T742" style:family="text">
      <style:text-properties officeooo:rsid="055f8823"/>
    </style:style>
    <style:style style:name="T743" style:family="text">
      <style:text-properties officeooo:rsid="056dbf69"/>
    </style:style>
    <style:style style:name="T744" style:family="text">
      <style:text-properties officeooo:rsid="056faa66"/>
    </style:style>
    <style:style style:name="T745" style:family="text">
      <style:text-properties officeooo:rsid="0573ba74"/>
    </style:style>
    <style:style style:name="T746" style:family="text">
      <style:text-properties officeooo:rsid="05742c97"/>
    </style:style>
    <style:style style:name="T747" style:family="text">
      <style:text-properties officeooo:rsid="0576133d"/>
    </style:style>
    <style:style style:name="T748" style:family="text">
      <style:text-properties officeooo:rsid="05785764"/>
    </style:style>
    <style:style style:name="T749" style:family="text">
      <style:text-properties officeooo:rsid="057a91ac"/>
    </style:style>
    <style:style style:name="T750" style:family="text">
      <style:text-properties officeooo:rsid="057fa519"/>
    </style:style>
    <style:style style:name="T751" style:family="text">
      <style:text-properties officeooo:rsid="05858af3"/>
    </style:style>
    <style:style style:name="T752" style:family="text">
      <style:text-properties officeooo:rsid="0585c32a"/>
    </style:style>
    <style:style style:name="T753" style:family="text">
      <style:text-properties officeooo:rsid="058a2499"/>
    </style:style>
    <style:style style:name="T754" style:family="text">
      <style:text-properties officeooo:rsid="058b0287"/>
    </style:style>
    <style:style style:name="T755" style:family="text">
      <style:text-properties officeooo:rsid="058be22d"/>
    </style:style>
    <style:style style:name="T756" style:family="text">
      <style:text-properties officeooo:rsid="058f264d"/>
    </style:style>
    <style:style style:name="T757" style:family="text">
      <style:text-properties officeooo:rsid="058fba7b"/>
    </style:style>
    <style:style style:name="T758" style:family="text">
      <style:text-properties officeooo:rsid="05916bfd"/>
    </style:style>
    <style:style style:name="T759" style:family="text">
      <style:text-properties officeooo:rsid="0593cec9"/>
    </style:style>
    <style:style style:name="T760" style:family="text">
      <style:text-properties officeooo:rsid="059d4685"/>
    </style:style>
    <style:style style:name="T761" style:family="text">
      <style:text-properties officeooo:rsid="05a25ae5"/>
    </style:style>
    <style:style style:name="T762" style:family="text">
      <style:text-properties officeooo:rsid="05a366b5"/>
    </style:style>
    <style:style style:name="T763" style:family="text">
      <style:text-properties officeooo:rsid="05a544cb"/>
    </style:style>
    <style:style style:name="T764" style:family="text">
      <style:text-properties officeooo:rsid="05a64566"/>
    </style:style>
    <style:style style:name="T765" style:family="text">
      <style:text-properties officeooo:rsid="05a836da"/>
    </style:style>
    <style:style style:name="T766" style:family="text">
      <style:text-properties officeooo:rsid="05ac4098"/>
    </style:style>
    <style:style style:name="T767" style:family="text">
      <style:text-properties officeooo:rsid="05ada40e"/>
    </style:style>
    <style:style style:name="T768" style:family="text">
      <style:text-properties officeooo:rsid="05b06570"/>
    </style:style>
    <style:style style:name="T769" style:family="text">
      <style:text-properties officeooo:rsid="05baa17e"/>
    </style:style>
    <style:style style:name="T770" style:family="text">
      <style:text-properties officeooo:rsid="05bca9a2"/>
    </style:style>
    <style:style style:name="T771" style:family="text">
      <style:text-properties officeooo:rsid="05c50a47"/>
    </style:style>
    <style:style style:name="T772" style:family="text">
      <style:text-properties officeooo:rsid="05c539a7"/>
    </style:style>
    <style:style style:name="T773" style:family="text">
      <style:text-properties officeooo:rsid="05c620ad"/>
    </style:style>
    <style:style style:name="T774" style:family="text">
      <style:text-properties officeooo:rsid="05d10ce3"/>
    </style:style>
    <style:style style:name="T775" style:family="text">
      <style:text-properties officeooo:rsid="05d97836"/>
    </style:style>
    <style:style style:name="T776" style:family="text">
      <style:text-properties officeooo:rsid="05dca15b"/>
    </style:style>
    <style:style style:name="T777" style:family="text">
      <style:text-properties officeooo:rsid="05dd004e"/>
    </style:style>
    <style:style style:name="T778" style:family="text">
      <style:text-properties officeooo:rsid="05ddc38b"/>
    </style:style>
    <style:style style:name="T779" style:family="text">
      <style:text-properties officeooo:rsid="05dede9d"/>
    </style:style>
    <style:style style:name="T780" style:family="text">
      <style:text-properties officeooo:rsid="05df995b"/>
    </style:style>
    <style:style style:name="T781" style:family="text">
      <style:text-properties officeooo:rsid="05e21a41"/>
    </style:style>
    <style:style style:name="T782" style:family="text">
      <style:text-properties officeooo:rsid="05e3355b"/>
    </style:style>
    <style:style style:name="T783" style:family="text">
      <style:text-properties officeooo:rsid="05e6ff0e"/>
    </style:style>
    <style:style style:name="T784" style:family="text">
      <style:text-properties officeooo:rsid="05ea20d9"/>
    </style:style>
    <style:style style:name="T785" style:family="text">
      <style:text-properties officeooo:rsid="05eab467"/>
    </style:style>
    <style:style style:name="T786" style:family="text">
      <style:text-properties officeooo:rsid="05ec2baa"/>
    </style:style>
    <style:style style:name="T787" style:family="text">
      <style:text-properties officeooo:rsid="05ecd7e8"/>
    </style:style>
    <style:style style:name="T788" style:family="text">
      <style:text-properties officeooo:rsid="05f1e0a4"/>
    </style:style>
    <style:style style:name="T789" style:family="text">
      <style:text-properties officeooo:rsid="05f344e0"/>
    </style:style>
    <style:style style:name="T790" style:family="text">
      <style:text-properties officeooo:rsid="05f39e0f"/>
    </style:style>
    <style:style style:name="T791" style:family="text">
      <style:text-properties officeooo:rsid="05f66099"/>
    </style:style>
    <style:style style:name="T792" style:family="text">
      <style:text-properties officeooo:rsid="05f69a1e"/>
    </style:style>
    <style:style style:name="T793" style:family="text">
      <style:text-properties officeooo:rsid="05f8ea94"/>
    </style:style>
    <style:style style:name="T794" style:family="text">
      <style:text-properties officeooo:rsid="05f90cb3"/>
    </style:style>
    <style:style style:name="T795" style:family="text">
      <style:text-properties officeooo:rsid="05fadad7"/>
    </style:style>
    <style:style style:name="T796" style:family="text">
      <style:text-properties officeooo:rsid="060233a4"/>
    </style:style>
    <style:style style:name="T797" style:family="text">
      <style:text-properties officeooo:rsid="060847cf"/>
    </style:style>
    <style:style style:name="T798" style:family="text">
      <style:text-properties officeooo:rsid="060b4dc0"/>
    </style:style>
    <style:style style:name="T799" style:family="text">
      <style:text-properties officeooo:rsid="060d1942"/>
    </style:style>
    <style:style style:name="T800" style:family="text">
      <style:text-properties officeooo:rsid="060ec3eb"/>
    </style:style>
    <style:style style:name="T801" style:family="text">
      <style:text-properties officeooo:rsid="060f5c06"/>
    </style:style>
    <style:style style:name="T802" style:family="text">
      <style:text-properties officeooo:rsid="0613daaf"/>
    </style:style>
    <style:style style:name="T803" style:family="text">
      <style:text-properties officeooo:rsid="061764d9"/>
    </style:style>
    <style:style style:name="T804" style:family="text">
      <style:text-properties officeooo:rsid="0619bf4e"/>
    </style:style>
    <style:style style:name="T805" style:family="text">
      <style:text-properties officeooo:rsid="061c93a5"/>
    </style:style>
    <style:style style:name="T806" style:family="text">
      <style:text-properties officeooo:rsid="061f6c0f"/>
    </style:style>
    <style:style style:name="T807" style:family="text">
      <style:text-properties officeooo:rsid="0621b514"/>
    </style:style>
    <style:style style:name="T808" style:family="text">
      <style:text-properties officeooo:rsid="06288451"/>
    </style:style>
    <style:style style:name="T809" style:family="text">
      <style:text-properties officeooo:rsid="0629cbbc"/>
    </style:style>
    <style:style style:name="T810" style:family="text">
      <style:text-properties officeooo:rsid="062bc591"/>
    </style:style>
    <style:style style:name="T811" style:family="text">
      <style:text-properties style:font-name="Liberation Serif"/>
    </style:style>
    <style:style style:name="T812" style:family="text">
      <style:text-properties style:font-name="Liberation Serif" officeooo:rsid="062bc59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2"><draw:frame draw:style-name="fr1" draw:name="Image1" text:anchor-type="as-char" svg:width="6.1098in" svg:height="1.7138in" draw:z-index="39"><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2">glossary <text:span text:style-name="T401">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0"><text:a xlink:type="simple" xlink:href="#__RefHeading___Toc8859_59198305" text:style-name="Index_20_Link" text:visited-style-name="Index_20_Link">Folders<text:tab/>2</text:a></text:p>
          <text:p text:style-name="P1060"><text:a xlink:type="simple" xlink:href="#__RefHeading___Toc22300_3170278301" text:style-name="Index_20_Link" text:visited-style-name="Index_20_Link">new app<text:tab/>4</text:a></text:p>
          <text:p text:style-name="P1060"><text:a xlink:type="simple" xlink:href="#__RefHeading___Toc5308_359886375" text:style-name="Index_20_Link" text:visited-style-name="Index_20_Link">local server<text:tab/>4</text:a></text:p>
          <text:p text:style-name="P1060"><text:a xlink:type="simple" xlink:href="#__RefHeading___Toc3281_1309305363" text:style-name="Index_20_Link" text:visited-style-name="Index_20_Link">rake<text:tab/>4</text:a></text:p>
          <text:p text:style-name="P1060"><text:a xlink:type="simple" xlink:href="#__RefHeading___Toc5571_513802427" text:style-name="Index_20_Link" text:visited-style-name="Index_20_Link">kill springcoso<text:tab/>4</text:a></text:p>
          <text:p text:style-name="P1060"><text:a xlink:type="simple" xlink:href="#__RefHeading___Toc22244_3170278301" text:style-name="Index_20_Link" text:visited-style-name="Index_20_Link">console<text:tab/>4</text:a></text:p>
          <text:p text:style-name="P1120"><text:a xlink:type="simple" xlink:href="#__RefHeading___Toc18760_2903044745" text:style-name="Index_20_Link" text:visited-style-name="Index_20_Link">arrows problem<text:tab/>4</text:a></text:p>
          <text:p text:style-name="P1120"><text:a xlink:type="simple" xlink:href="#__RefHeading___Toc3102_974113296" text:style-name="Index_20_Link" text:visited-style-name="Index_20_Link">reload!<text:tab/>4</text:a></text:p>
          <text:p text:style-name="P1120"><text:a xlink:type="simple" xlink:href="#__RefHeading___Toc5554_684870536" text:style-name="Index_20_Link" text:visited-style-name="Index_20_Link">#errors<text:tab/>4</text:a></text:p>
          <text:p text:style-name="P1120"><text:a xlink:type="simple" xlink:href="#__RefHeading___Toc8585_2579600209" text:style-name="Index_20_Link" text:visited-style-name="Index_20_Link">#toggle<text:tab/>5</text:a></text:p>
          <text:p text:style-name="P1060"><text:a xlink:type="simple" xlink:href="#__RefHeading___Toc22246_3170278301" text:style-name="Index_20_Link" text:visited-style-name="Index_20_Link">Gems<text:tab/>5</text:a></text:p>
          <text:p text:style-name="P1121"><text:a xlink:type="simple" xlink:href="#__RefHeading___Toc7531_559895456" text:style-name="Index_20_Link" text:visited-style-name="Index_20_Link">gemfile<text:tab/>5</text:a></text:p>
          <text:p text:style-name="P1120"><text:a xlink:type="simple" xlink:href="#__RefHeading___Toc7533_559895456" text:style-name="Index_20_Link" text:visited-style-name="Index_20_Link">version range<text:tab/>5</text:a></text:p>
          <text:p text:style-name="P1121"><text:a xlink:type="simple" xlink:href="#__RefHeading___Toc7535_559895456" text:style-name="Index_20_Link" text:visited-style-name="Index_20_Link">install gems<text:tab/>5</text:a></text:p>
          <text:p text:style-name="P1060"><text:a xlink:type="simple" xlink:href="#__RefHeading___Toc8781_59198305" text:style-name="Index_20_Link" text:visited-style-name="Index_20_Link">MVC pattern<text:tab/>6</text:a></text:p>
          <text:p text:style-name="P1060"><text:a xlink:type="simple" xlink:href="#__RefHeading___Toc3104_974113296" text:style-name="Index_20_Link" text:visited-style-name="Index_20_Link">1-router<text:tab/>6</text:a></text:p>
          <text:p text:style-name="P1120"><text:a xlink:type="simple" xlink:href="#__RefHeading___Toc5403_359886375" text:style-name="Index_20_Link" text:visited-style-name="Index_20_Link">$ rake routes<text:tab/>6</text:a></text:p>
          <text:p text:style-name="P1121"><text:a xlink:type="simple" xlink:href="#__RefHeading___Toc14006_4168352496" text:style-name="Index_20_Link" text:visited-style-name="Index_20_Link">path VS url<text:tab/>6</text:a></text:p>
          <text:p text:style-name="P1121"><text:a xlink:type="simple" xlink:href="#__RefHeading___Toc12598_3863394237" text:style-name="Index_20_Link" text:visited-style-name="Index_20_Link">personalized routes<text:tab/>6</text:a></text:p>
          <text:p text:style-name="P1121"><text:a xlink:type="simple" xlink:href="#__RefHeading___Toc7269_3760421479" text:style-name="Index_20_Link" text:visited-style-name="Index_20_Link">resources :wtf<text:tab/>7</text:a></text:p>
          <text:p text:style-name="P1120"><text:a xlink:type="simple" xlink:href="#__RefHeading___Toc12600_3863394237" text:style-name="Index_20_Link" text:visited-style-name="Index_20_Link">nested resources<text:tab/>7</text:a></text:p>
          <text:p text:style-name="P1060"><text:a xlink:type="simple" xlink:href="#__RefHeading___Toc7868_2453026979" text:style-name="Index_20_Link" text:visited-style-name="Index_20_Link">link_to<text:tab/>7</text:a></text:p>
          <text:p text:style-name="P1121"><text:a xlink:type="simple" xlink:href="#__RefHeading___Toc22213_2925089407" text:style-name="Index_20_Link" text:visited-style-name="Index_20_Link">arguments<text:tab/>7</text:a></text:p>
          <text:p text:style-name="P1060"><text:a xlink:type="simple" xlink:href="#__RefHeading___Toc22248_3170278301" text:style-name="Index_20_Link" text:visited-style-name="Index_20_Link">REST<text:tab/>8</text:a></text:p>
          <text:p text:style-name="P1121"><text:a xlink:type="simple" xlink:href="#__RefHeading___Toc11862_750884121" text:style-name="Index_20_Link" text:visited-style-name="Index_20_Link">HTTP verbs<text:tab/>8</text:a></text:p>
          <text:p text:style-name="P1120"><text:a xlink:type="simple" xlink:href="#__RefHeading___Toc1842_779349869" text:style-name="Index_20_Link" text:visited-style-name="Index_20_Link">GET<text:tab/>8</text:a></text:p>
          <text:p text:style-name="P1120"><text:a xlink:type="simple" xlink:href="#__RefHeading___Toc1844_779349869" text:style-name="Index_20_Link" text:visited-style-name="Index_20_Link">POST<text:tab/>8</text:a></text:p>
          <text:p text:style-name="P1120"><text:a xlink:type="simple" xlink:href="#__RefHeading___Toc1846_779349869" text:style-name="Index_20_Link" text:visited-style-name="Index_20_Link">PATCH &amp; DELETE<text:tab/>8</text:a></text:p>
          <text:p text:style-name="P1120"><text:a xlink:type="simple" xlink:href="#__RefHeading___Toc1836_779349869" text:style-name="Index_20_Link" text:visited-style-name="Index_20_Link">Destroy<text:tab/>8</text:a></text:p>
          <text:p text:style-name="P1060"><text:a xlink:type="simple" xlink:href="#__RefHeading___Toc12692_952624381" text:style-name="Index_20_Link" text:visited-style-name="Index_20_Link">2-controller<text:tab/>9</text:a></text:p>
          <text:p text:style-name="P1121"><text:a xlink:type="simple" xlink:href="#__RefHeading___Toc14008_4168352496" text:style-name="Index_20_Link" text:visited-style-name="Index_20_Link">Find<text:tab/>9</text:a></text:p>
          <text:p text:style-name="P1121"><text:a xlink:type="simple" xlink:href="#__RefHeading___Toc8043_2453026979" text:style-name="Index_20_Link" text:visited-style-name="Index_20_Link">Sample Controller<text:tab/>9</text:a></text:p>
          <text:p text:style-name="P1120"><text:a xlink:type="simple" xlink:href="#__RefHeading___Toc8045_2453026979" text:style-name="Index_20_Link" text:visited-style-name="Index_20_Link">instance variables<text:tab/>9</text:a></text:p>
          <text:p text:style-name="P1120"><text:a xlink:type="simple" xlink:href="#__RefHeading___Toc22065_3170278301" text:style-name="Index_20_Link" text:visited-style-name="Index_20_Link">print html<text:tab/>9</text:a></text:p>
          <text:p text:style-name="P1120"><text:a xlink:type="simple" xlink:href="#__RefHeading___Toc3108_974113296" text:style-name="Index_20_Link" text:visited-style-name="Index_20_Link">generate controllers<text:tab/>10</text:a></text:p>
          <text:p text:style-name="P1121"><text:a xlink:type="simple" xlink:href="#__RefHeading___Toc12791_1536757697" text:style-name="Index_20_Link" text:visited-style-name="Index_20_Link">Request/Response<text:tab/>10</text:a></text:p>
          <text:p text:style-name="P1121"><text:a xlink:type="simple" xlink:href="#__RefHeading___Toc6168_3554408180" text:style-name="Index_20_Link" text:visited-style-name="Index_20_Link">render vs redirect<text:tab/>10</text:a></text:p>
          <text:p text:style-name="P1121"><text:a xlink:type="simple" xlink:href="#__RefHeading___Toc14012_4168352496" text:style-name="Index_20_Link" text:visited-style-name="Index_20_Link">controller filters<text:tab/>10</text:a></text:p>
          <text:p text:style-name="P1060"><text:a xlink:type="simple" xlink:href="#__RefHeading__6726_330973215" text:style-name="Index_20_Link" text:visited-style-name="Index_20_Link">Cookies<text:tab/>11</text:a></text:p>
          <text:p text:style-name="P1120"><text:a xlink:type="simple" xlink:href="#__RefHeading__6714_330973215" text:style-name="Index_20_Link" text:visited-style-name="Index_20_Link">Expiration date<text:tab/>11</text:a></text:p>
          <text:p text:style-name="P1121"><text:a xlink:type="simple" xlink:href="#__RefHeading__6716_330973215" text:style-name="Index_20_Link" text:visited-style-name="Index_20_Link">Sessions<text:tab/>11</text:a></text:p>
          <text:p text:style-name="P1060"><text:a xlink:type="simple" xlink:href="#__RefHeading___Toc8882_1983577219" text:style-name="Index_20_Link" text:visited-style-name="Index_20_Link">mailers<text:tab/>12</text:a></text:p>
          <text:p text:style-name="P1121"><text:a xlink:type="simple" xlink:href="#__RefHeading___Toc8884_1983577219" text:style-name="Index_20_Link" text:visited-style-name="Index_20_Link">links<text:tab/>12</text:a></text:p>
          <text:p text:style-name="P1121"><text:a xlink:type="simple" xlink:href="#__RefHeading___Toc8886_1983577219" text:style-name="Index_20_Link" text:visited-style-name="Index_20_Link">email previews<text:tab/>12</text:a></text:p>
          <text:p text:style-name="P1121"><text:a xlink:type="simple" xlink:href="#__RefHeading___Toc13020_1983577219" text:style-name="Index_20_Link" text:visited-style-name="Index_20_Link">testing<text:tab/>13</text:a></text:p>
          <text:p text:style-name="P1121"><text:a xlink:type="simple" xlink:href="#__RefHeading___Toc20213_1983577219" text:style-name="Index_20_Link" text:visited-style-name="Index_20_Link">production<text:tab/>13</text:a></text:p>
          <text:p text:style-name="P1120"><text:a xlink:type="simple" xlink:href="#__RefHeading___Toc20215_1983577219" text:style-name="Index_20_Link" text:visited-style-name="Index_20_Link">SendGrid<text:tab/>13</text:a></text:p>
          <text:p text:style-name="P1060"><text:a xlink:type="simple" xlink:href="#__RefHeading___Toc8051_2453026979" text:style-name="Index_20_Link" text:visited-style-name="Index_20_Link">3-view<text:tab/>14</text:a></text:p>
          <text:p text:style-name="P1120"><text:a xlink:type="simple" xlink:href="#__RefHeading___Toc3114_974113296" text:style-name="Index_20_Link" text:visited-style-name="Index_20_Link">ERB<text:tab/>14</text:a></text:p>
          <text:p text:style-name="P1120"><text:a xlink:type="simple" xlink:href="#__RefHeading___Toc3118_974113296" text:style-name="Index_20_Link" text:visited-style-name="Index_20_Link">layouts<text:tab/>14</text:a></text:p>
          <text:p text:style-name="P1121"><text:a xlink:type="simple" xlink:href="#__RefHeading___Toc8626_750884121" text:style-name="Index_20_Link" text:visited-style-name="Index_20_Link">styles<text:tab/>14</text:a></text:p>
          <text:p text:style-name="P1120"><text:a xlink:type="simple" xlink:href="#__RefHeading___Toc7170_957216803" text:style-name="Index_20_Link" text:visited-style-name="Index_20_Link">Asset Tags<text:tab/>14</text:a></text:p>
          <text:p text:style-name="P1121"><text:a xlink:type="simple" xlink:href="#__RefHeading___Toc34402_1362329892" text:style-name="Index_20_Link" text:visited-style-name="Index_20_Link">provide and yield<text:tab/>14</text:a></text:p>
          <text:p text:style-name="P1121"><text:a xlink:type="simple" xlink:href="#__RefHeading___Toc7275_3760421479" text:style-name="Index_20_Link" text:visited-style-name="Index_20_Link">raw method<text:tab/>14</text:a></text:p>
          <text:p text:style-name="P1121"><text:a xlink:type="simple" xlink:href="#__RefHeading___Toc8589_2579600209" text:style-name="Index_20_Link" text:visited-style-name="Index_20_Link">pagination<text:tab/>14</text:a></text:p>
          <text:p text:style-name="P1060"><text:a xlink:type="simple" xlink:href="#__RefHeading___Toc8053_2453026979" text:style-name="Index_20_Link" text:visited-style-name="Index_20_Link">flash<text:tab/>15</text:a></text:p>
          <text:p text:style-name="P1120"><text:a xlink:type="simple" xlink:href="#__RefHeading___Toc11613_3945550178" text:style-name="Index_20_Link" text:visited-style-name="Index_20_Link">flash.now<text:tab/>15</text:a></text:p>
          <text:p text:style-name="P1060"><text:a xlink:type="simple" xlink:href="#__RefHeading___Toc33550_3095347683" text:style-name="Index_20_Link" text:visited-style-name="Index_20_Link">errors<text:tab/>15</text:a></text:p>
          <text:p text:style-name="P1060"><text:a xlink:type="simple" xlink:href="#__RefHeading___Toc8591_2579600209" text:style-name="Index_20_Link" text:visited-style-name="Index_20_Link">render<text:tab/>15</text:a></text:p>
          <text:p text:style-name="P1121"><text:a xlink:type="simple" xlink:href="#__RefHeading___Toc8055_2453026979" text:style-name="Index_20_Link" text:visited-style-name="Index_20_Link">partials<text:tab/>15</text:a></text:p>
          <text:p text:style-name="P1120"><text:a xlink:type="simple" xlink:href="#__RefHeading___Toc7277_3760421479" text:style-name="Index_20_Link" text:visited-style-name="Index_20_Link">partials vs variabl<text:tab/>15</text:a></text:p>
          <text:p text:style-name="P1120"><text:a xlink:type="simple" xlink:href="#__RefHeading___Toc7279_3760421479" text:style-name="Index_20_Link" text:visited-style-name="Index_20_Link">Implicit Partials<text:tab/>15</text:a></text:p>
          <text:p text:style-name="P1120"><text:a xlink:type="simple" xlink:href="#__RefHeading___Toc11304_2197419864" text:style-name="Index_20_Link" text:visited-style-name="Index_20_Link">collections<text:tab/>15</text:a></text:p>
          <text:p text:style-name="P1121"><text:a xlink:type="simple" xlink:href="#__RefHeading___Toc8593_2579600209" text:style-name="Index_20_Link" text:visited-style-name="Index_20_Link">render objects<text:tab/>16</text:a></text:p>
          <text:p text:style-name="P1060"><text:a xlink:type="simple" xlink:href="#__RefHeading___Toc20303_1983577219" text:style-name="Index_20_Link" text:visited-style-name="Index_20_Link">forms<text:tab/>17</text:a></text:p>
          <text:p text:style-name="P1120"><text:a xlink:type="simple" xlink:href="#__RefHeading___Toc7172_957216803" text:style-name="Index_20_Link" text:visited-style-name="Index_20_Link">CSRF token<text:tab/>17</text:a></text:p>
          <text:p text:style-name="P1120"><text:a xlink:type="simple" xlink:href="#__RefHeading___Toc7174_957216803" text:style-name="Index_20_Link" text:visited-style-name="Index_20_Link">name<text:tab/>17</text:a></text:p>
          <text:p text:style-name="P1120"><text:a xlink:type="simple" xlink:href="#__RefHeading___Toc7176_957216803" text:style-name="Index_20_Link" text:visited-style-name="Index_20_Link">nesting into name<text:tab/>17</text:a></text:p>
          <text:p text:style-name="P1120"><text:a xlink:type="simple" xlink:href="#__RefHeading___Toc11306_2197419864" text:style-name="Index_20_Link" text:visited-style-name="Index_20_Link">fields<text:tab/>17</text:a></text:p>
          <text:p text:style-name="P1120"><text:a xlink:type="simple" xlink:href="#__RefHeading___Toc11308_2197419864" text:style-name="Index_20_Link" text:visited-style-name="Index_20_Link">checkboxes<text:tab/>17</text:a></text:p>
          <text:p text:style-name="P1120"><text:a xlink:type="simple" xlink:href="#__RefHeading___Toc11310_2197419864" text:style-name="Index_20_Link" text:visited-style-name="Index_20_Link">label name<text:tab/>17</text:a></text:p>
          <text:p text:style-name="P1120"><text:a xlink:type="simple" xlink:href="#__RefHeading___Toc22215_2925089407" text:style-name="Index_20_Link" text:visited-style-name="Index_20_Link">forms vs validations<text:tab/>17</text:a></text:p>
          <text:p text:style-name="P1120"><text:a xlink:type="simple" xlink:href="#__RefHeading___Toc7402_2343192557" text:style-name="Index_20_Link" text:visited-style-name="Index_20_Link">patch&amp;delete<text:tab/>17</text:a></text:p>
          <text:p text:style-name="P1121"><text:a xlink:type="simple" xlink:href="#__RefHeading___Toc22217_2925089407" text:style-name="Index_20_Link" text:visited-style-name="Index_20_Link">Controller side<text:tab/>17</text:a></text:p>
          <text:p text:style-name="P1120"><text:a xlink:type="simple" xlink:href="#__RefHeading___Toc22219_2925089407" text:style-name="Index_20_Link" text:visited-style-name="Index_20_Link">strong_parameters<text:tab/>17</text:a></text:p>
          <text:p text:style-name="P1120"><text:a xlink:type="simple" xlink:href="#__RefHeading___Toc8047_2453026979" text:style-name="Index_20_Link" text:visited-style-name="Index_20_Link">form_tag<text:tab/>18</text:a></text:p>
          <text:p text:style-name="P1121"><text:a xlink:type="simple" xlink:href="#__RefHeading___Toc11312_2197419864" text:style-name="Index_20_Link" text:visited-style-name="Index_20_Link">form_for (update)<text:tab/>18</text:a></text:p>
          <text:p text:style-name="P1121"><text:a xlink:type="simple" xlink:href="#__RefHeading___Toc11611_3945550178" text:style-name="Index_20_Link" text:visited-style-name="Index_20_Link">form_for(no model)<text:tab/>18</text:a></text:p>
          <text:p text:style-name="P1120"><text:a xlink:type="simple" xlink:href="#__RefHeading___Toc8049_2453026979" text:style-name="Index_20_Link" text:visited-style-name="Index_20_Link">form_for<text:tab/>19</text:a></text:p>
          <text:p text:style-name="P1120"><text:a xlink:type="simple" xlink:href="#__RefHeading___Toc22221_2925089407" text:style-name="Index_20_Link" text:visited-style-name="Index_20_Link">create or new<text:tab/>19</text:a></text:p>
          <text:p text:style-name="P1120"><text:a xlink:type="simple" xlink:href="#__RefHeading___Toc11314_2197419864" text:style-name="Index_20_Link" text:visited-style-name="Index_20_Link">relationships<text:tab/>19</text:a></text:p>
          <text:p text:style-name="P1121"><text:a xlink:type="simple" xlink:href="#__RefHeading___Toc12793_1536757697" text:style-name="Index_20_Link" text:visited-style-name="Index_20_Link">Send object from form<text:tab/>19</text:a></text:p>
          <text:p text:style-name="P1060"><text:a xlink:type="simple" xlink:href="#__RefHeading___Toc3120_974113296" text:style-name="Index_20_Link" text:visited-style-name="Index_20_Link">4-model<text:tab/>20</text:a></text:p>
          <text:p text:style-name="P1121"><text:a xlink:type="simple" xlink:href="#__RefHeading___Toc3289_1309305363" text:style-name="Index_20_Link" text:visited-style-name="Index_20_Link">generate models<text:tab/>20</text:a></text:p>
          <text:p text:style-name="P1121"><text:a xlink:type="simple" xlink:href="#__RefHeading___Toc11316_2197419864" text:style-name="Index_20_Link" text:visited-style-name="Index_20_Link">before filters<text:tab/>20</text:a></text:p>
          <text:p text:style-name="P1121"><text:a xlink:type="simple" xlink:href="#__RefHeading___Toc11318_2197419864" text:style-name="Index_20_Link" text:visited-style-name="Index_20_Link">index<text:tab/>20</text:a></text:p>
          <text:p text:style-name="P1121"><text:a xlink:type="simple" xlink:href="#__RefHeading___Toc11320_2197419864" text:style-name="Index_20_Link" text:visited-style-name="Index_20_Link">Validation<text:tab/>20</text:a></text:p>
          <text:p text:style-name="P1060"><text:a xlink:type="simple" xlink:href="#__RefHeading___Toc9508_785665416" text:style-name="Index_20_Link" text:visited-style-name="Index_20_Link">Database<text:tab/>21</text:a></text:p>
          <text:p text:style-name="P1121"><text:a xlink:type="simple" xlink:href="#__RefHeading___Toc11466_436212137" text:style-name="Index_20_Link" text:visited-style-name="Index_20_Link">Read<text:tab/>21</text:a></text:p>
          <text:p text:style-name="P1121"><text:a xlink:type="simple" xlink:href="#__RefHeading___Toc11388_2197419864" text:style-name="Index_20_Link" text:visited-style-name="Index_20_Link">more efficiency<text:tab/>21</text:a></text:p>
          <text:p text:style-name="P1120"><text:a xlink:type="simple" xlink:href="#__RefHeading___Toc11390_2197419864" text:style-name="Index_20_Link" text:visited-style-name="Index_20_Link">find_each<text:tab/>21</text:a></text:p>
          <text:p text:style-name="P1120"><text:a xlink:type="simple" xlink:href="#__RefHeading___Toc11392_2197419864" text:style-name="Index_20_Link" text:visited-style-name="Index_20_Link">find_in_batches<text:tab/>21</text:a></text:p>
          <text:p text:style-name="P1120"><text:a xlink:type="simple" xlink:href="#__RefHeading___Toc11477_436212137" text:style-name="Index_20_Link" text:visited-style-name="Index_20_Link">conditions<text:tab/>21</text:a></text:p>
          <text:p text:style-name="P1120"><text:a xlink:type="simple" xlink:href="#__RefHeading___Toc11805_4111033120" text:style-name="Index_20_Link" text:visited-style-name="Index_20_Link">ordering<text:tab/>21</text:a></text:p>
          <text:p text:style-name="P1120"><text:a xlink:type="simple" xlink:href="#__RefHeading___Toc11807_4111033120" text:style-name="Index_20_Link" text:visited-style-name="Index_20_Link">select<text:tab/>21</text:a></text:p>
          <text:p text:style-name="P1120"><text:a xlink:type="simple" xlink:href="#__RefHeading___Toc11809_4111033120" text:style-name="Index_20_Link" text:visited-style-name="Index_20_Link">limit<text:tab/>21</text:a></text:p>
          <text:p text:style-name="P1120"><text:a xlink:type="simple" xlink:href="#__RefHeading___Toc11811_4111033120" text:style-name="Index_20_Link" text:visited-style-name="Index_20_Link">group<text:tab/>22</text:a></text:p>
          <text:p text:style-name="P1120"><text:a xlink:type="simple" xlink:href="#__RefHeading___Toc11813_4111033120" text:style-name="Index_20_Link" text:visited-style-name="Index_20_Link">having<text:tab/>22</text:a></text:p>
          <text:p text:style-name="P1120"><text:a xlink:type="simple" xlink:href="#__RefHeading___Toc11815_4111033120" text:style-name="Index_20_Link" text:visited-style-name="Index_20_Link">null<text:tab/>22</text:a></text:p>
          <text:p text:style-name="P1120"><text:a xlink:type="simple" xlink:href="#__RefHeading___Toc11817_4111033120" text:style-name="Index_20_Link" text:visited-style-name="Index_20_Link">joins<text:tab/>22</text:a></text:p>
          <text:p text:style-name="P1120"><text:a xlink:type="simple" xlink:href="#__RefHeading___Toc12284_3059398572" text:style-name="Index_20_Link" text:visited-style-name="Index_20_Link">scopes<text:tab/>22</text:a></text:p>
          <text:p text:style-name="P1120"><text:a xlink:type="simple" xlink:href="#__RefHeading___Toc12286_3059398572" text:style-name="Index_20_Link" text:visited-style-name="Index_20_Link">Find_or_create<text:tab/>23</text:a></text:p>
          <text:p text:style-name="P1120"><text:a xlink:type="simple" xlink:href="#__RefHeading___Toc12288_3059398572" text:style-name="Index_20_Link" text:visited-style-name="Index_20_Link">Find_by_sql<text:tab/>23</text:a></text:p>
          <text:p text:style-name="P1120"><text:a xlink:type="simple" xlink:href="#__RefHeading___Toc12290_3059398572" text:style-name="Index_20_Link" text:visited-style-name="Index_20_Link">select_all<text:tab/>23</text:a></text:p>
          <text:p text:style-name="P1120"><text:a xlink:type="simple" xlink:href="#__RefHeading___Toc12292_3059398572" text:style-name="Index_20_Link" text:visited-style-name="Index_20_Link">pluck<text:tab/>23</text:a></text:p>
          <text:p text:style-name="P1120"><text:a xlink:type="simple" xlink:href="#__RefHeading___Toc12294_3059398572" text:style-name="Index_20_Link" text:visited-style-name="Index_20_Link">ids<text:tab/>23</text:a></text:p>
          <text:p text:style-name="P1120"><text:a xlink:type="simple" xlink:href="#__RefHeading___Toc12296_3059398572" text:style-name="Index_20_Link" text:visited-style-name="Index_20_Link">existence<text:tab/>23</text:a></text:p>
          <text:p text:style-name="P1120"><text:a xlink:type="simple" xlink:href="#__RefHeading___Toc12298_3059398572" text:style-name="Index_20_Link" text:visited-style-name="Index_20_Link">calculations<text:tab/>23</text:a></text:p>
          <text:p text:style-name="P1121"><text:a xlink:type="simple" xlink:href="#__RefHeading___Toc11324_2197419864" text:style-name="Index_20_Link" text:visited-style-name="Index_20_Link">New<text:tab/>24</text:a></text:p>
          <text:p text:style-name="P1121"><text:a xlink:type="simple" xlink:href="#__RefHeading___Toc11302_18120422961" text:style-name="Index_20_Link" text:visited-style-name="Index_20_Link">Create<text:tab/>24</text:a></text:p>
          <text:p text:style-name="P1121"><text:a xlink:type="simple" xlink:href="#__RefHeading___Toc11326_2197419864" text:style-name="Index_20_Link" text:visited-style-name="Index_20_Link">Update<text:tab/>24</text:a></text:p>
          <text:p text:style-name="P1121"><text:a xlink:type="simple" xlink:href="#__RefHeading___Toc1698_18120422961" text:style-name="Index_20_Link" text:visited-style-name="Index_20_Link">Delete<text:tab/>24</text:a></text:p>
          <text:p text:style-name="P1120"><text:a xlink:type="simple" xlink:href="#__RefHeading___Toc2047_18120422961" text:style-name="Index_20_Link" text:visited-style-name="Index_20_Link">destroy all<text:tab/>24</text:a></text:p>
          <text:p text:style-name="P1120"><text:a xlink:type="simple" xlink:href="#__RefHeading___Toc11328_2197419864" text:style-name="Index_20_Link" text:visited-style-name="Index_20_Link">aggregations<text:tab/>24</text:a></text:p>
          <text:p text:style-name="P1120"><text:a xlink:type="simple" xlink:href="#__RefHeading___Toc11330_2197419864" text:style-name="Index_20_Link" text:visited-style-name="Index_20_Link">joins<text:tab/>24</text:a></text:p>
          <text:p text:style-name="P1060"><text:a xlink:type="simple" xlink:href="#__RefHeading___Toc11332_2197419864" text:style-name="Index_20_Link" text:visited-style-name="Index_20_Link">relationships<text:tab/>25</text:a></text:p>
          <text:p text:style-name="P1127"><text:a xlink:type="simple" xlink:href="#__RefHeading___Toc11334_2197419864" text:style-name="Index_20_Link" text:visited-style-name="Index_20_Link">ROUTER<text:tab/>25</text:a></text:p>
          <text:p text:style-name="P1127"><text:a xlink:type="simple" xlink:href="#__RefHeading___Toc11336_2197419864" text:style-name="Index_20_Link" text:visited-style-name="Index_20_Link">FORM<text:tab/>25</text:a></text:p>
          <text:p text:style-name="P1121"><text:a xlink:type="simple" xlink:href="#__RefHeading___Toc8595_2579600209" text:style-name="Index_20_Link" text:visited-style-name="Index_20_Link">tools<text:tab/>25</text:a></text:p>
          <text:p text:style-name="P1120"><text:a xlink:type="simple" xlink:href="#__RefHeading___Toc12795_1536757697" text:style-name="Index_20_Link" text:visited-style-name="Index_20_Link">associated objects<text:tab/>25</text:a></text:p>
          <text:p text:style-name="P1121"><text:a xlink:type="simple" xlink:href="#__RefHeading___Toc20246_1983577219" text:style-name="Index_20_Link" text:visited-style-name="Index_20_Link">Migrations<text:tab/>26</text:a></text:p>
          <text:p text:style-name="P1120"><text:a xlink:type="simple" xlink:href="#__RefHeading___Toc12602_3863394237" text:style-name="Index_20_Link" text:visited-style-name="Index_20_Link">rollback<text:tab/>26</text:a></text:p>
          <text:p text:style-name="P1127"><text:a xlink:type="simple" xlink:href="#__RefHeading___Toc12604_3863394237" text:style-name="Index_20_Link" text:visited-style-name="Index_20_Link">add columns<text:tab/>26</text:a></text:p>
          <text:p text:style-name="P1127"><text:a xlink:type="simple" xlink:href="#__RefHeading___Toc12606_3863394237" text:style-name="Index_20_Link" text:visited-style-name="Index_20_Link">create tables<text:tab/>26</text:a></text:p>
          <text:p text:style-name="P1127"><text:a xlink:type="simple" xlink:href="#__RefHeading___Toc12608_3863394237" text:style-name="Index_20_Link" text:visited-style-name="Index_20_Link">add references<text:tab/>26</text:a></text:p>
          <text:p text:style-name="P1127"><text:a xlink:type="simple" xlink:href="#__RefHeading___Toc12610_3863394237" text:style-name="Index_20_Link" text:visited-style-name="Index_20_Link">create Join Table<text:tab/>26</text:a></text:p>
          <text:p text:style-name="P1127"><text:a xlink:type="simple" xlink:href="#__RefHeading___Toc12612_3863394237" text:style-name="Index_20_Link" text:visited-style-name="Index_20_Link">generate Models<text:tab/>26</text:a></text:p>
          <text:p text:style-name="P1127"><text:a xlink:type="simple" xlink:href="#__RefHeading___Toc12614_3863394237" text:style-name="Index_20_Link" text:visited-style-name="Index_20_Link">changing tables<text:tab/>26</text:a></text:p>
          <text:p text:style-name="P1121"><text:a xlink:type="simple" xlink:href="#__RefHeading___Toc11338_2197419864" text:style-name="Index_20_Link" text:visited-style-name="Index_20_Link">active record<text:tab/>27</text:a></text:p>
          <text:p text:style-name="P1060"><text:a xlink:type="simple" xlink:href="#__RefHeading___Toc3392_662114661" text:style-name="Index_20_Link" text:visited-style-name="Index_20_Link">helpers<text:tab/>28</text:a></text:p>
          <text:p text:style-name="P1060"><text:a xlink:type="simple" xlink:href="#__RefHeading___Toc4401_3061750504" text:style-name="Index_20_Link" text:visited-style-name="Index_20_Link">Syntax<text:tab/>28</text:a></text:p>
          <text:p text:style-name="P1121"><text:a xlink:type="simple" xlink:href="#__RefHeading___Toc4403_3061750504" text:style-name="Index_20_Link" text:visited-style-name="Index_20_Link">loop<text:tab/>28</text:a></text:p>
          <text:p text:style-name="P1121"><text:a xlink:type="simple" xlink:href="#__RefHeading___Toc3899_20905896541" text:style-name="Index_20_Link" text:visited-style-name="Index_20_Link">conditionals (if)<text:tab/>28</text:a></text:p>
          <text:p text:style-name="P1121"><text:a xlink:type="simple" xlink:href="#__RefHeading___Toc5581_684870536" text:style-name="Index_20_Link" text:visited-style-name="Index_20_Link">shortcuts<text:tab/>28</text:a></text:p>
          <text:p text:style-name="P1060"><text:a xlink:type="simple" xlink:href="#__RefHeading___Toc12700_952624381" text:style-name="Index_20_Link" text:visited-style-name="Index_20_Link">Scaffolding<text:tab/>28</text:a></text:p>
          <text:p text:style-name="P1060"><text:a xlink:type="simple" xlink:href="#__RefHeading___Toc15485_1253632748" text:style-name="Index_20_Link" text:visited-style-name="Index_20_Link">QUICK TUTO.S<text:tab/>29</text:a></text:p>
          <text:p text:style-name="P1121"><text:a xlink:type="simple" xlink:href="#__RefHeading___Toc9684_2455371668" text:style-name="Index_20_Link" text:visited-style-name="Index_20_Link">Authentification<text:tab/>29</text:a></text:p>
          <text:p text:style-name="P1120"><text:a xlink:type="simple" xlink:href="#__RefHeading___Toc11686_3945550178" text:style-name="Index_20_Link" text:visited-style-name="Index_20_Link">has_secure_pswd<text:tab/>29</text:a></text:p>
          <text:p text:style-name="P1120"><text:a xlink:type="simple" xlink:href="#__RefHeading___Toc3396_662114661" text:style-name="Index_20_Link" text:visited-style-name="Index_20_Link">sorcery<text:tab/>29</text:a></text:p>
          <text:p text:style-name="P1121"><text:a xlink:type="simple" xlink:href="#__RefHeading___Toc9686_2455371668" text:style-name="Index_20_Link" text:visited-style-name="Index_20_Link">Sign-up<text:tab/>30</text:a></text:p>
          <text:p text:style-name="P1121"><text:a xlink:type="simple" xlink:href="#__RefHeading___Toc15487_1253632748" text:style-name="Index_20_Link" text:visited-style-name="Index_20_Link">Log In<text:tab/>31</text:a></text:p>
          <text:p text:style-name="P1120"><text:a xlink:type="simple" xlink:href="#__RefHeading___Toc11039_3635838384" text:style-name="Index_20_Link" text:visited-style-name="Index_20_Link">Log out<text:tab/>31</text:a></text:p>
          <text:p text:style-name="P1120"><text:a xlink:type="simple" xlink:href="#__RefHeading___Toc11041_3635838384" text:style-name="Index_20_Link" text:visited-style-name="Index_20_Link">login test<text:tab/>31</text:a></text:p>
          <text:p text:style-name="P1121"><text:a xlink:type="simple" xlink:href="#__RefHeading___Toc10331_3432101769" text:style-name="Index_20_Link" text:visited-style-name="Index_20_Link">Remember me<text:tab/>32</text:a></text:p>
          <text:p text:style-name="P1120"><text:a xlink:type="simple" xlink:href="#__RefHeading___Toc11043_3635838384" text:style-name="Index_20_Link" text:visited-style-name="Index_20_Link">forget<text:tab/>33</text:a></text:p>
          <text:p text:style-name="P1120"><text:a xlink:type="simple" xlink:href="#__RefHeading___Toc11045_3635838384" text:style-name="Index_20_Link" text:visited-style-name="Index_20_Link">remember test<text:tab/>33</text:a></text:p>
          <text:p text:style-name="P1060"><text:a xlink:type="simple" xlink:href="#__RefHeading___Toc5583_684870536" text:style-name="Index_20_Link" text:visited-style-name="Index_20_Link">CSS<text:tab/>34</text:a></text:p>
          <text:p text:style-name="P1060"><text:a xlink:type="simple" xlink:href="#__RefHeading___Toc10333_3432101769" text:style-name="Index_20_Link" text:visited-style-name="Index_20_Link">Javascript<text:tab/>34</text:a></text:p>
          <text:p text:style-name="P1121"><text:a xlink:type="simple" xlink:href="#__RefHeading___Toc10335_3432101769" text:style-name="Index_20_Link" text:visited-style-name="Index_20_Link">dropdown menu<text:tab/>34</text:a></text:p>
          <text:p text:style-name="P1060"><text:a xlink:type="simple" xlink:href="#__RefHeading___Toc3197_1309305363" text:style-name="Index_20_Link" text:visited-style-name="Index_20_Link">Testing<text:tab/>34</text:a></text:p>
          <text:p text:style-name="P1120"><text:a xlink:type="simple" xlink:href="#__RefHeading___Toc11617_3945550178" text:style-name="Index_20_Link" text:visited-style-name="Index_20_Link">minitest reporters<text:tab/>34</text:a></text:p>
          <text:p text:style-name="P1120"><text:a xlink:type="simple" xlink:href="#__RefHeading___Toc4713_2527406769" text:style-name="Index_20_Link" text:visited-style-name="Index_20_Link">run tests<text:tab/>34</text:a></text:p>
          <text:p text:style-name="P1127"><text:a xlink:type="simple" xlink:href="#__RefHeading___Toc11619_3945550178" text:style-name="Index_20_Link" text:visited-style-name="Index_20_Link">Select tests<text:tab/>34</text:a></text:p>
          <text:p text:style-name="P1120"><text:a xlink:type="simple" xlink:href="#__RefHeading___Toc11621_3945550178" text:style-name="Index_20_Link" text:visited-style-name="Index_20_Link">generate tests<text:tab/>34</text:a></text:p>
          <text:p text:style-name="P1121"><text:a xlink:type="simple" xlink:href="#__RefHeading___Toc9778_2455371668" text:style-name="Index_20_Link" text:visited-style-name="Index_20_Link">cookies<text:tab/>34</text:a></text:p>
          <text:p text:style-name="P1121"><text:soft-page-break/><text:a xlink:type="simple" xlink:href="#__RefHeading___Toc9780_2455371668" text:style-name="Index_20_Link" text:visited-style-name="Index_20_Link">folders<text:tab/>35</text:a></text:p>
          <text:p text:style-name="P1121"><text:a xlink:type="simple" xlink:href="#__RefHeading___Toc9782_2455371668" text:style-name="Index_20_Link" text:visited-style-name="Index_20_Link">classes inheritances<text:tab/>35</text:a></text:p>
          <text:p text:style-name="P1121"><text:a xlink:type="simple" xlink:href="#__RefHeading___Toc11623_3945550178" text:style-name="Index_20_Link" text:visited-style-name="Index_20_Link">fixtures<text:tab/>35</text:a></text:p>
          <text:p text:style-name="P1121"><text:a xlink:type="simple" xlink:href="#__RefHeading___Toc11625_3945550178" text:style-name="Index_20_Link" text:visited-style-name="Index_20_Link">before :each<text:tab/>35</text:a></text:p>
          <text:p text:style-name="P1121"><text:a xlink:type="simple" xlink:href="#__RefHeading___Toc15489_1253632748" text:style-name="Index_20_Link" text:visited-style-name="Index_20_Link">verbs<text:tab/>35</text:a></text:p>
          <text:p text:style-name="P1120"><text:a xlink:type="simple" xlink:href="#__RefHeading___Toc11627_3945550178" text:style-name="Index_20_Link" text:visited-style-name="Index_20_Link">get<text:tab/>35</text:a></text:p>
          <text:p text:style-name="P1120"><text:a xlink:type="simple" xlink:href="#__RefHeading___Toc11629_3945550178" text:style-name="Index_20_Link" text:visited-style-name="Index_20_Link">post<text:tab/>35</text:a></text:p>
          <text:p text:style-name="P1120"><text:a xlink:type="simple" xlink:href="#__RefHeading___Toc34477_1362329892" text:style-name="Index_20_Link" text:visited-style-name="Index_20_Link">patch<text:tab/>35</text:a></text:p>
          <text:p text:style-name="P1120"><text:a xlink:type="simple" xlink:href="#__RefHeading___Toc8688_3442039174" text:style-name="Index_20_Link" text:visited-style-name="Index_20_Link">delete<text:tab/>35</text:a></text:p>
          <text:p text:style-name="P1121"><text:a xlink:type="simple" xlink:href="#__RefHeading___Toc4719_2527406769" text:style-name="Index_20_Link" text:visited-style-name="Index_20_Link">assert<text:tab/>36</text:a></text:p>
          <text:p text:style-name="P1120"><text:a xlink:type="simple" xlink:href="#__RefHeading___Toc11631_3945550178" text:style-name="Index_20_Link" text:visited-style-name="Index_20_Link">flash<text:tab/>36</text:a></text:p>
          <text:p text:style-name="P1120"><text:a xlink:type="simple" xlink:href="#__RefHeading___Toc11633_3945550178" text:style-name="Index_20_Link" text:visited-style-name="Index_20_Link">differences<text:tab/>36</text:a></text:p>
          <text:p text:style-name="P1120"><text:a xlink:type="simple" xlink:href="#__RefHeading___Toc11635_3945550178" text:style-name="Index_20_Link" text:visited-style-name="Index_20_Link">template<text:tab/>36</text:a></text:p>
          <text:p text:style-name="P1120"><text:a xlink:type="simple" xlink:href="#__RefHeading___Toc11637_3945550178" text:style-name="Index_20_Link" text:visited-style-name="Index_20_Link">redirected<text:tab/>36</text:a></text:p>
          <text:p text:style-name="P1120"><text:a xlink:type="simple" xlink:href="#__RefHeading___Toc18762_2903044745" text:style-name="Index_20_Link" text:visited-style-name="Index_20_Link">assert_match<text:tab/>36</text:a></text:p>
          <text:p text:style-name="P1121"><text:a xlink:type="simple" xlink:href="#__RefHeading___Toc20221_1983577219" text:style-name="Index_20_Link" text:visited-style-name="Index_20_Link">assigns (?)<text:tab/>36</text:a></text:p>
          <text:p text:style-name="P1120"><text:a xlink:type="simple" xlink:href="#__RefHeading___Toc11639_3945550178" text:style-name="Index_20_Link" text:visited-style-name="Index_20_Link">select<text:tab/>36</text:a></text:p>
          <text:p text:style-name="P1121"><text:a xlink:type="simple" xlink:href="#__RefHeading___Toc5042_408927193" text:style-name="Index_20_Link" text:visited-style-name="Index_20_Link">Guard gem<text:tab/>37</text:a></text:p>
          <text:p text:style-name="P1120"><text:a xlink:type="simple" xlink:href="#__RefHeading___Toc13022_1983577219" text:style-name="Index_20_Link" text:visited-style-name="Index_20_Link">interacting<text:tab/>37</text:a></text:p>
          <text:p text:style-name="P1120"><text:a xlink:type="simple" xlink:href="#__RefHeading___Toc18764_2903044745" text:style-name="Index_20_Link" text:visited-style-name="Index_20_Link">colors<text:tab/>37</text:a></text:p>
          <text:p text:style-name="P1060"><text:a xlink:type="simple" xlink:href="#__RefHeading___Toc6298_3704718458" text:style-name="Index_20_Link" text:visited-style-name="Index_20_Link">Debugging<text:tab/>37</text:a></text:p>
          <text:p text:style-name="P1120"><text:a xlink:type="simple" xlink:href="#__RefHeading___Toc33560_3095347683" text:style-name="Index_20_Link" text:visited-style-name="Index_20_Link">scss for the debug<text:tab/>37</text:a></text:p>
          <text:p text:style-name="P1060"><text:a xlink:type="simple" xlink:href="#__RefHeading___Toc6300_3704718458" text:style-name="Index_20_Link" text:visited-style-name="Index_20_Link">Rails environments<text:tab/>38</text:a></text:p>
          <text:p text:style-name="P1127"><text:a xlink:type="simple" xlink:href="#__RefHeading__6412_106862335" text:style-name="Index_20_Link" text:visited-style-name="Index_20_Link">console<text:tab/>38</text:a></text:p>
          <text:p text:style-name="P1127"><text:a xlink:type="simple" xlink:href="#__RefHeading__6414_106862335" text:style-name="Index_20_Link" text:visited-style-name="Index_20_Link">server<text:tab/>38</text:a></text:p>
          <text:p text:style-name="P1060"><text:a xlink:type="simple" xlink:href="#__RefHeading___Toc7283_3760421479" text:style-name="Index_20_Link" text:visited-style-name="Index_20_Link">Asset pipeline<text:tab/>38</text:a></text:p>
          <text:p text:style-name="P1121"><text:a xlink:type="simple" xlink:href="#__RefHeading___Toc7289_3760421479" text:style-name="Index_20_Link" text:visited-style-name="Index_20_Link">asset directories<text:tab/>38</text:a></text:p>
          <text:p text:style-name="P1121"><text:a xlink:type="simple" xlink:href="#__RefHeading___Toc7291_3760421479" text:style-name="Index_20_Link" text:visited-style-name="Index_20_Link">manifest files<text:tab/>38</text:a></text:p>
          <text:p text:style-name="P1121"><text:a xlink:type="simple" xlink:href="#__RefHeading___Toc7293_3760421479" text:style-name="Index_20_Link" text:visited-style-name="Index_20_Link">preprocessor engines<text:tab/>39</text:a></text:p>
          <text:p text:style-name="P1121"><text:a xlink:type="simple" xlink:href="#__RefHeading___Toc7295_3760421479" text:style-name="Index_20_Link" text:visited-style-name="Index_20_Link">SASS<text:tab/>39</text:a></text:p>
          <text:p text:style-name="P1120"><text:a xlink:type="simple" xlink:href="#__RefHeading___Toc7297_3760421479" text:style-name="Index_20_Link" text:visited-style-name="Index_20_Link">nesting<text:tab/>39</text:a></text:p>
          <text:p text:style-name="P1120"><text:a xlink:type="simple" xlink:href="#__RefHeading___Toc7299_3760421479" text:style-name="Index_20_Link" text:visited-style-name="Index_20_Link">variables<text:tab/>39</text:a></text:p>
          <text:p text:style-name="P1060"><text:a xlink:type="simple" xlink:href="#__RefHeading___Toc3444_662114661" text:style-name="Index_20_Link" text:visited-style-name="Index_20_Link">Cloud9<text:tab/>40</text:a></text:p>
          <text:p text:style-name="P1060"><text:a xlink:type="simple" xlink:href="#__RefHeading___Toc4409_3061750504" text:style-name="Index_20_Link" text:visited-style-name="Index_20_Link">Heroku<text:tab/>40</text:a></text:p>
          <text:p text:style-name="P1060"><text:a xlink:type="simple" xlink:href="#__RefHeading___Toc3799_3366807044" text:style-name="Index_20_Link" text:visited-style-name="Index_20_Link">Sinatra<text:tab/>40</text:a></text:p>
          <text:p text:style-name="P1121"><text:a xlink:type="simple" xlink:href="#__RefHeading___Toc3801_3366807044" text:style-name="Index_20_Link" text:visited-style-name="Index_20_Link">start server<text:tab/>40</text:a></text:p>
          <text:p text:style-name="P1121"><text:a xlink:type="simple" xlink:href="#__RefHeading___Toc3803_3366807044" text:style-name="Index_20_Link" text:visited-style-name="Index_20_Link">reloader<text:tab/>40</text:a></text:p>
          <text:p text:style-name="P1121"><text:a xlink:type="simple" xlink:href="#__RefHeading___Toc4016_3366807044" text:style-name="Index_20_Link" text:visited-style-name="Index_20_Link">files structure<text:tab/>40</text:a></text:p>
          <text:p text:style-name="P1121"><text:a xlink:type="simple" xlink:href="#__RefHeading___Toc4018_3366807044" text:style-name="Index_20_Link" text:visited-style-name="Index_20_Link">app.rb<text:tab/>40</text:a></text:p>
          <text:p text:style-name="P1120"><text:a xlink:type="simple" xlink:href="#__RefHeading___Toc4215_3461777943" text:style-name="Index_20_Link" text:visited-style-name="Index_20_Link">URL PARAMS<text:tab/>40</text:a></text:p>
          <text:p text:style-name="P1121"><text:a xlink:type="simple" xlink:href="#__RefHeading___Toc4020_3366807044" text:style-name="Index_20_Link" text:visited-style-name="Index_20_Link">views/<text:tab/>41</text:a></text:p>
          <text:p text:style-name="P1120"><text:a xlink:type="simple" xlink:href="#__RefHeading___Toc4022_3366807044" text:style-name="Index_20_Link" text:visited-style-name="Index_20_Link">/main.erb (layout)<text:tab/>41</text:a></text:p>
          <text:p text:style-name="P1120"><text:a xlink:type="simple" xlink:href="#__RefHeading___Toc4024_3366807044" text:style-name="Index_20_Link" text:visited-style-name="Index_20_Link">/index.erb<text:tab/>41</text:a></text:p>
          <text:p text:style-name="P1120"><text:a xlink:type="simple" xlink:href="#__RefHeading___Toc4026_3366807044" text:style-name="Index_20_Link" text:visited-style-name="Index_20_Link"><text:s/>/show.erb<text:tab/>41</text:a></text:p>
          <text:p text:style-name="P1121"><text:a xlink:type="simple" xlink:href="#__RefHeading___Toc4028_3366807044" text:style-name="Index_20_Link" text:visited-style-name="Index_20_Link">db/<text:tab/>41</text:a></text:p>
          <text:p text:style-name="P1120"><text:a xlink:type="simple" xlink:href="#__RefHeading___Toc4030_3366807044" text:style-name="Index_20_Link" text:visited-style-name="Index_20_Link"><text:s/>/schema.rb<text:tab/>41</text:a></text:p>
          <text:p text:style-name="P1120"><text:a xlink:type="simple" xlink:href="#__RefHeading___Toc4032_3366807044" text:style-name="Index_20_Link" text:visited-style-name="Index_20_Link">/connection.rb<text:tab/>41</text:a></text:p>
          <text:p text:style-name="P1121"><text:a xlink:type="simple" xlink:href="#__RefHeading___Toc4138_984982547" text:style-name="Index_20_Link" text:visited-style-name="Index_20_Link">Forms<text:tab/>41</text:a></text:p>
          <text:p text:style-name="P1121"><text:a xlink:type="simple" xlink:href="#__RefHeading___Toc4217_3461777943" text:style-name="Index_20_Link" text:visited-style-name="Index_20_Link">Post<text:tab/>41</text:a></text:p>
        </text:index-body>
      </text:table-of-content>
      <text:section text:style-name="Sect2" text:name="Section1">
        <text:h text:style-name="P947" text:outline-level="1"/>
        <text:h text:style-name="P94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3"><text:span text:style-name="T471">├──</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6"><text:span text:style-name="T474">| <text:s/>├</text:span><text:span text:style-name="T19">─</text:span><text:span text:style-name="T1">assets</text:span></text:p>
                <text:p text:style-name="P336"><text:span text:style-name="T286">| </text:span><text:span text:style-name="T287"><text:s/></text:span><text:span text:style-name="T23">├</text:span><text:span text:style-name="T19">─</text:span><text:span text:style-name="T1">controllers</text:span></text:p>
                <text:p text:style-name="P314"><text:span text:style-name="T286">| </text:span><text:span text:style-name="T287"><text:s/></text:span><text:span text:style-name="T474">├─</text:span>helpers</text:p>
                <text:p text:style-name="P314"><text:span text:style-name="T286">| </text:span><text:span text:style-name="T287"><text:s/></text:span><text:span text:style-name="T286">├</text:span><text:span text:style-name="T471">─</text:span>mailers</text:p>
                <text:p text:style-name="P314"><text:span text:style-name="T286">|</text:span><text:span text:style-name="T287"> </text:span><text:span text:style-name="T286"><text:s/></text:span><text:span text:style-name="T474">├─</text:span>models</text:p>
                <text:p text:style-name="P314"><text:span text:style-name="T286">| </text:span><text:span text:style-name="T287"><text:s/></text:span><text:span text:style-name="T286">├</text:span><text:span text:style-name="T474">─</text:span>views</text:p>
                <text:p text:style-name="P316"><text:span text:style-name="T471">│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7"><text:span text:style-name="T471">├──</text:span>bin</text:p>
              </table:table-cell>
              <table:table-cell table:style-name="Table18.A1" office:value-type="string">
                <text:p text:style-name="P45"><text:span text:style-name="T87">Binary executable files, </text:span><text:span text:style-name="T88">like </text:span><text:span text:style-name="Source_20_Text"><text:span text:style-name="T79">bundle</text:span></text:span><text:span text:style-name="T79">, </text:span><text:span text:style-name="Source_20_Text"><text:span text:style-name="T79">rails</text:span></text:span><text:span text:style-name="T79">, </text:span><text:span text:style-name="Source_20_Text"><text:span text:style-name="T79">rake</text:span></text:span><text:span text:style-name="T79">, and </text:span><text:span text:style-name="Source_20_Text"><text:span text:style-name="T79">spring</text:span></text:span></text:p>
              </table:table-cell>
            </table:table-row>
            <table:table-row>
              <table:table-cell table:style-name="Table18.A4" office:value-type="string">
                <text:p text:style-name="P318"><text:span text:style-name="T471">│ <text:s/></text:span><text:span text:style-name="T286">├</text:span><text:span text:style-name="T471">─</text:span><text:span text:style-name="T285">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7">| <text:span text:style-name="T471"><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5"><text:span text:style-name="T471">├──</text:span>config</text:p>
              </table:table-cell>
              <table:table-cell table:style-name="Table18.B6" office:value-type="string">
                <text:p text:style-name="P34">Application configuration</text:p>
              </table:table-cell>
            </table:table-row>
            <table:table-row>
              <table:table-cell table:style-name="Table18.A4" office:value-type="string">
                <text:p text:style-name="P339">│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8">| <text:span text:style-name="T471"><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4"><text:span text:style-name="T19">├──</text:span><text:span text:style-name="T1">db</text:span></text:p>
              </table:table-cell>
              <table:table-cell table:style-name="Table18.B6" office:value-type="string">
                <text:p text:style-name="P34">Database files<text:span text:style-name="T475"> (when using the default SQLite3)</text:span></text:p>
              </table:table-cell>
            </table:table-row>
            <table:table-row>
              <table:table-cell table:style-name="Table18.A2" office:value-type="string">
                <text:p text:style-name="P319"><text:span text:style-name="T278">|</text:span> <text:span text:style-name="T471"><text:s/>└─migrations</text:span></text:p>
              </table:table-cell>
              <table:table-cell table:style-name="Table18.B8" office:value-type="string">
                <text:p text:style-name="P34"/>
              </table:table-cell>
            </table:table-row>
            <table:table-row>
              <table:table-cell table:style-name="Table18.A11" office:value-type="string">
                <text:p text:style-name="P317"><text:span text:style-name="T471">├──</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4"><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5">| <text:span text:style-name="T471"><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4"><text:span text:style-name="T19">├──</text:span><text:span text:style-name="T1">log</text:span></text:p>
              </table:table-cell>
              <table:table-cell table:style-name="Table18.A11" office:value-type="string">
                <text:p text:style-name="P118"><text:span text:style-name="T76">Application log files </text:span><text:span text:style-name="T428">(</text:span><text:span text:style-name="T71">development, test, production</text:span><text:span text:style-name="T77">)</text:span></text:p>
              </table:table-cell>
            </table:table-row>
            <table:table-row>
              <table:table-cell table:style-name="Table18.A15" office:value-type="string">
                <text:p text:style-name="P344"><text:span text:style-name="T19">├──</text:span><text:span text:style-name="T1">public</text:span></text:p>
              </table:table-cell>
              <table:table-cell table:style-name="Table18.A2" office:value-type="string">
                <text:p text:style-name="P34"><text:span text:style-name="T476">Static d</text:span>ata accessible to the public (e.g., via web browsers), such as error pages</text:p>
              </table:table-cell>
            </table:table-row>
            <table:table-row>
              <table:table-cell table:style-name="Table18.A15" office:value-type="string">
                <text:p text:style-name="P337"><text:span text:style-name="T19">├──</text:span>test</text:p>
              </table:table-cell>
              <table:table-cell table:style-name="Table18.A2" office:value-type="string">
                <text:p text:style-name="P33"><text:span text:style-name="T555">the default </text:span><text:span text:style-name="Source_20_Text"><text:span text:style-name="T436">Test::Unit</text:span></text:span><text:span text:style-name="T555"> testing library</text:span></text:p>
              </table:table-cell>
            </table:table-row>
            <table:table-row>
              <table:table-cell table:style-name="Table18.A15" office:value-type="string">
                <text:p text:style-name="P337"><text:span text:style-name="T19">├──</text:span>tmp</text:p>
              </table:table-cell>
              <table:table-cell table:style-name="Table18.A2" office:value-type="string">
                <text:p text:style-name="P52"><text:span text:style-name="T76">Temporary </text:span><text:span text:style-name="T71">cached</text:span><text:span text:style-name="T78"> </text:span><text:span text:style-name="T76">files</text:span></text:p>
              </table:table-cell>
            </table:table-row>
            <table:table-row>
              <table:table-cell table:style-name="Table18.A15" office:value-type="string">
                <text:p text:style-name="P344"><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7"><text:span text:style-name="T19">├──</text:span>vendor</text:p>
              </table:table-cell>
              <table:table-cell table:style-name="Table18.B6" office:value-type="string">
                <text:p text:style-name="P45"><text:span text:style-name="T87">Infrequently used, </text:span><text:span text:style-name="T89">t</text:span><text:span text:style-name="T87">hird-party code such as plugins and gems</text:span><text:span text:style-name="T90"> </text:span><text:span text:style-name="T80">you </text:span><text:span text:style-name="Emphasis"><text:span text:style-name="T80">do not</text:span></text:span><text:span text:style-name="T80"> control</text:span></text:p>
              </table:table-cell>
            </table:table-row>
            <table:table-row>
              <table:table-cell table:style-name="Table18.A2" office:value-type="string">
                <text:p text:style-name="P337">| <text:span text:style-name="T471"><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7"><text:span text:style-name="T19">├──</text:span>README.rdoc</text:p>
              </table:table-cell>
              <table:table-cell table:style-name="Table18.A11" office:value-type="string">
                <text:p text:style-name="P34">A brief description of the application</text:p>
              </table:table-cell>
            </table:table-row>
            <text:soft-page-break/>
            <table:table-row>
              <table:table-cell table:style-name="Table18.A15" office:value-type="string">
                <text:p text:style-name="P337"><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37"><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7"><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7"><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7"><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1"><text:span text:style-name="T235">bin</text:span><text:span text:style-name="T558"> - </text:span><text:span text:style-name="T555">Contains the rails script that starts your app and can contain other scripts you use to setup, deploy or run your application. <text:tab/><text:tab/> This is where your app’s executables are stored: </text:span><text:span text:style-name="Source_20_Text"><text:span text:style-name="T134">bundle</text:span></text:span><text:span text:style-name="T555">, </text:span><text:span text:style-name="Source_20_Text"><text:span text:style-name="T134">rails</text:span></text:span><text:span text:style-name="T555">, </text:span><text:span text:style-name="Source_20_Text"><text:span text:style-name="T134">rake</text:span></text:span><text:span text:style-name="T555">, and </text:span><text:span text:style-name="Source_20_Text"><text:span text:style-name="T134">spring</text:span></text:span><text:span text:style-name="T555">.</text:span></text:p>
        <text:p text:style-name="P226"><text:span text:style-name="T219">components</text:span> − This directory holds components, tiny self-contained applications that bundle model, view, and controller.</text:p>
        <text:p text:style-name="P226"><text:span text:style-name="T219">lib</text:span> − You'll put libraries here, unless they explicitly belong elsewhere (such as vendor libraries). <text:span text:style-name="T415">C</text:span>ode you control that is reusable outside the project.</text:p>
        <text:p text:style-name="P227"><text:span text:style-name="T219">test</text:span> − The tests you write and those that Rails creates for you, all goes here. You'll see a subdir for <text:span text:style-name="T131">mocks</text:span>, <text:span text:style-name="T131">unit</text:span> tests, <text:span text:style-name="T131">fixtures</text:span>, <text:s text:c="5"/>and <text:span text:style-name="T131">functional</text:span> tests.<text:span text:style-name="T479"><text:tab/></text:span><text:span text:style-name="T477">NEXT PAGE</text:span><text:span text:style-name="T478">(even)</text:span></text:p>
        <text:p text:style-name="P879"><text:span text:style-name="T21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9">app/view</text:span> − The views subdirectory <text:span text:style-name="T278">holds the display templates to fill in with data from </text:span><text:span text:style-name="T284">our application, convert</text:span><text:span text:style-name="T278"> to </text:span><text:span text:style-name="T129">HTML</text:span><text:span text:style-name="T278">, and return to the user's browser</text:span></text:p>
            </table:table-cell>
            <table:covered-table-cell/>
            <table:table-cell table:style-name="Table21.C1" office:value-type="string">
              <text:p text:style-name="P53"><text:span text:style-name="T219">app/helpers</text:span> − holds any helper classes used t<text:span text:style-name="T278">o assist the model, view, and controller classes. </text:span>This helps to keep the model, view, and controller code small, focused, and unclutte<text:span text:style-name="T400">red</text:span></text:p>
            </table:table-cell>
          </table:table-row>
          <table:table-row table:style-name="Table21.2">
            <table:table-cell table:style-name="Table21.A2" office:value-type="string">
              <text:p text:style-name="P53"><text:span text:style-name="T21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9">app/view/layouts</text:span> − Holds the template files for layouts to be used with views. This models the common header/footer method of wrapping views. In your views, define a layout using the <text:span text:style-name="T131">&lt;tt&gt;layout:default&lt;/tt&gt; </text:span>and create a file named <text:span text:style-name="T131">default.html.erb</text:span>. Inside <text:span text:style-name="T131">default.html.erb</text:span>, call </text:p>
              <text:p text:style-name="P53"><text:span text:style-name="T131">&lt;% yield %&gt; </text:span>to render the view using this layout.</text:p>
            </table:table-cell>
            <table:covered-table-cell/>
          </table:table-row>
          <table:table-row>
            <table:table-cell table:style-name="Table21.B2" table:number-columns-spanned="3" office:value-type="string">
              <text:p text:style-name="P53"><text:span text:style-name="T21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9">app/assets</text:span><text:span text:style-name="T369"> –</text:span><text:span text:style-name="T370"> </text:span><text:span text:style-name="T553">used for the </text:span><text:span text:style-name="T36">ASSET PIPELINE</text:span></text:p>
              <text:p text:style-name="P54">assets specific to the present application</text:p>
              <text:p text:style-name="P310">images/ <text:s/>javascripts/ <text:s/>stylesheets/</text:p>
            </table:table-cell>
            <table:covered-table-cell/>
            <table:covered-table-cell/>
          </table:table-row>
        </table:table>
        <text:p text:style-name="P222"><text:span text:style-name="T235">config</text:span><text:span text:style-name="T555"> − This directory contains the small amount of configuration code that your application will need, including your database configuration (in </text:span><text:span text:style-name="T134">database.yml</text:span><text:span text:style-name="T555">), your Rails environment structure (</text:span><text:span text:style-name="T134">environment.rb</text:span><text:span text:style-name="T555">), and routing of incoming web requests (</text:span><text:span text:style-name="T134">routes.rb</text:span><text:span text:style-name="T555">). You can also tailor the behavior of the three Rails environments for test, development, and deployment with files found in the environments </text:span><text:soft-page-break/><text:span text:style-name="T555">directory. It also includes the </text:span><text:span text:style-name="Source_20_Text"><text:span text:style-name="T134">initializers</text:span></text:span><text:span text:style-name="T555"> subfolder which holds items to be run on startup.</text:span></text:p>
        <text:p text:style-name="P50"><text:span text:style-name="T220">db</text:span><text:span text:style-name="T70"> − </text:span><text:span text:style-name="T283">You can manage the relational database with scripts you create and place in this directory. </text:span></text:p>
        <text:p text:style-name="Text_20_body"><text:span text:style-name="T573">It can </text:span><text:span text:style-name="T572">have a </text:span><text:span text:style-name="Source_20_Text"><text:span text:style-name="T408">migrations</text:span></text:span><text:span text:style-name="T572"> subfolder where your migrations</text:span><text:span text:style-name="T574"> (used </text:span><text:span text:style-name="T572">to structure the database</text:span><text:span text:style-name="T574">)</text:span><text:span text:style-name="T572"> will be stored. When using SQLite3</text:span><text:span text:style-name="T574"> (</text:span><text:span text:style-name="T572">Rails</text:span><text:span text:style-name="T574">'s </text:span><text:span text:style-name="T572">default</text:span><text:span text:style-name="T574">)</text:span><text:span text:style-name="T572">, the database file will also be stored in this folder.</text:span></text:p>
        <text:p text:style-name="P226"><text:span text:style-name="T219">doc</text:span> − Ruby<text:span text:style-name="T644">'s</text:span> framework, <text:span text:style-name="T131">RubyDoc</text:span>, can automatically generate documentation for code. You can assist <text:span text:style-name="T131">RubyDoc</text:span> with comments. This directory holds all the <text:span text:style-name="T131">RubyDoc</text:span>-generated Rails and application documentation.</text:p>
        <text:p text:style-name="P226"><text:span text:style-name="T219">log</text:span> − Error logs go here. Rails creates scripts that help you manage various error logs. You'll find separate logs for the server (<text:span text:style-name="T131">server.log</text:span>) and each Rails environment (<text:span text:style-name="T131">development.log</text:span>, <text:span text:style-name="T131">test.log</text:span>, and <text:span text:style-name="T131">production.log</text:span>).</text:p>
        <text:p text:style-name="P226"><text:span text:style-name="T221">public</text:span><text:span text:style-name="T402"> − Like the public directory for a web server, this directory has web files that don't change, such </text:span><text:span text:style-name="T131">public/javascripts</text:span>, <text:span text:style-name="T131">public/images</text:span>, <text:span text:style-name="T131">public/stylesheets</text:span>, and <text:span text:style-name="T131">HTML</text:span> files (<text:span text:style-name="T131">public</text:span>).</text:p>
        <text:p text:style-name="P226"><text:span text:style-name="T219">script</text:span> − This directory holds scripts to launch and manage the various tools that you'll use with Rails. For example, there are scripts to generate <text:span text:style-name="T402">code (generate) and launch the web server (server).</text:span></text:p>
        <text:p text:style-name="P226"><text:span text:style-name="T219">tmp</text:span> − Rails uses this directory to hold temporary files for intermediate processing.</text:p>
        <text:p text:style-name="P221"><text:span text:style-name="T235">vendor</text:span><text:span text:style-name="T555"> − Infrequently used, this folder is to store code you </text:span><text:span text:style-name="Emphasis"><text:span text:style-name="T555">do not</text:span></text:span><text:span text:style-name="T555"> control: </text:span><text:span text:style-name="T576">l</text:span><text:span text:style-name="T555">ibraries provided by third-party vendors (such as security libraries or database utilities beyond the basic Rails distr)</text:span></text:p>
        <text:p text:style-name="P53">Apart from these directories, there will be <text:span text:style-name="T417">four</text:span> files available in <text:span text:style-name="T418">the</text:span> demo directory.</text:p>
        <table:table table:name="Table31" table:style-name="Table31">
          <table:table-column table:style-name="Table31.A"/>
          <table:table-row>
            <table:table-cell table:style-name="Table31.A1" office:value-type="string">
              <text:p text:style-name="P53"><text:span text:style-name="T219">README</text:span> </text:p>
            </table:table-cell>
          </table:table-row>
          <table:table-row>
            <table:table-cell table:style-name="Table31.A2" office:value-type="string">
              <text:p text:style-name="P53"><text:span text:style-name="T219">Rakefile</text:span> − This file is similar to Unix Makefile, which helps with building, packaging and testing the Rails code. This will be used by rake utility supplied along with the Ruby installation <text:span text:style-name="T419">to locate and load tasks to be run from the command line.</text:span></text:p>
            </table:table-cell>
          </table:table-row>
          <table:table-row>
            <table:table-cell table:style-name="Table31.A2" office:value-type="string">
              <text:p text:style-name="P920"><text:span text:style-name="T219">Gemfile</text:span><text:span text:style-name="T1"> </text:span><text:span text:style-name="T281">and </text:span><text:span text:style-name="T219">Gemfile.lock</text:span><text:span text:style-name="T1"> </text:span><text:span text:style-name="T278">− </text:span>These files allow you to specify what gem dependencies are needed for your Rails applicati. These files are used by the Bundler gem. </text:p>
            </table:table-cell>
          </table:table-row>
        </table:table>
        <text:h text:style-name="P961" text:outline-level="1"><text:bookmark-start text:name="__RefHeading___Toc22300_3170278301"/><text:span text:style-name="T555">new </text:span><text:span text:style-name="T607">app</text:span><text:bookmark-end text:name="__RefHeading___Toc22300_3170278301"/></text:h>
        <text:p text:style-name="P594"><text:span text:style-name="Source_20_Text"><text:span text:style-name="T557">$ </text:span></text:span><text:span text:style-name="Source_20_Text"><text:span text:style-name="T556">rails new</text:span></text:span><text:span text:style-name="Source_20_Text"><text:span text:style-name="T555"> MySite</text:span></text:span></text:p>
        <text:h text:style-name="P95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5"><text:span text:style-name="Source_20_Text"><text:span text:style-name="T555">http://0.0.0.0:3000</text:span></text:span><text:span text:style-name="T555"> <text:s text:c="3"/></text:span><text:span text:style-name="Source_20_Text"><text:span text:style-name="T555">http://localhost:3000</text:span></text:span><text:span text:style-name="T555"> <text:s/></text:span><text:span text:style-name="Source_20_Text"><text:span text:style-name="T555">http://127.0.0.1:3000</text:span></text:span></text:p>
            </table:table-cell>
            <table:table-cell table:style-name="Table1.A1" office:value-type="string">
              <text:p text:style-name="P922">or</text:p>
              <text:p text:style-name="P922">or</text:p>
            </table:table-cell>
          </table:table-row>
        </table:table>
        <text:p text:style-name="P138"><text:span text:style-name="Source_20_Text"><text:span text:style-name="T555"/></text:span></text:p>
        <text:p text:style-name="P261"><text:span text:style-name="Source_20_Text"><text:span text:style-name="T374">to change port:</text:span></text:span></text:p>
        <text:p text:style-name="P596"><text:span text:style-name="Source_20_Text"><text:span text:style-name="T555">$ rails server -p 3001</text:span></text:span></text:p>
        <text:h text:style-name="P950"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9">uby m</text:span><text:span text:style-name="T10">ake</text:span><text:span text:style-name="T389">, a make-like language written in Ruby. Rails uses Rake extensively, especially for the innumerable little administrative tasks necessary when developing database-ba</text:span>cked <text:span text:style-name="T389">web applications. The </text:span><text:span text:style-name="T139">rake db:migrate </text:span>command is probably the most common, but there are many others; <text:bookmark-end text:name="__RefHeading___Toc3283_1309305363"/></text:p>
        <text:h text:style-name="P950" text:outline-level="1"><text:bookmark-start text:name="__RefHeading___Toc5571_513802427"/>kill springcoso<text:bookmark-end text:name="__RefHeading___Toc5571_513802427"/></text:h>
        <text:p text:style-name="P433">$ spring stop</text:p>
        <text:p text:style-name="P425">$ pkill -9 -f spring</text:p>
        <text:h text:style-name="P950" text:outline-level="1"><text:bookmark-start text:name="__RefHeading___Toc22244_3170278301"/>console<text:bookmark-end text:name="__RefHeading___Toc22244_3170278301"/></text:h>
        <text:p text:style-name="P239">rails' irb!</text:p>
        <text:p text:style-name="P330"><text:span text:style-name="T470">$ </text:span>rails console</text:p>
        <text:h text:style-name="P98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26">install</text:p>
            </table:table-cell>
            <table:table-cell table:style-name="Table151.B1" office:value-type="string">
              <text:p text:style-name="P696">gem 'pry-rails'</text:p>
            </table:table-cell>
          </table:table-row>
        </table:table>
        <text:h text:style-name="P989" text:outline-level="3"><text:bookmark-start text:name="__RefHeading___Toc3102_974113296"/>reload!<text:bookmark-end text:name="__RefHeading___Toc3102_974113296"/></text:h>
        <text:p text:style-name="P95">refreshes any code changes</text:p>
        <text:h text:style-name="P996" text:outline-level="3"><text:bookmark-start text:name="__RefHeading___Toc5554_684870536"/>#errors<text:bookmark-end text:name="__RefHeading___Toc5554_684870536"/></text:h>
        <text:p text:style-name="P426">u<text:span text:style-name="T1">.errors.messages</text:span></text:p>
        <text:p text:style-name="P104">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85">toggle!(:admin)</text:span></text:p>
        <text:p text:style-name="Standard">to flip the <text:span text:style-name="Source_20_Text">admin</text:span> attribute from <text:span text:style-name="Source_20_Text"><text:span text:style-name="T71">false</text:span></text:span> to <text:span text:style-name="Source_20_Text"><text:span text:style-name="T71">true</text:span></text:span></text:p>
        <text:h text:style-name="P966" text:outline-level="1"/>
        <text:h text:style-name="P951" text:outline-level="1"><text:bookmark-start text:name="__RefHeading___Toc22246_3170278301"/>Gems<text:bookmark-end text:name="__RefHeading___Toc22246_3170278301"/></text:h>
        <text:p text:style-name="P243">In case you’ve previously installed a version of a gem (such as Rails itself) other than the one specified by the Gemfile , it’s a good idea to update the gems with bundle update to make sure the versions match: <text:s text:c="5"/><text:span text:style-name="T157">$ bundle update</text:span></text:p>
        <text:h text:style-name="P1099" text:outline-level="2"><text:bookmark-start text:name="__RefHeading___Toc7531_559895456"/>gemfile<text:bookmark-end text:name="__RefHeading___Toc7531_559895456"/></text:h>
        <text:h text:style-name="P1048" text:outline-level="3"><text:bookmark-start text:name="__RefHeading___Toc7533_559895456"/>version <text:span text:style-name="T342">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62" text:outline-level="2"><text:bookmark-start text:name="__RefHeading___Toc7535_559895456"/>install <text:span text:style-name="T34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4">p</text:span>roduction gems:</text:p>
            </table:table-cell>
            <table:table-cell table:style-name="Table22.B1" office:value-type="string">
              <text:p text:style-name="P496"><text:span text:style-name="T346">install the gems using</text:span><text:span text:style-name="T1"> </text:span><text:span text:style-name="T279">$</text:span><text:span text:style-name="T9"> </text:span><text:span text:style-name="T1">bundle install</text:span></text:p>
            </table:table-cell>
          </table:table-row>
          <table:table-row>
            <table:covered-table-cell/>
            <table:table-cell table:style-name="Table22.A1" office:value-type="string">
              <text:p text:style-name="P496"/>
            </table:table-cell>
          </table:table-row>
          <table:table-row>
            <table:table-cell table:style-name="Table22.A1" table:number-columns-spanned="2" office:value-type="string">
              <text:p text:style-name="Preformatted_20_Text">$ bu<text:span text:style-name="T653">ndle install --without production</text:span></text:p>
            </table:table-cell>
            <table:covered-table-cell/>
          </table:table-row>
        </table:table>
        <text:h text:style-name="P938" text:outline-level="1"/>
        <text:h text:style-name="P939" text:outline-level="1"><text:bookmark-start text:name="__RefHeading___Toc8787_59198305"/><text:bookmark-end text:name="__RefHeading___Toc8787_59198305"/></text:h>
        <text:h text:style-name="P971"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40">browser</text:span> issues a request for the <text:span text:style-name="T140">/users</text:span> URL</text:p>
                    </table:table-cell>
                    <table:table-cell table:style-name="Table16.B1" office:value-type="string">
                      <text:p text:style-name="P56">2. Rails routes <text:span text:style-name="T140">/users</text:span> to the <text:span text:style-name="T155">index action</text:span> in the <text:span text:style-name="T140">Users</text:span> controller</text:p>
                    </table:table-cell>
                  </table:table-row>
                  <table:table-row>
                    <table:table-cell table:style-name="Table16.A2" office:value-type="string">
                      <text:p text:style-name="P56">3. The <text:span text:style-name="T140">index action</text:span> asks the <text:span text:style-name="T140">User model</text:span> to retrieve all <text:span text:style-name="T448">users ( </text:span><text:span text:style-name="T147">User.all</text:span><text:span text:style-name="T448"> )</text:span></text:p>
                    </table:table-cell>
                    <table:table-cell table:style-name="Table16.B2" office:value-type="string">
                      <text:p text:style-name="P56">4. The <text:span text:style-name="T140">User model</text:span> pulls all the users from the <text:span text:style-name="T140">database</text:span>.</text:p>
                    </table:table-cell>
                  </table:table-row>
                  <table:table-row>
                    <table:table-cell table:style-name="Table16.A2" office:value-type="string">
                      <text:p text:style-name="P56">5. The <text:span text:style-name="T140">User model</text:span> returns the list of users to the <text:span text:style-name="T140">controller</text:span>.</text:p>
                    </table:table-cell>
                    <table:table-cell table:style-name="Table16.B2" office:value-type="string">
                      <text:p text:style-name="P56">6. The <text:span text:style-name="T140">controller</text:span> captures the users in the <text:span text:style-name="T141">@users</text:span><text:span text:style-name="T390"> variable</text:span><text:span text:style-name="T404"> </text:span><text:span text:style-name="T451">which is passed to </text:span><text:span text:style-name="T151">index view</text:span><text:span text:style-name="T451">.</text:span></text:p>
                    </table:table-cell>
                  </table:table-row>
                  <table:table-row>
                    <table:table-cell table:style-name="Table16.A2" office:value-type="string">
                      <text:p text:style-name="P56">7. The <text:span text:style-name="T140">view</text:span> uses embedded Ruby to <text:span text:style-name="T390">render the page as </text:span><text:span text:style-name="T141">HTML</text:span></text:p>
                    </table:table-cell>
                    <table:table-cell table:style-name="Table16.B2" office:value-type="string">
                      <text:p text:style-name="P56"><text:span text:style-name="T452">8.The </text:span><text:span text:style-name="T152">controller</text:span><text:span text:style-name="T452"> </text:span>passes the <text:span text:style-name="T140">HTML</text:span> back to the <text:span text:style-name="T140">browser</text:span>. </text:p>
                    </table:table-cell>
                  </table:table-row>
                </table:table>
                <text:p text:style-name="P120"/>
              </table:table-cell>
              <table:table-cell table:style-name="Table28.B1" table:number-columns-spanned="2" office:value-type="string">
                <text:p text:style-name="P530">ACTION</text:p>
                <text:p text:style-name="P530">VIEW</text:p>
              </table:table-cell>
              <table:covered-table-cell/>
              <table:table-cell table:style-name="Table28.D3" table:number-columns-spanned="5" office:value-type="string">
                <text:p text:style-name="P121">View</text:p>
                <text:p text:style-name="P525">index.html.erb</text:p>
              </table:table-cell>
              <table:covered-table-cell/>
              <table:covered-table-cell/>
              <table:covered-table-cell/>
              <table:covered-table-cell/>
              <table:table-cell table:style-name="Table28.I2" table:number-rows-spanned="2" table:number-columns-spanned="3" office:value-type="string">
                <text:p text:style-name="P524">/<text:span text:style-name="T449">app/views</text:span></text:p>
                <text:p text:style-name="P14">/app/controllers</text:p>
                <text:p text:style-name="P14">/app/models</text:p>
                <text:p text:style-name="P22"/>
                <text:p text:style-name="P31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9">users.controller.rb</text:p>
              </table:table-cell>
              <table:covered-table-cell/>
              <table:covered-table-cell/>
              <table:covered-table-cell/>
              <table:covered-table-cell/>
              <table:table-cell table:style-name="Table28.I3" office:value-type="string">
                <text:p text:style-name="P24"/>
                <text:p text:style-name="P21">User.all</text:p>
                <text:p text:style-name="P310">5<text:span text:style-name="T422"> <text:s text:c="4"/></text:span>3</text:p>
              </table:table-cell>
              <table:table-cell table:style-name="Table28.J5" table:number-columns-spanned="2" office:value-type="string">
                <text:p text:style-name="P123"><draw:line text:anchor-type="paragraph" draw:z-index="41" draw:style-name="gr1" draw:text-style-name="P1142" svg:x1="-6.4654in" svg:y1="-61.8839in" svg:x2="-6.4654in" svg:y2="-61.8839in"><text:p/></draw:line>Model</text:p>
                <text:p text:style-name="P512">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10">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31">ACTIVE</text:p>
                <text:p text:style-name="P531">RECORD</text:p>
              </table:table-cell>
              <table:table-cell table:style-name="Table28.K4" office:value-type="string">
                <text:p text:style-name="P523">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6">8 <text:s text:c="4"/></text:p>
                <text:p text:style-name="P17"><draw:line text:anchor-type="paragraph" draw:z-index="42" draw:name="Shape3" draw:style-name="gr2" draw:text-style-name="P1143" svg:x1="-5.2744in" svg:y1="-62.7929in" svg:x2="-5.2744in" svg:y2="-62.7929in"><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10">1</text:p>
              </table:table-cell>
              <table:table-cell table:style-name="Table28.C6" table:number-columns-spanned="2" office:value-type="string">
                <text:p text:style-name="P124">/<text:span text:style-name="T421">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10"><text:s text:c="4"/></text:p>
              </table:table-cell>
              <table:table-cell table:style-name="Table28.I7" table:number-rows-spanned="2" table:number-columns-spanned="3" office:value-type="string">
                <text:p text:style-name="P510">/db</text:p>
                <text:p text:style-name="P511">/config/<text:span text:style-name="T455">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62" text:outline-level="1"><draw:line text:anchor-type="paragraph" draw:z-index="43" draw:style-name="gr2" draw:text-style-name="P1143" svg:x1="-3.3339in" svg:y1="-63.6583in" svg:x2="-3.3339in" svg:y2="-63.6583in"><text:p/></draw:line><text:bookmark-start text:name="__RefHeading___Toc3104_974113296"/><text:span text:style-name="T450">1-</text:span>router<text:bookmark-end text:name="__RefHeading___Toc3104_974113296"/></text:h>
                <text:p text:style-name="P55"><text:span text:style-name="T143">/</text:span><text:span text:style-name="T142">config/</text:span><text:span text:style-name="T190">routes.rb</text:span></text:p>
                <text:p text:style-name="P228"><text:span text:style-name="T1">The Router is basically just a matching service.</text:span> </text:p>
                <text:p text:style-name="P22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8">r</text:span><text:span text:style-name="T254">oot </text:span><text:span text:style-name="T256">route</text:span></text:p>
        <text:p text:style-name="P225">it's <text:span text:style-name="T393">basically </text:span>the landing page <text:span text:style-name="T393">url</text:span></text:p>
        <table:table table:name="Table32" table:style-name="Table32">
          <table:table-column table:style-name="Table32.A"/>
          <table:table-row>
            <table:table-cell table:style-name="Table32.A1" office:value-type="string">
              <text:p text:style-name="P311">root 'users#index'</text:p>
            </table:table-cell>
          </table:table-row>
          <table:table-row>
            <table:table-cell table:style-name="Table32.A2" office:value-type="string">
              <text:p text:style-name="P420">Rails.application.routes.draw do</text:p>
              <text:p text:style-name="P310"><text:span text:style-name="T636"><text:s text:c="2"/></text:span>root 'application#hello'</text:p>
              <text:p text:style-name="P5"><text:span text:style-name="T636"><text:s text:c="2"/></text:span>get '/help', to:'static_pages#help'</text:p>
              <text:p text:style-name="P6"><text:span text:style-name="T636"><text:s text:c="2"/></text:span>get 'users/index'</text:p>
              <text:p text:style-name="P7"><text:s text:c="2"/>resources :users</text:p>
              <text:p text:style-name="P11">end</text:p>
            </table:table-cell>
          </table:table-row>
        </table:table>
        <text:h text:style-name="P995" text:outline-level="3"><text:bookmark-start text:name="__RefHeading___Toc5403_359886375"/><text:span text:style-name="T255">$ </text:span><text:span text:style-name="T256">rake route</text:span><text:span text:style-name="T257">s</text:span><text:bookmark-end text:name="__RefHeading___Toc5403_359886375"/></text:h>
        <text:p text:style-name="P50">To get a list of the routes in your application</text:p>
        <text:h text:style-name="P1063" text:outline-level="2"><text:bookmark-start text:name="__RefHeading___Toc14006_4168352496"/><text:span text:style-name="T108">path</text:span> VS <text:span text:style-name="T10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7">help_path</text:p>
            </table:table-cell>
            <table:table-cell table:style-name="Table116.B1" office:value-type="string">
              <text:p text:style-name="P335"><text:span text:style-name="T142">'</text:span>/<text:span text:style-name="T554">help</text:span><text:span text:style-name="T142">'</text:span></text:p>
            </table:table-cell>
          </table:table-row>
          <table:table-row>
            <table:table-cell table:style-name="Table116.A2" office:value-type="string">
              <text:p text:style-name="P347">help_url</text:p>
            </table:table-cell>
            <table:table-cell table:style-name="Table116.B2" office:value-type="string">
              <text:p text:style-name="P348"><text:span text:style-name="T142">'</text:span><text:span text:style-name="T554">http://www.examp.com/help</text:span><text:span text:style-name="T142">'</text:span></text:p>
            </table:table-cell>
          </table:table-row>
        </table:table>
        <text:p text:style-name="P255"/>
        <text:p text:style-name="P254"/>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87" text:outline-level="2"><text:bookmark-start text:name="__RefHeading___Toc12598_3863394237"/><text:span text:style-name="T719">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6">get '/signup', to: 'users#new'</text:p>
            </table:table-cell>
          </table:table-row>
        </table:table>
        <text:h text:style-name="P952" text:outline-level="2"/>
        <text:h text:style-name="P1101" text:outline-level="2"><text:bookmark-start text:name="__RefHeading___Toc7269_3760421479"/>resources<text:span text:style-name="T506"> :wtf</text:span><text:bookmark-end text:name="__RefHeading___Toc7269_3760421479"/></text:h>
        <text:p text:style-name="P225"><text:span text:style-name="T503">Th</text:span><text:span text:style-name="T504">at</text:span><text:span text:style-name="T503"> line tells Rails that we have a resource named </text:span><text:span text:style-name="T234">articles</text:span><text:span text:style-name="T503"> and the router should expect requests to follow the </text:span><text:span text:style-name="T234">REST</text:span><text:span text:style-name="T503">ful model of web interaction (</text:span><text:span text:style-name="T234">RE</text:span><text:span text:style-name="T503">presentational </text:span><text:span text:style-name="T234">S</text:span><text:span text:style-name="T503">tate </text:span><text:span text:style-name="T234">T</text:span><text:span text:style-name="T503">ransfer).</text:span></text:p>
        <text:p text:style-name="P259">if you don't want all the 7 routes of REST:</text:p>
        <table:table table:name="Table64" table:style-name="Table64">
          <table:table-column table:style-name="Table64.A"/>
          <table:table-row>
            <table:table-cell table:style-name="Table64.A1" office:value-type="string">
              <text:p text:style-name="P565"><text:span text:style-name="Source_20_Text"><text:span text:style-name="T555">Blogger::Application.routes.draw do</text:span></text:span></text:p>
              <text:p text:style-name="P565"><text:span text:style-name="Source_20_Text"><text:span text:style-name="T577">resources :posts, </text:span></text:span><text:span text:style-name="Source_20_Text"><text:span text:style-name="T559">:only</text:span></text:span><text:span text:style-name="Source_20_Text"><text:span text:style-name="T560"> </text:span></text:span><text:span text:style-name="Source_20_Text"><text:span text:style-name="T559">=&gt;</text:span></text:span><text:span text:style-name="Source_20_Text"><text:span text:style-name="T578"> </text:span></text:span><text:span text:style-name="Source_20_Text"><text:span text:style-name="T577">[:index,:show]</text:span></text:span></text:p>
              <text:p text:style-name="P565"><text:span text:style-name="Source_20_Text"><text:span text:style-name="T92">resources :users, </text:span></text:span><text:span text:style-name="Source_20_Text"><text:span text:style-name="T84">:except =&gt;</text:span></text:span><text:span text:style-name="Source_20_Text"><text:span text:style-name="T92"> [:index]</text:span></text:span></text:p>
              <text:p text:style-name="P565"><text:span text:style-name="Source_20_Text"><text:span text:style-name="T93">end</text:span></text:span></text:p>
            </table:table-cell>
          </table:table-row>
        </table:table>
        <text:h text:style-name="P1013" text:outline-level="3"><text:bookmark-start text:name="__RefHeading___Toc12600_3863394237"/><text:span text:style-name="Source_20_Text"><text:span text:style-name="T803">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7">resources :<text:span text:style-name="T804">main</text:span> <text:span text:style-name="T1">do</text:span></text:p>
              <text:p text:style-name="P591"><text:s text:c="2"/><text:span text:style-name="T804">resources</text:span> <text:span text:style-name="T804">:kid</text:span></text:p>
              <text:p text:style-name="P591">end</text:p>
            </table:table-cell>
            <table:covered-table-cell/>
            <table:covered-table-cell/>
          </table:table-row>
          <table:table-row>
            <table:table-cell table:style-name="Table225.A2" office:value-type="string">
              <text:p text:style-name="P868">GET</text:p>
            </table:table-cell>
            <table:table-cell table:style-name="Table225.A2" office:value-type="string">
              <text:p text:style-name="P868">/main/kid</text:p>
            </table:table-cell>
            <table:table-cell table:style-name="Table225.C2" office:value-type="string">
              <text:p text:style-name="P868">kid#<text:span text:style-name="T1">index</text:span></text:p>
            </table:table-cell>
          </table:table-row>
          <table:table-row>
            <table:table-cell table:style-name="Table225.A2" office:value-type="string">
              <text:p text:style-name="P868">POST</text:p>
            </table:table-cell>
            <table:table-cell table:style-name="Table225.A2" office:value-type="string">
              <text:p text:style-name="P868">/main/main_id/kid</text:p>
            </table:table-cell>
            <table:table-cell table:style-name="Table225.C2" office:value-type="string">
              <text:p text:style-name="P868">kid#<text:span text:style-name="T1">create</text:span></text:p>
            </table:table-cell>
          </table:table-row>
          <table:table-row>
            <table:table-cell table:style-name="Table225.A2" office:value-type="string">
              <text:p text:style-name="P869">GET</text:p>
            </table:table-cell>
            <table:table-cell table:style-name="Table225.A2" office:value-type="string">
              <text:p text:style-name="P869">/main/main_id/kid/:id</text:p>
            </table:table-cell>
            <table:table-cell table:style-name="Table225.C2" office:value-type="string">
              <text:p text:style-name="P869">kid#<text:span text:style-name="T1">show</text:span></text:p>
            </table:table-cell>
          </table:table-row>
        </table:table>
        <text:h text:style-name="P963" text:outline-level="1"><text:bookmark-start text:name="__RefHeading___Toc7868_2453026979"/>link_to<text:bookmark-end text:name="__RefHeading___Toc7868_2453026979"/></text:h>
        <text:p text:style-name="P244">a <text:span text:style-name="T1">helper method</text:span> that lets you create links </text:p>
        <text:p text:style-name="P139"><text:span text:style-name="T555">The first part is </text:span><text:span text:style-name="T556">the text</text:span><text:span text:style-name="T555"> you want the link to say. </text:span></text:p>
        <text:p text:style-name="P244">The next part is our <text:span text:style-name="T1">route helper</text:span>.</text:p>
        <text:p text:style-name="P244">Rails automatically generates helper methods for you which correspond to the names of all your routes. <text:span text:style-name="T50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7"><text:span text:style-name="Source_20_Text"><text:span text:style-name="T80">_path</text:span></text:span><text:span text:style-name="T555"> </text:span></text:p>
            </table:table-cell>
            <table:covered-table-cell/>
            <table:table-cell table:style-name="Table25.C1" office:value-type="string">
              <text:p text:style-name="P597"><text:bookmark-start text:name="__DdeLink__4657_25274067694"/><text:span text:style-name="Source_20_Text"><text:span text:style-name="T556">_url</text:span></text:span><text:bookmark-end text:name="__DdeLink__4657_25274067694"/></text:p>
            </table:table-cell>
          </table:table-row>
          <table:table-row>
            <table:table-cell table:style-name="Table25.A1" table:number-columns-spanned="2" office:value-type="string">
              <text:p text:style-name="P244">will generate just the path portion of the URL, which is sufficient for most applications</text:p>
            </table:table-cell>
            <table:covered-table-cell/>
            <table:table-cell table:style-name="Table25.C1" office:value-type="string">
              <text:p text:style-name="P262"><text:span text:style-name="Source_20_Text"><text:span text:style-name="T374">will generate the full URL</text:span></text:span></text:p>
            </table:table-cell>
          </table:table-row>
          <table:table-row>
            <table:table-cell table:style-name="Table25.A1" office:value-type="string">
              <text:p text:style-name="P597"><text:span text:style-name="Source_20_Text"><text:span text:style-name="T555">/users</text:span></text:span><text:span text:style-name="T555"> <text:s/></text:span></text:p>
            </table:table-cell>
            <table:table-cell table:style-name="Table25.C1" table:number-columns-spanned="2" office:value-type="string">
              <text:p text:style-name="P597"><text:span text:style-name="Source_20_Text"><text:span text:style-name="T555">http://www.yourapp.com/users</text:span></text:span></text:p>
            </table:table-cell>
            <table:covered-table-cell/>
          </table:table-row>
        </table:table>
        <text:p text:style-name="P244">When the template is rendered, it will output HTML like this:</text:p>
        <table:table table:name="Table51" table:style-name="Table51">
          <table:table-column table:style-name="Table51.A"/>
          <table:table-row>
            <table:table-cell table:style-name="Table51.A1" office:value-type="string">
              <text:p text:style-name="P597"><text:span text:style-name="Source_20_Text"><text:span text:style-name="T445">&lt;a href="/articles/1"&gt;First Sample Article&lt;/a&gt;</text:span></text:span></text:p>
            </table:table-cell>
          </table:table-row>
          <table:table-row>
            <table:table-cell table:style-name="Table51.A2" office:value-type="string">
              <text:p text:style-name="P434">&lt;%= <text:span text:style-name="T1">link_to</text:span> "help", help<text:span text:style-name="T1">_path</text:span> %&gt;</text:p>
            </table:table-cell>
          </table:table-row>
          <table:table-row>
            <table:table-cell table:style-name="Table51.A2" office:value-type="string">
              <text:p text:style-name="P437">&lt;%<text:span text:style-name="T336">= </text:span><text:span text:style-name="T6">link_to</text:span><text:span text:style-name="T336"> </text:span><text:span text:style-name="T300">tweet.zombie.name</text:span><text:span text:style-name="T336">, <text:s/></text:span></text:p>
              <text:p text:style-name="P367"><text:span text:style-name="T313"><text:s text:c="5"/></text:span><text:span text:style-name="T311">zombie</text:span><text:span text:style-name="T313">_path</text:span><text:span text:style-name="T300">(tweet.zombie)</text:span><text:span text:style-name="T336"> %&gt;</text:span></text:p>
            </table:table-cell>
          </table:table-row>
          <table:table-row>
            <table:table-cell table:style-name="Table51.A2" office:value-type="string">
              <text:p text:style-name="P437">&lt;%<text:span text:style-name="T337">= </text:span><text:span text:style-name="T7">link_to<text:tab/></text:span><text:span text:style-name="T301">tweet.zombie.name, </text:span></text:p>
              <text:p text:style-name="P367"><text:span text:style-name="T301"><text:tab/><text:tab/><text:tab/>tweet.zombie</text:span><text:span text:style-name="T337"> %&gt;</text:span></text:p>
              <text:p text:style-name="P435">&lt;%= <text:span text:style-name="T1">link_to</text:span> <text:span text:style-name="T299">text_to_show,</text:span></text:p>
              <text:p text:style-name="P436"><text:span text:style-name="T299"><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3"><text:span text:style-name="T381">equivalent to:</text:span> <text:span text:style-name="T1">user_path(current_user)</text:span> %&gt;</text:p>
              <text:p text:style-name="P152">(use <text:span text:style-name="T241">#current_user</text:span><text:span text:style-name="T355">,</text:span><text:span text:style-name="T243"> </text:span><text:span text:style-name="T665">that retrieves</text:span> User)</text:p>
            </table:table-cell>
          </table:table-row>
        </table:table>
        <text:h text:style-name="P1088"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3"><text:span text:style-name="T633">&lt;%=</text:span><text:span text:style-name="T555"><text:tab/></text:span><text:span text:style-name="T633">link_to tweet.zombie.name,</text:span></text:p>
              <text:p text:style-name="P477"><text:tab/> <text:s text:c="2"/><text:tab/> <text:s/><text:span text:style-name="T338">tweet.zombie,</text:span></text:p>
              <text:p text:style-name="P477"><text:tab/><text:span text:style-name="T15">confirm:</text:span><text:span text:style-name="T338"> “Are you sure?” %&gt;</text:span></text:p>
              <text:p text:style-name="P477">&lt;%= link_to "Log out", logout_path,</text:p>
              <text:p text:style-name="P369"><text:s/><text:span text:style-name="T1">method: :delete</text:span> %&gt;</text:p>
            </table:table-cell>
          </table:table-row>
        </table:table>
        <text:h text:style-name="P953" text:outline-level="1"/>
        <text:h text:style-name="P979"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2">Op</text:span>erations that correspond both to the <text:span text:style-name="T1">CRUD</text:span> operations of relational databases and to the four fundamental HTTP request methods: </text:p>
        <text:p text:style-name="P24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60">Purpose</text:p>
            </table:table-cell>
          </table:table-row>
          <table:table-row>
            <table:table-cell table:style-name="Table13.A2" office:value-type="string">
              <text:p text:style-name="P432">/users</text:p>
            </table:table-cell>
            <table:table-cell table:style-name="Table13.B2" office:value-type="string">
              <text:p text:style-name="P384">GET</text:p>
            </table:table-cell>
            <table:table-cell table:style-name="Table13.A2" office:value-type="string">
              <text:p text:style-name="P384">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2">/users/1</text:p>
            </table:table-cell>
            <table:table-cell table:style-name="Table13.B2" office:value-type="string">
              <text:p text:style-name="P384">GET</text:p>
            </table:table-cell>
            <table:table-cell table:style-name="Table13.A2" office:value-type="string">
              <text:p text:style-name="P384">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2">/users/new</text:p>
            </table:table-cell>
            <table:table-cell table:style-name="Table13.B2" office:value-type="string">
              <text:p text:style-name="P384">GET</text:p>
            </table:table-cell>
            <table:table-cell table:style-name="Table13.A2" office:value-type="string">
              <text:p text:style-name="P384">new</text:p>
            </table:table-cell>
            <table:table-cell table:style-name="Table13.D4" office:value-type="string">
              <text:p text:style-name="P91"><text:span text:style-name="T1">new</text:span> user<text:span text:style-name="T496"> </text:span><text:span text:style-name="T26">page</text:span></text:p>
            </table:table-cell>
          </table:table-row>
          <table:table-row>
            <table:table-cell table:style-name="Table13.A2" office:value-type="string">
              <text:p text:style-name="P555">/<text:span text:style-name="T461">users</text:span></text:p>
            </table:table-cell>
            <table:table-cell table:style-name="Table13.A2" office:value-type="string">
              <text:p text:style-name="P592">POST</text:p>
            </table:table-cell>
            <table:table-cell table:style-name="Table13.A2" office:value-type="string">
              <text:p text:style-name="P427">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6">/users/1/edit</text:p>
            </table:table-cell>
            <table:table-cell table:style-name="Table13.A2" office:value-type="string">
              <text:p text:style-name="P428">GET</text:p>
            </table:table-cell>
            <table:table-cell table:style-name="Table13.A2" office:value-type="string">
              <text:p text:style-name="P384">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2">/users/1</text:p>
            </table:table-cell>
            <table:table-cell table:style-name="Table13.A2" office:value-type="string">
              <text:p text:style-name="P593">PATCH</text:p>
            </table:table-cell>
            <table:table-cell table:style-name="Table13.A2" office:value-type="string">
              <text:p text:style-name="P430">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2">/users/1</text:p>
            </table:table-cell>
            <table:table-cell table:style-name="Table13.A2" office:value-type="string">
              <text:p text:style-name="P429">DELETE</text:p>
            </table:table-cell>
            <table:table-cell table:style-name="Table13.A2" office:value-type="string">
              <text:p text:style-name="P431">destroy</text:p>
            </table:table-cell>
            <table:table-cell table:style-name="Table13.D8" office:value-type="string">
              <text:p text:style-name="P92"><text:span text:style-name="T1">delete</text:span> <text:s/>user id1</text:p>
            </table:table-cell>
          </table:table-row>
        </table:table>
        <text:p text:style-name="P94"><text:span text:style-name="T404">This is the way to model your requests and should</text:span> be the <text:span text:style-name="T1">ONLY</text:span> way that those requests are done</text:p>
        <text:h text:style-name="P1106" text:outline-level="2"><text:bookmark-start text:name="__RefHeading___Toc11862_750884121"/><text:span text:style-name="T252">HTTP</text:span> <text:span text:style-name="T398">verbs</text:span><text:bookmark-end text:name="__RefHeading___Toc11862_750884121"/></text:h>
        <text:p text:style-name="P94">An emphasis on <text:span text:style-name="T136">HTTP</text:span> verbs is typical of web frameworks (including Rails) influenced by the <text:span text:style-name="T136">REST</text:span> architecture.</text:p>
        <text:h text:style-name="P99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6">HTTP</text:span> operation, used for reading data on the web. </text:p>
            </table:table-cell>
            <table:table-cell table:style-name="Table17.B1" office:value-type="string">
              <text:p text:style-name="P135"><text:span text:style-name="T555">it just means “</text:span><text:span text:style-name="T556">get a page</text:span><text:span text:style-name="T555">”, and every time you visit a site like </text:span><text:a xlink:type="simple" xlink:href="http://www.google.com/" text:style-name="Internet_20_link" text:visited-style-name="Visited_20_Internet_20_Link"><text:span text:style-name="T555">http://www.google.com/</text:span></text:a></text:p>
              <text:p text:style-name="P94">your browser is submitting a <text:span text:style-name="T136">GET</text:span> request. </text:p>
            </table:table-cell>
          </table:table-row>
        </table:table>
        <text:h text:style-name="P99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6">POST</text:span> requests are typically used for creating things (although <text:span text:style-name="T136">HTTP</text:span> also allows <text:span text:style-name="T145">POST</text:span><text:span text:style-name="T399"> to perform updates). </text:span></text:p>
            </table:table-cell>
          </table:table-row>
          <table:table-row>
            <table:table-cell table:style-name="Table19.A2" table:number-columns-spanned="2" office:value-type="string">
              <text:p text:style-name="P94"><text:span text:style-name="T399">For example, the </text:span><text:span text:style-name="T145">POST</text:span><text:span text:style-name="T399"> request sent when you submit a registration form creates a new user on the remote site. </text:span></text:p>
            </table:table-cell>
            <table:covered-table-cell/>
          </table:table-row>
        </table:table>
        <text:h text:style-name="P997" text:outline-level="3"><text:bookmark-start text:name="__RefHeading___Toc1846_779349869"/><text:span text:style-name="T248">PATCH</text:span> <text:span text:style-name="T457">&amp;</text:span> <text:span text:style-name="T248">DELETE</text:span><text:bookmark-end text:name="__RefHeading___Toc1846_779349869"/></text:h>
        <text:p text:style-name="P93">are designed for updating and destroying things on the remote server. These requests are less common than <text:span text:style-name="T136">GET</text:span> and <text:span text:style-name="T136">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6">GET</text:span>, <text:span text:style-name="T136">POST</text:span>, <text:span text:style-name="T136">PATCH</text:span>, and <text:span text:style-name="T136">DELETE</text:span>.<text:bookmark-end text:name="__RefHeading___Toc11864_750884121"/></text:p>
        <text:h text:style-name="Heading_20_3" text:outline-level="3"><text:bookmark-start text:name="__RefHeading___Toc1836_779349869"/>Destroy<text:bookmark-end text:name="__RefHeading___Toc1836_779349869"/></text:h>
        <text:p text:style-name="P240">Rails creates a substantial number of auxiliary files along with the controller, this isn’t as easy as removing the controller file itself; undoing the <text:span text:style-name="T404">generation means removing not only the principal</text:span> generated file, but all the ancillary files as well.</text:p>
        <text:p text:style-name="P241">these two commands cancel each other out:</text:p>
        <table:table table:name="Table59" table:style-name="Table59">
          <table:table-column table:style-name="Table59.A"/>
          <table:table-row>
            <table:table-cell table:style-name="Table59.A1" office:value-type="string">
              <text:p text:style-name="P432">$ rails <text:span text:style-name="T1">generate</text:span> controller</text:p>
              <text:p text:style-name="P366"><text:s/>StaticPages home help</text:p>
            </table:table-cell>
          </table:table-row>
          <table:table-row>
            <table:table-cell table:style-name="Table59.A2" office:value-type="string">
              <text:p text:style-name="P432">$ rails <text:span text:style-name="T1">destroy</text:span> controller </text:p>
              <text:p text:style-name="P366">StaticPages home help</text:p>
            </table:table-cell>
          </table:table-row>
        </table:table>
        <text:p text:style-name="P94"/>
        <table:table table:name="Table60" table:style-name="Table60">
          <table:table-column table:style-name="Table60.A"/>
          <table:table-row>
            <table:table-cell table:style-name="Table60.A1" office:value-type="string">
              <text:p text:style-name="P432">$ rails <text:span text:style-name="T1">generate</text:span> model User</text:p>
              <text:p text:style-name="P366"><text:s/>name:string email:string</text:p>
            </table:table-cell>
          </table:table-row>
          <table:table-row>
            <table:table-cell table:style-name="Table60.A2" office:value-type="string">
              <text:p text:style-name="P432">$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2">$ bundle exec rake db:<text:span text:style-name="T1">migrate</text:span></text:p>
            </table:table-cell>
          </table:table-row>
          <table:table-row>
            <table:table-cell table:style-name="Table61.A2" office:value-type="string">
              <text:p text:style-name="P432">$ bundle exec rake db:<text:span text:style-name="T1">rollback</text:span></text:p>
            </table:table-cell>
          </table:table-row>
          <table:table-row>
            <table:table-cell table:style-name="Table61.A2" office:value-type="string">
              <text:p text:style-name="P360">$ bundle exec rake db:<text:span text:style-name="T1">migrate</text:span> <text:span text:style-name="T1">VERSION=0</text:span></text:p>
            </table:table-cell>
          </table:table-row>
        </table:table>
        <text:p text:style-name="P130"><text:span text:style-name="T497">substituting any other number for 0 migrates </text:span>to that version number, where the version numbers come from listing the migrations sequentially.</text:p>
        <text:h text:style-name="P946" text:outline-level="1"/>
        <text:h text:style-name="P967" text:outline-level="1"><text:bookmark-start text:name="__RefHeading___Toc12692_952624381"/><text:soft-page-break/><text:span text:style-name="T450">2-</text:span>controller<text:bookmark-end text:name="__RefHeading___Toc12692_952624381"/></text:h>
        <text:p text:style-name="P349"><text:span text:style-name="T391">/</text:span>app/controllers/</text:p>
        <text:p text:style-name="P349"/>
        <text:p text:style-name="P350">class WtfsController&lt;ApplicationController</text:p>
        <text:p text:style-name="P352"/>
        <text:p text:style-name="P58"><text:span text:style-name="T278">this </text:span><text:span text:style-name="T1">(Step 3) </text:span>asks the <text:span text:style-name="T136">User model</text:span> to retrieve a list of all the <text:span text:style-name="T150">Wtfs</text:span> from the <text:span text:style-name="T136">database</text:span><text:span text:style-name="T1">(Step 4),</text:span> and then places them in the variable <text:span text:style-name="T136">@</text:span><text:span text:style-name="T150">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51"/>
        <text:p text:style-name="P51">EXAMPLE</text:p>
        <text:p text:style-name="P353">/app/controllers/articles_controller</text:p>
        <table:table table:name="Table56" table:style-name="Table56">
          <table:table-column table:style-name="Table56.A"/>
          <table:table-row>
            <table:table-cell table:style-name="Table56.A1" office:value-type="string">
              <text:p text:style-name="P354">class ArticlesController &lt; ApplicationController</text:p>
              <text:p text:style-name="P354"><text:s text:c="2"/>def index</text:p>
              <text:p text:style-name="P354"><text:s text:c="4"/>@articles = Article.all</text:p>
              <text:p text:style-name="P354"><text:s text:c="2"/>end</text:p>
              <text:p text:style-name="P354"/>
              <text:p text:style-name="P354"><text:s text:c="2"/>def show</text:p>
              <text:p text:style-name="P354"><text:s text:c="4"/><text:span text:style-name="T404">@article= Article.find(params[:id])</text:span></text:p>
              <text:p text:style-name="P354"><text:s text:c="2"/>end</text:p>
              <text:p text:style-name="P354"/>
              <text:p text:style-name="P354"><text:s text:c="2"/>def new</text:p>
              <text:p text:style-name="P354"><text:s text:c="4"/>@article = Article.new</text:p>
              <text:p text:style-name="P354"><text:s text:c="2"/>end</text:p>
              <text:p text:style-name="P354"/>
              <text:p text:style-name="P354"><text:s text:c="2"/>def create</text:p>
              <text:p text:style-name="P354"><text:s text:c="2"/><text:span text:style-name="T509"><text:s text:c="2"/></text:span>@article = Article.new(</text:p>
              <text:p text:style-name="P355"><text:span text:style-name="T495"><text:s text:c="15"/></text:span>params[:article])</text:p>
              <text:p text:style-name="P354"><text:s text:c="4"/>@article.save</text:p>
              <text:p text:style-name="P354"><text:s text:c="4"/><text:span text:style-name="T1">redirect_to article_path</text:span>(@article)</text:p>
              <text:p text:style-name="P354"><text:s text:c="2"/>end</text:p>
              <text:p text:style-name="P354">end</text:p>
            </table:table-cell>
          </table:table-row>
        </table:table>
        <text:h text:style-name="P106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40">User.<text:span text:style-name="T1">find</text:span>(<text:span text:style-name="T1">params[:id]</text:span>)</text:p>
            </table:table-cell>
          </table:table-row>
          <table:table-row>
            <table:table-cell table:style-name="Table105.A2" office:value-type="string">
              <text:p text:style-name="P342">User.<text:span text:style-name="T1">find_by</text:span>(email: "uoo@uo.u")</text:p>
            </table:table-cell>
          </table:table-row>
        </table:table>
        <text:h text:style-name="P1065" text:outline-level="2"><text:bookmark-start text:name="__RefHeading___Toc8043_2453026979"/><text:span text:style-name="T54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40"><text:span text:style-name="T648"># /</text:span>app/controllers/<text:span text:style-name="T37">user</text:span><text:span text:style-name="T289">s</text:span>_controller.rb<text:line-break/># <text:span text:style-name="T167">For a form_for for @user</text:span></text:p>
              <text:p text:style-name="P500"/>
              <text:p text:style-name="P423">class<text:span text:style-name="T640"> </text:span><text:span text:style-name="T37">User</text:span><text:span text:style-name="T288">s</text:span><text:span text:style-name="T423">Controller</text:span><text:span text:style-name="T406"> </text:span><text:span text:style-name="T404">&lt;</text:span><text:span text:style-name="T156"> </text:span><text:span text:style-name="T125">ApplicationController</text:span></text:p>
              <text:p text:style-name="P500"/>
              <text:p text:style-name="Preformatted_20_Text">def index</text:p>
              <text:p text:style-name="P441"><text:span text:style-name="T648"><text:s text:c="2"/></text:span>@<text:span text:style-name="T37">users</text:span> = <text:span text:style-name="T37">User</text:span><text:span text:style-name="T1">.all</text:span></text:p>
              <text:p text:style-name="P500">end</text:p>
              <text:p text:style-name="P500"/>
              <text:p text:style-name="P439">def <text:span text:style-name="T1">new</text:span></text:p>
              <text:p text:style-name="P439"><text:s text:c="2"/>@user = User.new</text:p>
              <text:p text:style-name="P439">end</text:p>
              <text:p text:style-name="P439"/>
              <text:p text:style-name="P439">def <text:span text:style-name="T1">create</text:span></text:p>
              <text:p text:style-name="P439"><text:s text:c="2"/>@user = <text:span text:style-name="T1">User.new(user_params)</text:span></text:p>
              <text:p text:style-name="P439"><text:s text:c="2"/>if <text:span text:style-name="T1">@user.save</text:span></text:p>
              <text:p text:style-name="P439"><text:s text:c="4"/>redirect_to new_user_path</text:p>
              <text:p text:style-name="P439"><text:s text:c="2"/>else</text:p>
              <text:p text:style-name="P439"><text:s text:c="4"/>render :new</text:p>
              <text:p text:style-name="P439"><text:s text:c="2"/>end</text:p>
              <text:p text:style-name="P439">end</text:p>
              <text:p text:style-name="P439"/>
              <text:p text:style-name="P439">def <text:span text:style-name="T1">edit</text:span></text:p>
              <text:p text:style-name="P439"><text:s text:c="2"/>@user = <text:span text:style-name="T1">User.find(params[:id])</text:span></text:p>
              <text:p text:style-name="P439">end</text:p>
              <text:p text:style-name="P439"/>
              <text:p text:style-name="P439">def <text:span text:style-name="T1">update</text:span></text:p>
              <text:p text:style-name="P439"><text:s text:c="2"/>@user = User.find(params[:id])</text:p>
              <text:p text:style-name="P439"><text:s text:c="2"/>if <text:span text:style-name="T1">@user.update(user_params)</text:span></text:p>
              <text:p text:style-name="P439"><text:s text:c="4"/>redirect_to edit_user_path(@user)</text:p>
              <text:p text:style-name="P439"><text:s text:c="2"/>else</text:p>
              <text:p text:style-name="P439"><text:s text:c="4"/>render :edit</text:p>
              <text:p text:style-name="P439"><text:s text:c="2"/>end</text:p>
              <text:p text:style-name="P439">end</text:p>
              <text:p text:style-name="P439"/>
              <text:p text:style-name="P442">private</text:p>
              <text:p text:style-name="P439">def <text:span text:style-name="T1">user_params</text:span></text:p>
              <text:p text:style-name="P439"><text:s text:c="2"/>params.require(:user).permit</text:p>
              <text:p text:style-name="P438"><text:s text:c="2"/>(:username,:email,:password)</text:p>
              <text:p text:style-name="P439">en<text:span text:style-name="T648">d</text:span></text:p>
            </table:table-cell>
          </table:table-row>
        </table:table>
        <text:h text:style-name="P1014" text:outline-level="3"><text:bookmark-start text:name="__RefHeading___Toc8045_2453026979"/><text:span text:style-name="T555">instance variable</text:span><text:span text:style-name="T605">s</text:span><text:bookmark-end text:name="__RefHeading___Toc8045_2453026979"/></text:h>
        <text:p text:style-name="P97"><text:span text:style-name="T1">@</text:span><text:span text:style-name="T420"> </text:span>"<text:span text:style-name="T1">instance level variable</text:span>"</text:p>
        <text:p text:style-name="Standard"><text:span text:style-name="T508">there’s a hack which allows </text:span>the list of articles <text:span text:style-name="T649">to</text:span> be accessible from both the <text:span text:style-name="T136">controller</text:span> and the <text:span text:style-name="T136">view</text:span><text:span text:style-name="T170">. </text:span><text:span text:style-name="T407">So a</text:span><text:span text:style-name="T405">ny data we want available</text:span><text:span text:style-name="T508"> in the view template should be promoted to an </text:span><text:span text:style-name="T608">instance variable by adding a </text:span><text:span text:style-name="T567">@</text:span></text:p>
        <text:h text:style-name="P99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00">def hello</text:p>
              <text:p text:style-name="P598"><text:span text:style-name="T658"><text:s/></text:span><text:span text:style-name="T39"><text:s/></text:span><text:span text:style-name="T1">render html:</text:span><text:span text:style-name="T659"> </text:span>hello world</text:p>
              <text:p text:style-name="P598">end</text:p>
            </table:table-cell>
          </table:table-row>
        </table:table>
        <text:h text:style-name="P999" text:outline-level="3"/>
        <text:h text:style-name="P1050" text:outline-level="3"><text:bookmark-start text:name="__RefHeading___Toc3108_974113296"/><text:soft-page-break/>generate controllers<text:bookmark-end text:name="__RefHeading___Toc3108_974113296"/></text:h>
        <text:p text:style-name="P310">bin/rails <text:span text:style-name="T1">generate</text:span> <text:span text:style-name="T1">controller</text:span> <text:span text:style-name="T299">articles</text:span></text:p>
        <text:p text:style-name="P62">by convention, controller names are plural</text:p>
        <text:p text:style-name="P310"/>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9">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6">app/controllers/<text:span text:style-name="T299">articles</text:span>_controller.rb</text:p>
              <text:p text:style-name="P63">the controller file itself</text:p>
            </table:table-cell>
          </table:table-row>
          <table:table-row>
            <table:table-cell table:style-name="Table27.A2" office:value-type="string">
              <text:p text:style-name="P67"><text:span text:style-name="T136">app/views/</text:span><text:span text:style-name="T184">articles</text:span></text:p>
              <text:p text:style-name="P65"><text:span text:style-name="T466">c</text:span>ontain<text:span text:style-name="T466">s</text:span> the controller’s view templates</text:p>
            </table:table-cell>
          </table:table-row>
          <table:table-row>
            <table:table-cell table:style-name="Table27.A2" office:value-type="string">
              <text:p text:style-name="P68"><text:span text:style-name="T148">test/controllers/</text:span><text:span text:style-name="T185">articles</text:span><text:span text:style-name="T148">_controller_test.rb</text:span> <text:span text:style-name="T299">the controller’s unit tests file</text:span></text:p>
            </table:table-cell>
          </table:table-row>
          <table:table-row>
            <table:table-cell table:style-name="Table27.A2" office:value-type="string">
              <text:p text:style-name="P67"><text:span text:style-name="T136">app/helpers/</text:span><text:span text:style-name="T184">articles</text:span><text:span text:style-name="T136">_helper.rb</text:span></text:p>
              <text:p text:style-name="P65">a helper file to assist with the views</text:p>
            </table:table-cell>
          </table:table-row>
          <table:table-row>
            <table:table-cell table:style-name="Table27.A2" office:value-type="string">
              <text:p text:style-name="P68"><text:span text:style-name="T136">test/helpers/</text:span><text:span text:style-name="T184">articles</text:span><text:span text:style-name="T136">_helper_test.rb</text:span> <text:s/><text:span text:style-name="T299">the helper’s unit test file</text:span></text:p>
            </table:table-cell>
          </table:table-row>
          <table:table-row>
            <table:table-cell table:style-name="Table27.A2" office:value-type="string">
              <text:p text:style-name="P69"><text:span text:style-name="T149">app/assets/javascripts/</text:span><text:span text:style-name="T186">articles</text:span><text:span text:style-name="T149">.js.coffee</text:span></text:p>
              <text:p text:style-name="P69"><text:s/><text:span text:style-name="T299">a CoffeeScript file for this controller</text:span></text:p>
            </table:table-cell>
          </table:table-row>
          <table:table-row>
            <table:table-cell table:style-name="Table27.A2" office:value-type="string">
              <text:p text:style-name="P69"><text:span text:style-name="T146">app/assets/stylesheets/</text:span><text:span text:style-name="T187">articles</text:span><text:span text:style-name="T146">.css.scss</text:span></text:p>
              <text:p text:style-name="P69"><text:s text:c="2"/><text:span text:style-name="T299">an </text:span><text:span text:style-name="T184">SCSS</text:span><text:span text:style-name="T299"> stylesheet for this controller</text:span></text:p>
            </table:table-cell>
          </table:table-row>
        </table:table>
        <text:p text:style-name="P357"/>
        <text:p text:style-name="P70">The Static Pages controller generation also automatically updates the <text:span text:style-name="T188">routes.rb</text:span> file</text:p>
        <text:p text:style-name="P358"/>
        <text:p text:style-name="P358">$ rails <text:span text:style-name="T1">generate controller </text:span></text:p>
        <text:p text:style-name="P358"><text:tab/><text:tab/><text:tab/>StaticPages home help</text:p>
        <text:p text:style-name="P50"><text:span text:style-name="T463">The generate script takes an optional list of actions, so we’ll include actions for the </text:span><text:span text:style-name="T17">Home</text:span><text:span text:style-name="T463"> and </text:span><text:span text:style-name="T17">Help</text:span><text:span text:style-name="T463">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8">new</text:span> at the end</text:p>
        <table:table table:name="Table115" table:style-name="Table115">
          <table:table-column table:style-name="Table115.A"/>
          <table:table-row>
            <table:table-cell table:style-name="Table115.A1" office:value-type="string">
              <text:p text:style-name="P310">$ rails generate controller <text:span text:style-name="T552">Uoo</text:span> new</text:p>
            </table:table-cell>
          </table:table-row>
        </table:table>
        <text:h text:style-name="Heading_20_2" text:outline-level="2"><text:bookmark-start text:name="__RefHeading___Toc12791_1536757697"/>Request/<text:span text:style-name="T808">Response</text:span><text:bookmark-end text:name="__RefHeading___Toc12791_1536757697"/></text:h>
        <text:p text:style-name="Standard"><text:span text:style-name="T634">E</text:span><text:span text:style-name="T555">very controller has </text:span><text:span text:style-name="T635">two accessor methods</text:span></text:p>
        <table:table table:name="Table229" table:style-name="Table229">
          <table:table-column table:style-name="Table229.A"/>
          <table:table-column table:style-name="Table229.B"/>
          <table:table-row>
            <table:table-cell table:style-name="Table229.A1" office:value-type="string">
              <text:p text:style-name="P508"><text:span text:style-name="Source_20_Text"><text:span text:style-name="T575">request.</text:span></text:span><text:span text:style-name="Source_20_Text"><text:span text:style-name="T570">original_url</text:span></text:span></text:p>
            </table:table-cell>
            <table:table-cell table:style-name="Table229.B1" office:value-type="string">
              <text:p text:style-name="P508"><text:span text:style-name="T357">gets the URL of the requested page</text:span><text:span text:style-name="T358">s</text:span></text:p>
            </table:table-cell>
          </table:table-row>
          <table:table-row>
            <table:table-cell table:style-name="Table229.A2" office:value-type="string">
              <text:p text:style-name="P508"><text:span text:style-name="Source_20_Text">request.</text:span><text:span text:style-name="Source_20_Text"><text:span text:style-name="T1">referrer</text:span></text:span></text:p>
            </table:table-cell>
            <table:table-cell table:style-name="Table229.B2" office:value-type="string">
              <text:p text:style-name="P220">gets the <text:span text:style-name="T809">previous URL</text:span></text:p>
            </table:table-cell>
          </table:table-row>
        </table:table>
        <text:p text:style-name="Standard"><text:span text:style-name="Source_20_Text"><text:span text:style-name="T345">in Rails 5, this method was added</text:span></text:span></text:p>
        <table:table table:name="Table230" table:style-name="Table230">
          <table:table-column table:style-name="Table230.A"/>
          <table:table-row>
            <table:table-cell table:style-name="Table230.A1" office:value-type="string">
              <text:p text:style-name="P942"><text:span text:style-name="Source_20_Text"><text:span text:style-name="T69">redirect_back(fallback_location: </text:span></text:span></text:p>
              <text:p text:style-name="P941"><text:span text:style-name="Source_20_Text"><text:span text:style-name="T69">root_url)</text:span></text:span></text:p>
            </table:table-cell>
          </table:table-row>
          <table:table-row>
            <table:table-cell table:style-name="Table230.A2" office:value-type="string">
              <text:p text:style-name="P943">redirect_to <text:span text:style-name="T1">request.referrer</text:span> || </text:p>
              <text:p text:style-name="P944">root_url</text:p>
            </table:table-cell>
          </table:table-row>
        </table:table>
        <text:p text:style-name="Standard"><text:span text:style-name="Source_20_Text"><text:span text:style-name="T345"/></text:span></text:p>
        <text:p text:style-name="P940"><text:span text:style-name="Source_20_Text"><text:span text:style-name="T69"/></text:span></text:p>
        <text:h text:style-name="P110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5">a </text:span><text:span text:style-name="T556">redirect</text:span><text:span text:style-name="T555"> </text:span><text:span text:style-name="T609">is treated </text:span><text:span text:style-name="T555">as </text:span><text:span text:style-name="Emphasis"><text:span text:style-name="T556">a completely new HTTP request</text:span></text:span><text:span text:style-name="T555">. </text:span><text:span text:style-name="T610">So</text:span><text:span text:style-name="T555"> it would enter through the router again, look for the </text:span><text:span text:style-name="T246">sh</text:span><text:span text:style-name="T245">ow</text:span><text:span text:style-name="T555">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9">If you don't want that</text:span><text:span text:style-name="T555">, you can just </text:span><text:span text:style-name="T556">render</text:span><text:span text:style-name="T555"> the view for another controller action</text:span><text:span text:style-name="T580">, so </text:span><text:span text:style-name="T555">the </text:span><text:span text:style-name="T241">view</text:span><text:span text:style-name="T555"> page gets passed the instance variables from your </text:span><text:span text:style-name="Emphasis"><text:span text:style-name="T555">current</text:span></text:span><text:span text:style-name="T55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02">'</text:span>some text<text:span text:style-name="T802">'</text:span></text:p>
              <text:p text:style-name="P599"><text:span text:style-name="T1">render html:</text:span><text:span text:style-name="T659"> <text:s/>'</text:span>hello world<text:span text:style-name="T802">'</text:span></text:p>
            </table:table-cell>
          </table:table-row>
        </table:table>
        <text:h text:style-name="P106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5"># app/controllers/users_controller</text:span></text:span></text:p>
              <text:p text:style-name="Preformatted_20_Text"><text:span text:style-name="Source_20_Text"><text:span text:style-name="T555"/></text:span></text:p>
              <text:p text:style-name="Preformatted_20_Text"><text:span text:style-name="Source_20_Text"><text:span text:style-name="T556">before_action</text:span></text:span><text:span text:style-name="Source_20_Text"><text:span text:style-name="T555"> </text:span></text:span><text:span text:style-name="Source_20_Text"><text:span text:style-name="T556">:require_login</text:span></text:span></text:p>
              <text:p text:style-name="Preformatted_20_Text"><text:span text:style-name="Source_20_Text"><text:span text:style-name="T555"><text:s text:c="2"/>...</text:span></text:span></text:p>
              <text:p text:style-name="Preformatted_20_Text"><text:span text:style-name="Source_20_Text"><text:span text:style-name="T555"><text:s text:c="2"/>private</text:span></text:span></text:p>
              <text:p text:style-name="Preformatted_20_Text"><text:span text:style-name="Source_20_Text"><text:span text:style-name="T555"><text:s text:c="4"/>def </text:span></text:span><text:span text:style-name="Source_20_Text"><text:span text:style-name="T556">require_login</text:span></text:span></text:p>
              <text:p text:style-name="Preformatted_20_Text"><text:span text:style-name="Source_20_Text"><text:span text:style-name="T555"><text:s text:c="6"/># check if user is logged in</text:span></text:span></text:p>
              <text:p text:style-name="Preformatted_20_Text"><text:span text:style-name="Source_20_Text"><text:span text:style-name="T555"><text:s text:c="4"/>en</text:span></text:span><text:span text:style-name="Source_20_Text"><text:span text:style-name="T581">d</text:span></text:span></text:p>
            </table:table-cell>
          </table:table-row>
        </table:table>
        <text:p text:style-name="P266"><text:span text:style-name="T555">You can specify to only apply the filter for specific actions by specifying the </text:span><text:span text:style-name="Source_20_Text"><text:span text:style-name="T83">only</text:span></text:span><text:span text:style-name="T55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7"><text:s/>[:edit, :update]</text:p>
              <text:p text:style-name="P615">def logged_in_user</text:p>
              <text:p text:style-name="P615"><text:s text:c="2"/>unless logged_in?</text:p>
              <text:p text:style-name="P615"><text:s text:c="4"/>flash[:danger] = "Please log in"</text:p>
              <text:p text:style-name="P615"><text:s text:c="4"/>redirect_to login_url</text:p>
              <text:p text:style-name="P615"><text:s text:c="2"/>end</text:p>
              <text:p text:style-name="P615">end</text:p>
            </table:table-cell>
          </table:table-row>
          <table:table-row>
            <table:table-cell table:style-name="Table135.A2" office:value-type="string">
              <text:p text:style-name="P535"># sessions_helper.rb</text:p>
              <text:p text:style-name="P797">def <text:span text:style-name="T1">logged_in?</text:span></text:p>
              <text:p text:style-name="P797"><text:s text:c="2"/>!current_user.nil?</text:p>
              <text:p text:style-name="P797">end</text:p>
            </table:table-cell>
          </table:table-row>
        </table:table>
        <text:p text:style-name="P266"><text:span text:style-name="T555">The opposite applies by using </text:span><text:span text:style-name="Source_20_Text"><text:span text:style-name="T83">:except</text:span></text:span></text:p>
        <text:p text:style-name="Standard"><text:span text:style-name="T582">filters are inherited so if you'd like a filter to apply to absolutely every controller action, put it in</text:span><text:span text:style-name="T555"> </text:span><text:span text:style-name="Source_20_Text"><text:span text:style-name="T94">app/controllers/application_controller.rb</text:span></text:span><text:span text:style-name="T555"> </text:span></text:p>
        <text:h text:style-name="P948" text:outline-level="1"/>
        <text:h text:style-name="P968" text:outline-level="1"><text:bookmark-start text:name="__RefHeading__6726_330973215"/><text:soft-page-break/>Cookies<text:bookmark-end text:name="__RefHeading__6726_330973215"/></text:h>
        <text:p text:style-name="P274"><text:span text:style-name="T555">Rails gives you access to a special hash called </text:span><text:span text:style-name="Source_20_Text"><text:span text:style-name="T259">cookies</text:span></text:span><text:span text:style-name="T55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6">Cookies have two parts</text:p>
            </table:table-cell>
            <table:table-cell table:style-name="Table175.B1" office:value-type="string">
              <text:p text:style-name="P275"><text:span text:style-name="T556">value</text:span><text:span text:style-name="T555"> </text:span></text:p>
            </table:table-cell>
          </table:table-row>
          <table:table-row>
            <table:covered-table-cell/>
            <table:table-cell table:style-name="Table175.B2" office:value-type="string">
              <text:p text:style-name="P275"><text:span text:style-name="T556">expiration</text:span><text:span text:style-name="T555">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7"><text:span text:style-name="Source_20_Text"><text:span text:style-name="T237">cookies[:hair-color] = "blonde"</text:span></text:span></text:p>
              <text:p text:style-name="P49"><text:span text:style-name="T555">you'd be able to pull up your browser's developer tools and see a cookie on the user's browser that has a </text:span><text:span text:style-name="T239">key</text:span><text:span text:style-name="T555"> <text:tab/>of </text:span><text:span text:style-name="Source_20_Text"><text:span text:style-name="T237">hair-color</text:span></text:span><text:span text:style-name="T555"> </text:span></text:p>
              <text:p text:style-name="P49"><text:span text:style-name="T555">and </text:span><text:span text:style-name="T630"><text:s text:c="20"/></text:span><text:span text:style-name="T555">a </text:span><text:span text:style-name="T239">value</text:span><text:span text:style-name="T555"> <text:tab/>of </text:span><text:span text:style-name="Source_20_Text"><text:span text:style-name="T237">blonde</text:span></text:span><text:span text:style-name="T555">. </text:span></text:p>
            </table:table-cell>
          </table:table-row>
          <table:table-row>
            <table:table-cell table:style-name="Table29.A1" office:value-type="string">
              <text:p text:style-name="P49"><text:span text:style-name="T582">Delete it using </text:span><text:span text:style-name="Source_20_Text"><text:span text:style-name="T240">cookies.delete</text:span></text:span><text:span text:style-name="Source_20_Text"><text:span text:style-name="T238">(:hair-color)</text:span></text:span></text:p>
              <text:p text:style-name="P293"><text:span text:style-name="Source_20_Text"><text:span text:style-name="T363">or</text:span></text:span><text:span text:style-name="Source_20_Text"><text:span text:style-name="T747"> </text:span></text:span><text:span text:style-name="Source_20_Text">session.delete</text:span><text:span text:style-name="Source_20_Text"><text:span text:style-name="T747">(:user_id)</text:span></text:span></text:p>
            </table:table-cell>
          </table:table-row>
          <table:table-row>
            <table:table-cell table:style-name="Table29.A1" office:value-type="string">
              <text:h text:style-name="P1000" text:outline-level="3"><text:bookmark-start text:name="__RefHeading__6714_330973215"/>Expiration date<text:bookmark-end text:name="__RefHeading__6714_330973215"/></text:h>
              <text:p text:style-name="P613"><text:span text:style-name="Source_20_Text"><text:span text:style-name="T555">cookies[:name] = {value: "cookiesYUM", </text:span></text:span></text:p>
              <text:p text:style-name="P299"><text:span text:style-name="Source_20_Text"><text:span text:style-name="T556">expires: Time.now + 3600</text:span></text:span><text:span text:style-name="Source_20_Text"><text:span text:style-name="T555">}</text:span></text:span></text:p>
            </table:table-cell>
          </table:table-row>
          <table:table-row>
            <table:table-cell table:style-name="Table29.A1" office:value-type="string">
              <text:p text:style-name="P451">cookies[:remember_token] = </text:p>
              <text:p text:style-name="P452">{ value: <text:s text:c="2"/>remember_token,</text:p>
              <text:p text:style-name="P293"><text:s text:c="4"/><text:span text:style-name="T1">expires: 20.years.from_now.utc </text:span>}</text:p>
              <text:p text:style-name="P155">in rails is automatic<text:span text:style-name="T669"> (with a helper)</text:span>:</text:p>
              <text:p text:style-name="P453"><text:span text:style-name="T1">cookies.permanent</text:span>[:remember_token] = remember_token</text:p>
            </table:table-cell>
          </table:table-row>
        </table:table>
        <text:h text:style-name="P1067" text:outline-level="2"/>
        <text:h text:style-name="P110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5">Rails gives you access to the </text:span><text:span text:style-name="Source_20_Text"><text:span text:style-name="T83">session</text:span></text:span><text:span text:style-name="T555"> hash in an almost identical way to the </text:span><text:span text:style-name="Source_20_Text"><text:span text:style-name="T83">cookies</text:span></text:span><text:span text:style-name="T555"> hash</text:span></text:p>
            </table:table-cell>
            <table:table-cell table:style-name="Table106.A1" office:value-type="string">
              <text:p text:style-name="P49"><text:span text:style-name="Source_20_Text"><text:span text:style-name="T83">session</text:span></text:span><text:span text:style-name="T555"> is an entire hash that gets put in the secure session cookie that </text:span><text:span text:style-name="T556">expires when the user closes the browser</text:span></text:p>
            </table:table-cell>
          </table:table-row>
          <table:table-row>
            <table:table-cell table:style-name="Table106.A2" table:number-columns-spanned="2" office:value-type="string">
              <text:p text:style-name="P307"><text:span text:style-name="Source_20_Text"><text:span text:style-name="T555"># app/controllers/users_controller.rb</text:span></text:span></text:p>
              <text:p text:style-name="P307"><text:span text:style-name="Source_20_Text"><text:span text:style-name="T555"><text:s text:c="4"/>...</text:span></text:span></text:p>
              <text:p text:style-name="P307"><text:span text:style-name="Source_20_Text"><text:span text:style-name="T555"># Set a session value</text:span></text:span></text:p>
              <text:p text:style-name="P307"><text:span text:style-name="Source_20_Text"><text:span text:style-name="T556">session[:current_user_id] = user.id</text:span></text:span></text:p>
              <text:p text:style-name="P352"/>
              <text:p text:style-name="P307"><text:span text:style-name="Source_20_Text"><text:span text:style-name="T555"># Access a session value</text:span></text:span></text:p>
              <text:p text:style-name="P307"><text:span text:style-name="Source_20_Text"><text:span text:style-name="T555">some_other_variable_value =</text:span></text:span></text:p>
              <text:p text:style-name="P296"><text:span text:style-name="Source_20_Text"><text:span text:style-name="T555"><text:s/>session[:other_variable_key]</text:span></text:span></text:p>
              <text:p text:style-name="P352"/>
              <text:p text:style-name="P307"><text:span text:style-name="Source_20_Text"><text:span text:style-name="T555"># Reset a session key</text:span></text:span></text:p>
              <text:p text:style-name="P307"><text:span text:style-name="Source_20_Text"><text:span text:style-name="T555">session[:key_to_be_reset] = nil</text:span></text:span></text:p>
              <text:p text:style-name="P352"/>
              <text:p text:style-name="P307"><text:span text:style-name="Source_20_Text"><text:span text:style-name="T555"># Reset the entire session</text:span></text:span></text:p>
              <text:p text:style-name="P307"><text:span text:style-name="Source_20_Text"><text:span text:style-name="T555">reset_session</text:span></text:span></text:p>
              <text:p text:style-name="P307"><text:span text:style-name="Source_20_Text"><text:span text:style-name="T555"><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7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6">rails generate mailer UserMailer account_activation password_reset</text:span></text:p>
            </table:table-cell>
          </table:table-row>
          <table:table-row>
            <table:table-cell table:style-name="Table141.A2" office:value-type="string">
              <text:p text:style-name="P623">create <text:s/><text:span text:style-name="T1">app/mailers/user_mailer.rb</text:span></text:p>
              <text:p text:style-name="P623">invoke <text:s/>erb</text:p>
              <text:p text:style-name="P623">create <text:s text:c="3"/><text:span text:style-name="T1">app/views/user_mailer</text:span></text:p>
              <text:p text:style-name="P623">identical <text:s text:c="5"/></text:p>
              <text:p text:style-name="P570">app/views/layouts/mailer.text.erb</text:p>
              <text:p text:style-name="P623">identical <text:s text:c="3"/></text:p>
              <text:p text:style-name="P624"><text:s text:c="2"/><text:span text:style-name="T1">app/views/layouts/mailer.html.erb</text:span></text:p>
              <text:p text:style-name="P623">create <text:span text:style-name="T1">app/views/user_mailer/</text:span></text:p>
              <text:p text:style-name="P570">account_activation.text.erb</text:p>
              <text:p text:style-name="P623">create <text:span text:style-name="T1">app/views/user_mailer/</text:span></text:p>
              <text:p text:style-name="P570"><text:s text:c="2"/>account_activation.html.erb</text:p>
              <text:p text:style-name="P623">create <text:span text:style-name="T1">app/views/user_mailer/</text:span></text:p>
              <text:p text:style-name="P570">password_reset.text.erb</text:p>
              <text:p text:style-name="P623">create <text:span text:style-name="T1">app/views/user_mailer/</text:span></text:p>
              <text:p text:style-name="P570">password_reset.html.erb</text:p>
              <text:p text:style-name="P623">invoke <text:s/>test_unit</text:p>
              <text:p text:style-name="P623">create<text:span text:style-name="T404"> </text:span><text:span text:style-name="T40">test/mailers/user_mailer_test.rb</text:span></text:p>
              <text:p text:style-name="P623">create <text:span text:style-name="T1">test/mailers/previews/</text:span></text:p>
              <text:p text:style-name="P570">user_mailer_preview.rb</text:p>
            </table:table-cell>
          </table:table-row>
          <table:table-row>
            <table:table-cell table:style-name="Table141.A2" office:value-type="string">
              <text:p text:style-name="P159">also generates <text:span text:style-name="T68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5"># app/mailers/<text:span text:style-name="T1">application_mailer.rb</text:span></text:p>
              <text:p text:style-name="P625">class ApplicationMailer &lt;</text:p>
              <text:p text:style-name="P626"><text:s/>ActionMailer::Base</text:p>
              <text:p text:style-name="P627"><text:s text:c="2"/>default from: "from@example.com"</text:p>
              <text:p text:style-name="P627"><text:s text:c="2"/>layout 'mailer'</text:p>
              <text:p text:style-name="P627">end</text:p>
            </table:table-cell>
          </table:table-row>
          <table:table-row>
            <table:table-cell table:style-name="Table142.A2" office:value-type="string">
              <text:p text:style-name="P628"># app/mailers/<text:span text:style-name="T1">user_mailer.rb</text:span></text:p>
              <text:p text:style-name="P628">class UserMailer &lt; ApplicationMailer</text:p>
              <text:p text:style-name="P628"><text:s text:c="2"/>def <text:span text:style-name="T1">account_activation</text:span></text:p>
              <text:p text:style-name="P628"><text:s text:c="4"/><text:span text:style-name="T42">@user = user</text:span></text:p>
              <text:p text:style-name="P629"><text:s text:c="4"/>mail to: <text:span text:style-name="T688">user.email, </text:span></text:p>
              <text:p text:style-name="P633">subject: "account activation"</text:p>
              <text:p text:style-name="P628"><text:s text:c="2"/>end</text:p>
              <text:p text:style-name="P628"><text:s text:c="2"/>def <text:span text:style-name="T1">password_reset</text:span></text:p>
              <text:p text:style-name="P628"><text:s text:c="4"/>@greeting = "Hi"</text:p>
              <text:p text:style-name="P628"><text:s text:c="4"/>mail to: "to@example.org"</text:p>
              <text:p text:style-name="P628"><text:s text:c="2"/>end</text:p>
              <text:p text:style-name="P628">end</text:p>
            </table:table-cell>
          </table:table-row>
        </table:table>
        <text:p text:style-name="Standard"/>
        <text:h text:style-name="P111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30">edit_user_url(user) <text:span text:style-name="T360">#produces the url:</text:span></text:p>
            </table:table-cell>
          </table:table-row>
          <table:table-row>
            <table:table-cell table:style-name="Table143.A2" office:value-type="string">
              <text:p text:style-name="Preformatted_20_Text">http<text:span text:style-name="T689">://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89">www.example.com/account_activations/q5lt3BLABLA/edit</text:span></text:p>
            </table:table-cell>
          </table:table-row>
          <table:table-row>
            <table:table-cell table:style-name="Table143.A3" office:value-type="string">
              <text:p text:style-name="P39"><text:span text:style-name="T272">(</text:span><text:span text:style-name="T127">q5lt3BLABLA</text:span> is a URL-safe base64 string </text:p>
              <text:p text:style-name="P39">generated by <text:span text:style-name="T127">#new_token</text:span><text:span text:style-name="T272">)</text:span></text:p>
            </table:table-cell>
          </table:table-row>
          <table:table-row>
            <table:table-cell table:style-name="Table143.A3" office:value-type="string">
              <text:p text:style-name="P161">In order to include the mail as well, we need to use a <text:span text:style-name="T173">query parameter</text:span>, which in a URL, appears as a key-value pair after a <text:span text:style-name="T194">?</text:span></text:p>
            </table:table-cell>
          </table:table-row>
          <table:table-row>
            <table:table-cell table:style-name="Table143.A1" office:value-type="string">
              <text:p text:style-name="Preformatted_20_Text">account<text:span text:style-name="T690">_activations/q5lt3BLABLA/edit?email=foo%40example.com</text:span></text:p>
            </table:table-cell>
          </table:table-row>
          <table:table-row>
            <table:table-cell table:style-name="Table143.A3" office:value-type="string">
              <text:p text:style-name="Standard">the <text:span text:style-name="T690">Rails way is:</text:span></text:p>
            </table:table-cell>
          </table:table-row>
          <table:table-row>
            <table:table-cell table:style-name="Table143.A1" office:value-type="string">
              <text:p text:style-name="P631">&lt;%<text:span text:style-name="T692">= link_to "Activate", </text:span><text:span text:style-name="T43">edit_account_activation_url</text:span><text:span text:style-name="T692">(@user.activation_token, email: @user.email) %&gt;</text:span></text:p>
            </table:table-cell>
          </table:table-row>
          <table:table-row>
            <table:table-cell table:style-name="Table143.A3" office:value-type="string">
              <text:p text:style-name="Standard">the res<text:span text:style-name="T691">ulting email will be in </text:span><text:span text:style-name="T174">params[:email]</text:span></text:p>
            </table:table-cell>
          </table:table-row>
        </table:table>
        <text:h text:style-name="P108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3">g/environments/development.rb</text:span></text:p>
              <text:p text:style-name="Preformatted_20_Text"/>
              <text:p text:style-name="P632">config.action_mailer.raise_delivery_errors = true</text:p>
              <text:p text:style-name="P632">config.action_mailer.delivery_method = :test</text:p>
              <text:p text:style-name="P632"><text:line-break/># host = "example.com" <text:s/><text:span text:style-name="T422"># just an example</text:span></text:p>
              <text:p text:style-name="P632">host = 'localhost:30000'<text:span text:style-name="T422"># local server</text:span></text:p>
              <text:p text:style-name="Preformatted_20_Text">config<text:span text:style-name="T693">.action_mailer.default_url_options = { host: host, protocol: 'https' }</text:span></text:p>
            </table:table-cell>
          </table:table-row>
          <table:table-row>
            <table:table-cell table:style-name="Table144.A2" office:value-type="string">
              <text:p text:style-name="P634"># test/mailers/previews/</text:p>
              <text:p text:style-name="P635">user_mailer_preview.rb</text:p>
              <text:p text:style-name="P636"># preview all email at</text:p>
              <text:p text:style-name="P636"># <text:span text:style-name="T1">http:/localhost:3000/</text:span></text:p>
              <text:p text:style-name="P571">rails/mailers/user_mailer</text:p>
              <text:p text:style-name="P637">def account_activation</text:p>
              <text:p text:style-name="P638"><text:s text:c="2"/><text:span text:style-name="T694">user = User.first</text:span></text:p>
              <text:p text:style-name="P639"><text:s text:c="2"/><text:span text:style-name="T402">user.activation_token = User.new_token</text:span></text:p>
              <text:p text:style-name="P639"><text:s text:c="2"/>UserMailer.account_activation(user)</text:p>
              <text:p text:style-name="P637">end</text:p>
            </table:table-cell>
          </table:table-row>
        </table:table>
        <text:h text:style-name="P1090" text:outline-level="2"/>
        <text:h text:style-name="P110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99"> file has to be configured with the proper domain host:</text:span></text:p>
            </table:table-cell>
          </table:table-row>
          <table:table-row>
            <table:table-cell table:style-name="Table146.A2" office:value-type="string">
              <text:p text:style-name="P653"># config/environments/test.rb</text:p>
              <text:p text:style-name="P653">Rails.application.configure do</text:p>
              <text:p text:style-name="P653"><text:s text:c="2"/>...</text:p>
              <text:p text:style-name="P653"><text:s text:c="2"/>config.action_mailer.delivery_method </text:p>
              <text:p text:style-name="P650"><text:s text:c="2"/>= :test</text:p>
              <text:p text:style-name="P653"><text:s text:c="2"/>config.action_mailer.default_url_</text:p>
              <text:p text:style-name="P650">options = {<text:span text:style-name="T1"> host: 'example.com'</text:span> }</text:p>
              <text:p text:style-name="P651"><text:s text:c="2"/>...</text:p>
              <text:p text:style-name="P651">end</text:p>
            </table:table-cell>
          </table:table-row>
          <table:table-row>
            <table:table-cell table:style-name="Table146.A3" office:value-type="string">
              <text:p text:style-name="Preformatted_20_Text">#<text:span text:style-name="T695"> test/mailers/user_mailer_test.rb</text:span></text:p>
              <text:p text:style-name="Preformatted_20_Text"/>
              <text:p text:style-name="P648">require 'test_helper'</text:p>
            </table:table-cell>
          </table:table-row>
          <table:table-row>
            <table:table-cell table:style-name="Table146.A3" office:value-type="string">
              <text:p text:style-name="P652">class UserMailerTest &lt;</text:p>
              <text:p text:style-name="P649"><text:s/>ActionMailer::TestCase</text:p>
            </table:table-cell>
          </table:table-row>
          <table:table-row>
            <table:table-cell table:style-name="Table146.A3" office:value-type="string">
              <text:p text:style-name="P652">test "account_activation" do</text:p>
            </table:table-cell>
          </table:table-row>
          <table:table-row>
            <table:table-cell table:style-name="Table146.A3" office:value-type="string">
              <text:p text:style-name="P655"><text:span text:style-name="T697"><text:s/></text:span>user = users(:michael)</text:p>
            </table:table-cell>
          </table:table-row>
          <table:table-row>
            <table:table-cell table:style-name="Table146.A3" office:value-type="string">
              <text:p text:style-name="P656"><text:s/><text:span text:style-name="T44">user.activation_token=User.new_token</text:span></text:p>
            </table:table-cell>
          </table:table-row>
          <table:table-row>
            <table:table-cell table:style-name="Table146.A3" office:value-type="string">
              <text:p text:style-name="P656"><text:s/><text:span text:style-name="T696">mail =</text:span></text:p>
              <text:p text:style-name="P654"><text:span text:style-name="T1"><text:s/></text:span><text:span text:style-name="T278">UserMailer.account_activation(user)</text:span></text:p>
            </table:table-cell>
          </table:table-row>
          <table:table-row>
            <table:table-cell table:style-name="Table146.A3" office:value-type="string">
              <text:p text:style-name="Preformatted_20_Text"><text:span text:style-name="T697"><text:s/></text:span>assert_equal "Account activation",</text:p>
              <text:p text:style-name="P293">mail.subject</text:p>
            </table:table-cell>
          </table:table-row>
          <table:table-row>
            <table:table-cell table:style-name="Table146.A3" office:value-type="string">
              <text:p text:style-name="P657"><text:s/>assert_equal [user.email], mail.to</text:p>
            </table:table-cell>
          </table:table-row>
          <table:table-row>
            <table:table-cell table:style-name="Table146.A3" office:value-type="string">
              <text:p text:style-name="P657"><text:s/>assert_equal <text:span text:style-name="T404">["noreply@example.com"],</text:span></text:p>
              <text:p text:style-name="P658">mail.from</text:p>
            </table:table-cell>
          </table:table-row>
          <table:table-row>
            <table:table-cell table:style-name="Table146.A3" office:value-type="string">
              <text:p text:style-name="P659"><text:s/>assert_<text:span text:style-name="T698">match</text:span> user.name,</text:p>
              <text:p text:style-name="P301"><text:s/>mail.body.encoded</text:p>
            </table:table-cell>
          </table:table-row>
          <table:table-row>
            <table:table-cell table:style-name="Table146.A3" office:value-type="string">
              <text:p text:style-name="P659"><text:s/>assert_<text:span text:style-name="T698">match</text:span> user.activation_token,</text:p>
              <text:p text:style-name="P658">mail.body.encoded</text:p>
            </table:table-cell>
          </table:table-row>
          <table:table-row>
            <table:table-cell table:style-name="Table146.A3" office:value-type="string">
              <text:p text:style-name="P657"><text:s/>assert_match CGI.escape(user.email),</text:p>
              <text:p text:style-name="P658">mail.body.encoded</text:p>
            </table:table-cell>
          </table:table-row>
          <table:table-row>
            <table:table-cell table:style-name="Table146.A2" office:value-type="string">
              <text:p text:style-name="P657">end</text:p>
              <text:p text:style-name="P657">end</text:p>
            </table:table-cell>
          </table:table-row>
          <table:table-row>
            <table:table-cell table:style-name="Table146.A2" office:value-type="string">
              <text:p text:style-name="P162"><text:span text:style-name="T700">also </text:span>adds an activation_token to the fixture user</text:p>
            </table:table-cell>
          </table:table-row>
        </table:table>
        <text:h text:style-name="P1091" text:outline-level="2"/>
        <text:h text:style-name="P1115" text:outline-level="2"><text:bookmark-start text:name="__RefHeading___Toc20213_1983577219"/>production<text:bookmark-end text:name="__RefHeading___Toc20213_1983577219"/></text:h>
        <text:h text:style-name="P1015"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4">$ <text:span text:style-name="T703">heroku addons:create sendgrid:starter</text:span></text:p>
            </table:table-cell>
          </table:table-row>
          <table:table-row>
            <table:table-cell table:style-name="Table149.A2" office:value-type="string">
              <text:p text:style-name="P665"># config/environments/production.rb</text:p>
              <text:p text:style-name="P665">Rails.application.configure do</text:p>
              <text:p text:style-name="P665"><text:s text:c="2"/>...</text:p>
              <text:p text:style-name="P665"><text:s text:c="2"/>config.action_mailer.</text:p>
              <text:p text:style-name="P666">raise_delivery_errors = true</text:p>
              <text:p text:style-name="P667"><text:s text:c="2"/>config.action_mailer.</text:p>
              <text:p text:style-name="P666">delivery_method = :smtp <text:s text:c="4"/></text:p>
              <text:p text:style-name="P667"><text:s text:c="2"/>host = '&lt;YOUR_HER_APP&gt;.herokuapp.com'</text:p>
              <text:p text:style-name="P667"><text:s text:c="2"/>config.action_mailer.</text:p>
              <text:p text:style-name="P666">default_url_options = { host: host }</text:p>
              <text:p text:style-name="P668"><text:s text:c="2"/>ActionMailer::Base.smtp_settings = {</text:p>
              <text:p text:style-name="Preformatted_20_Text"><text:s text:c="4"/>:address <text:s text:c="7"/>=&gt;<text:span text:style-name="T422">'smtp.sendgrid.net',</text:span></text:p>
              <text:p text:style-name="P678"><text:s text:c="4"/>:port <text:s text:c="10"/>=&gt; '587',</text:p>
              <text:p text:style-name="Preformatted_20_Text"><text:s text:c="4"/>:authentication =&gt; :plain,</text:p>
              <text:p text:style-name="P678"><text:s text:c="4"/>:user_name <text:s text:c="5"/>=&gt;</text:p>
              <text:p text:style-name="P680"><text:s/>ENV['SENDGRID_USERNAME'],</text:p>
              <text:p text:style-name="P679"><text:s text:c="4"/>:password <text:s text:c="6"/>=&gt;</text:p>
              <text:p text:style-name="P680">ENV['SENDGRID_PASSWORD'],</text:p>
              <text:p text:style-name="P679"><text:s text:c="4"/>:domain<text:span text:style-name="T704"> <text:s text:c="8"/>=&gt; 'heroku.com'</text:span></text:p>
              <text:p text:style-name="P681"><text:s text:c="4"/>:enable_starttls_auto =&gt; true</text:p>
              <text:p text:style-name="P681"><text:s text:c="2"/>}</text:p>
              <text:p text:style-name="P681">...</text:p>
              <text:p text:style-name="P681">end</text:p>
            </table:table-cell>
          </table:table-row>
        </table:table>
        <text:p text:style-name="P267"/>
        <text:h text:style-name="P976" text:outline-level="1"><text:bookmark-start text:name="__RefHeading___Toc8051_2453026979"/><text:span text:style-name="T606">3-</text:span><text:span text:style-name="T555">view</text:span><text:bookmark-end text:name="__RefHeading___Toc8051_2453026979"/></text:h>
        <text:p text:style-name="P445">app/views/<text:span text:style-name="T1">users</text:span>/<text:span text:style-name="T1">index.html.erb</text:span></text:p>
        <text:p text:style-name="P341">app/views/<text:span text:style-name="T1">articles/index.html.erb</text:span></text:p>
        <text:p text:style-name="P325"/>
        <text:p text:style-name="P102"><text:span text:style-name="T392">Once the </text:span><text:span text:style-name="T144">@users</text:span><text:span text:style-name="T392"> variable is defined, the </text:span><text:span text:style-name="T144">controller</text:span><text:span text:style-name="T392"> calls the </text:span><text:span text:style-name="T144">view</text:span><text:span text:style-name="T392"> </text:span><text:span text:style-name="T11">(Step 6)</text:span></text:p>
        <text:p text:style-name="P102"><text:span text:style-name="T392">Variables that start with the </text:span><text:span text:style-name="T189">@</text:span><text:span text:style-name="T144"> </text:span>sign<text:span text:style-name="T392">, called </text:span><text:span text:style-name="T189">instance variables</text:span><text:span text:style-name="T392">, are automatically available in the </text:span><text:span text:style-name="T144">views</text:span><text:span text:style-name="T392">; in this case, the </text:span><text:span text:style-name="T144">index.html.erb</text:span><text:span text:style-name="T392"> view </text:span><text:span text:style-name="T11">iterates through the </text:span><text:span text:style-name="T189">@users</text:span><text:span text:style-name="T11"> list and outputs a line of </text:span><text:span text:style-name="T189">HTML</text:span><text:span text:style-name="T11"> for each one.</text:span><text:span text:style-name="T392"><text:tab/></text:span><text:span text:style-name="T144">&lt;% @users.each do |user| %&gt;</text:span></text:p>
        <text:p text:style-name="P102">The view converts its contents to <text:span text:style-name="T144">HTML </text:span><text:span text:style-name="T1">(Step 7)</text:span>, which is then returned by the <text:span text:style-name="T144">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01" text:outline-level="3"><text:bookmark-start text:name="__RefHeading___Toc3114_974113296"/>ERB<text:bookmark-end text:name="__RefHeading___Toc3114_974113296"/></text:h>
              <text:p text:style-name="P263"/>
              <text:p text:style-name="P230"><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6"><text:s/>&lt;%</text:p>
            </table:table-cell>
            <table:table-cell table:style-name="Table10.B1" office:value-type="string">
              <text:p text:style-name="P326">&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30">output in place of the clause</text:p>
            </table:table-cell>
          </table:table-row>
          <table:table-row>
            <table:table-cell table:style-name="Table10.B1" table:number-columns-spanned="2" office:value-type="string">
              <text:p text:style-name="P504"><text:span text:style-name="T278">Hello, </text:span>&lt;%= <text:span text:style-name="T278">@name</text:span> %&gt;</text:p>
            </table:table-cell>
            <table:covered-table-cell/>
            <table:covered-table-cell/>
          </table:table-row>
        </table:table>
        <text:p text:style-name="P934">Today is <text:span text:style-name="T1">&lt;%= </text:span><text:span text:style-name="T278">Time.now.strftime('%A')</text:span><text:span text:style-name="T1"> %&gt;</text:span></text:p>
        <text:p text:style-name="P128">Why the name <text:span text:style-name="T249">new.html.erb</text:span><text:span text:style-name="T1"> </text:span>? </text:p>
        <text:p text:style-name="P127"><text:span text:style-name="T249">new</text:span> <text:tab/>matches the name of the controller method. </text:p>
        <text:p text:style-name="P128"><text:span text:style-name="T249">html</text:span> <text:s/>specifies the output format sent to the client. <text:span text:style-name="T249">erb</text:span> <text:s/>specifies the language the template is written in.</text:p>
        <text:h text:style-name="P1002" text:outline-level="3"><text:bookmark-start text:name="__RefHeading___Toc3118_974113296"/>layouts<text:bookmark-end text:name="__RefHeading___Toc3118_974113296"/></text:h>
        <text:p text:style-name="P444">app/views/<text:span text:style-name="T1">layouts</text:span>/<text:span text:style-name="T456">application</text:span>.html.erb</text:p>
        <text:p text:style-name="P444"/>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5">&lt;!DOCTYPE html&gt;</text:p>
              <text:p text:style-name="P445">&lt;html&gt;</text:p>
              <text:p text:style-name="P445"><text:s text:c="2"/>&lt;head&gt;&lt;/head&gt;</text:p>
              <text:p text:style-name="P445"><text:s text:c="2"/>&lt;body&gt;<text:tab/></text:p>
              <text:p text:style-name="P445"><text:s text:c="3"/><text:span text:style-name="T1">&lt;%= yield %&gt;</text:span><text:tab/></text:p>
              <text:p text:style-name="P445"><text:s text:c="2"/>&lt;/body&gt;</text:p>
              <text:p text:style-name="P445">&lt;/html&gt;</text:p>
            </table:table-cell>
            <table:table-cell table:style-name="Table30.B1" office:value-type="string">
              <text:p text:style-name="P101"><text:span text:style-name="T349">You can create layouts specific</text:span><text:span text:style-name="T348">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9">inside </text:span><text:span text:style-name="T188">yield.</text:span> </text:p>
        <text:p text:style-name="P102"><text:span text:style-name="T459">Using layouts makes </text:span>it easy to add site-wide elements like navigation, sidebars, and so forth.</text:p>
        <text:h text:style-name="P1002" text:outline-level="3"/>
        <text:h text:style-name="P110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4"># app/views/layouts/application.html.erb</text:p>
              <text:p text:style-name="P459">&lt;head&gt; &lt;%= <text:span text:style-name="T1">stylesheet_link_tag</text:span></text:p>
              <text:p text:style-name="P459">"<text:span text:style-name="T1">application</text:span>", media: "all", "data-turbolinks-track" =&gt; true %&gt; &lt;/head&gt;</text:p>
            </table:table-cell>
          </table:table-row>
        </table:table>
        <text:p text:style-name="P102">mentions ‘application.’ That means it should load up <text:span text:style-name="T123">app/assets/stylesheets/</text:span><text:span text:style-name="T122">application</text:span><text:span text:style-name="T12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5">&lt;%= stylesheet_link_tag "<text:span text:style-name="T510">1</text:span>_styles" %&gt;</text:p>
              <text:p text:style-name="P445">&lt;%= javascript_include_tag "<text:span text:style-name="T510">1</text:span>_js" %&gt;</text:p>
              <text:p text:style-name="P445">&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5">&lt;link href="/assets/<text:span text:style-name="T510">1</text:span>_styles .css"</text:p>
              <text:p text:style-name="P445"><text:s/>media="all" rel="stylesheet"&gt;</text:p>
              <text:p text:style-name="P361">&lt;script src="/assets/<text:span text:style-name="T510">1</text:span>_js.js"&gt;&lt;/script&gt;</text:p>
              <text:p text:style-name="P445">&lt;img src="/assets/happy_cat.jpg"&gt;</text:p>
            </table:table-cell>
          </table:table-row>
        </table:table>
        <text:h text:style-name="P111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7">&lt;% <text:span text:style-name="T1">provide</text:span>(<text:span text:style-name="T1">:title</text:span>, "Home") %&gt;</text:p>
              <text:p text:style-name="P458">... rest of the file</text:p>
              <text:p text:style-name="P45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5">To tell Rails a string is safe, just use the method </text:span><text:span text:style-name="Source_20_Text"><text:span text:style-name="T555">raw</text:span></text:span><text:span text:style-name="T55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5">&lt;%= </text:span></text:span><text:span text:style-name="Source_20_Text"><text:span text:style-name="T556">raw</text:span></text:span><text:span text:style-name="Source_20_Text"><text:span text:style-name="T555"> "&lt;p&gt;hello world!&lt;/p&gt;" %&gt;</text:span></text:span></text:p>
            </table:table-cell>
          </table:table-row>
        </table:table>
        <text:h text:style-name="P109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6">gem 'bootstrap-will_paginate', '1.0.0'</text:p>
              <text:p text:style-name="P616">gem 'bootstrap-sass', <text:s text:c="9"/>'3.3.6'</text:p>
            </table:table-cell>
            <table:covered-table-cell/>
            <table:covered-table-cell/>
            <table:covered-table-cell/>
          </table:table-row>
          <table:table-row>
            <table:table-cell table:style-name="Table136.A2" table:number-columns-spanned="4" office:value-type="string">
              <text:p text:style-name="P617">$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8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1">: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9"># app/controllers/users_controller.rb</text:p>
              <text:p text:style-name="Preformatted_20_Text">def index</text:p>
              <text:p text:style-name="P618"><text:span text:style-name="T682"><text:s text:c="2"/></text:span>@users = User.paginate(page: </text:p>
              <text:p text:style-name="P30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9"># app/views/users/show.html.erb</text:p>
              <text:p text:style-name="P619">&lt;ul class="users"&gt;</text:p>
              <text:p text:style-name="P569">&lt;%= will_paginate %&gt;</text:p>
              <text:p text:style-name="P619"><text:s text:c="2"/>&lt;% @users.each do |user| %&gt;</text:p>
              <text:p text:style-name="P619"><text:s text:c="2"/><text:span text:style-name="T683"><text:s text:c="2"/></text:span>&lt;li&gt; <text:span text:style-name="T683">userblablabla</text:span> <text:s/>&lt;/li&gt;</text:p>
              <text:p text:style-name="P619"><text:span text:style-name="T683"><text:s text:c="2"/></text:span>&lt;% end %&gt;</text:p>
              <text:p text:style-name="P619">&lt;/ul&gt;</text:p>
              <text:p text:style-name="P568">&lt;%= will_paginate %&gt;</text:p>
            </table:table-cell>
            <table:covered-table-cell/>
            <table:covered-table-cell/>
            <table:covered-table-cell/>
          </table:table-row>
        </table:table>
        <text:h text:style-name="P954" text:outline-level="1"><text:bookmark-start text:name="__RefHeading___Toc8053_2453026979"/><text:soft-page-break/>flash<text:bookmark-end text:name="__RefHeading___Toc8053_2453026979"/></text:h>
        <text:p text:style-name="P245">It acts just like a hash </text:p>
        <text:p text:style-name="Standard"><text:span text:style-name="T555">You can use any keys you want for the flash, but it's conventional to just stick to three</text:span><text:span text:style-name="T618">:</text:span></text:p>
        <table:table table:name="Table126" table:style-name="Table126">
          <table:table-column table:style-name="Table126.A" table:number-columns-repeated="3"/>
          <table:table-row>
            <table:table-cell table:style-name="Table126.A1" office:value-type="string">
              <text:p text:style-name="P289"><text:span text:style-name="Source_20_Text"><text:span text:style-name="T1">:success</text:span></text:span></text:p>
            </table:table-cell>
            <table:table-cell table:style-name="Table126.A1" office:value-type="string">
              <text:p text:style-name="P289"><text:span text:style-name="Source_20_Text"><text:span text:style-name="T1">:error</text:span></text:span></text:p>
            </table:table-cell>
            <table:table-cell table:style-name="Table126.C1" office:value-type="string">
              <text:p text:style-name="P28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01"><text:span text:style-name="Source_20_Text"><text:span text:style-name="T614">def create</text:span></text:span></text:p>
              <text:p text:style-name="P601"><text:span text:style-name="Source_20_Text"><text:span text:style-name="T614"><text:s text:c="2"/>@user = User.new(user_params)</text:span></text:span></text:p>
              <text:p text:style-name="P601"><text:span text:style-name="Source_20_Text"><text:span text:style-name="T614"><text:s text:c="4"/>if @user.save</text:span></text:span></text:p>
              <text:p text:style-name="P601"><text:span text:style-name="Source_20_Text"><text:span text:style-name="T614"><text:s text:c="6"/></text:span></text:span><text:span text:style-name="Source_20_Text"><text:span text:style-name="T569">flash[:success]</text:span></text:span><text:span text:style-name="Source_20_Text"><text:span text:style-name="T614"> = "Welcome!"</text:span></text:span></text:p>
            </table:table-cell>
            <table:covered-table-cell/>
          </table:table-row>
          <table:table-row>
            <table:table-cell table:style-name="Table72.A2" table:number-columns-spanned="2" office:value-type="string">
              <text:p text:style-name="P443">flash.notice = "'#{@tag.name}' blah"</text:p>
            </table:table-cell>
            <table:covered-table-cell/>
          </table:table-row>
          <table:table-row>
            <table:table-cell table:style-name="Table72.A3" office:value-type="string">
              <text:p text:style-name="P102">and in the view<text:span text:style-name="T507">:</text:span></text:p>
            </table:table-cell>
            <table:table-cell table:style-name="Table72.B3" office:value-type="string">
              <text:p text:style-name="P443"><text:span text:style-name="T663">1) </text:span>&lt;%= flash.notice %&gt;</text:p>
            </table:table-cell>
          </table:table-row>
          <table:table-row>
            <table:table-cell table:style-name="Table72.A5" table:number-columns-spanned="2" office:value-type="string">
              <text:p text:style-name="P606">or 2)</text:p>
              <text:p text:style-name="P607"><text:span text:style-name="Source_20_Text"><text:span text:style-name="T582"># app/views/layouts/application.html.erb</text:span></text:span></text:p>
              <text:p text:style-name="P607"><text:span text:style-name="Source_20_Text"><text:span text:style-name="T555"><text:s/>...</text:span></text:span></text:p>
              <text:p text:style-name="P607"><text:span text:style-name="Source_20_Text"><text:span text:style-name="T555"><text:s/>&lt;% flash.each do |name, message| %&gt;</text:span></text:span></text:p>
              <text:p text:style-name="P607"><text:span text:style-name="Source_20_Text"><text:span text:style-name="T555"><text:s/>&lt;div class="</text:span></text:span><text:span text:style-name="Source_20_Text"><text:span text:style-name="T619">alert-</text:span></text:span><text:span text:style-name="Source_20_Text"><text:span text:style-name="T555">&lt;%= name %&gt;"&gt;</text:span></text:span><text:span text:style-name="Source_20_Text"><text:span text:style-name="T615"> </text:span></text:span></text:p>
              <text:p text:style-name="P298"><text:span text:style-name="Source_20_Text"><text:span text:style-name="T615"><text:s text:c="3"/></text:span></text:span><text:span text:style-name="Source_20_Text"><text:span text:style-name="T555">&lt;%=</text:span></text:span><text:span text:style-name="Source_20_Text"><text:span text:style-name="T619"> </text:span></text:span><text:span text:style-name="Source_20_Text"><text:span text:style-name="T555">m</text:span></text:span><text:span text:style-name="Source_20_Text"><text:span text:style-name="T583">e</text:span></text:span><text:span text:style-name="Source_20_Text"><text:span text:style-name="T555">s</text:span></text:span><text:span text:style-name="Source_20_Text"><text:span text:style-name="T583">sage</text:span></text:span><text:span text:style-name="Source_20_Text"><text:span text:style-name="T619"> </text:span></text:span><text:span text:style-name="Source_20_Text"><text:span text:style-name="T555">%&gt;</text:span></text:span><text:span text:style-name="Source_20_Text"><text:span text:style-name="T616"> <text:s text:c="2"/></text:span></text:span><text:span text:style-name="Source_20_Text"><text:span text:style-name="T555">&lt;/div&gt;</text:span></text:span></text:p>
              <text:p text:style-name="P607"><text:span text:style-name="Source_20_Text">&lt;% end %&gt;</text:span></text:p>
            </table:table-cell>
            <table:covered-table-cell/>
          </table:table-row>
          <table:table-row>
            <table:table-cell table:style-name="Table72.A5" table:number-columns-spanned="2" office:value-type="string">
              <text:p text:style-name="P151">in html becomes:</text:p>
              <text:p text:style-name="P605">&lt;div class="<text:span text:style-name="T1">alert-success</text:span>"&gt;</text:p>
              <text:p text:style-name="P605"><text:s text:c="2"/>"Welcome!" &lt;/div&gt;</text:p>
            </table:table-cell>
            <table:covered-table-cell/>
          </table:table-row>
        </table:table>
        <text:p text:style-name="P264"><text:span text:style-name="T619">it </text:span><text:span text:style-name="T555">automatically erases itself once you've used it, so you don't have to worry about it displaying every time you visit a new page. You can think of it as a </text:span><text:span text:style-name="Source_20_Text"><text:span text:style-name="T83">session</text:span></text:span><text:span text:style-name="T555"> hash that self destructs after it's opened</text:span></text:p>
        <text:h text:style-name="P1016" text:outline-level="3"><text:bookmark-start text:name="__RefHeading___Toc11613_3945550178"/>flash.now<text:bookmark-end text:name="__RefHeading___Toc11613_3945550178"/></text:h>
        <text:p text:style-name="P269"><text:span text:style-name="T66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64"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4"># form.html.erb</text:p>
              <text:p text:style-name="P703">&lt;% if @user.errors.any? %&gt;</text:p>
              <text:p text:style-name="P701"><text:s text:c="2"/>&lt;ul&gt;</text:p>
              <text:p text:style-name="P701"><text:s text:c="4"/>&lt;% @user.errors.full_messages.each </text:p>
              <text:p text:style-name="P702">do |error| %&gt;</text:p>
              <text:p text:style-name="P701"><text:s text:c="6"/>&lt;li&gt;&lt;%= error %&gt;&lt;/li&gt;</text:p>
              <text:p text:style-name="P701"><text:s text:c="4"/>&lt;% end %&gt;</text:p>
              <text:p text:style-name="P701"><text:s text:c="2"/>&lt;/ul&gt;</text:p>
              <text:p text:style-name="P701">&lt;% end %&gt;</text:p>
            </table:table-cell>
          </table:table-row>
        </table:table>
        <text:p text:style-name="P270"/>
        <text:h text:style-name="P96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5">app/views/articles/<text:span text:style-name="T1">_</text:span>form.html.erb </text:p>
              <text:p text:style-name="P245"><text:span text:style-name="T453">Partials always start with an </text:span><text:span text:style-name="T14">underscore</text:span><text:span text:style-name="T453">.</text:span></text:p>
              <text:p text:style-name="P445">&lt;%= render partial: 'form' %&gt;</text:p>
              <text:p text:style-name="P102">to <text:span text:style-name="T454">link inside the other file (</text:span><text:span text:style-name="T153">new.html.erb</text:span><text:span text:style-name="T454">)</text:span></text:p>
            </table:table-cell>
          </table:table-row>
        </table:table>
        <text:p text:style-name="P168"><text:span text:style-name="T555">If there is no directory specified, Rails will only look in the same folder as whichever view called it, e.g. </text:span><text:span text:style-name="Source_20_Text"><text:span text:style-name="T79">app/views/users</text:span></text:span><text:span text:style-name="T79">. </text:span></text:p>
        <text:p text:style-name="P168"><text:span text:style-name="T555">Sometimes it makes sense to share partials across multiple view templates that are in multiple controllers, so you save them in their own folder called </text:span><text:span text:style-name="Source_20_Text"><text:span text:style-name="T80">app/views/shared</text:span></text:span><text:span text:style-name="T555"> and would then render them using the code </text:span></text:p>
        <table:table table:name="Table76" table:style-name="Table76">
          <table:table-column table:style-name="Table76.A"/>
          <table:table-row>
            <table:table-cell table:style-name="Table76.A1" office:value-type="string">
              <text:p text:style-name="P684"><text:span text:style-name="Source_20_Text"><text:span text:style-name="T555">&lt;%= render "shared/some_partial"%&gt;</text:span></text:span></text:p>
            </table:table-cell>
          </table:table-row>
        </table:table>
        <text:h text:style-name="Heading_20_3" text:outline-level="3"><text:bookmark-start text:name="__RefHeading___Toc7277_3760421479"/>partials vs var<text:span text:style-name="T525">iabl</text:span><text:bookmark-end text:name="__RefHeading___Toc7277_3760421479"/></text:h>
        <text:p text:style-name="P168"><text:span text:style-name="Source_20_Text"><text:span text:style-name="T80">:locals</text:span></text:span><text:span text:style-name="T555"> key</text:span><text:span text:style-name="T593"> </text:span><text:span text:style-name="T555">contain</text:span><text:span text:style-name="T593">s</text:span><text:span text:style-name="T555"> variables you want to pass</text:span></text:p>
        <table:table table:name="Table95" table:style-name="Table95">
          <table:table-column table:style-name="Table95.A"/>
          <table:table-row>
            <table:table-cell table:style-name="Table95.A1" office:value-type="string">
              <text:p text:style-name="P684"><text:span text:style-name="Source_20_Text"><text:span text:style-name="T555">&lt;%= render "shared/your_partial",</text:span></text:span></text:p>
              <text:p text:style-name="P684"><text:span text:style-name="Source_20_Text"><text:span text:style-name="T593"><text:s text:c="6"/></text:span></text:span><text:span text:style-name="Source_20_Text"><text:span text:style-name="T555"><text:s/>:locals =&gt; { :user =&gt; user } %&gt;</text:span></text:span></text:p>
            </table:table-cell>
          </table:table-row>
        </table:table>
        <text:p text:style-name="P168"><text:span text:style-name="T555">To use the variable in your partial file, you drop the </text:span><text:span text:style-name="Source_20_Text"><text:span text:style-name="T555">@</text:span></text:span><text:span text:style-name="T555"> and call it like a normal variable.</text:span></text:p>
        <text:h text:style-name="P1002" text:outline-level="3"><text:bookmark-start text:name="__RefHeading___Toc7279_3760421479"/>Implicit Partials<text:bookmark-end text:name="__RefHeading___Toc7279_3760421479"/></text:h>
        <text:p text:style-name="P102"><text:span text:style-name="T543">understand</text:span> them:</text:p>
        <text:p text:style-name="Preformatted_20_Text"><text:span text:style-name="Source_20_Text">http://www.theodinproject.com/courses/ruby-on-rails/lessons/</text:span></text:p>
        <text:h text:style-name="P1017" text:outline-level="3"><text:bookmark-start text:name="__RefHeading___Toc11304_2197419864"/><text:span text:style-name="Source_20_Text"><text:span text:style-name="T772">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7">&lt;%= render partial: 'articles/comment',</text:p>
              <text:p text:style-name="P793"><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4">@article.comments</text:span></text:p>
            </table:table-cell>
          </table:table-row>
        </table:table>
        <text:p text:style-name="P286"><text:span text:style-name="Source_20_Text"/></text:p>
        <text:p text:style-name="P937"><text:span text:style-name="Source_20_Text"/></text:p>
        <text:h text:style-name="Heading_20_2" text:outline-level="2"><text:bookmark-start text:name="__RefHeading___Toc8593_2579600209"/><text:span text:style-name="Source_20_Text">render </text:span><text:span text:style-name="Source_20_Text"><text:span text:style-name="T684">objects</text:span></text:span><text:bookmark-end text:name="__RefHeading___Toc8593_2579600209"/></text:h>
        <table:table table:name="Table139" table:style-name="Table139">
          <table:table-column table:style-name="Table139.A"/>
          <table:table-row>
            <table:table-cell table:style-name="Table139.A1" office:value-type="string">
              <text:p text:style-name="P685">&lt;ul class="users"&gt;</text:p>
              <text:p text:style-name="P685"><text:s/>&lt;% @users.each do |user| %&gt;</text:p>
              <text:p text:style-name="P685"><text:s text:c="3"/>&lt;li&gt;</text:p>
              <text:p text:style-name="P685"><text:s text:c="5"/>&lt;%= gravatar_for user, size:50 %&gt;</text:p>
              <text:p text:style-name="P685"><text:s text:c="5"/>&lt;%= link_to user.name, user %&gt;</text:p>
              <text:p text:style-name="P685"><text:s text:c="3"/>&lt;/li&gt;</text:p>
              <text:p text:style-name="P685"><text:s/>&lt;% end %&gt;</text:p>
              <text:p text:style-name="P685">&lt;/ul&gt; <text:s text:c="15"/><text:span text:style-name="T346">BECOMES:</text:span></text:p>
            </table:table-cell>
          </table:table-row>
          <table:table-row>
            <table:table-cell table:style-name="Table139.A2" office:value-type="string">
              <text:p text:style-name="P685">&lt;ul class="users"&gt;</text:p>
              <text:p text:style-name="P685"><text:tab/>&lt;%= <text:span text:style-name="T1">render @users</text:span> %&gt;</text:p>
              <text:p text:style-name="P686"><text:span text:style-name="T684">&lt;/ul&gt; # </text:span><text:span text:style-name="T361">aut</text:span><text:span text:style-name="T362">o</text:span><text:span text:style-name="T361">matically calls</text:span><text:span text:style-name="T684"> </text:span><text:span text:style-name="Source_20_Text">_user.html.erb</text:span></text:p>
            </table:table-cell>
          </table:table-row>
        </table:table>
        <text:p text:style-name="Standard"><text:span text:style-name="Source_20_Text"><text:span text:style-name="T345">you </text:span></text:span><text:span text:style-name="Source_20_Text"><text:span text:style-name="T384">still need a partial </text:span></text:span><text:span text:style-name="Source_20_Text"><text:span text:style-name="T171">_user.html.erb</text:span></text:span></text:p>
        <text:p text:style-name="Standard"><text:span text:style-name="Source_20_Text"><text:span text:style-name="T171"/></text:span></text:p>
        <table:table table:name="Table226" table:style-name="Table226">
          <table:table-column table:style-name="Table226.A"/>
          <table:table-row>
            <table:table-cell table:style-name="Table226.A1" office:value-type="string">
              <text:p text:style-name="P870"># app/views/comments/<text:span text:style-name="T1">_comment</text:span>.html.erb</text:p>
              <text:p text:style-name="Preformatted_20_Text">&lt;<text:span text:style-name="T805">h4&gt;&lt;%= comment.commenter %&gt;:&lt;/h4&gt;</text:span></text:p>
              <text:p text:style-name="P870">&lt;p&gt; &lt;%= comment.body %&gt;&lt;/p&gt;</text:p>
            </table:table-cell>
          </table:table-row>
          <table:table-row>
            <table:table-cell table:style-name="Table226.A2" office:value-type="string">
              <text:p text:style-name="P870"># app/views/articles/show.html.erb</text:p>
              <text:p text:style-name="P870">&lt;%= <text:span text:style-name="T1">render @article.comments</text:span> %&gt;</text:p>
            </table:table-cell>
          </table:table-row>
          <table:table-row>
            <table:table-cell table:style-name="Table226.A2" office:value-type="string">
              <text:p text:style-name="Standard">Thi<text:span text:style-name="T805">s will render the partial </text:span><text:span text:style-name="T67">once for each</text:span><text:span text:style-name="T805"> comment in </text:span><text:span text:style-name="T217">@article.comments</text:span></text:p>
            </table:table-cell>
          </table:table-row>
        </table:table>
        <text:p text:style-name="Standard"><text:span text:style-name="Source_20_Text"><text:span text:style-name="T171"/></text:span></text:p>
        <text:p text:style-name="Text_20_body"><text:span text:style-name="Source_20_Text"/></text:p>
        <text:h text:style-name="P972" text:outline-level="1"><text:bookmark-start text:name="__RefHeading___Toc20303_1983577219"/>forms<text:bookmark-end text:name="__RefHeading___Toc20303_1983577219"/></text:h>
        <text:h text:style-name="P1003" text:outline-level="3"><text:bookmark-start text:name="__RefHeading___Toc7172_957216803"/>CSRF token<text:bookmark-end text:name="__RefHeading___Toc7172_957216803"/></text:h>
        <text:p text:style-name="P109"><text:span text:style-name="T303">c</text:span><text:span text:style-name="T299">ross-site request forgery</text:span>, also known as </text:p>
        <text:p text:style-name="Standard"><text:span text:style-name="T299">one-click attack</text:span> or <text:span text:style-name="T299">session riding</text:span></text:p>
        <text:p text:style-name="P112"><text:span text:style-name="T537">t</text:span>o provide the token, <text:span text:style-name="T537">use</text:span> </text:p>
        <table:table table:name="Table24" table:style-name="Table24">
          <table:table-column table:style-name="Table24.A"/>
          <table:table-row>
            <table:table-cell table:style-name="Table24.A1" office:value-type="string">
              <text:p text:style-name="P291"><text:span text:style-name="Source_20_Text"><text:span text:style-name="T584">&lt;input type="hidden" name="authenticity_token" </text:span></text:span></text:p>
              <text:p text:style-name="P291"><text:span text:style-name="Source_20_Text"><text:span text:style-name="T584">value="&lt;%= </text:span></text:span><text:span text:style-name="Source_20_Text"><text:span text:style-name="T561">form_authenticity_token</text:span></text:span><text:span text:style-name="Source_20_Text"><text:span text:style-name="T584"> %&gt;"&gt;</text:span></text:span></text:p>
            </table:table-cell>
          </table:table-row>
        </table:table>
        <text:h text:style-name="P100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5">&lt;input type="text" <text:span text:style-name="T1">name</text:span>="description"&gt;</text:p>
            </table:table-cell>
          </table:table-row>
          <table:table-row>
            <table:table-cell table:style-name="Table33.A2" office:value-type="string">
              <text:p text:style-name="P171"><text:span text:style-name="T555">The </text:span><text:span text:style-name="Source_20_Text"><text:span text:style-name="T556">name</text:span></text:span><text:span text:style-name="T555"> attribute tells Rails what it should call the stuff you entered in that input field when it creates the </text:span><text:span text:style-name="Source_20_Text"><text:span text:style-name="T556">params</text:span></text:span><text:span text:style-name="T555"> hash</text:span></text:p>
            </table:table-cell>
          </table:table-row>
          <table:table-row>
            <table:table-cell table:style-name="Table33.A1" office:value-type="string">
              <text:p text:style-name="P171"><text:span text:style-name="T585">the example will</text:span><text:span text:style-name="T555"> result in </text:span><text:span text:style-name="T585">the</text:span><text:span text:style-name="T555"> </text:span><text:span text:style-name="Source_20_Text"><text:span text:style-name="T556">params</text:span></text:span><text:span text:style-name="T555"> hash containing a </text:span><text:span text:style-name="T556">key</text:span><text:span text:style-name="T555"> called </text:span><text:span text:style-name="Source_20_Text"><text:span text:style-name="T556">descriptio</text:span></text:span><text:span text:style-name="Source_20_Text"><text:span text:style-name="T562">n</text:span></text:span></text:p>
            </table:table-cell>
          </table:table-row>
          <table:table-row>
            <table:table-cell table:style-name="Table33.A2" office:value-type="string">
              <text:p text:style-name="P465"><text:span text:style-name="T1">params</text:span>[<text:span text:style-name="T32">description</text:span><text:span text:style-name="T535">:"value"]</text:span></text:p>
            </table:table-cell>
          </table:table-row>
        </table:table>
        <text:h text:style-name="P100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40">&lt;input type="text" name="<text:span text:style-name="T1">user[</text:span><text:span text:style-name="T278">first_nme</text:span><text:span text:style-name="T1">]</text:span>"&gt;</text:p>
              <text:p text:style-name="P540">&lt;input type="text" name="<text:span text:style-name="T1">user[</text:span><text:span text:style-name="T278">last_name</text:span><text:span text:style-name="T1">]</text:span>"&gt;</text:p>
              <text:p text:style-name="P540">&lt;input type="text" name="<text:span text:style-name="T1">user[</text:span><text:span text:style-name="T278">email</text:span><text:span text:style-name="T1">]</text:span>"&gt;</text:p>
            </table:table-cell>
          </table:table-row>
          <table:table-row>
            <table:table-cell table:style-name="Table74.A2" office:value-type="string">
              <text:p text:style-name="P171"><text:span text:style-name="T555">When you access </text:span><text:span text:style-name="Source_20_Text"><text:span text:style-name="T80">params[:user]</text:span></text:span><text:span text:style-name="T555">, it's actually a hash containing all the user's attributes</text:span></text:p>
            </table:table-cell>
          </table:table-row>
          <table:table-row>
            <table:table-cell table:style-name="Table74.A2" office:value-type="string">
              <text:p text:style-name="P465">Parameters: {"utf8"=&gt;"✓", "authenticity_token"=&gt;"<text:span text:style-name="T299">jJa8</text:span><text:span text:style-name="T304">blablabla</text:span>", <text:span text:style-name="T1">"user"=&gt;{"first_name"=&gt;"foo",</text:span></text:p>
              <text:p text:style-name="P329"><text:span text:style-name="T536"><text:s text:c="9"/></text:span>"last_name"<text:span text:style-name="T544"> </text:span>=&gt;"bar",</text:p>
              <text:p text:style-name="P465"><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6"><text:s text:c="2"/></text:span></text:p>
              <text:p text:style-name="P465">"commit"=&gt;"Submit Form"}</text:p>
            </table:table-cell>
          </table:table-row>
          <table:table-row>
            <table:table-cell table:style-name="Table74.A2" office:value-type="string">
              <text:p text:style-name="P692"><text:span text:style-name="Source_20_Text"><text:span text:style-name="T438">$ </text:span></text:span><text:span text:style-name="Source_20_Text"><text:span text:style-name="T437">params[:user][:email]</text:span></text:span><text:span text:style-name="Source_20_Text"><text:span text:style-name="T439"> =&gt; </text:span></text:span><text:span text:style-name="Source_20_Text"><text:span text:style-name="T440">"foo@bar.com"</text:span></text:span></text:p>
            </table:table-cell>
          </table:table-row>
        </table:table>
        <text:h text:style-name="P1018"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8">telephone_field</text:p>
            </table:table-cell>
            <table:table-cell table:style-name="Table123.A1" office:value-type="string">
              <text:p text:style-name="P798">email_field</text:p>
            </table:table-cell>
            <table:table-cell table:style-name="Table123.C1" office:value-type="string">
              <text:p text:style-name="P798">text_field</text:p>
            </table:table-cell>
          </table:table-row>
          <table:table-row>
            <table:table-cell table:style-name="Table123.A2" office:value-type="string">
              <text:p text:style-name="P798">password_field</text:p>
            </table:table-cell>
            <table:table-cell table:style-name="Table123.A2" office:value-type="string">
              <text:p text:style-name="P798">time_field</text:p>
            </table:table-cell>
            <table:table-cell table:style-name="Table123.C2" office:value-type="string">
              <text:p text:style-name="P798">text_area</text:p>
            </table:table-cell>
          </table:table-row>
          <table:table-row>
            <table:table-cell table:style-name="Table123.A2" office:value-type="string">
              <text:p text:style-name="P799">datetime_field</text:p>
            </table:table-cell>
            <table:table-cell table:style-name="Table123.A2" office:value-type="string">
              <text:p text:style-name="P799">date_field</text:p>
            </table:table-cell>
            <table:table-cell table:style-name="Table123.C2" office:value-type="string">
              <text:p text:style-name="P799">url_field</text:p>
            </table:table-cell>
          </table:table-row>
          <table:table-row>
            <table:table-cell table:style-name="Table123.A2" office:value-type="string">
              <text:p text:style-name="P799"/>
            </table:table-cell>
            <table:table-cell table:style-name="Table123.A2" office:value-type="string">
              <text:p text:style-name="P799">color_field</text:p>
            </table:table-cell>
            <table:table-cell table:style-name="Table123.C2" office:value-type="string">
              <text:p text:style-name="P799"/>
            </table:table-cell>
          </table:table-row>
        </table:table>
        <text:h text:style-name="P1019"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4">&lt;%= f.label :remember_me, <text:tab/><text:tab/></text:p>
              <text:p text:style-name="P304"><text:tab/>class: "checkbox inline" do %&gt;</text:p>
              <text:p text:style-name="P794"><text:span text:style-name="T675"><text:s text:c="2"/></text:span>&lt;%= <text:span text:style-name="T1">f.check_box<text:tab/>:remember_me</text:span> %&gt;</text:p>
              <text:p text:style-name="P794"><text:span text:style-name="T675"><text:s text:c="2"/></text:span>&lt;span&gt;Remember me&lt;/span&gt;</text:p>
              <text:p text:style-name="P794">&lt;% end %&gt;</text:p>
            </table:table-cell>
          </table:table-row>
          <table:table-row>
            <table:table-cell table:style-name="Table98.A2" office:value-type="string">
              <text:p text:style-name="P794">params[:session][<text:span text:style-name="T1">:remember_me</text:span>]</text:p>
            </table:table-cell>
          </table:table-row>
        </table:table>
        <text:p text:style-name="P197"><text:span text:style-name="T380">is </text:span><text:span text:style-name="Source_20_Text"><text:span text:style-name="T244">1</text:span></text:span><text:span text:style-name="T380"> if the box is checked and </text:span><text:span text:style-name="Source_20_Text"><text:span text:style-name="T244">0</text:span></text:span><text:span text:style-name="T380"> if it isn’t</text:span></text:p>
        <text:h text:style-name="P1051" text:outline-level="3"><text:bookmark-start text:name="__RefHeading___Toc11310_2197419864"/><text:soft-page-break/>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800">&lt;<text:span text:style-name="T773">%= f.label :name, </text:span><text:span text:style-name="T56">"YOUR NAME"</text:span><text:span text:style-name="T773"> %&gt;</text:span></text:p>
            </table:table-cell>
          </table:table-row>
        </table:table>
        <text:h text:style-name="P1006" text:outline-level="3"><text:bookmark-start text:name="__RefHeading___Toc22215_2925089407"/>forms vs validations<text:bookmark-end text:name="__RefHeading___Toc22215_2925089407"/></text:h>
        <text:p text:style-name="P781"><text:span text:style-name="Source_20_Text"><text:span text:style-name="T79">your_object_name</text:span></text:span><text:span text:style-name="Source_20_Text"><text:span text:style-name="T80">.errors</text:span></text:span><text:span text:style-name="T80">.</text:span><text:span text:style-name="T82">messages</text:span><text:span text:style-name="T556"> </text:span></text:p>
        <text:p text:style-name="P192"><text:span text:style-name="T555">Those errors have a couple of handy helpers you can use to display them nicely in the browser -- </text:span><text:span text:style-name="Source_20_Text"><text:span text:style-name="T555">#count</text:span></text:span><text:span text:style-name="T555"> and </text:span><text:span text:style-name="Source_20_Text"><text:span text:style-name="T555">#full_messages</text:span></text:span><text:span text:style-name="T555">. </text:span></text:p>
        <table:table table:name="Table93" table:style-name="Table93">
          <table:table-column table:style-name="Table93.A"/>
          <table:table-row>
            <table:table-cell table:style-name="Table93.A1" office:value-type="string">
              <text:p text:style-name="P557">&lt;% if @post<text:span text:style-name="T1">.errors</text:span>.any? %&gt;</text:p>
              <text:p text:style-name="P557"><text:s text:c="2"/>&lt;div id="error_explanation"&gt;</text:p>
              <text:p text:style-name="P782"><text:s text:c="2"/><text:span text:style-name="T435">&lt;h2&gt;&lt;%= pluralize(</text:span><text:span text:style-name="T434">@post.errors.count</text:span><text:span text:style-name="T435">, "error") %&gt;</text:span> </text:p>
              <text:p text:style-name="P476"><text:span text:style-name="T540"><text:s text:c="10"/></text:span>errors:&lt;/h2&gt;</text:p>
              <text:p text:style-name="P557"><text:s text:c="2"/>&lt;ul&gt;</text:p>
              <text:p text:style-name="P528">&lt;% @p<text:span text:style-name="T1">ost.errors.full_messages.each do</text:span> |msg| %&gt;</text:p>
              <text:p text:style-name="P557"><text:s text:c="4"/>&lt;li&gt;&lt;%= msg %&gt;&lt;/li&gt;</text:p>
              <text:p text:style-name="P558"><text:span text:style-name="T538">&lt;% end %&gt; &lt;/ul&gt; &lt;/div&gt; </text:span>&lt;% end %&gt;</text:p>
            </table:table-cell>
          </table:table-row>
        </table:table>
        <text:p text:style-name="P192"><text:span text:style-name="T555">it will automatically wrap a special </text:span><text:span text:style-name="Source_20_Text"><text:span text:style-name="T79">&lt;div&gt;</text:span></text:span><text:span text:style-name="T555"> element around that field with the class </text:span><text:span text:style-name="Source_20_Text"><text:span text:style-name="T79">field_with_errors</text:span></text:span><text:span text:style-name="T555"> so you can write whatever CSS you want to make it stand out</text:span></text:p>
        <text:h text:style-name="P1020" text:outline-level="3"><text:bookmark-start text:name="__RefHeading___Toc7402_2343192557"/><text:span text:style-name="T631">patch</text:span><text:span text:style-name="T632">&amp;</text:span><text:span text:style-name="T631">delete</text:span><text:bookmark-end text:name="__RefHeading___Toc7402_2343192557"/></text:h>
        <text:p text:style-name="P248"><text:span text:style-name="T541">done with </text:span>an option to <text:span text:style-name="T166">form_for</text:span> called <text:span text:style-name="T166">:metho</text:span><text:span text:style-name="T136">d</text:span></text:p>
        <table:table table:name="Table97" table:style-name="Table97">
          <table:table-column table:style-name="Table97.A"/>
          <table:table-row>
            <table:table-cell table:style-name="Table97.A1" office:value-type="string">
              <text:p text:style-name="P502">form_tag(search_path, method: "<text:span text:style-name="T1">patch</text:span>")</text:p>
            </table:table-cell>
          </table:table-row>
        </table:table>
        <text:h text:style-name="P1093" text:outline-level="2"><text:bookmark-start text:name="__RefHeading___Toc22217_2925089407"/>Controller<text:span text:style-name="T768">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9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81"># users_controller</text:p>
              <text:p text:style-name="P780">def create</text:p>
              <text:p text:style-name="P780"><text:s text:c="2"/>@user = User.new(<text:span text:style-name="T1">user_params</text:span>)</text:p>
              <text:p text:style-name="P780"><text:s/><text:span text:style-name="T645">...</text:span></text:p>
              <text:p text:style-name="P780">end</text:p>
              <text:p text:style-name="P780">private</text:p>
              <text:p text:style-name="P780"><text:s text:c="2"/>def <text:span text:style-name="T1">user_params</text:span></text:p>
              <text:p text:style-name="P780"><text:s text:c="4"/><text:span text:style-name="T1">params</text:span>.<text:span text:style-name="T1">require</text:span>(:user).<text:span text:style-name="T1">permit</text:span>(</text:p>
              <text:p text:style-name="P779"><text:s text:c="2"/>:username, :email)</text:p>
              <text:p text:style-name="P780"><text:s text:c="2"/>end</text:p>
            </table:table-cell>
            <table:covered-table-cell/>
          </table:table-row>
          <table:table-row>
            <table:table-cell table:style-name="Table92.A3" table:number-columns-spanned="2" office:value-type="string">
              <text:p text:style-name="P642"># new.html.erb</text:p>
              <text:p text:style-name="P581"><text:s text:c="9"/>name="user[username]"</text:p>
            </table:table-cell>
            <table:covered-table-cell/>
          </table:table-row>
          <table:table-row>
            <table:table-cell table:style-name="Table92.A4" office:value-type="string">
              <text:p text:style-name="P190"><text:span text:style-name="T555">it takes (</text:span><text:span text:style-name="T586">#</text:span><text:span text:style-name="Source_20_Text"><text:span text:style-name="T81">require</text:span></text:span><text:span text:style-name="T555">) a hash (</text:span><text:span text:style-name="Source_20_Text"><text:span text:style-name="T96">:</text:span></text:span><text:span text:style-name="Source_20_Text"><text:span text:style-name="T81">user</text:span></text:span><text:span text:style-name="T555">) and selects which keys it should </text:span><text:span text:style-name="T586">whitelist</text:span></text:p>
              <text:p text:style-name="P190"><text:span text:style-name="T586">(</text:span><text:span text:style-name="Source_20_Text"><text:span text:style-name="T96">#</text:span></text:span><text:span text:style-name="Source_20_Text"><text:span text:style-name="T81">permit</text:span></text:span><text:span text:style-name="T586">)</text:span><text:span text:style-name="T555"> </text:span></text:p>
            </table:table-cell>
            <table:table-cell table:style-name="Table92.A3" office:value-type="string">
              <text:p text:style-name="P192"><text:span text:style-name="Source_20_Text"><text:span text:style-name="T79">params[:</text:span></text:span><text:span text:style-name="Source_20_Text"><text:span text:style-name="T96">user</text:span></text:span><text:span text:style-name="Source_20_Text"><text:span text:style-name="T79">]</text:span></text:span><text:span text:style-name="T79"> </text:span><text:span text:style-name="T324">was</text:span><text:span text:style-name="T555"> </text:span></text:p>
              <text:p text:style-name="P190"><text:span text:style-name="Source_20_Text"><text:span text:style-name="T436">{:</text:span></text:span><text:span text:style-name="Source_20_Text"><text:span text:style-name="T443">name</text:span></text:span><text:span text:style-name="Source_20_Text"><text:span text:style-name="T436"> =&gt;"test", :body =&gt; "</text:span></text:span><text:span text:style-name="Source_20_Text"><text:span text:style-name="T444">uo</text:span></text:span><text:span text:style-name="Source_20_Text"><text:span text:style-name="T436">", :author_id =&gt; "1"</text:span></text:span><text:span text:style-name="Source_20_Text"><text:span text:style-name="T443">}</text:span></text:span></text:p>
              <text:p text:style-name="P111"/>
              <text:p text:style-name="P191"><text:span text:style-name="T555">after this method it's only </text:span><text:span text:style-name="Source_20_Text"><text:span text:style-name="T436">{:name =&gt; "test"}</text:span></text:span></text:p>
            </table:table-cell>
          </table:table-row>
        </table:table>
        <text:h text:style-name="P1007" text:outline-level="3"/>
        <table:table table:name="Table113" table:style-name="Table113">
          <table:table-column table:style-name="Table113.A"/>
          <table:table-row>
            <table:table-cell table:style-name="Table113.A1" office:value-type="string">
              <text:p text:style-name="P925"># <text:span text:style-name="T652">simple</text:span> html form:</text:p>
            </table:table-cell>
          </table:table-row>
          <table:table-row>
            <table:table-cell table:style-name="Table113.A2" office:value-type="string">
              <text:p text:style-name="P692"># users_controller.rb</text:p>
              <text:p text:style-name="P689">def create</text:p>
              <text:p text:style-name="P689"><text:s text:c="2"/>@user = User.new(</text:p>
              <text:p text:style-name="P689"><text:s text:c="4"/>username: <text:span text:style-name="T1">params</text:span>[:username], </text:p>
              <text:p text:style-name="P689"><text:s text:c="7"/>email: <text:span text:style-name="T1">params</text:span>[:email])</text:p>
              <text:p text:style-name="P689"><text:s text:c="2"/>if @user.valid?</text:p>
              <text:p text:style-name="P689"><text:s text:c="4"/>@user.save</text:p>
              <text:p text:style-name="P689"><text:s text:c="4"/>redirect_to new_user_path</text:p>
              <text:p text:style-name="P689"><text:s text:c="2"/>else</text:p>
              <text:p text:style-name="P689"><text:s text:c="3"/><text:span text:style-name="T654">#</text:span>render html: @user.errors.messages</text:p>
              <text:p text:style-name="P690"><text:s text:c="4"/>render :new</text:p>
              <text:p text:style-name="P689"><text:s text:c="2"/>end</text:p>
              <text:p text:style-name="P692">end</text:p>
            </table:table-cell>
          </table:table-row>
          <table:table-row>
            <table:table-cell table:style-name="Table113.A2" office:value-type="string">
              <text:p text:style-name="P692"># <text:span text:style-name="T611">new.html.erb</text:span></text:p>
              <text:p text:style-name="P689">&lt;form action="<text:span text:style-name="T1">/users</text:span>" method="post" accept-charset="UTF-8"&gt;</text:p>
              <text:p text:style-name="P464"><text:span text:style-name="T305"><text:s text:c="2"/></text:span><text:span text:style-name="T299">&lt;input name="utf8" type="hidden"</text:span></text:p>
              <text:p text:style-name="P388"><text:s/>value="&amp;#x2713;" /&gt;</text:p>
              <text:p text:style-name="P689"><text:s text:c="2"/>&lt;input type="hidden" <text:s/></text:p>
              <text:p text:style-name="P689"><text:s text:c="9"/>name="<text:span text:style-name="T1">authenticity_token</text:span>"</text:p>
              <text:p text:style-name="P689"><text:s text:c="8"/>value="&lt;=<text:span text:style-name="T642">form_authenticity_token</text:span>%&gt;"&gt;</text:p>
              <text:p text:style-name="P689"><text:s text:c="2"/>&lt;label for="<text:span text:style-name="T1">username</text:span>"&gt;</text:p>
              <text:p text:style-name="P687"><text:s text:c="4"/>Username:&lt;/label&gt; </text:p>
              <text:p text:style-name="P688"><text:s text:c="2"/>&lt;input type="text"</text:p>
              <text:p text:style-name="P688"><text:tab/> <text:span text:style-name="T568">name</text:span><text:span text:style-name="T1">="</text:span><text:span text:style-name="T568">username</text:span><text:span text:style-name="T1">"</text:span> <text:s/><text:span text:style-name="T1">id="username"</text:span>&gt;</text:p>
              <text:p text:style-name="P688">&lt;/form&gt;</text:p>
            </table:table-cell>
          </table:table-row>
          <table:table-row>
            <table:table-cell table:style-name="Table113.A2" office:value-type="string">
              <text:p text:style-name="P107">The <text:span text:style-name="T1">ID</text:span><text:span text:style-name="T290">s</text:span> of the <text:span text:style-name="T218">input</text:span><text:span text:style-name="T225">s</text:span> match<text:span text:style-name="T650">es</text:span> the <text:span text:style-name="T218">name</text:span></text:p>
            </table:table-cell>
          </table:table-row>
          <table:table-row>
            <table:table-cell table:style-name="Table113.A2" office:value-type="string">
              <text:p text:style-name="P107"><text:span text:style-name="T306">The hidden input element with the name </text:span><text:span text:style-name="Source_20_Text"><text:span text:style-name="T306">utf8</text:span></text:span><text:span text:style-name="T306"> enforces browsers to properly respect your form's character encoding and is generated for all forms whether their action is "GET" or "POST"</text:span></text:p>
            </table:table-cell>
          </table:table-row>
        </table:table>
        <text:h text:style-name="P991" text:outline-level="3"/>
        <text:h text:style-name="P1054" text:outline-level="3"><text:bookmark-start text:name="__RefHeading___Toc8047_2453026979"/><text:soft-page-break/><text:span text:style-name="T268">f</text:span><text:span text:style-name="T267">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76">The most basic<text:span text:style-name="T651">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4">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5">there are tag helpers that create the specified tags for you, like </text:span><text:span text:style-name="Source_20_Text"><text:span text:style-name="T80">text_field_tag</text:span></text:span></text:p>
            </table:table-cell>
          </table:table-row>
          <table:table-row>
            <table:table-cell table:style-name="Table190.A2" office:value-type="string">
              <text:p text:style-name="P794"># users_controller.rb</text:p>
              <text:p text:style-name="P28">like the simple html form</text:p>
            </table:table-cell>
          </table:table-row>
          <table:table-row>
            <table:table-cell table:style-name="Table190.A2" office:value-type="string">
              <text:p text:style-name="P796"># new.html.erb</text:p>
              <text:p text:style-name="P796">&lt;%= <text:span text:style-name="T1">form_tag</text:span>("/users", method: "post")</text:p>
              <text:p text:style-name="P795"><text:s/>do %&gt;</text:p>
              <text:p text:style-name="P796"><text:s text:c="2"/>&lt;%= <text:span text:style-name="T1">label_tag</text:span>(:username, "Name:") %&gt;</text:p>
              <text:p text:style-name="P796"><text:s text:c="2"/>&lt;%= <text:span text:style-name="T1">text_field_tag</text:span>(:username) %&gt;</text:p>
              <text:p text:style-name="P796"><text:s text:c="2"/></text:p>
              <text:p text:style-name="P796"><text:s text:c="2"/>&lt;%= label_tag(:email, <text:s text:c="2"/>"Email:") %&gt;</text:p>
              <text:p text:style-name="P796"><text:s text:c="2"/>&lt;%= email_field_tag(:email) %&gt;</text:p>
              <text:p text:style-name="P796"><text:s text:c="2"/></text:p>
              <text:p text:style-name="P796"><text:s text:c="2"/>&lt;%= <text:span text:style-name="T1">submit_tag</text:span>("submit") %&gt;</text:p>
              <text:p text:style-name="P796">&lt;% end %&gt;</text:p>
            </table:table-cell>
          </table:table-row>
        </table:table>
        <text:h text:style-name="P1094" text:outline-level="2"><text:bookmark-start text:name="__RefHeading___Toc11312_2197419864"/>for<text:span text:style-name="T678">m</text:span>_for <text:span text:style-name="T679">(update</text:span>)<text:bookmark-end text:name="__RefHeading___Toc11312_2197419864"/></text:h>
        <text:p text:style-name="P197">in the html <text:span text:style-name="T677">will </text:span>appear this:</text:p>
        <table:table table:name="Table99" table:style-name="Table99">
          <table:table-column table:style-name="Table99.A"/>
          <table:table-row>
            <table:table-cell table:style-name="Table99.A1" office:value-type="string">
              <text:p text:style-name="P794">&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94" text:outline-level="2"><text:bookmark-start text:name="__RefHeading___Toc11611_3945550178"/><text:span text:style-name="T108">form</text:span><text:span text:style-name="T269">_for</text:span><text:span text:style-name="T655">(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5">form_for(@user)</text:span></text:span><text:span text:style-name="T656"> allows Rails to infer that the </text:span><text:span text:style-name="Source_20_Text"><text:span text:style-name="T38">action</text:span></text:span><text:span text:style-name="T656"> should be </text:span><text:span text:style-name="Source_20_Text"><text:span text:style-name="T38">POST</text:span></text:span><text:span text:style-name="T656"> to </text:span><text:span text:style-name="Source_20_Text"><text:span text:style-name="T86">/users</text:span></text:span></text:p>
            </table:table-cell>
          </table:table-row>
          <table:table-row>
            <table:table-cell table:style-name="Table101.A2" office:value-type="string">
              <text:p text:style-name="P280"><text:span text:style-name="T656">without that, </text:span>we need to indicate the <text:span text:style-name="Emphasis"><text:span text:style-name="T1">name</text:span></text:span><text:span text:style-name="T1"> of the resource</text:span> and the corresponding URL:</text:p>
              <text:p text:style-name="P586">form_for(:session, url: login_path)</text:p>
              <text:p text:style-name="P586"/>
              <text:p text:style-name="P197">the<text:span text:style-name="T657"> generated</text:span> <text:span text:style-name="T657">html will be:</text:span></text:p>
              <text:p text:style-name="P794">&lt;form action="/login" method="post"&gt;</text:p>
            </table:table-cell>
          </table:table-row>
        </table:table>
        <text:h text:style-name="P1055" text:outline-level="3"/>
        <text:h text:style-name="P105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2"># users_controller.rb</text:p>
              <text:p text:style-name="P573">def <text:span text:style-name="T646">new</text:span></text:p>
              <text:p text:style-name="P572"><text:s text:c="2"/>@user = User.new</text:p>
              <text:p text:style-name="P572">end</text:p>
              <text:p text:style-name="P692">def c<text:span text:style-name="T646">reate</text:span></text:p>
              <text:p text:style-name="P170">&lt;= like the <text:span text:style-name="T169">strong_parameters</text:span><text:span text:style-name="T643"> html form</text:span></text:p>
              <text:p text:style-name="P691">...</text:p>
            </table:table-cell>
          </table:table-row>
          <table:table-row>
            <table:table-cell table:style-name="Table133.A2" office:value-type="string">
              <text:p text:style-name="P108">the <text:span text:style-name="T193">@user</text:span> tells <text:span text:style-name="T136">form_for</text:span> what the form is for</text:p>
              <text:p text:style-name="P171"><text:span text:style-name="T591">if you </text:span><text:span text:style-name="T555">pass </text:span><text:span text:style-name="Source_20_Text"><text:span text:style-name="T79">form_for</text:span></text:span><text:span text:style-name="T555"> a model object, it will submit to the URL for that object</text:span><text:span text:style-name="T613">, </text:span><text:span text:style-name="T555">Rails will check if the object has been saved yet.</text:span><text:span text:style-name="T613"> </text:span><text:span text:style-name="T612">This is done by automatically generating the correct URL when the form is created. Magic!</text:span></text:p>
            </table:table-cell>
          </table:table-row>
          <table:table-row>
            <table:table-cell table:style-name="Table133.A2" office:value-type="string">
              <text:p text:style-name="P692">#<text:span text:style-name="T647"> new.html.erb</text:span></text:p>
              <text:p text:style-name="P691">&lt;%= <text:span text:style-name="T1">form_for @user</text:span> do |f| %&gt;</text:p>
              <text:p text:style-name="P691"><text:s text:c="2"/>&lt;%= <text:span text:style-name="T1">f.label</text:span> <text:span text:style-name="T1">:username</text:span>,"Username:" %&gt;</text:p>
              <text:p text:style-name="P691"><text:s text:c="2"/>&lt;%= <text:span text:style-name="T1">f.text_field</text:span> <text:s/><text:span text:style-name="T1">:username</text:span> %&gt;</text:p>
              <text:p text:style-name="P691"/>
              <text:p text:style-name="P691"><text:s text:c="2"/>&lt;%= f.label :email, <text:s text:c="2"/>"Email:" %&gt;</text:p>
              <text:p text:style-name="P691"><text:s text:c="2"/>&lt;%= f.email_field :email" %&gt;</text:p>
              <text:p text:style-name="P691"><text:s text:c="2"/>&lt;%= <text:span text:style-name="T1">f.submit</text:span> "Submit"<text:tab/>%&gt;</text:p>
              <text:p text:style-name="P691">&lt;% end %&gt;</text:p>
            </table:table-cell>
          </table:table-row>
        </table:table>
        <text:h text:style-name="P1022" text:outline-level="3"><text:bookmark-start text:name="__RefHeading___Toc22221_2925089407"/>create<text:span text:style-name="T768">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81"><text:span text:style-name="Source_20_Text"><text:span text:style-name="T590">&lt;%= </text:span></text:span><text:span text:style-name="Source_20_Text"><text:span text:style-name="T563">form_for :article</text:span></text:span><text:span text:style-name="Source_20_Text"><text:span text:style-name="T564">, url:</text:span></text:span></text:p>
              <text:p text:style-name="P476"><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5">If it's a new object, it will send the form to your </text:span><text:span text:style-name="Source_20_Text"><text:span text:style-name="T555">#create</text:span></text:span><text:span text:style-name="T555"> action</text:span></text:p>
            </table:table-cell>
            <table:table-cell table:style-name="Table94.B2" office:value-type="string">
              <text:p text:style-name="P192"><text:span text:style-name="T555">If the object has been saved before, </text:span><text:span text:style-name="T592">it's</text:span><text:span text:style-name="T555"> </text:span><text:span text:style-name="Strong_20_Emphasis"><text:span text:style-name="T555">edit</text:span></text:span><text:span text:style-name="T555">ing an existing object, it will send </text:span><text:span text:style-name="T592">it to</text:span><text:span text:style-name="T555"> </text:span><text:span text:style-name="Source_20_Text"><text:span text:style-name="T555">#update</text:span></text:span><text:span text:style-name="T555">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57" text:outline-level="3"><text:bookmark-start text:name="__RefHeading___Toc11314_2197419864"/>relationships<text:bookmark-end text:name="__RefHeading___Toc11314_2197419864"/></text:h>
            </table:table-cell>
            <table:table-cell table:style-name="Table186.B1" office:value-type="string">
              <text:p text:style-name="P279">see Model chapter</text:p>
            </table:table-cell>
          </table:table-row>
        </table:table>
        <table:table table:name="Table9" table:style-name="Table9">
          <table:table-column table:style-name="Table9.A"/>
          <table:table-row>
            <table:table-cell table:style-name="Table9.A1" office:value-type="string">
              <text:p text:style-name="P788"><text:span text:style-name="T1">form_for [ @article, @comment ]</text:span> do |f|</text:p>
            </table:table-cell>
          </table:table-row>
        </table:table>
        <text:p text:style-name="P279"/>
        <text:h text:style-name="P1116" text:outline-level="2"><text:bookmark-start text:name="__RefHeading___Toc12793_1536757697"/>Send object from form<text:bookmark-end text:name="__RefHeading___Toc12793_1536757697"/></text:h>
        <table:table table:name="Table228" table:style-name="Table228">
          <table:table-column table:style-name="Table228.A"/>
          <table:table-row>
            <table:table-cell table:style-name="Table228.A1" office:value-type="string">
              <text:p text:style-name="P871">&lt;%= form_for(@micropost) do |f| %&gt;</text:p>
              <text:p text:style-name="P871"><text:s text:c="2"/>&lt;%= render ‘shared/error_messages’,</text:p>
              <text:p text:style-name="P872"><text:span text:style-name="T1">object: f.object</text:span> %&gt;</text:p>
            </table:table-cell>
          </table:table-row>
          <table:table-row>
            <table:table-cell table:style-name="Table228.A2" office:value-type="string">
              <text:p text:style-name="Preformatted_20_Text"># _<text:span text:style-name="T807">error_messages.html.erb</text:span></text:p>
              <text:p text:style-name="P871">&lt;% <text:span text:style-name="T1">object</text:span>.errors.full_messages.each do</text:p>
            </table:table-cell>
          </table:table-row>
        </table:table>
        <text:p text:style-name="P288"/>
        <text:h text:style-name="P977" text:outline-level="1"><text:bookmark-start text:name="__RefHeading___Toc3120_974113296"/><text:span text:style-name="T273">4-</text:span><text:span text:style-name="T274">model</text:span><text:bookmark-end text:name="__RefHeading___Toc3120_974113296"/></text:h>
        <text:p text:style-name="P72">Models are responsible for handling data storage and the business logic, <text:span text:style-name="T462">they </text:span>handle <text:span text:style-name="T462">the</text:span> database interactions <text:s text:c="4"/><text:tab/><text:span text:style-name="T144">app/models/user.rb</text:span></text:p>
        <table:table table:name="Table91" table:style-name="Table91">
          <table:table-column table:style-name="Table91.A"/>
          <table:table-row>
            <table:table-cell table:style-name="Table91.A1" office:value-type="string">
              <text:p text:style-name="P2"><text:span text:style-name="Source_20_Text"><text:span text:style-name="T376">(</text:span></text:span><text:span text:style-name="Source_20_Text"><text:span text:style-name="T375">controller names</text:span></text:span><text:span text:style-name="Source_20_Text"><text:span text:style-name="T377"> are </text:span></text:span><text:span text:style-name="Source_20_Text"><text:span text:style-name="T379">plural</text:span></text:span><text:span text:style-name="Source_20_Text"><text:span text:style-name="T375">, model names are </text:span></text:span><text:span text:style-name="Source_20_Text"><text:span text:style-name="T378">singular</text:span></text:span><text:span text:style-name="Source_20_Text"><text:span text:style-name="T375">: a </text:span></text:span><text:span text:style-name="Emphasis"><text:span text:style-name="T375">Users</text:span></text:span><text:span text:style-name="Source_20_Text"><text:span text:style-name="T375"> controller, but a </text:span></text:span><text:span text:style-name="Emphasis"><text:span text:style-name="T375">User</text:span></text:span><text:span text:style-name="Source_20_Text"><text:span text:style-name="T375"> model</text:span></text:span><text:span text:style-name="Source_20_Text"><text:span text:style-name="T588">)</text:span></text:span></text:p>
            </table:table-cell>
          </table:table-row>
        </table:table>
        <text:h text:style-name="P106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90"><text:span text:style-name="Source_20_Text"><text:span text:style-name="T565">$ </text:span></text:span><text:span text:style-name="Source_20_Text"><text:span text:style-name="T556">bin/rails generate</text:span></text:span><text:span text:style-name="Source_20_Text"><text:span text:style-name="T555"> model Article</text:span></text:span></text:p>
            </table:table-cell>
          </table:table-row>
        </table:table>
        <table:table table:name="Table12" table:style-name="Table12">
          <table:table-column table:style-name="Table12.A"/>
          <table:table-row>
            <table:table-cell table:style-name="Table12.A1" office:value-type="string">
              <text:p text:style-name="P878">From that information, Rails creates:</text:p>
            </table:table-cell>
          </table:table-row>
          <table:table-row>
            <table:table-cell table:style-name="Table12.A2" office:value-type="string">
              <text:p text:style-name="P874"><text:span text:style-name="Source_20_Text"><text:span text:style-name="T91">db/migrate/(</text:span></text:span><text:span text:style-name="Source_20_Text"><text:span text:style-name="T98">a_date</text:span></text:span><text:span text:style-name="Source_20_Text"><text:span text:style-name="T91">)_create_articles.rb</text:span></text:span><text:span text:style-name="T555"> </text:span></text:p>
            </table:table-cell>
          </table:table-row>
          <table:table-row>
            <table:table-cell table:style-name="Table12.A3" office:value-type="string">
              <text:p text:style-name="P874"><text:span text:style-name="T589">A database migration to create the </text:span><text:span text:style-name="Source_20_Text"><text:span text:style-name="T409">articles</text:span></text:span><text:span text:style-name="T589"> table</text:span></text:p>
            </table:table-cell>
          </table:table-row>
          <table:table-row>
            <table:table-cell table:style-name="Table12.A2" office:value-type="string">
              <text:p text:style-name="P371">app/models/article.rb </text:p>
            </table:table-cell>
          </table:table-row>
          <table:table-row>
            <table:table-cell table:style-name="Table12.A3" office:value-type="string">
              <text:p text:style-name="P875">hold<text:span text:style-name="T416">s</text:span> the model code</text:p>
            </table:table-cell>
          </table:table-row>
          <table:table-row>
            <table:table-cell table:style-name="Table12.A2" office:value-type="string">
              <text:p text:style-name="P874"><text:span text:style-name="Source_20_Text"><text:span text:style-name="T91">test/models/article_test.rb</text:span></text:span></text:p>
            </table:table-cell>
          </table:table-row>
          <table:table-row>
            <table:table-cell table:style-name="Table12.A3" office:value-type="string">
              <text:p text:style-name="P873"><text:span text:style-name="T587">old unit tests for </text:span><text:span text:style-name="Source_20_Text"><text:span text:style-name="T97">Article</text:span></text:span></text:p>
            </table:table-cell>
          </table:table-row>
          <table:table-row>
            <table:table-cell table:style-name="Table12.A2" office:value-type="string">
              <text:p text:style-name="P371">test/fixtures/articles.yml</text:p>
            </table:table-cell>
          </table:table-row>
          <table:table-row>
            <table:table-cell table:style-name="Table12.A3" office:value-type="string">
              <text:p text:style-name="P64"><text:span text:style-name="T416">a</text:span> fixtures file to assist with unit testing</text:p>
            </table:table-cell>
          </table:table-row>
        </table:table>
        <text:p text:style-name="P50">with <text:span text:style-name="T53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2">$ <text:span text:style-name="T1">rails generate</text:span> model User</text:p>
              <text:p text:style-name="P363"><text:s/><text:span text:style-name="T312">name:string email:string</text:span></text:p>
            </table:table-cell>
            <table:covered-table-cell/>
          </table:table-row>
          <table:table-row>
            <table:table-cell table:style-name="Table11.A2" table:number-columns-spanned="2" office:value-type="string">
              <text:p text:style-name="Standard"><text:span text:style-name="T555">the migration creates a </text:span><text:span text:style-name="Source_20_Text"><text:span text:style-name="T80">users</text:span></text:span><text:span text:style-name="T555"> table with two columns, </text:span><text:span text:style-name="Source_20_Text"><text:span text:style-name="T80">name</text:span></text:span><text:span text:style-name="T555"> and </text:span><text:span text:style-name="Source_20_Text"><text:span text:style-name="T80">email</text:span></text:span></text:p>
              <text:p text:style-name="Standard"><text:span text:style-name="Source_20_Text"><text:span text:style-name="T100">db/migrate/[timestamp]_create_users.rb</text:span></text:span></text:p>
            </table:table-cell>
            <table:covered-table-cell/>
          </table:table-row>
          <table:table-row>
            <table:table-cell table:style-name="Table11.A3" table:number-columns-spanned="2" office:value-type="string">
              <text:p text:style-name="P373">class CreateUsers &lt;</text:p>
              <text:p text:style-name="P364"><text:s/>ActiveRecord::Migration[5.0]</text:p>
              <text:p text:style-name="P310"><text:s text:c="2"/>def change</text:p>
              <text:p text:style-name="P310"><text:s text:c="4"/>create_table :users do |t|</text:p>
              <text:p text:style-name="P310"><text:s text:c="6"/>t.string :name</text:p>
              <text:p text:style-name="P310"><text:s text:c="6"/>t.string :email</text:p>
              <text:p text:style-name="P310"><text:s text:c="6"/>t.timestamps</text:p>
            </table:table-cell>
            <table:covered-table-cell/>
          </table:table-row>
          <table:table-row>
            <table:table-cell table:style-name="Table11.A4" office:value-type="string">
              <text:p text:style-name="P310"><text:span text:style-name="T532"><text:s text:c="4"/></text:span>end</text:p>
              <text:p text:style-name="P310"><text:s text:c="2"/>end</text:p>
              <text:p text:style-name="P310">end</text:p>
            </table:table-cell>
            <table:table-cell table:style-name="Table11.A1" office:value-type="string">
              <text:p text:style-name="P48"><text:span text:style-name="Source_20_Text"><text:span text:style-name="T441">t.timestamps</text:span></text:span><text:span text:style-name="T99">, is a special command that creates </text:span><text:span text:style-name="Source_20_Text"><text:span text:style-name="T441">created_at</text:span></text:span><text:span text:style-name="T441"> and </text:span><text:span text:style-name="Source_20_Text"><text:span text:style-name="T441">updated_at</text:span></text:span></text:p>
            </table:table-cell>
          </table:table-row>
          <table:table-row>
            <table:table-cell table:style-name="Table11.A2" table:number-columns-spanned="2" office:value-type="string">
              <text:p text:style-name="P50">after<text:span text:style-name="T531"> that you should make a migration</text:span></text:p>
            </table:table-cell>
            <table:covered-table-cell/>
          </table:table-row>
        </table:table>
        <text:h text:style-name="P1095"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91"># user model</text:p>
              <text:p text:style-name="P790">before_save <text:span text:style-name="T103">{self.email=email.downcase}</text:span></text:p>
            </table:table-cell>
          </table:table-row>
        </table:table>
        <text:h text:style-name="P1096" text:outline-level="2"/>
        <text:h text:style-name="P1107"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91">$ rails <text:span text:style-name="T1">generate migration</text:span></text:p>
              <text:p text:style-name="P303"><text:s/><text:span text:style-name="T1">add_index</text:span>_to_users_email</text:p>
            </table:table-cell>
          </table:table-row>
          <table:table-row>
            <table:table-cell table:style-name="Table2.A2" office:value-type="string">
              <text:p text:style-name="P792"># in the migration</text:p>
              <text:p text:style-name="P792">def change</text:p>
              <text:p text:style-name="P792"><text:s/><text:span text:style-name="T40">add_index</text:span><text:span text:style-name="T404"> :users, :email, unique: true</text:span></text:p>
              <text:p text:style-name="P792">end</text:p>
            </table:table-cell>
          </table:table-row>
        </table:table>
        <text:h text:style-name="Heading_20_2" text:outline-level="2"><text:bookmark-start text:name="__RefHeading___Toc11320_2197419864"/>Validation<text:bookmark-end text:name="__RefHeading___Toc11320_2197419864"/></text:h>
        <text:p text:style-name="P50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6"><text:span text:style-name="T1">validates :</text:span><text:span text:style-name="T45">email</text:span><text:span text:style-name="T1">,</text:span><text:span text:style-name="T45"> </text:span><text:span text:style-name="T1">presence</text:span>: true,</text:p>
              <text:p text:style-name="P561"><text:span text:style-name="T263"><text:s text:c="2"/></text:span><text:span text:style-name="T266">leng</text:span><text:span text:style-name="T556">th:</text:span><text:span text:style-name="T555"> {minimum: 3}, </text:span><text:span text:style-name="T624"><text:s text:c="2"/></text:span><text:span text:style-name="T442"># </text:span><text:span text:style-name="T276">(</text:span><text:span text:style-name="T277">it's a hash!)</text:span></text:p>
              <text:p text:style-name="P559"><text:span text:style-name="T555"><text:s text:c="2"/></text:span><text:span text:style-name="T556">format:</text:span><text:span text:style-name="T555"> { with EMAIL_REGE</text:span><text:span text:style-name="T263">X }</text:span><text:span text:style-name="T264">,</text:span></text:p>
              <text:p text:style-name="P560"><text:span text:style-name="T262"><text:s text:c="2"/></text:span><text:span text:style-name="T265">uniqueness:</text:span></text:p>
            </table:table-cell>
            <table:covered-table-cell/>
            <table:covered-table-cell/>
            <table:covered-table-cell/>
          </table:table-row>
          <table:table-row>
            <table:table-cell table:style-name="Table7.A2" table:number-columns-spanned="3" office:value-type="string">
              <text:p text:style-name="P460">validate<text:span text:style-name="T333">s</text:span>_<text:span text:style-name="T1">presence</text:span>_of<text:tab/></text:p>
              <text:p text:style-name="P460">validate<text:span text:style-name="T333">s</text:span>_<text:span text:style-name="T1">numericality</text:span>_of <text:s/></text:p>
              <text:p text:style-name="P460">validite<text:span text:style-name="T333">s</text:span>_<text:span text:style-name="T1">uniqueness</text:span>_of<text:tab/></text:p>
              <text:p text:style-name="P460">validate<text:span text:style-name="T333">s</text:span>_<text:span text:style-name="T1">confirmation</text:span>_of</text:p>
              <text:p text:style-name="P461">validate<text:span text:style-name="T333">s</text:span>_<text:span text:style-name="T1">acceptance</text:span>_of<text:tab/></text:p>
              <text:p text:style-name="P542"><text:span text:style-name="T137">v</text:span><text:span text:style-name="T136">alidate</text:span><text:span text:style-name="T138">s</text:span><text:span text:style-name="T136">_</text:span><text:span text:style-name="T188">presence</text:span><text:span text:style-name="T222">_of<text:tab/></text:span></text:p>
            </table:table-cell>
            <table:covered-table-cell/>
            <table:covered-table-cell/>
            <table:table-cell table:style-name="Table7.D2" office:value-type="string">
              <text:p text:style-name="P488">:status</text:p>
              <text:p text:style-name="P488">:fingers</text:p>
              <text:p text:style-name="P488">:toothmarks</text:p>
              <text:p text:style-name="P488">:passwords</text:p>
              <text:p text:style-name="P462">:death</text:p>
              <text:p text:style-name="P462">true</text:p>
            </table:table-cell>
          </table:table-row>
          <table:table-row>
            <table:table-cell table:style-name="Table7.A3" office:value-type="string">
              <text:p text:style-name="P539">validate<text:span text:style-name="T334">s</text:span>_<text:span text:style-name="T1">length</text:span>_of<text:tab/></text:p>
              <text:p text:style-name="P515">:password,minimum:3</text:p>
            </table:table-cell>
            <table:table-cell table:style-name="Table7.B3" table:number-columns-spanned="3" office:value-type="string">
              <text:p text:style-name="P917">validate<text:span text:style-name="T334">s</text:span>_<text:span text:style-name="T1">format</text:span><text:span text:style-name="T278">_of</text:span></text:p>
              <text:p text:style-name="P919">:email, with: /regex/i</text:p>
            </table:table-cell>
            <table:covered-table-cell/>
            <table:covered-table-cell/>
          </table:table-row>
          <table:table-row>
            <table:table-cell table:style-name="Table7.A3" table:number-columns-spanned="2" office:value-type="string">
              <text:p text:style-name="P519">validate<text:span text:style-name="T335">s</text:span>_<text:span text:style-name="T1">inclusion</text:span>_of</text:p>
              <text:p text:style-name="P519"><text:span text:style-name="T317">validate</text:span><text:span text:style-name="T318">s</text:span><text:span text:style-name="T317">_</text:span><text:span text:style-name="T321">exclusion</text:span><text:span text:style-name="T322">_of</text:span> <text:s text:c="3"/></text:p>
            </table:table-cell>
            <table:covered-table-cell/>
            <table:table-cell table:style-name="Table7.B3" table:number-columns-spanned="2" office:value-type="string">
              <text:p text:style-name="P516">:age, in: 21..99</text:p>
              <text:p text:style-name="P517">:age, in: 0...21,</text:p>
              <text:p text:style-name="P518">message “Sorry”</text:p>
            </table:table-cell>
            <table:covered-table-cell/>
          </table:table-row>
        </table:table>
        <text:p text:style-name="P488"><text:span text:style-name="T394">app/models/</text:span><text:span text:style-name="T12">micropost.rb</text:span></text:p>
        <table:table table:name="Table8" table:style-name="Table8">
          <table:table-column table:style-name="Table8.A"/>
          <table:table-row>
            <table:table-cell table:style-name="Table8.A1" office:value-type="string">
              <text:p text:style-name="P488">class Micropost &lt; ActiveRecord::Base</text:p>
              <text:p text:style-name="P488"><text:span text:style-name="T28"><text:s text:c="2"/></text:span><text:span text:style-name="T13">belongs_to </text:span><text:span text:style-name="T280">:user</text:span> <text:s/></text:p>
              <text:p text:style-name="P541"><text:span text:style-name="T28"><text:s text:c="2"/></text:span><text:span text:style-name="T74">validates</text:span><text:span text:style-name="T529"> </text:span><text:span text:style-name="T526">:content,length: {maximum: 1</text:span><text:span text:style-name="T527">4</text:span><text:span text:style-name="T526">0}</text:span><text:span text:style-name="T528">,</text:span></text:p>
              <text:p text:style-name="P370"><text:span text:style-name="T395"><text:s text:c="15"/></text:span><text:span text:style-name="T261">presence: true</text:span></text:p>
              <text:p text:style-name="P501">end</text:p>
            </table:table-cell>
          </table:table-row>
        </table:table>
        <text:p text:style-name="P105"><text:span text:style-name="T106">testing</text:span><text:span text:style-name="T107"> validation</text:span>:</text:p>
        <text:p text:style-name="P488">test<text:span text:style-name="T524">/models/user_test.rb</text:span></text:p>
        <table:table table:name="Table87" table:style-name="Table87">
          <table:table-column table:style-name="Table87.A"/>
          <table:table-row>
            <table:table-cell table:style-name="Table87.A1" office:value-type="string">
              <text:p text:style-name="P902">require 'test_helper'</text:p>
              <text:p text:style-name="P902"/>
              <text:p text:style-name="P918">class UserTest &lt; ActiveSupport::TestCase</text:p>
              <text:p text:style-name="P902"><text:s text:c="2"/>def <text:span text:style-name="T1">setup</text:span></text:p>
              <text:p text:style-name="P902"><text:s text:c="4"/>@user = User.new(<text:span text:style-name="T429">name: "Example</text:span><text:span text:style-name="T430"> </text:span><text:span text:style-name="T429">User"</text:span><text:span text:style-name="T430">,</text:span></text:p>
              <text:p text:style-name="P901"><text:span text:style-name="T319"><text:s text:c="2"/></text:span><text:span text:style-name="T316">end</text:span><text:span text:style-name="T302"> <text:s text:c="12"/></text:span><text:span text:style-name="T429">email: "user@example.ex"</text:span>)</text:p>
              <text:p text:style-name="P902"/>
              <text:p text:style-name="P902"><text:s text:c="2"/>test "name should be present" do</text:p>
              <text:p text:style-name="P902"><text:s text:c="4"/>@user.name = " <text:s text:c="2"/>"</text:p>
              <text:p text:style-name="P902"><text:s text:c="4"/><text:span text:style-name="T1">assert_not @user.valid?</text:span></text:p>
              <text:p text:style-name="P902"><text:s text:c="2"/>end</text:p>
              <text:p text:style-name="P698"><text:s text:c="2"/></text:p>
              <text:p text:style-name="P698"><text:s text:c="2"/>test "email validation" do</text:p>
              <text:p text:style-name="P698"><text:s text:c="4"/>valid_emails = [BLABLA]</text:p>
              <text:p text:style-name="P698"><text:s text:c="4"/>valid_emails.each do |e|</text:p>
              <text:p text:style-name="P698"><text:s text:c="6"/>@user.email = e</text:p>
              <text:p text:style-name="P698"><text:s text:c="6"/><text:span text:style-name="T1">assert</text:span> @user.valid?, "#{e} <text:s text:c="2"/></text:p>
              <text:p text:style-name="P697"><text:s text:c="8"/>should be valid" <text:s text:c="2"/><text:span text:style-name="T1"># ERROR MSG</text:span></text:p>
              <text:p text:style-name="P697"><text:s text:c="4"/>end</text:p>
              <text:p text:style-name="P697"><text:s text:c="2"/>end</text:p>
              <text:p text:style-name="P902">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5">R</text:span><text:span text:style-name="T555">e</text:span><text:span text:style-name="T62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6">#find</text:span><text:span text:style-name="T555">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1"><text:span text:style-name="T236">#where</text:span><text:span text:style-name="T555"> returns an </text:span></text:p>
            </table:table-cell>
            <table:table-cell table:style-name="Table3.B3" office:value-type="string">
              <text:p text:style-name="P28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23">Id</text:p>
                  </table:table-cell>
                  <table:table-cell table:style-name="Table5.A1" office:value-type="string">
                    <text:p text:style-name="P924">Status</text:p>
                  </table:table-cell>
                  <table:table-cell table:style-name="Table5.C1" office:value-type="string">
                    <text:p text:style-name="P924">zombie</text:p>
                  </table:table-cell>
                </table:table-row>
                <table:table-row>
                  <table:table-cell table:style-name="Table5.A2" office:value-type="string">
                    <text:p text:style-name="P923">1</text:p>
                  </table:table-cell>
                  <table:table-cell table:style-name="Table5.A2" office:value-type="string">
                    <text:p text:style-name="P924">Status1</text:p>
                  </table:table-cell>
                  <table:table-cell table:style-name="Table5.C2" office:value-type="string">
                    <text:p text:style-name="P924">Ash</text:p>
                  </table:table-cell>
                </table:table-row>
                <table:table-row>
                  <table:table-cell table:style-name="Table5.A2" office:value-type="string">
                    <text:p text:style-name="P923">2</text:p>
                  </table:table-cell>
                  <table:table-cell table:style-name="Table5.A2" office:value-type="string">
                    <text:p text:style-name="P924">Status2</text:p>
                  </table:table-cell>
                  <table:table-cell table:style-name="Table5.C2" office:value-type="string">
                    <text:p text:style-name="P924">Bob</text:p>
                  </table:table-cell>
                </table:table-row>
                <table:table-row>
                  <table:table-cell table:style-name="Table5.A2" office:value-type="string">
                    <text:p text:style-name="P923">3</text:p>
                  </table:table-cell>
                  <table:table-cell table:style-name="Table5.A2" office:value-type="string">
                    <text:p text:style-name="P924">Status3</text:p>
                  </table:table-cell>
                  <table:table-cell table:style-name="Table5.C2" office:value-type="string">
                    <text:p text:style-name="P924">Jim</text:p>
                  </table:table-cell>
                </table:table-row>
                <table:table-row>
                  <table:table-cell table:style-name="Table5.A2" office:value-type="string">
                    <text:p text:style-name="P923">4</text:p>
                  </table:table-cell>
                  <table:table-cell table:style-name="Table5.A2" office:value-type="string">
                    <text:p text:style-name="P924">Status<text:span text:style-name="T278">4</text:span></text:p>
                  </table:table-cell>
                  <table:table-cell table:style-name="Table5.C2" office:value-type="string">
                    <text:p text:style-name="P924">Ash</text:p>
                  </table:table-cell>
                </table:table-row>
              </table:table>
              <text:p text:style-name="P249"/>
            </table:table-cell>
            <table:table-cell table:style-name="Table4.B1" office:value-type="string">
              <text:p text:style-name="P489">Tweet.<text:span text:style-name="T1">find</text:span>(3)</text:p>
              <text:p text:style-name="P924"/>
              <text:p text:style-name="P924"><text:span text:style-name="T136">puts t[:id] <text:s/></text:span>=&gt; <text:s/>3</text:p>
              <text:p text:style-name="P903">puts t[:zombie] </text:p>
              <text:p text:style-name="P251"><text:bookmark-start text:name="__RefHeading___Toc1570_1812042296"/>alternate form<text:bookmark-end text:name="__RefHeading___Toc1570_1812042296"/></text:p>
              <text:p text:style-name="P489">puts t.id</text:p>
              <text:p text:style-name="P489">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4"><text:span text:style-name="T298">T</text:span>wee<text:span text:style-name="T297">t.</text:span><text:span text:style-name="T2">find</text:span><text:span text:style-name="T297">(3,4,5)</text:span></text:p>
            </table:table-cell>
            <table:covered-table-cell/>
            <table:covered-table-cell/>
            <table:table-cell table:style-name="Table185.D1" table:number-columns-spanned="2" office:value-type="string">
              <text:p text:style-name="P466">Tweet.<text:span text:style-name="T1">first</text:span><text:tab/></text:p>
            </table:table-cell>
            <table:covered-table-cell/>
          </table:table-row>
          <table:table-row>
            <table:table-cell table:style-name="Table185.A1" table:number-columns-spanned="3" office:value-type="string">
              <text:p text:style-name="P334">Tweet.<text:span text:style-name="T1">order</text:span>(:zombie)</text:p>
            </table:table-cell>
            <table:covered-table-cell/>
            <table:covered-table-cell/>
            <table:table-cell table:style-name="Table185.D1" table:number-columns-spanned="2" office:value-type="string">
              <text:p text:style-name="P467"><text:span text:style-name="T316">Tweet.</text:span><text:span text:style-name="T320">count</text:span></text:p>
            </table:table-cell>
            <table:covered-table-cell/>
          </table:table-row>
          <table:table-row>
            <table:table-cell table:style-name="Table185.A1" table:number-columns-spanned="3" office:value-type="string">
              <text:p text:style-name="P334">Tweet.<text:span text:style-name="T1">limit</text:span>(10)</text:p>
            </table:table-cell>
            <table:covered-table-cell/>
            <table:covered-table-cell/>
            <table:table-cell table:style-name="Table185.D1" table:number-columns-spanned="2" office:value-type="string">
              <text:p text:style-name="P468"><text:span text:style-name="T316">Tweet.</text:span><text:span text:style-name="T320">all</text:span></text:p>
            </table:table-cell>
            <table:covered-table-cell/>
          </table:table-row>
          <table:table-row table:style-name="Table185.4">
            <table:table-cell table:style-name="Table185.D1" table:number-columns-spanned="5" office:value-type="string">
              <text:p text:style-name="P333"><text:span text:style-name="T309">Tweet.</text:span><text:span text:style-name="T310">where</text:span><text:span text:style-name="T309">(zombie: “ash”)</text:span></text:p>
            </table:table-cell>
            <table:covered-table-cell/>
            <table:covered-table-cell/>
            <table:covered-table-cell/>
            <table:covered-table-cell/>
          </table:table-row>
          <table:table-row>
            <table:table-cell table:style-name="Table185.D1" table:number-columns-spanned="5" office:value-type="string">
              <text:p text:style-name="P729">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6">User.<text:span text:style-name="T1">find_by</text:span>(email: "m<text:span text:style-name="T709">a</text:span>@example.com")</text:p>
            </table:table-cell>
            <table:covered-table-cell/>
            <table:covered-table-cell/>
            <table:covered-table-cell/>
            <table:covered-table-cell/>
          </table:table-row>
          <table:table-row>
            <table:table-cell table:style-name="Table185.D1" table:number-columns-spanned="5" office:value-type="string">
              <text:p text:style-name="P802">User.<text:span text:style-name="T1">select</text:span>(:id) <text:span text:style-name="T360">(selects the column)</text:span></text:p>
            </table:table-cell>
            <table:covered-table-cell/>
            <table:covered-table-cell/>
            <table:covered-table-cell/>
            <table:covered-table-cell/>
          </table:table-row>
          <table:table-row>
            <table:table-cell table:style-name="Table185.D1" office:value-type="string">
              <text:p text:style-name="P587">distinct</text:p>
            </table:table-cell>
            <table:table-cell table:style-name="Table185.D1" office:value-type="string">
              <text:p text:style-name="P587">from</text:p>
            </table:table-cell>
            <table:table-cell table:style-name="Table185.D1" table:number-columns-spanned="2" office:value-type="string">
              <text:p text:style-name="P587">group</text:p>
            </table:table-cell>
            <table:covered-table-cell/>
            <table:table-cell table:style-name="Table185.D1" office:value-type="string">
              <text:p text:style-name="P587">having</text:p>
            </table:table-cell>
          </table:table-row>
          <table:table-row>
            <table:table-cell table:style-name="Table185.D1" office:value-type="string">
              <text:p text:style-name="P587">includes</text:p>
            </table:table-cell>
            <table:table-cell table:style-name="Table185.D1" office:value-type="string">
              <text:p text:style-name="P587">joins</text:p>
            </table:table-cell>
            <table:table-cell table:style-name="Table185.D1" table:number-columns-spanned="2" office:value-type="string">
              <text:p text:style-name="P587">order</text:p>
            </table:table-cell>
            <table:covered-table-cell/>
            <table:table-cell table:style-name="Table185.D1" office:value-type="string">
              <text:p text:style-name="P587">limit</text:p>
            </table:table-cell>
          </table:table-row>
        </table:table>
        <text:p text:style-name="P116">you can <text:span text:style-name="T323">combine</text:span> them</text:p>
        <text:p text:style-name="P489"><text:span text:style-name="T446">Tweet.</text:span><text:span text:style-name="T447">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801">User.where(:email =&gt; "foo@bar.com")</text:p>
              <text:p text:style-name="P801">User.where("email" =&gt; "foo@bar.com")</text:p>
              <text:p text:style-name="P801">User.where("email = 'foo@bar.com'")</text:p>
              <text:p text:style-name="P801">User.where("email = ?", "foo@bar.com")</text:p>
              <text:p text:style-name="P801">User.where("users.email" =&gt; "foo@...")</text:p>
            </table:table-cell>
          </table:table-row>
        </table:table>
        <text:p text:style-name="P205">are <text:span text:style-name="T779">all </text:span>the same</text:p>
        <text:h text:style-name="Heading_20_2" text:outline-level="2"/>
        <text:h text:style-name="P1107" text:outline-level="2"><text:bookmark-start text:name="__RefHeading___Toc11388_2197419864"/>more efficien<text:span text:style-name="T778">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6">User.<text:span text:style-name="T1">find_each</text:span> do|user|</text:p>
            </table:table-cell>
          </table:table-row>
          <table:table-row>
            <table:table-cell table:style-name="Table191.A2" office:value-type="string">
              <text:p text:style-name="P805">User.where(male: true).<text:span text:style-name="T1">find_each</text:span> do...</text:p>
            </table:table-cell>
          </table:table-row>
        </table:table>
        <text:p text:style-name="P186"><text:span text:style-name="T57">retrieves</text:span><text:span text:style-name="T775"> records and then yields them </text:span><text:span text:style-name="T57">as models</text:span></text:p>
        <table:table table:name="Table195" table:style-name="Table195">
          <table:table-column table:style-name="Table195.A"/>
          <table:table-row>
            <table:table-cell table:style-name="Table195.A1" office:value-type="string">
              <text:p text:style-name="P912">User.find_each(<text:span text:style-name="T312">batch_size:5000</text:span>)</text:p>
            </table:table-cell>
          </table:table-row>
          <table:table-row>
            <table:table-cell table:style-name="Table195.A2" office:value-type="string">
              <text:p text:style-name="P913">User.find_each(<text:span text:style-name="T314">start: </text:span><text:span text:style-name="T315">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6"><text:span text:style-name="T777">Invoice</text:span>.<text:span text:style-name="T776">find_in_batches do |invoices|</text:span></text:p>
            </table:table-cell>
          </table:table-row>
        </table:table>
        <text:h text:style-name="P102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0">lient.where("orders_count = </text:span><text:span text:style-name="T58">?</text:span><text:span text:style-name="T780">",</text:span></text:p>
              <text:p text:style-name="P807"><text:span text:style-name="T1">params[:orders]</text:span>)</text:p>
            </table:table-cell>
            <table:covered-table-cell/>
          </table:table-row>
          <table:table-row>
            <table:table-cell table:style-name="Table197.A2" office:value-type="string">
              <text:p text:style-name="Standard">the <text:span text:style-name="T136">?</text:span> will be replaced with the value in <text:span text:style-name="T136">params[:orders]</text:span></text:p>
            </table:table-cell>
            <table:table-cell table:style-name="Table197.B2" office:value-type="string">
              <text:p text:style-name="P207">it's also better to NOT use <text:span text:style-name="T183">#{interpolation}</text:span> because of malicious intents</text:p>
            </table:table-cell>
          </table:table-row>
        </table:table>
        <text:p text:style-name="Standard"><text:span text:style-name="T59">multiple</text:span><text:span text:style-name="T781">:</text:span></text:p>
        <table:table table:name="Table198" table:style-name="Table198">
          <table:table-column table:style-name="Table198.A"/>
          <table:table-row>
            <table:table-cell table:style-name="Table198.A1" office:value-type="string">
              <text:p text:style-name="P808">Client.where</text:p>
              <text:p text:style-name="P808">("created_at &gt; <text:span text:style-name="T1">:a</text:span> AND created_at &lt; <text:span text:style-name="T1">:b</text:span>,</text:p>
              <text:p text:style-name="P809">{<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10">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10">Client.where(created_at: </text:p>
              <text:p text:style-name="P811">(Time.now - 1.day)<text:span text:style-name="T278">..</text:span>(Time.now)<text:span text:style-name="T782">)</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12">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3">Client.where<text:span text:style-name="T1">.not</text:span>(locked: true)</text:p>
            </table:table-cell>
          </table:table-row>
        </table:table>
        <text:h text:style-name="P102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3">Client<text:span text:style-name="T1">.order</text:span>(:created_at)</text:p>
              <text:p text:style-name="P813">Client.order(created_at <text:span text:style-name="T1">:desc</text:span>)<text:span text:style-name="T427"># argum</text:span></text:p>
              <text:p text:style-name="P814">Client.order(a <text:span text:style-name="T1">:desc</text:span>, b <text:span text:style-name="T1">:asc</text:span>) <text:span text:style-name="T422"># multip</text:span></text:p>
              <text:p text:style-name="P814">Client.order("a DESC").order("b ASC")</text:p>
            </table:table-cell>
          </table:table-row>
        </table:table>
        <text:h text:style-name="P102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5">Client<text:span text:style-name="T1">.select</text:span>("viewable_by, locked")</text:p>
              <text:p text:style-name="P815">Client.select(:name)<text:span text:style-name="T1">.distinct</text:span></text:p>
            </table:table-cell>
          </table:table-row>
        </table:table>
        <text:h text:style-name="P102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6">Cli<text:span text:style-name="T783">ent.</text:span><text:span text:style-name="T60">limit</text:span><text:span text:style-name="T783">(5).offset(30) </text:span><text:span text:style-name="T364">will </text:span><text:span text:style-name="T368">return a</text:span></text:p>
            </table:table-cell>
          </table:table-row>
          <table:table-row>
            <table:table-cell table:style-name="Table205.A2" office:value-type="string">
              <text:p text:style-name="Standard">maximum of 5 clients starting from the #31st</text:p>
            </table:table-cell>
          </table:table-row>
        </table:table>
        <text:h text:style-name="P102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7">Order.select</text:p>
              <text:p text:style-name="P819">("date(created_at) as ordered_date, </text:p>
              <text:p text:style-name="P818">sum(price) as total_price")</text:p>
              <text:p text:style-name="P818"><text:span text:style-name="T1">.group</text:span>("date(created_at)") </text:p>
            </table:table-cell>
          </table:table-row>
          <table:table-row>
            <table:table-cell table:style-name="Table206.A2" office:value-type="string">
              <text:p text:style-name="P217">will return a single <text:span text:style-name="T188">Order</text:span> for </text:p>
              <text:p text:style-name="P217">(each <text:span text:style-name="T188">date</text:span> where there are <text:span text:style-name="T188">orders</text:span><text:span text:style-name="T222">)</text:span></text:p>
            </table:table-cell>
          </table:table-row>
          <table:table-row>
            <table:table-cell table:style-name="Table206.A2" office:value-type="string">
              <text:p text:style-name="P848">Post.joins(:tags).<text:span text:style-name="T1">group</text:span>("tags.name")</text:p>
              <text:p text:style-name="P849">.count <text:span text:style-name="T410"># =&gt; {"tag1"=&gt;4,"tag2"=&gt;2}</text:span></text:p>
            </table:table-cell>
          </table:table-row>
        </table:table>
        <text:h text:style-name="P102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20">Order.select<text:span text:style-name="T784">(#BLA BLA)</text:span></text:p>
              <text:p text:style-name="P643"><text:span text:style-name="T61">.having</text:span><text:span text:style-name="T784">("sum(price) &gt; </text:span><text:span text:style-name="T61">?</text:span><text:span text:style-name="T784">", </text:span><text:span text:style-name="T61">100</text:span><text:span text:style-name="T784">)</text:span></text:p>
            </table:table-cell>
          </table:table-row>
        </table:table>
        <text:h text:style-name="P102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21">Article<text:span text:style-name="T1">.none</text:span> # returns an empty Rel.</text:p>
            </table:table-cell>
          </table:table-row>
        </table:table>
        <text:h text:style-name="P1028" text:outline-level="3"><text:bookmark-start text:name="__RefHeading___Toc11817_4111033120"/>join<text:span text:style-name="T796">s</text:span><text:bookmark-end text:name="__RefHeading___Toc11817_4111033120"/></text:h>
        <table:table table:name="Table209" table:style-name="Table209">
          <table:table-column table:style-name="Table209.A"/>
          <table:table-row>
            <table:table-cell table:style-name="Table209.A1" office:value-type="string">
              <text:p text:style-name="P851">Post.joins(:tags).group("tags.name")</text:p>
              <text:p text:style-name="P850">.count <text:span text:style-name="T410"># =&gt; {"tag1"=&gt;4,"tag2"=&gt;2}</text:span></text:p>
            </table:table-cell>
          </table:table-row>
          <table:table-row>
            <table:table-cell table:style-name="Table209.A2" office:value-type="string">
              <text:p text:style-name="P821">Author<text:span text:style-name="T1">.joins</text:span>("INNER JOIN posts ON</text:p>
              <text:p text:style-name="P822">posts.author_id = authors.id AND</text:p>
              <text:p text:style-name="P822">posts.published = 't'")</text:p>
            </table:table-cell>
          </table:table-row>
          <table:table-row>
            <table:table-cell table:style-name="Table209.A2" office:value-type="string">
              <text:p text:style-name="P823">Category<text:span text:style-name="T1">.joins</text:span>(:articles)</text:p>
            </table:table-cell>
          </table:table-row>
          <table:table-row>
            <table:table-cell table:style-name="Table209.A2" office:value-type="string">
              <text:p text:style-name="P211">re<text:span text:style-name="T785">turn a </text:span><text:span text:style-name="T212">Category</text:span><text:span text:style-name="T785"> object for </text:span></text:p>
              <text:p text:style-name="P212">all categories with <text:span text:style-name="T18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6">le</text:span><text:span text:style-name="T62">.joins</text:span><text:span text:style-name="T786">(:category, :comments)</text:span></text:p>
            </table:table-cell>
          </table:table-row>
          <table:table-row>
            <table:table-cell table:style-name="Table210.A2" office:value-type="string">
              <text:p text:style-name="P210">return all <text:span text:style-name="T212">articles</text:span> that have a <text:span text:style-name="T212">category</text:span> and at least one <text:span text:style-name="T212">comment</text:span></text:p>
            </table:table-cell>
          </table:table-row>
          <table:table-row>
            <table:table-cell table:style-name="Table210.A2" office:value-type="string">
              <text:p text:style-name="Preformatted_20_Text">Article.<text:span text:style-name="T1">j</text:span><text:span text:style-name="T62">oins</text:span><text:span text:style-name="T786">(comments: :guest)</text:span></text:p>
            </table:table-cell>
          </table:table-row>
          <table:table-row>
            <table:table-cell table:style-name="Table210.A2" office:value-type="string">
              <text:p text:style-name="P210">return all <text:span text:style-name="T212">articles</text:span> that have a <text:span text:style-name="T212">comment</text:span> made by a <text:span text:style-name="T212">guest</text:span></text:p>
            </table:table-cell>
          </table:table-row>
          <table:table-row>
            <table:table-cell table:style-name="Table210.A2" office:value-type="string">
              <text:p text:style-name="P824">Category<text:span text:style-name="T1">.joins</text:span>(articles: </text:p>
              <text:p text:style-name="P825">[{ comments: :guest }, :tags])</text:p>
            </table:table-cell>
          </table:table-row>
          <table:table-row>
            <table:table-cell table:style-name="Table210.A2" office:value-type="string">
              <text:p text:style-name="P210">return all <text:span text:style-name="T212">categories</text:span> that have <text:span text:style-name="T212">articles</text:span> with </text:p>
              <text:p text:style-name="P210">a <text:span text:style-name="T212">comment</text:span> from a <text:span text:style-name="T212">guest</text:span> AND a <text:span text:style-name="T212">tag</text:span></text:p>
            </table:table-cell>
          </table:table-row>
          <table:table-row>
            <table:table-cell table:style-name="Table210.A2" office:value-type="string">
              <text:p text:style-name="P548">time_range=(Time.now - 1.day)..(Time.now)</text:p>
              <text:p text:style-name="P824">Client<text:span text:style-name="T1">.joins</text:span>(:orders).where(orders:</text:p>
              <text:p text:style-name="P824">{ created_at: time_range })</text:p>
            </table:table-cell>
          </table:table-row>
          <table:table-row>
            <table:table-cell table:style-name="Table210.A2" office:value-type="string">
              <text:p text:style-name="Standard">r<text:span text:style-name="T786">eturns all the </text:span><text:span text:style-name="T212">clients</text:span><text:span text:style-name="T786"> that have </text:span><text:span text:style-name="T212">orders</text:span><text:span text:style-name="T786"> that were created </text:span><text:span text:style-name="T212">yesterday</text:span></text:p>
            </table:table-cell>
          </table:table-row>
          <table:table-row>
            <table:table-cell table:style-name="Table210.A2" office:value-type="string">
              <text:p text:style-name="P824">Author.<text:span text:style-name="T1">left_outer_joins</text:span>(:posts)</text:p>
              <text:p text:style-name="P825">.distinct.select('authors.*,</text:p>
              <text:p text:style-name="P825"><text:s/>COUNT(posts<text:span text:style-name="T787">.*) AS posts_count')</text:span></text:p>
              <text:p text:style-name="P826">.group('authors.id')</text:p>
            </table:table-cell>
          </table:table-row>
          <table:table-row>
            <table:table-cell table:style-name="Table210.A2" office:value-type="string">
              <text:p text:style-name="Standard">retur<text:span text:style-name="T787">ns all the </text:span><text:span text:style-name="T213">authors</text:span><text:span text:style-name="T787"> with their </text:span><text:span text:style-name="T213">count</text:span><text:span text:style-name="T787"> of </text:span><text:span text:style-name="T213">posts</text:span><text:span text:style-name="T787">, even if they don't have any</text:span></text:p>
            </table:table-cell>
          </table:table-row>
        </table:table>
        <text:h text:style-name="P1029" text:outline-level="3"><text:bookmark-start text:name="__RefHeading___Toc12284_3059398572"/>scopes<text:bookmark-end text:name="__RefHeading___Toc12284_3059398572"/></text:h>
        <text:p text:style-name="P213">all scopes will return <text:span text:style-name="T188">ActiveRecord::Relation</text:span> objects on which you can use other methods</text:p>
        <table:table table:name="Table211" table:style-name="Table211">
          <table:table-column table:style-name="Table211.A"/>
          <table:table-row>
            <table:table-cell table:style-name="Table211.A1" office:value-type="string">
              <text:p text:style-name="P827">class Article &lt; ApplicationRecord</text:p>
              <text:p text:style-name="P827"><text:s text:c="2"/><text:span text:style-name="T1">scope :published</text:span>, -&gt; </text:p>
              <text:p text:style-name="P828">{ where(published: true) }</text:p>
              <text:p text:style-name="P829"><text:s text:c="2"/><text:span text:style-name="T1">scope :published_and_commented</text:span>, -&gt;</text:p>
              <text:p text:style-name="P828">{ <text:span text:style-name="T1">published.where</text:span>("a_count &gt; 0 ) }</text:p>
              <text:p text:style-name="P829">end</text:p>
            </table:table-cell>
          </table:table-row>
          <table:table-row>
            <table:table-cell table:style-name="Table211.A2" office:value-type="string">
              <text:p text:style-name="P831">Article.published # =&gt; results</text:p>
            </table:table-cell>
          </table:table-row>
          <table:table-row>
            <table:table-cell table:style-name="Table211.A2" office:value-type="string">
              <text:p text:style-name="P832"><text:span text:style-name="T1">scope: created_before</text:span>, -&gt;(<text:span text:style-name="T1">time</text:span>) </text:p>
              <text:p text:style-name="P833">{ where("created_at &lt; <text:span text:style-name="T1">?</text:span>", <text:span text:style-name="T1">time</text:span>) }</text:p>
              <text:p text:style-name="P833"/>
              <text:p text:style-name="P834">category.articles<text:span text:style-name="T1">.created_before(time)</text:span></text:p>
            </table:table-cell>
          </table:table-row>
        </table:table>
        <text:p text:style-name="P830"/>
        <table:table table:name="Table212" table:style-name="Table212">
          <table:table-column table:style-name="Table212.A"/>
          <table:table-row>
            <table:table-cell table:style-name="Table212.A1" office:value-type="string">
              <text:p text:style-name="P914">class Article &lt; ApplicationRecord</text:p>
              <text:p text:style-name="P914"><text:s text:c="2"/>s<text:span text:style-name="T1">cope :created_before</text:span>, -&gt;(time) </text:p>
              <text:p text:style-name="P915">{ where("created_at &lt; ?", time)</text:p>
              <text:p text:style-name="P915"><text:span text:style-name="T1">if time.present?</text:span> }</text:p>
              <text:p text:style-name="P916">end</text:p>
            </table:table-cell>
          </table:table-row>
        </table:table>
        <text:p text:style-name="P214"><text:span text:style-name="T788">a scope will always return an </text:span><text:span text:style-name="T214">ActiveRecord:Relation</text:span><text:span text:style-name="T788">, even if the conditional is </text:span><text:span text:style-name="T21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8"> </text:span></text:p>
              <text:p text:style-name="P833">{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3">merg<text:span text:style-name="T788">ing scopes</text:span></text:p>
              <text:p text:style-name="P553"/>
              <text:p text:style-name="P588">scope :active<text:span text:style-name="T278">,</text:span><text:span text:style-name="T414"> -&gt; {where state: 'active'}</text:span></text:p>
              <text:p text:style-name="P588">scope :inactive<text:span text:style-name="T278">,</text:span><text:span text:style-name="T414"> -&gt; {where state: 'inacti</text:span></text:p>
              <text:p text:style-name="P835"/>
              <text:p text:style-name="P589">User.active.inactive</text:p>
            </table:table-cell>
          </table:table-row>
          <table:table-row table:style-name="Table214.1">
            <table:table-cell table:style-name="Table214.A2" office:value-type="string">
              <text:p text:style-name="P554">remove scope</text:p>
              <text:p text:style-name="P835">Client.<text:span text:style-name="T1">unscoped</text:span>.all</text:p>
            </table:table-cell>
          </table:table-row>
        </table:table>
        <text:h text:style-name="P992" text:outline-level="3"/>
        <text:h text:style-name="P1058" text:outline-level="3"><text:bookmark-start text:name="__RefHeading___Toc12286_3059398572"/>F<text:span text:style-name="T789">ind_or_create</text:span><text:bookmark-end text:name="__RefHeading___Toc12286_3059398572"/></text:h>
        <text:p text:style-name="P182">checks if a record exists, if it doesn't, calls <text:span text:style-name="T188">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9">lient.</text:span><text:span text:style-name="T63">find_or_create_by</text:span><text:span text:style-name="T789">(name: 'Andy')</text:span></text:p>
            </table:table-cell>
          </table:table-row>
          <table:table-row>
            <table:table-cell table:style-name="Table215.A2" office:value-type="string">
              <text:p text:style-name="P835">Client.create_with(locked: false)</text:p>
              <text:p text:style-name="P836">.<text:span text:style-name="T1">find_or_create_by</text:span>(name: 'Andy')</text:p>
            </table:table-cell>
          </table:table-row>
          <table:table-row>
            <table:table-cell table:style-name="Table215.A2" office:value-type="string">
              <text:p text:style-name="P835">Client.<text:span text:style-name="T1">find_or_create_by</text:span>(name:'Andy'){</text:p>
              <text:p text:style-name="P836">|c| c.locked = false }</text:p>
            </table:table-cell>
          </table:table-row>
          <table:table-row>
            <table:table-cell table:style-name="Table215.A2" office:value-type="string">
              <text:p text:style-name="Standard">the <text:span text:style-name="T789">bang! raises an </text:span><text:span text:style-name="T63">exception</text:span><text:span text:style-name="T789"> if the new record is </text:span><text:span text:style-name="T63">not valid</text:span><text:span text:style-name="T789">:</text:span></text:p>
              <text:p text:style-name="Preformatted_20_Text">Client.<text:span text:style-name="T1">find</text:span><text:span text:style-name="T63">_or_create_by!</text:span><text:span text:style-name="T789">(name:'Andy')</text:span></text:p>
              <text:p text:style-name="P549"># =&gt; ActiveRecord::RecordInvalid: blablabl</text:p>
            </table:table-cell>
          </table:table-row>
        </table:table>
        <text:p text:style-name="P187">works like the other but calls <text:span text:style-name="T215">new</text:span> instad of create</text:p>
        <table:table table:name="Table216" table:style-name="Table216">
          <table:table-column table:style-name="Table216.A"/>
          <table:table-row>
            <table:table-cell table:style-name="Table216.A1" office:value-type="string">
              <text:p text:style-name="Preformatted_20_Text">ni<text:span text:style-name="T789">ck = Client.find_or_initialize_by(</text:span></text:p>
              <text:p text:style-name="P836">name: 'Andy')</text:p>
              <text:p text:style-name="P837">nick.persisted? <text:s/><text:span text:style-name="T795"><text:s text:c="6"/></text:span><text:span text:style-name="T132"># =&gt; false</text:span></text:p>
              <text:p text:style-name="P837">nick.new_record? <text:span text:style-name="T795"><text:s text:c="6"/></text:span><text:span text:style-name="T132"># =&gt; true</text:span></text:p>
              <text:p text:style-name="P837">nick.save <text:s text:c="7"/><text:span text:style-name="T795"><text:s text:c="6"/></text:span><text:span text:style-name="T132"># =&gt; true</text:span></text:p>
            </table:table-cell>
          </table:table-row>
        </table:table>
        <text:h text:style-name="P993" text:outline-level="3"><text:bookmark-start text:name="__RefHeading___Toc12288_3059398572"/>Find_by_sql<text:bookmark-end text:name="__RefHeading___Toc12288_3059398572"/></text:h>
        <text:p text:style-name="Standard"><text:span text:style-name="T790">returns an </text:span><text:span text:style-name="T216">array</text:span><text:span text:style-name="T790"> of </text:span><text:span text:style-name="T216">objects</text:span><text:span text:style-name="T790"> even with 1 result</text:span></text:p>
        <table:table table:name="Table217" table:style-name="Table217">
          <table:table-column table:style-name="Table217.A"/>
          <table:table-row>
            <table:table-cell table:style-name="Table217.A1" office:value-type="string">
              <text:p text:style-name="P839">Client.<text:span text:style-name="T1">find_by_sql</text:span>("SELECT * </text:p>
              <text:p text:style-name="P838">FROM clients INNER JOIN orders</text:p>
              <text:p text:style-name="P838">ON clients.id = orders.client_id</text:p>
              <text:p text:style-name="P838">ORDER BY clients.created_at desc")</text:p>
            </table:table-cell>
          </table:table-row>
          <table:table-row>
            <table:table-cell table:style-name="Table217.A2" office:value-type="string">
              <text:p text:style-name="P521"># =&gt; [#&lt;Client id: 1, first_name: "Lucas"&gt;</text:p>
            </table:table-cell>
          </table:table-row>
        </table:table>
        <text:h text:style-name="P1030" text:outline-level="3"><text:bookmark-start text:name="__RefHeading___Toc12290_3059398572"/>select_all<text:bookmark-end text:name="__RefHeading___Toc12290_3059398572"/></text:h>
        <text:p text:style-name="P216">will return an <text:span text:style-name="T216">array</text:span> of <text:span text:style-name="T216">hashes</text:span></text:p>
        <table:table table:name="Table218" table:style-name="Table218">
          <table:table-column table:style-name="Table218.A"/>
          <table:table-row>
            <table:table-cell table:style-name="Table218.A1" office:value-type="string">
              <text:p text:style-name="Preformatted_20_Text">Client.connec<text:span text:style-name="T791">tion</text:span><text:span text:style-name="T64">.select_all</text:span><text:span text:style-name="T791">("SELECT </text:span></text:p>
              <text:p text:style-name="P840">name, created_at FROM client </text:p>
              <text:p text:style-name="P840">WHERE id = '1'")</text:p>
              <text:p text:style-name="P521"># =&gt; [ {"name"=&gt;"Rafael", "created_at"</text:p>
            </table:table-cell>
          </table:table-row>
        </table:table>
        <text:h text:style-name="Heading_20_3" text:outline-level="3"><text:bookmark-start text:name="__RefHeading___Toc12292_3059398572"/>p<text:span text:style-name="T791">luck</text:span><text:bookmark-end text:name="__RefHeading___Toc12292_3059398572"/></text:h>
        <text:p text:style-name="P216">to query single or multiple columns and returns an <text:span text:style-name="T216">array</text:span> of <text:span text:style-name="T216">values</text:span>. Unlike select, it convers results into array<text:span text:style-name="T792">s and CANNOT BE CHAINED</text:span></text:p>
        <table:table table:name="Table219" table:style-name="Table219">
          <table:table-column table:style-name="Table219.A"/>
          <table:table-row>
            <table:table-cell table:style-name="Table219.A1" office:value-type="string">
              <text:p text:style-name="P841">Client.where(active:true).<text:span text:style-name="T1">pluck</text:span>(:id)</text:p>
              <text:p text:style-name="P521"># =&gt; [1,2,3]</text:p>
              <text:p text:style-name="P841">Client.distinct.<text:span text:style-name="T1">pluck</text:span>(:role)</text:p>
              <text:p text:style-name="P521"># =&gt; ['admin', 'member', 'guest']</text:p>
              <text:p text:style-name="P841">Client.<text:span text:style-name="T1">pluck</text:span>(:id, :name)</text:p>
              <text:p text:style-name="P550"># =&gt; [[1, 'David], [2, 'Jeremy']]</text:p>
            </table:table-cell>
          </table:table-row>
          <table:table-row>
            <table:table-cell table:style-name="Table219.A2" office:value-type="string">
              <text:p text:style-name="P842">Client.<text:span text:style-name="T1">pluck</text:span>(:name).limit(1)</text:p>
              <text:p text:style-name="P522"># =&gt; <text:span text:style-name="T1">NoMethodError</text:span>: unde<text:span text:style-name="T793">fined method 'limi</text:span></text:p>
              <text:p text:style-name="P842">Client.limit(1).<text:span text:style-name="T1">pluck</text:span>(:name)</text:p>
              <text:p text:style-name="P522"># =&gt; ["David"]</text:p>
            </table:table-cell>
          </table:table-row>
        </table:table>
        <text:h text:style-name="P1031" text:outline-level="3"/>
        <text:h text:style-name="P1052"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42">Person.<text:span text:style-name="T1">ids</text:span><text:span text:style-name="T794"> </text:span><text:span text:style-name="T133"># SELECT person_id FROM people</text:span></text:p>
            </table:table-cell>
          </table:table-row>
        </table:table>
        <text:h text:style-name="P1032"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3">Client.<text:span text:style-name="T1">exists</text:span>?(1)</text:p>
              <text:p text:style-name="P843">Client.<text:span text:style-name="T1">exists</text:span>?(id: [1,2,3])</text:p>
              <text:p text:style-name="P843">Client.<text:span text:style-name="T1">exists</text:span>?(name: ['John', 'Bob'])</text:p>
              <text:p text:style-name="P843">Client.where(name: 'Ryan').<text:span text:style-name="T1">exists</text:span>?</text:p>
              <text:p text:style-name="P844">Client.<text:span text:style-name="T1">exists</text:span>?</text:p>
              <text:p text:style-name="P844">Article.<text:span text:style-name="T1">any</text:span>?</text:p>
              <text:p text:style-name="P844">Article.<text:span text:style-name="T1">many</text:span>?</text:p>
              <text:p text:style-name="P844">Article.first.categories.<text:span text:style-name="T1">any</text:span>?</text:p>
              <text:p text:style-name="P844">Article.where(published: true).<text:span text:style-name="T1">any</text:span>?</text:p>
            </table:table-cell>
          </table:table-row>
        </table:table>
        <text:p text:style-name="Standard">will return <text:span text:style-name="T216">true</text:span> if ANY of the record exists</text:p>
        <text:h text:style-name="P1033"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5">Client.<text:span text:style-name="T1">count</text:span></text:p>
              <text:p text:style-name="P845">Client.where(name: 'Ryan').<text:span text:style-name="T1">count</text:span></text:p>
              <text:p text:style-name="P644">Client.<text:span text:style-name="T1">count</text:span>(:age)</text:p>
            </table:table-cell>
          </table:table-row>
          <table:table-row>
            <table:table-cell table:style-name="Table222.A2" office:value-type="string">
              <text:p text:style-name="P845">Client.includes("orders").where</text:p>
              <text:p text:style-name="P846">(first_name: 'Ryan', orders: </text:p>
              <text:p text:style-name="P846">{ status: 'received' }).<text:span text:style-name="T1">count</text:span></text:p>
            </table:table-cell>
          </table:table-row>
          <table:table-row>
            <table:table-cell table:style-name="Table222.A2" office:value-type="string">
              <text:p text:style-name="P847">Client.<text:span text:style-name="T1">average</text:span>("orders_count")</text:p>
              <text:p text:style-name="P847">Client.<text:span text:style-name="T1">minimum</text:span>("age")</text:p>
              <text:p text:style-name="P847">Client.<text:span text:style-name="T1">maximum</text:span>("age")</text:p>
              <text:p text:style-name="P847">Client.<text:span text:style-name="T1">sum</text:span>("orders_count")</text:p>
            </table:table-cell>
          </table:table-row>
        </table:table>
        <text:p text:style-name="P285"/>
        <text:p text:style-name="P284"/>
        <text:h text:style-name="P110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1"><text:span text:style-name="T641">t</text:span> = <text:span text:style-name="T1">Tweet</text:span>.new</text:p>
              <text:p text:style-name="P481">t.<text:span text:style-name="T1">status</text:span>=“Status1”</text:p>
              <text:p text:style-name="P478">t.<text:span text:style-name="T1">save</text:span></text:p>
            </table:table-cell>
            <table:covered-table-cell/>
            <table:table-cell table:style-name="Table152.C1" office:value-type="string">
              <text:p text:style-name="P479">t = <text:span text:style-name="T1">TableName</text:span>.new</text:p>
              <text:p text:style-name="P479">t.<text:span text:style-name="T1">key</text:span> = <text:span text:style-name="T1">value</text:span></text:p>
              <text:p text:style-name="P479">t.<text:span text:style-name="T1">save</text:span></text:p>
            </table:table-cell>
          </table:table-row>
          <table:table-row>
            <table:table-cell table:style-name="Table152.A2" table:number-columns-spanned="3" office:value-type="string">
              <text:p text:style-name="P480">t = Tweet.new<text:span text:style-name="T423">(status: “Status1”,zo</text:span><text:span text:style-name="T424">m</text:span><text:span text:style-name="T423">bie:“Jim”)</text:span></text:p>
              <text:p text:style-name="P480">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1"><text:span text:style-name="T5">TableName</text:span><text:span text:style-name="T296">.create(</text:span><text:span text:style-name="T5">hash</text:span><text:span text:style-name="T296">)</text:span></text:p>
            </table:table-cell>
            <table:covered-table-cell/>
          </table:table-row>
          <table:table-row>
            <table:table-cell table:style-name="Table152.C1" table:number-columns-spanned="3" office:value-type="string">
              <text:p text:style-name="P479">Tweet<text:span text:style-name="T1">.create</text:span><text:span text:style-name="T124">(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5">U</text:span><text:span text:style-name="T55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2">t = Tweet.find(3)</text:p>
              <text:p text:style-name="P482">t.zombie = “<text:span text:style-name="T328">blah</text:span>”</text:p>
              <text:p text:style-name="P482">t.<text:span text:style-name="T1">save</text:span></text:p>
            </table:table-cell>
            <table:table-cell table:style-name="Table193.B1" office:value-type="string">
              <text:p text:style-name="P483">t = <text:span text:style-name="T1">Table</text:span>.find(id)</text:p>
              <text:p text:style-name="P483">t.<text:span text:style-name="T1">key</text:span> = <text:span text:style-name="T1">value</text:span></text:p>
              <text:p text:style-name="P483">t.save</text:p>
            </table:table-cell>
          </table:table-row>
          <table:table-row>
            <table:table-cell table:style-name="Table193.A2" office:value-type="string">
              <text:p text:style-name="P484">t = Tweet.find(2)</text:p>
              <text:p text:style-name="P484">t.attributes = {</text:p>
              <text:p text:style-name="P484"><text:s text:c="2"/><text:span text:style-name="T1">status:</text:span> “uhuh”,</text:p>
              <text:p text:style-name="P484"><text:s text:c="2"/><text:span text:style-name="T1">zombie:</text:span> “Frank”}</text:p>
              <text:p text:style-name="P484">t.<text:span text:style-name="T1">save</text:span></text:p>
            </table:table-cell>
            <table:table-cell table:style-name="Table193.B2" office:value-type="string">
              <text:p text:style-name="P257"><text:bookmark-start text:name="__RefHeading___Toc2041_18120422961"/><text:span text:style-name="T1">alt form </text:span><text:span text:style-name="T4">#1</text:span><text:bookmark-end text:name="__RefHeading___Toc2041_18120422961"/></text:p>
              <text:p text:style-name="P487"><text:span text:style-name="T533">t = </text:span><text:span text:style-name="T29">Table</text:span><text:span text:style-name="T533">.find(</text:span><text:span text:style-name="T29">id</text:span><text:span text:style-name="T533">)</text:span></text:p>
              <text:p text:style-name="P484">t.attributes =<text:span text:style-name="T1">hash</text:span></text:p>
              <text:p text:style-name="P484">t.save</text:p>
            </table:table-cell>
          </table:table-row>
          <table:table-row>
            <table:table-cell table:style-name="Table193.A2" office:value-type="string">
              <text:p text:style-name="P485">t = Tweet.find(2)</text:p>
              <text:p text:style-name="P485">t.update (</text:p>
              <text:p text:style-name="P487"><text:s text:c="2"/><text:span text:style-name="T4">status:</text:span><text:span text:style-name="T329"> “uhuh”,</text:span></text:p>
              <text:p text:style-name="P487"><text:s text:c="2"/><text:span text:style-name="T4">zombie:</text:span><text:span text:style-name="T329"> “Frank”)</text:span> </text:p>
            </table:table-cell>
            <table:table-cell table:style-name="Table193.B3" office:value-type="string">
              <text:p text:style-name="P250"><text:bookmark-start text:name="__RefHeading___Toc2043_18120422961"/>alt form #2<text:bookmark-end text:name="__RefHeading___Toc2043_18120422961"/></text:p>
              <text:p text:style-name="P485">t = Tweet.find(2)</text:p>
              <text:p text:style-name="P529">t = <text:span text:style-name="T1">Table</text:span>.update(<text:span text:style-name="T1">hash</text:span>)</text:p>
            </table:table-cell>
          </table:table-row>
          <table:table-row>
            <table:table-cell table:style-name="Table193.A5" table:number-columns-spanned="2" office:value-type="string">
              <text:p text:style-name="P199"><text:span text:style-name="T555">The </text:span><text:span text:style-name="Source_20_Text"><text:span text:style-name="T80">update_attributes</text:span></text:span><text:span text:style-name="T555"> method accepts a hash of attributes, and on success performs both the update and the save in one step (returning </text:span><text:span text:style-name="Source_20_Text"><text:span text:style-name="T80">true</text:span></text:span><text:span text:style-name="T555"> to indicate that the save went through)</text:span></text:p>
            </table:table-cell>
            <table:covered-table-cell/>
          </table:table-row>
          <table:table-row>
            <table:table-cell table:style-name="Table193.A5" table:number-columns-spanned="2" office:value-type="string">
              <text:p text:style-name="P803">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6">t = <text:span text:style-name="T1">Tweet</text:span>.find(2)</text:p>
              <text:p text:style-name="P486">t.destroy</text:p>
            </table:table-cell>
            <table:table-cell table:style-name="Table194.B1" office:value-type="string">
              <text:p text:style-name="P487">t = <text:span text:style-name="T3">Table</text:span><text:span text:style-name="T330">.find(</text:span><text:span text:style-name="T3">id</text:span><text:span text:style-name="T330">)</text:span></text:p>
              <text:p text:style-name="P486">t.destroy</text:p>
            </table:table-cell>
          </table:table-row>
          <table:table-row>
            <table:table-cell table:style-name="Table194.A2" office:value-type="string">
              <text:p text:style-name="P543"><text:span text:style-name="T1">Tweet</text:span>.find(2).destroy</text:p>
            </table:table-cell>
            <table:table-cell table:style-name="Table194.B3" office:value-type="string">
              <text:p text:style-name="P250"><text:bookmark-start text:name="__RefHeading___Toc2045_18120422961"/>alt<text:span text:style-name="T332">ernate</text:span> <text:span text:style-name="T331">form</text:span><text:bookmark-end text:name="__RefHeading___Toc2045_18120422961"/></text:p>
              <text:p text:style-name="P520"><text:span text:style-name="T1">Table</text:span>.find(<text:span text:style-name="T1">id</text:span>).destroy</text:p>
            </table:table-cell>
          </table:table-row>
          <table:table-row>
            <table:table-cell table:style-name="Table194.A2" office:value-type="string">
              <text:p text:style-name="P487"><text:span text:style-name="T1">Tweet</text:span>.destroy_all</text:p>
            </table:table-cell>
            <table:table-cell table:style-name="Table194.B3" office:value-type="string">
              <text:h text:style-name="P1008" text:outline-level="3"><text:bookmark-start text:name="__RefHeading___Toc2047_18120422961"/>destroy all<text:bookmark-end text:name="__RefHeading___Toc2047_18120422961"/></text:h>
            </table:table-cell>
          </table:table-row>
        </table:table>
        <text:h text:style-name="P1068" text:outline-level="2"/>
        <text:p text:style-name="P880"/>
        <text:h text:style-name="P1009" text:outline-level="3"/>
        <text:h text:style-name="P1034" text:outline-level="3"/>
        <text:p text:style-name="P147"/>
        <text:h text:style-name="P103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4">Po<text:span text:style-name="T774">st.joins(:tags).group("tags.name).count</text:span></text:p>
            </table:table-cell>
          </table:table-row>
        </table:table>
        <text:h text:style-name="P1036" text:outline-level="3"><text:bookmark-start text:name="__RefHeading___Toc11330_2197419864"/>joins<text:bookmark-end text:name="__RefHeading___Toc11330_2197419864"/></text:h>
        <text:p text:style-name="P200">while working with multiple tables</text:p>
        <text:p text:style-name="P203"/>
        <text:h text:style-name="P978"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90">belongs_to</text:p>
            </table:table-cell>
            <table:table-cell table:style-name="Table223.A1" table:number-columns-spanned="2" office:value-type="string">
              <text:p text:style-name="P590">has_one</text:p>
            </table:table-cell>
            <table:covered-table-cell/>
            <table:table-cell table:style-name="Table223.D1" office:value-type="string">
              <text:p text:style-name="P590">has_many</text:p>
            </table:table-cell>
          </table:table-row>
          <table:table-row>
            <table:table-cell table:style-name="Table223.A2" table:number-columns-spanned="2" office:value-type="string">
              <text:p text:style-name="P590">has_many :through</text:p>
            </table:table-cell>
            <table:covered-table-cell/>
            <table:table-cell table:style-name="Table223.C2" table:number-columns-spanned="2" office:value-type="string">
              <text:p text:style-name="P590">has_one :through</text:p>
            </table:table-cell>
            <table:covered-table-cell/>
          </table:table-row>
          <table:table-row>
            <table:table-cell table:style-name="Table223.C2" table:number-columns-spanned="4" office:value-type="string">
              <text:p text:style-name="P590">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5">$ rails generate model Comment</text:p>
              <text:p text:style-name="P784"><text:s/>author_name:string <text:s text:c="3"/></text:p>
              <text:p text:style-name="P784">body:text <text:s text:c="5"/></text:p>
              <text:p text:style-name="P58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6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69">2) </text:span>that foreign key should be titled with the name of the "one" object, then an underscore, then "id". <text:span text:style-name="T769">Like </text:span><text:span text:style-name="T247">article_id</text:span></text:p>
            </table:table-cell>
            <table:covered-table-cell/>
          </table:table-row>
          <table:table-row>
            <table:table-cell table:style-name="Table88.A2" table:number-columns-spanned="4" office:value-type="string">
              <text:p text:style-name="P786"><text:span text:style-name="T770"># app/models/</text:span><text:span text:style-name="T55">comment</text:span><text:span text:style-name="T770">.rb</text:span></text:p>
              <text:p text:style-name="P786">class Comment &lt; ActiveRecord::Base</text:p>
              <text:p text:style-name="P582"><text:s text:c="2"/>belongs_to :article</text:p>
              <text:p text:style-name="P786">end</text:p>
            </table:table-cell>
            <table:covered-table-cell/>
            <table:covered-table-cell/>
            <table:covered-table-cell/>
          </table:table-row>
          <table:table-row>
            <table:table-cell table:style-name="Table88.A2" table:number-columns-spanned="4" office:value-type="string">
              <text:p text:style-name="P787"># app/models/<text:span text:style-name="T1">article</text:span>.rb</text:p>
              <text:p text:style-name="P787">class Article &lt; ActiveRecord::Base</text:p>
              <text:p text:style-name="P583"><text:s text:c="2"/>has_many :comments</text:p>
              <text:p text:style-name="P787">end</text:p>
            </table:table-cell>
            <table:covered-table-cell/>
            <table:covered-table-cell/>
            <table:covered-table-cell/>
          </table:table-row>
          <table:table-row>
            <table:table-cell table:style-name="Table88.A1" table:number-rows-spanned="2" table:number-columns-spanned="3" office:value-type="string">
              <text:p text:style-name="P789"># config/routes.rb</text:p>
              <text:p text:style-name="P585">resources :articles do</text:p>
              <text:p text:style-name="P585"><text:s text:c="2"/>resources :comments</text:p>
              <text:p text:style-name="P585">end</text:p>
            </table:table-cell>
            <table:covered-table-cell/>
            <table:covered-table-cell/>
            <table:table-cell table:style-name="Table88.D4" office:value-type="string">
              <text:h text:style-name="P1122"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23"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9"><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71"> to submit it to </text:span><text:span text:style-name="T211">articles_comments_path</text:span><text:span text:style-name="T771">,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4">class Client &lt; ApplicationRecord</text:p>
              <text:p text:style-name="P804"><text:s text:c="2"/><text:span text:style-name="T1">has_one</text:span> <text:s/>:address</text:p>
              <text:p text:style-name="P804"><text:s text:c="2"/><text:span text:style-name="T1">has_many</text:span> :orders</text:p>
              <text:p text:style-name="P804"><text:s text:c="2"/><text:span text:style-name="T1">has_and_belongs_to_many</text:span> :roles</text:p>
              <text:p text:style-name="P804">end</text:p>
            </table:table-cell>
          </table:table-row>
        </table:table>
        <text:p text:style-name="P201"/>
        <text:h text:style-name="P1107"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21">$ rails <text:span text:style-name="T1">db:migrate</text:span> # <text:span text:style-name="T360">run signle migrations</text:span></text:p>
            </table:table-cell>
          </table:table-row>
          <table:table-row>
            <table:table-cell table:style-name="Table35.A2" office:value-type="string">
              <text:p text:style-name="P306"><text:span text:style-name="Source_20_Text"><text:span text:style-name="T594">$ </text:span></text:span><text:span text:style-name="Source_20_Text"><text:span text:style-name="T622">rails</text:span></text:span><text:span text:style-name="Source_20_Text"><text:span text:style-name="T555"> </text:span></text:span><text:span text:style-name="Source_20_Text"><text:span text:style-name="T556">db:drop</text:span></text:span><text:span text:style-name="Source_20_Text"><text:span text:style-name="T571"> <text:s text:c="10"/># </text:span></text:span><text:span text:style-name="Source_20_Text"><text:span text:style-name="T356">deletes db</text:span></text:span></text:p>
            </table:table-cell>
          </table:table-row>
          <table:table-row>
            <table:table-cell table:style-name="Table35.A2" office:value-type="string">
              <text:p text:style-name="P621">$ rails <text:span text:style-name="T1">db:create </text:span><text:s text:c="8"/># <text:span text:style-name="T360">creates db</text:span></text:p>
            </table:table-cell>
          </table:table-row>
          <table:table-row>
            <table:table-cell table:style-name="Table35.A4" office:value-type="string">
              <text:p text:style-name="P621">$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21">$ rails <text:span text:style-name="T1">db:setup </text:span></text:p>
            </table:table-cell>
          </table:table-row>
          <table:table-row>
            <table:table-cell table:style-name="Table35.A2" office:value-type="string">
              <text:p text:style-name="P621"><text:span text:style-name="T360">does </text:span>db:create, db:schema:load, db:seed</text:p>
            </table:table-cell>
          </table:table-row>
          <table:table-row>
            <table:table-cell table:style-name="Table35.A2" office:value-type="string">
              <text:p text:style-name="P62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20">$ rails <text:span text:style-name="T1">db:seed</text:span> <text:s text:c="3"/># <text:span text:style-name="T360">needs </text:span><text:span text:style-name="T172">db/seeds.rb</text:span></text:p>
            </table:table-cell>
          </table:table-row>
        </table:table>
        <text:h text:style-name="P1037"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64">has<text:span text:style-name="T806">_many :comments, </text:span><text:span text:style-name="T68">dependent: :destroy</text:span></text:p>
            </table:table-cell>
          </table:table-row>
        </table:table>
        <text:p text:style-name="P287">this way, if you delete an article, its associated comments will be deleted as well</text:p>
        <text:h text:style-name="P1069" text:outline-level="2"/>
        <text:h text:style-name="P1104" text:outline-level="2"><text:bookmark-start text:name="__RefHeading___Toc20246_1983577219"/><text:span text:style-name="T555">Migration</text:span><text:span text:style-name="T623">s</text:span><text:bookmark-end text:name="__RefHeading___Toc20246_1983577219"/></text:h>
        <text:p text:style-name="P246">A migration is basically a script that tells Rails how you want to set up or change a database<text:span text:style-name="T523">. I</text:span>t lets you set up your database using user-friendly Ruby code instead of SQL</text:p>
        <table:table table:name="Table34" table:style-name="Table34">
          <table:table-column table:style-name="Table34.A"/>
          <table:table-row>
            <table:table-cell table:style-name="Table34.A1" office:value-type="string">
              <text:p text:style-name="P463">bin/rails <text:span text:style-name="T1">generate migration</text:span> <text:span text:style-name="T458">wtfwtfero</text:span></text:p>
            </table:table-cell>
          </table:table-row>
        </table:table>
        <text:p text:style-name="P106">That will create a file in <text:span text:style-name="T226">db/migrate/</text:span><text:span text:style-name="T458"> </text:span></text:p>
        <text:p text:style-name="P106"><text:span text:style-name="T458">that ends in </text:span><text:span text:style-name="T226">wtfwtfero</text:span><text:span text:style-name="T135">.rb</text:span></text:p>
        <table:table table:name="Table86" table:style-name="Table86">
          <table:table-column table:style-name="Table86.A"/>
          <table:table-row>
            <table:table-cell table:style-name="Table86.A1" office:value-type="string">
              <text:p text:style-name="P463">$ rails <text:span text:style-name="T1">generate migration </text:span></text:p>
              <text:p text:style-name="P368">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3"><text:span text:style-name="Source_20_Text"><text:span text:style-name="T555">bin/</text:span></text:span><text:span text:style-name="Source_20_Text"><text:span text:style-name="T556">rake db:migrate</text:span></text:span></text:p>
            </table:table-cell>
          </table:table-row>
        </table:table>
        <text:p text:style-name="P167"><text:span text:style-name="T555">We tell </text:span><text:span text:style-name="Source_20_Text"><text:span text:style-name="T95">rake</text:span></text:span><text:span text:style-name="T555"> to </text:span><text:span text:style-name="Source_20_Text"><text:span text:style-name="T242">db:migrate</text:span></text:span><text:span text:style-name="T555"> which means </text:span></text:p>
        <text:p text:style-name="P27"><text:span text:style-name="T555">"look in your set of functions for the database (</text:span><text:span text:style-name="Source_20_Text"><text:span text:style-name="T242">db</text:span></text:span><text:span text:style-name="T555">) and run the </text:span><text:span text:style-name="Source_20_Text"><text:span text:style-name="T242">migrate</text:span></text:span><text:span text:style-name="T555"> function." </text:span></text:p>
        <text:p text:style-name="P167"><text:span text:style-name="T555">The </text:span><text:span text:style-name="Source_20_Text"><text:span text:style-name="T242">migrate</text:span></text:span><text:span text:style-name="T555"> action finds all migrations in <text:s/></text:span><text:span text:style-name="Source_20_Text"><text:span text:style-name="T242">db/migrate/ </text:span></text:span><text:span text:style-name="Source_20_Text"><text:span text:style-name="T374">and</text:span></text:span><text:span text:style-name="T374"> </text:span><text:span text:style-name="T555">looks at a special table in the </text:span><text:span text:style-name="T242">DB</text:span><text:span text:style-name="T555"> to determine which migrations have and have not been run yet, then runs any migration that hasn’t been run.</text:span></text:p>
        <text:h text:style-name="P1010" text:outline-level="3"><text:bookmark-start text:name="__RefHeading___Toc12602_3863394237"/>rollback<text:bookmark-end text:name="__RefHeading___Toc12602_3863394237"/></text:h>
        <text:p text:style-name="P218"><text:span text:style-name="T555">The most immediately useful feature of migrations is when you've screwed something up because they're (usually) reversible. Let's say you just migrated to create a new database column but forgot a column to store the user's email... oops! </text:span><text:span text:style-name="T594">With </text:span><text:span text:style-name="Source_20_Text"><text:span text:style-name="T80">$ rake db:rollback</text:span></text:span><text:span text:style-name="T79">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2"> </text:span><text:span text:style-name="Source_20_Text"><text:span text:style-name="T72">remove_column</text:span></text:span> method. It preserves the database.</text:p>
        <text:h text:style-name="P1126"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5">$ rails generate migration</text:p>
              <text:p text:style-name="P854"><text:s/>AddP<text:span text:style-name="T1">artNumber</text:span>To<text:span text:style-name="T1">Products </text:span></text:p>
              <text:p text:style-name="P854"><text:span text:style-name="T353">will generate: </text:span><text:span text:style-name="T360"><text:s text:c="5"/></text:span>part_number:string<text:span text:style-name="T798">:</text:span><text:span text:style-name="T65">index</text:span></text:p>
            </table:table-cell>
          </table:table-row>
          <table:table-row>
            <table:table-cell table:style-name="Table224.A2" office:value-type="string">
              <text:p text:style-name="Preformatted_20_Text">def<text:span text:style-name="T797"> change</text:span></text:p>
              <text:p text:style-name="P852"><text:s text:c="2"/>add_column :<text:span text:style-name="T1">products</text:span>, </text:p>
              <text:p text:style-name="P853">:<text:span text:style-name="T1">part_number</text:span>, :string</text:p>
              <text:p text:style-name="P856"><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799">create</text:span> <text:span text:style-name="T799">tables</text:span><text:bookmark-end text:name="__RefHeading___Toc12606_3863394237"/></text:h>
            </table:table-cell>
          </table:table-row>
          <table:table-row>
            <table:table-cell table:style-name="Table224.A2" office:value-type="string">
              <text:p text:style-name="P857">$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7">def change</text:p>
              <text:p text:style-name="P857"><text:s text:c="2"/>create_table :<text:span text:style-name="T1">products</text:span><text:span text:style-name="T278"> do |t|</text:span></text:p>
              <text:p text:style-name="P857"><text:span text:style-name="T278"><text:s text:c="4"/>t.string :</text:span><text:span text:style-name="T1">name</text:span></text:p>
              <text:p text:style-name="P857"><text:span text:style-name="T1"><text:s text:c="4"/></text:span><text:span text:style-name="T278">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799">references</text:span><text:bookmark-end text:name="__RefHeading___Toc12608_3863394237"/></text:h>
            </table:table-cell>
          </table:table-row>
          <table:table-row>
            <table:table-cell table:style-name="Table224.A2" office:value-type="string">
              <text:p text:style-name="Preformatted_20_Text"><text:span text:style-name="T799">$ </text:span>rails<text:span text:style-name="T799"> generate migration</text:span></text:p>
              <text:p text:style-name="P858">Add<text:span text:style-name="T1">User</text:span><text:span text:style-name="T278">RefTo</text:span><text:span text:style-name="T1">Products</text:span><text:span text:style-name="T278"> user:references</text:span></text:p>
            </table:table-cell>
          </table:table-row>
          <table:table-row>
            <table:table-cell table:style-name="Table224.A2" office:value-type="string">
              <text:p text:style-name="P858">def change</text:p>
              <text:p text:style-name="P858"><text:s text:c="2"/>add_reference :<text:span text:style-name="T1">products</text:span><text:span text:style-name="T278">, :</text:span><text:span text:style-name="T1">user</text:span><text:span text:style-name="T278">, </text:span></text:p>
              <text:p text:style-name="P859"><text:span text:style-name="T1">foreign_key</text:span><text:span text:style-name="T278">: true</text:span></text:p>
            </table:table-cell>
          </table:table-row>
          <table:table-row>
            <table:table-cell table:style-name="Table224.A2" office:value-type="string">
              <text:h text:style-name="Heading_20_4" text:outline-level="4"><text:bookmark-start text:name="__RefHeading___Toc12610_3863394237"/><text:span text:style-name="T801">c</text:span>re<text:span text:style-name="T800">ate Join Table</text:span><text:bookmark-end text:name="__RefHeading___Toc12610_3863394237"/></text:h>
            </table:table-cell>
          </table:table-row>
          <table:table-row>
            <table:table-cell table:style-name="Table224.A2" office:value-type="string">
              <text:p text:style-name="P860">$ <text:span text:style-name="T800">Create</text:span><text:span text:style-name="T66">JoinTableCustomerProduct </text:span></text:p>
              <text:p text:style-name="P645">customer product</text:p>
            </table:table-cell>
          </table:table-row>
          <table:table-row>
            <table:table-cell table:style-name="Table224.A2" office:value-type="string">
              <text:p text:style-name="P861">def change</text:p>
              <text:p text:style-name="P861"><text:s text:c="2"/>create_<text:span text:style-name="T1">join_table</text:span><text:span text:style-name="T278"> </text:span></text:p>
              <text:p text:style-name="P862"><text:span text:style-name="T278">:</text:span><text:span text:style-name="T1">customers</text:span><text:span text:style-name="T278">, :</text:span><text:span text:style-name="T1">products </text:span><text:span text:style-name="T278">do |t|</text:span></text:p>
              <text:p text:style-name="P862"><text:span text:style-name="T278"><text:s/># t.index [:</text:span><text:span text:style-name="T1">customer_id, </text:span><text:span text:style-name="T278">:product_id]</text:span></text:p>
              <text:p text:style-name="P862"><text:span text:style-name="T278"><text:s/># t.index [</text:span><text:span text:style-name="T1">:product_id</text:span><text:span text:style-name="T278">,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4">$ rails generate model <text:span text:style-name="T1">Product</text:span></text:p>
              <text:p text:style-name="P863"><text:span text:style-name="T1"><text:s/>name</text:span><text:span text:style-name="T278">:string </text:span><text:span text:style-name="T1">description</text:span><text:span text:style-name="T278">:text</text:span></text:p>
            </table:table-cell>
          </table:table-row>
          <table:table-row>
            <table:table-cell table:style-name="Table224.A2" office:value-type="string">
              <text:p text:style-name="P864">def change</text:p>
              <text:p text:style-name="P864"><text:s text:c="2"/>create_table :<text:span text:style-name="T1">products </text:span>do |t|</text:p>
              <text:p text:style-name="P864"><text:s text:c="4"/>t.string :<text:span text:style-name="T1">name</text:span></text:p>
              <text:p text:style-name="P864"><text:span text:style-name="T1"><text:s text:c="4"/></text:span><text:span text:style-name="T278">t.text <text:s text:c="2"/>:</text:span><text:span text:style-name="T1">description</text:span></text:p>
            </table:table-cell>
          </table:table-row>
          <table:table-row>
            <table:table-cell table:style-name="Table224.A2" office:value-type="string">
              <text:h text:style-name="P1124"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5">change_table :products do |t|</text:p>
              <text:p text:style-name="P865"><text:s text:c="2"/>t.remove :description, :name</text:p>
              <text:p text:style-name="P865"><text:s text:c="2"/>t.string :part_number</text:p>
              <text:p text:style-name="P865"><text:s text:c="2"/>t.index <text:s/>:part_number</text:p>
              <text:p text:style-name="P865"><text:s text:c="2"/>t.rename :upccode, :upc_code</text:p>
            </table:table-cell>
          </table:table-row>
        </table:table>
        <text:h text:style-name="P1110" text:outline-level="2"><text:bookmark-start text:name="__RefHeading___Toc11338_2197419864"/><text:soft-page-break/>active record<text:bookmark-end text:name="__RefHeading___Toc11338_2197419864"/></text:h>
        <text:p text:style-name="P145"><text:span text:style-name="T628">(</text:span><text:span text:style-name="T555">maybe outdated with Rails 5</text:span><text:span text:style-name="T629">, now all models inherit from ApplicationRecord)</text:span></text:p>
        <text:p text:style-name="P115">Active Record is, to put it inelegantly, the gem that takes care of all the database stuff<text:span text:style-name="T522">:</text:span></text:p>
        <text:p text:style-name="P115"><text:span text:style-name="T250">ORM</text:span><text:span text:style-name="T522"> (</text:span>Object <text:s/>Rela<text:span text:style-name="T521">tional Mapping)</text:span></text:p>
        <text:p text:style-name="P115"/>
        <text:p text:style-name="P258">means that Active Record takes data which is stored in a database table using rows and columns, which needs to be modified or retrieved by writing SQL statements, and it lets you interact with that data as though it was a normal Ruby object. </text:p>
        <text:p text:style-name="P282"><text:span text:style-name="T555">So if I want to get an array containing a listing of all the users, instead of writing code to initiate a connection to the database, then doing some sort of </text:span><text:span text:style-name="Source_20_Text"><text:span text:style-name="T79">SELECT * FROM users</text:span></text:span><text:span text:style-name="T555"> query, and converting those results into an array, I can just type </text:span><text:span text:style-name="Source_20_Text"><text:span text:style-name="T79">User.all</text:span></text:span><text:span text:style-name="T555">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81"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20">app/helpers/application_helper.rb</text:p>
            </table:table-cell>
          </table:table-row>
          <table:table-row>
            <table:table-cell table:style-name="Table26.A2" office:value-type="string">
              <text:p text:style-name="P374">def full_title(page_title = '')</text:p>
              <text:p text:style-name="P374"><text:s text:c="2"/><text:span text:style-name="T1">base_title</text:span> = '<text:span text:style-name="T468">titolo culo</text:span>'</text:p>
              <text:p text:style-name="P374"><text:s text:c="2"/>if page_title.empty?</text:p>
              <text:p text:style-name="P374"><text:s text:c="4"/><text:span text:style-name="T1">base_title</text:span></text:p>
              <text:p text:style-name="P374"><text:s text:c="2"/>else</text:p>
              <text:p text:style-name="P374"><text:s text:c="4"/>"#{<text:span text:style-name="T1">page_title</text:span>} - #{base_title}"</text:p>
              <text:p text:style-name="P374"><text:s text:c="2"/>end</text:p>
              <text:p text:style-name="P490">end</text:p>
            </table:table-cell>
          </table:table-row>
          <table:table-row>
            <table:table-cell table:style-name="Table26.A2" office:value-type="string">
              <text:p text:style-name="P375">views/layouts/application.html.erb</text:p>
            </table:table-cell>
          </table:table-row>
          <table:table-row>
            <table:table-cell table:style-name="Table26.A2" office:value-type="string">
              <text:p text:style-name="P375">&lt;title&gt;</text:p>
              <text:p text:style-name="P376">&lt;%= full_title(yield(:title))&gt;&lt;/title&gt;</text:p>
            </table:table-cell>
          </table:table-row>
        </table:table>
        <text:p text:style-name="P933">helper methods <text:span text:style-name="T1">aren’t available in tests</text:span></text:p>
        <text:h text:style-name="P982" text:outline-level="1"><text:bookmark-start text:name="__RefHeading___Toc4401_3061750504"/>Syntax<text:bookmark-end text:name="__RefHeading___Toc4401_3061750504"/></text:h>
        <text:h text:style-name="P1070" text:outline-level="2"><text:bookmark-start text:name="__RefHeading___Toc4403_3061750504"/>loop<text:bookmark-end text:name="__RefHeading___Toc4403_3061750504"/></text:h>
        <text:p text:style-name="P377">&lt;% <text:span text:style-name="T8">Tweet.all.each do |tweet|</text:span><text:span text:style-name="T339"> %&gt;</text:span></text:p>
        <text:p text:style-name="P378"><text:s text:c="2"/>&lt;tr&gt;</text:p>
        <text:p text:style-name="P378"><text:s text:c="4"/>&lt;td&gt; &lt;%= tweet.status %&gt; &lt;/td&gt;</text:p>
        <text:p text:style-name="P377"><text:s text:c="4"/><text:span text:style-name="T340">&lt;td&gt; &lt;%= tweet.zombie.name %&gt; &lt;/td&gt;</text:span></text:p>
        <text:p text:style-name="P377"><text:s text:c="2"/><text:span text:style-name="T340">&lt;/tr&gt;</text:span></text:p>
        <text:p text:style-name="P378">&lt;% <text:span text:style-name="T1">end</text:span> %&gt;</text:p>
        <text:p text:style-name="P379"/>
        <text:p text:style-name="P379">example #2</text:p>
        <text:p text:style-name="P379">&lt;% zombies = Zombie.all %&gt; </text:p>
        <text:p text:style-name="P379">&lt;ul&gt; &lt;% <text:span text:style-name="T1">zombies.each do |zombie|</text:span> %&gt;</text:p>
        <text:p text:style-name="P379"><text:s text:c="2"/>&lt;li&gt; &lt;%= zombie.name %&gt; &lt;/li&gt;</text:p>
        <text:p text:style-name="P379"><text:s/>&lt;% end %&gt; &lt;/ul&gt;</text:p>
        <text:h text:style-name="P1070" text:outline-level="2"><text:bookmark-start text:name="__RefHeading___Toc3899_20905896541"/>conditionals (if)<text:bookmark-end text:name="__RefHeading___Toc3899_20905896541"/></text:h>
        <text:p text:style-name="P377"><text:span text:style-name="T341">&lt;% </text:span><text:span text:style-name="T27">if tweets.size == 0</text:span><text:span text:style-name="T341"> %&gt;</text:span></text:p>
        <text:p text:style-name="P380"><text:s/><text:span text:style-name="T299">&lt;em&gt;No Tweets Found&lt;/em&gt;</text:span></text:p>
        <text:p text:style-name="P380"><text:span text:style-name="T299">&lt;% </text:span><text:span text:style-name="T312">end</text:span><text:span text:style-name="T299"> %&gt;</text:span></text:p>
        <text:h text:style-name="P107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2">rails s</text:p>
            </table:table-cell>
            <table:table-cell table:style-name="Table58.B1" office:value-type="string">
              <text:p text:style-name="P382">rails server</text:p>
            </table:table-cell>
          </table:table-row>
          <table:table-row>
            <table:table-cell table:style-name="Table58.A2" office:value-type="string">
              <text:p text:style-name="P382">rails c</text:p>
            </table:table-cell>
            <table:table-cell table:style-name="Table58.B2" office:value-type="string">
              <text:p text:style-name="P382">rails console</text:p>
            </table:table-cell>
          </table:table-row>
          <table:table-row>
            <table:table-cell table:style-name="Table58.A2" office:value-type="string">
              <text:p text:style-name="P382">rails g</text:p>
            </table:table-cell>
            <table:table-cell table:style-name="Table58.B2" office:value-type="string">
              <text:p text:style-name="P382">rails generate</text:p>
            </table:table-cell>
          </table:table-row>
          <table:table-row>
            <table:table-cell table:style-name="Table58.A2" office:value-type="string">
              <text:p text:style-name="P382">rails t</text:p>
            </table:table-cell>
            <table:table-cell table:style-name="Table58.B2" office:value-type="string">
              <text:p text:style-name="P382">rails test</text:p>
            </table:table-cell>
          </table:table-row>
          <table:table-row>
            <table:table-cell table:style-name="Table58.A2" office:value-type="string">
              <text:p text:style-name="P382">bundle</text:p>
            </table:table-cell>
            <table:table-cell table:style-name="Table58.B2" office:value-type="string">
              <text:p text:style-name="P382">bundle install</text:p>
            </table:table-cell>
          </table:table-row>
        </table:table>
        <text:h text:style-name="P955" text:outline-level="1"/>
        <text:h text:style-name="P969" text:outline-level="1"><text:bookmark-start text:name="__RefHeading___Toc12700_952624381"/><text:soft-page-break/>Scaffolding <text:bookmark-end text:name="__RefHeading___Toc12700_952624381"/></text:h>
        <text:p text:style-name="P385">$ rails <text:span text:style-name="T1">generate scaffold</text:span> <text:span text:style-name="T1">User</text:span></text:p>
        <text:p text:style-name="P385"><text:tab/><text:tab/> <text:span text:style-name="T1">name</text:span>:<text:span text:style-name="T299">string</text:span> <text:span text:style-name="T1">email</text:span>:<text:span text:style-name="T299">string</text:span></text:p>
        <text:h text:style-name="P956" text:outline-level="1"/>
        <text:h text:style-name="P973" text:outline-level="1"><text:bookmark-start text:name="__RefHeading___Toc15485_1253632748"/>QUICK TUT<text:span text:style-name="T731">O.</text:span>S<text:bookmark-end text:name="__RefHeading___Toc15485_1253632748"/></text:h>
        <text:h text:style-name="Heading_20_2" text:outline-level="2"><text:bookmark-start text:name="__RefHeading___Toc9684_2455371668"/>Aut<text:span text:style-name="T469">h</text:span>entification<text:bookmark-end text:name="__RefHeading___Toc9684_2455371668"/></text:h>
        <text:h text:style-name="Heading_20_3" text:outline-level="3"><text:bookmark-start text:name="__RefHeading___Toc11686_3945550178"/>has_secure_p<text:span text:style-name="T72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70">1</text:p>
            </table:table-cell>
            <table:table-cell table:style-name="Table112.B1" office:value-type="string">
              <text:p text:style-name="P470"># Gemfile</text:p>
              <text:p text:style-name="P470">gem '<text:span text:style-name="T1">bcrypt</text:span>'</text:p>
            </table:table-cell>
          </table:table-row>
          <table:table-row>
            <table:table-cell table:style-name="Table112.A2" office:value-type="string">
              <text:p text:style-name="P470">2</text:p>
            </table:table-cell>
            <table:table-cell table:style-name="Table112.B2" office:value-type="string">
              <text:p text:style-name="P470"># app/models/user.rb</text:p>
              <text:p text:style-name="P469">class User &lt; ApplicationRecord</text:p>
              <text:p text:style-name="P706"><text:s text:c="2"/><text:span text:style-name="T1">has_secure_password</text:span></text:p>
              <text:p text:style-name="P706">end</text:p>
            </table:table-cell>
          </table:table-row>
          <table:table-row>
            <table:table-cell table:style-name="Table112.A2" office:value-type="string">
              <text:p text:style-name="P470">3</text:p>
            </table:table-cell>
            <table:table-cell table:style-name="Table112.B3" office:value-type="string">
              <text:p text:style-name="P470">$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77">The ability to save a securely hashed <text:span text:style-name="Source_20_Text"><text:span text:style-name="T72">password_digest</text:span></text:span> attribute to the database</text:p>
            </table:table-cell>
          </table:table-row>
          <table:table-row>
            <table:table-cell table:style-name="Table128.A2" office:value-type="string">
              <text:p text:style-name="P877">A pair of <text:span text:style-name="T299">virtual attributes</text:span><text:bookmark text:name="_cha-6_footnote-ref-181"/> (<text:span text:style-name="Source_20_Text"><text:span text:style-name="T72">password</text:span></text:span> and <text:span text:style-name="Source_20_Text"><text:span text:style-name="T72">password_confirmation</text:span></text:span>), including presence validations upon object creation and a validation requiring that they match </text:p>
            </table:table-cell>
          </table:table-row>
          <table:table-row>
            <table:table-cell table:style-name="Table128.A2" office:value-type="string">
              <text:p text:style-name="P877">An <text:span text:style-name="T41">#</text:span><text:span text:style-name="Source_20_Text"><text:span text:style-name="T72">authenticate</text:span></text:span> method that returns the user <text:span text:style-name="T710">if</text:span> the password is correct (<text:span text:style-name="T670">or</text:span> <text:span text:style-name="Source_20_Text"><text:span text:style-name="T71">false</text:span></text:span> <text:span text:style-name="T670">if not</text:span>) </text:p>
            </table:table-cell>
          </table:table-row>
        </table:table>
        <text:p text:style-name="P271"><text:span text:style-name="T67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71">The only requirement</text:span><text:span text:style-name="T673">s</text:span><text:span text:style-name="T671"> for</text:span><text:span text:style-name="T672"> </text:span><text:span text:style-name="Source_20_Text"><text:span text:style-name="T326">has_secure_password</text:span></text:span><text:span text:style-name="T671"> to work its magic </text:span><text:span text:style-name="T673">are</text:span></text:p>
            </table:table-cell>
            <table:table-cell table:style-name="Table129.B1" office:value-type="string">
              <text:p text:style-name="P272"><text:span text:style-name="Source_20_Text"><text:span text:style-name="T386">1) the </text:span></text:span><text:span text:style-name="Source_20_Text"><text:span text:style-name="T327">bcrypt</text:span></text:span><text:span text:style-name="Source_20_Text"><text:span text:style-name="T386"> <text:s/>gem installed</text:span></text:span></text:p>
            </table:table-cell>
          </table:table-row>
          <table:table-row>
            <table:table-cell table:style-name="Table129.A2" table:number-columns-spanned="2" office:value-type="string">
              <text:p text:style-name="P40"><text:span text:style-name="T673">2) </text:span><text:span text:style-name="T671">for</text:span><text:span text:style-name="T323"> </text:span><text:span text:style-name="T671">the corresponding model to have an attribute called </text:span><text:span text:style-name="Source_20_Text"><text:span text:style-name="T326">password_digest</text:span></text:span></text:p>
            </table:table-cell>
            <table:covered-table-cell/>
          </table:table-row>
        </table:table>
        <text:p text:style-name="P271"/>
        <text:p text:style-name="P175"><text:span text:style-name="Source_20_Text"><text:span text:style-name="T345">This is how you authenticate</text:span></text:span><text:span text:style-name="Source_20_Text"><text:span text:style-name="T382"> an user</text:span></text:span></text:p>
        <table:table table:name="Table130" table:style-name="Table130">
          <table:table-column table:style-name="Table130.A"/>
          <table:table-row>
            <table:table-cell table:style-name="Table130.A1" office:value-type="string">
              <text:p text:style-name="P706">user =<text:span text:style-name="T674"> </text:span>User.<text:span text:style-name="T422">find_by_username("USERNAME")</text:span></text:p>
              <text:p text:style-name="P706">.authenticate("CLEAR_TEXT_PASSWORD")</text:p>
            </table:table-cell>
          </table:table-row>
          <table:table-row>
            <table:table-cell table:style-name="Table130.A2" office:value-type="string">
              <text:p text:style-name="P705">user = User.find_by<text:span text:style-name="T539">(email: "usertest2@email.com")</text:span> </text:p>
              <text:p text:style-name="P706">user.authenticate("foobaz")</text:p>
            </table:table-cell>
          </table:table-row>
        </table:table>
        <text:p text:style-name="P175"><text:span text:style-name="Source_20_Text"><text:span text:style-name="T382">it will return </text:span></text:span><text:span text:style-name="Source_20_Text"><text:span text:style-name="T195">false</text:span></text:span><text:span text:style-name="Source_20_Text"><text:span text:style-name="T382"> if </text:span></text:span><text:span text:style-name="Source_20_Text"><text:span text:style-name="T383">the password is wrong</text:span></text:span></text:p>
        <text:p text:style-name="P175"><text:span text:style-name="Source_20_Text"><text:span text:style-name="T383">it will return </text:span></text:span><text:span text:style-name="Source_20_Text"><text:span text:style-name="T385">THE USER</text:span></text:span><text:span text:style-name="Source_20_Text"><text:span text:style-name="T383"> if the password is right</text:span></text:span></text:p>
        <text:h text:style-name="P1049" text:outline-level="3"><text:bookmark-start text:name="__RefHeading___Toc3396_662114661"/><text:soft-page-break/><text:span text:style-name="T620">sorcery</text:span><text:span text:style-name="T621"> </text:span><text:bookmark-end text:name="__RefHeading___Toc3396_662114661"/></text:h>
        <text:p text:style-name="P110">add to the <text:span text:style-name="T159">Gemfile</text:span>: <text:tab/><text:span text:style-name="T188">gem ‘sorcery’</text:span></text:p>
        <text:p text:style-name="P253">then in the terminal do:</text:p>
        <text:p text:style-name="P473">$ bundle</text:p>
        <text:p text:style-name="P473">$ rails generate</text:p>
        <text:p text:style-name="P253">the output <text:span text:style-name="T469">has to </text:span>list <text:span text:style-name="T188">sorcery:install</text:span></text:p>
        <text:p text:style-name="P527">$ rails <text:span text:style-name="T1">generate sorcery:install</text:span> --model=Author </text:p>
        <text:p text:style-name="P252">fix the: <text:span text:style-name="T136">db/</text:span><text:span text:style-name="T188">migrate</text:span><text:span text:style-name="T136">/*_sorcery_core.rb</text:span></text:p>
        <text:p text:style-name="P231"><text:span text:style-name="T159">app/models/author.rb</text:span> should contain</text:p>
        <text:p text:style-name="P471">authenticates_with_sorcery!</text:p>
        <text:p text:style-name="P253">then</text:p>
        <text:p text:style-name="P472">$ rails generate scaffold_controller <text:s/></text:p>
        <text:p text:style-name="P472"><text:s text:c="4"/>Author username:string email:string </text:p>
        <text:p text:style-name="P472"><text:s text:c="4"/>password:password <text:tab/> <text:tab/> <text:s/></text:p>
        <text:p text:style-name="P472"><text:s text:c="4"/>password_confirmation:password</text:p>
        <text:p text:style-name="P472"/>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5">The </text:span><text:span text:style-name="Strong_20_Emphasis"><text:span text:style-name="T555">scaffold</text:span></text:span><text:span text:style-name="T555"> generator generates the model, controller and views. </text:span></text:p>
            </table:table-cell>
            <table:table-cell table:style-name="Table155.A1" office:value-type="string">
              <text:p text:style-name="P175"><text:span text:style-name="Strong_20_Emphasis"><text:span text:style-name="T555">scaffold_controller</text:span></text:span><text:span text:style-name="T555"> will generate the controller and views. </text:span></text:p>
            </table:table-cell>
          </table:table-row>
        </table:table>
        <text:p text:style-name="P175"><text:span text:style-name="T555">We are generating a </text:span><text:span text:style-name="Strong_20_Emphasis"><text:span text:style-name="T555">scaffold_controller</text:span></text:span><text:span text:style-name="T555"> instead of </text:span><text:span text:style-name="Strong_20_Emphasis"><text:span text:style-name="T555">scaffold</text:span></text:span><text:span text:style-name="T555"> because Sorcery has already defined </text:span></text:p>
        <text:p text:style-name="P235">for us an Author model.</text:p>
        <text:p text:style-name="P386"/>
        <text:p text:style-name="P331">$ rails <text:span text:style-name="T1">generate scaffold Micropost</text:span></text:p>
        <text:p text:style-name="P332"><text:s/><text:span text:style-name="T1">content</text:span>:<text:span text:style-name="T308">text</text:span> <text:span text:style-name="T1">user_id</text:span>:<text:span text:style-name="T299">integer</text:span></text:p>
        <text:p text:style-name="P387"/>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5">$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9"/>
        <text:p text:style-name="P77"><text:span text:style-name="T460">in generating the </text:span><text:span text:style-name="T227">Users</text:span><text:span text:style-name="T460"> resource scaffolding we have also created a large number of pages for manipu</text:span>lating users. </text:p>
        <text:p text:style-name="P77">For example, <text:span text:style-name="T227">/users</text:span>, and <text:span text:style-name="T227">/users/new</text:span>. </text:p>
        <text:h text:style-name="P957" text:outline-level="1"/>
        <text:h text:style-name="P1107" text:outline-level="2"><text:bookmark-start text:name="__RefHeading___Toc9686_2455371668"/><text:span text:style-name="T72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3">config/routes.rb</text:span></text:p>
              <text:p text:style-name="P707">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5">users</text:p>
            </table:table-cell>
            <table:table-cell table:style-name="Table156.A3" office:value-type="string">
              <text:p text:style-name="P545">GET</text:p>
            </table:table-cell>
            <table:table-cell table:style-name="Table156.A3" office:value-type="string">
              <text:p text:style-name="P545">/users</text:p>
            </table:table-cell>
            <table:table-cell table:style-name="Table156.A1" office:value-type="string">
              <text:p text:style-name="P545">users#index</text:p>
            </table:table-cell>
          </table:table-row>
          <table:table-row>
            <table:table-cell table:style-name="Table156.A4" office:value-type="string">
              <text:p text:style-name="P551"/>
            </table:table-cell>
            <table:table-cell table:style-name="Table156.A4" office:value-type="string">
              <text:p text:style-name="P551">POST</text:p>
            </table:table-cell>
            <table:table-cell table:style-name="Table156.A4" office:value-type="string">
              <text:p text:style-name="P551">/users</text:p>
            </table:table-cell>
            <table:table-cell table:style-name="Table156.D4" office:value-type="string">
              <text:p text:style-name="P551">users#create</text:p>
            </table:table-cell>
          </table:table-row>
          <table:table-row>
            <table:table-cell table:style-name="Table156.A4" office:value-type="string">
              <text:p text:style-name="P551">new_user</text:p>
            </table:table-cell>
            <table:table-cell table:style-name="Table156.A4" office:value-type="string">
              <text:p text:style-name="P551">GET</text:p>
            </table:table-cell>
            <table:table-cell table:style-name="Table156.A4" office:value-type="string">
              <text:p text:style-name="P551">/users/new</text:p>
            </table:table-cell>
            <table:table-cell table:style-name="Table156.D4" office:value-type="string">
              <text:p text:style-name="P551">users#new</text:p>
            </table:table-cell>
          </table:table-row>
          <table:table-row>
            <table:table-cell table:style-name="Table156.A4" office:value-type="string">
              <text:p text:style-name="P545">edit_</text:p>
              <text:p text:style-name="P546">user</text:p>
            </table:table-cell>
            <table:table-cell table:style-name="Table156.A4" office:value-type="string">
              <text:p text:style-name="P545">GET</text:p>
            </table:table-cell>
            <table:table-cell table:style-name="Table156.A4" office:value-type="string">
              <text:p text:style-name="P545">/users/:id/</text:p>
              <text:p text:style-name="P546">edit</text:p>
            </table:table-cell>
            <table:table-cell table:style-name="Table156.D4" office:value-type="string">
              <text:p text:style-name="P545">users#edit</text:p>
            </table:table-cell>
          </table:table-row>
          <table:table-row>
            <table:table-cell table:style-name="Table156.A4" office:value-type="string">
              <text:p text:style-name="P545">user</text:p>
            </table:table-cell>
            <table:table-cell table:style-name="Table156.A4" office:value-type="string">
              <text:p text:style-name="P545">GET</text:p>
            </table:table-cell>
            <table:table-cell table:style-name="Table156.A4" office:value-type="string">
              <text:p text:style-name="P545">/users/:id</text:p>
            </table:table-cell>
            <table:table-cell table:style-name="Table156.D4" office:value-type="string">
              <text:p text:style-name="P545">users#show</text:p>
            </table:table-cell>
          </table:table-row>
          <table:table-row>
            <table:table-cell table:style-name="Table156.A4" office:value-type="string">
              <text:p text:style-name="P545"/>
            </table:table-cell>
            <table:table-cell table:style-name="Table156.A4" office:value-type="string">
              <text:p text:style-name="P545">PATCH</text:p>
            </table:table-cell>
            <table:table-cell table:style-name="Table156.A4" office:value-type="string">
              <text:p text:style-name="P545">/users/:id</text:p>
            </table:table-cell>
            <table:table-cell table:style-name="Table156.D4" office:value-type="string">
              <text:p text:style-name="P545">users#update</text:p>
            </table:table-cell>
          </table:table-row>
          <table:table-row>
            <table:table-cell table:style-name="Table156.A4" office:value-type="string">
              <text:p text:style-name="P545"/>
            </table:table-cell>
            <table:table-cell table:style-name="Table156.A4" office:value-type="string">
              <text:p text:style-name="P545">PUT</text:p>
            </table:table-cell>
            <table:table-cell table:style-name="Table156.A4" office:value-type="string">
              <text:p text:style-name="P545">/users/:id</text:p>
            </table:table-cell>
            <table:table-cell table:style-name="Table156.D4" office:value-type="string">
              <text:p text:style-name="P545">users#update</text:p>
            </table:table-cell>
          </table:table-row>
          <table:table-row>
            <table:table-cell table:style-name="Table156.A4" office:value-type="string">
              <text:p text:style-name="P545"/>
            </table:table-cell>
            <table:table-cell table:style-name="Table156.A4" office:value-type="string">
              <text:p text:style-name="P545">DELETE</text:p>
            </table:table-cell>
            <table:table-cell table:style-name="Table156.A4" office:value-type="string">
              <text:p text:style-name="P545">/users/:id</text:p>
            </table:table-cell>
            <table:table-cell table:style-name="Table156.D4" office:value-type="string">
              <text:p text:style-name="P545">users#destroy</text:p>
            </table:table-cell>
          </table:table-row>
        </table:table>
        <text:p text:style-name="Standard"/>
        <table:table table:name="Table157" table:style-name="Table157">
          <table:table-column table:style-name="Table157.A"/>
          <table:table-row>
            <table:table-cell table:style-name="Table157.A1" office:value-type="string">
              <text:p text:style-name="P707"># app/controllers/<text:span text:style-name="T1">users_controller</text:span>.rb</text:p>
              <text:p text:style-name="P707">def <text:span text:style-name="T1">new</text:span></text:p>
              <text:p text:style-name="P707"><text:s text:c="2"/>@user = User.new</text:p>
              <text:p text:style-name="P707">end</text:p>
            </table:table-cell>
          </table:table-row>
          <table:table-row>
            <table:table-cell table:style-name="Table157.A2" office:value-type="string">
              <text:p text:style-name="P707"># app/<text:span text:style-name="T1">views/users/new</text:span>.html.erb</text:p>
              <text:p text:style-name="P707">&lt;%= form_for(@user) do |f| %&gt;</text:p>
              <text:p text:style-name="P707"><text:s/>BLABLABLA</text:p>
              <text:p text:style-name="P707">&lt;% end %&gt;</text:p>
            </table:table-cell>
          </table:table-row>
        </table:table>
        <text:p text:style-name="Text_20_body">for the errors see <text:span text:style-name="T196">View/Errors</text:span> on this <text:span text:style-name="T715">Glossary</text:span></text:p>
        <table:table table:name="Table158" table:style-name="Table158">
          <table:table-column table:style-name="Table158.A"/>
          <table:table-row>
            <table:table-cell table:style-name="Table158.A1" office:value-type="string">
              <text:p text:style-name="Preformatted_20_Text"># app/con<text:span text:style-name="T714">trollers/</text:span><text:span text:style-name="T46">users_controller</text:span><text:span text:style-name="T714">.rb</text:span></text:p>
              <text:p text:style-name="P708">def <text:span text:style-name="T1">create</text:span></text:p>
              <text:p text:style-name="P708"><text:s text:c="2"/>@user = <text:span text:style-name="T1">User.new</text:span>(<text:span text:style-name="T715">user_params</text:span>)</text:p>
              <text:p text:style-name="P708"><text:s text:c="4"/>if <text:span text:style-name="T1">@user.save</text:span><text:span text:style-name="T715"> <text:s text:c="3"/># strong_params</text:span></text:p>
              <text:p text:style-name="P708"><text:s text:c="6"/><text:span text:style-name="T716">redirect_to @user</text:span></text:p>
              <text:p text:style-name="P708"><text:s text:c="4"/>else</text:p>
              <text:p text:style-name="P708"><text:s text:c="6"/>render 'new<text:span text:style-name="T802">'</text:span></text:p>
              <text:p text:style-name="P708"><text:s text:c="4"/>end</text:p>
              <text:p text:style-name="P708"><text:s text:c="2"/>end</text:p>
              <text:p text:style-name="P708">end</text:p>
            </table:table-cell>
          </table:table-row>
        </table:table>
        <text:p text:style-name="P177">see <text:span text:style-name="T188">Fo</text:span><text:span text:style-name="T196">rms/</text:span><text:span text:style-name="T188">S</text:span><text:span text:style-name="T196">trong_parameters</text:span><text:span text:style-name="T1"> </text:span></text:p>
        <text:p text:style-name="Standard"/>
        <text:h text:style-name="P958" text:outline-level="1"/>
        <text:h text:style-name="P1100" text:outline-level="2"><text:bookmark-start text:name="__RefHeading___Toc15487_1253632748"/>Log In<text:bookmark-end text:name="__RefHeading___Toc15487_1253632748"/></text:h>
        <text:list xml:id="list1966258064909549920" text:style-name="L1">
          <text:list-item>
            <text:p text:style-name="P112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2">config/routes.rb</text:span></text:p>
              <text:p text:style-name="P711">get <text:s text:c="3"/>'/<text:span text:style-name="T1">login</text:span>', to: 'sessions#new'</text:p>
              <text:p text:style-name="P711">post <text:s text:c="2"/>'/<text:span text:style-name="T1">login</text:span>', to: 'sessions#create'</text:p>
              <text:p text:style-name="P712"><text:span text:style-name="T722">delete '/</text:span><text:span text:style-name="T48">logout</text:span><text:span text:style-name="T722">',to: </text:span><text:span text:style-name="T402">'sessions#destroy'</text:span></text:p>
            </table:table-cell>
          </table:table-row>
        </table:table>
        <text:list xml:id="list4132673550068850276" text:style-name="L2">
          <text:list-item>
            <text:p text:style-name="P1129">create login <text:span text:style-name="T1">form</text:span>:</text:p>
          </text:list-item>
        </text:list>
        <table:table table:name="Table162" table:style-name="Table162">
          <table:table-column table:style-name="Table162.A"/>
          <table:table-row>
            <table:table-cell table:style-name="Table162.A1" office:value-type="string">
              <text:p text:style-name="P673"># app/views/sessions/new.html.erb</text:p>
              <text:p text:style-name="P669">&lt;%=<text:span text:style-name="T723"> </text:span><text:span text:style-name="T47">form_for(:session, url: login_path)</text:span></text:p>
              <text:p text:style-name="P714">BLABLABLA <text:s text:c="17"/>do |f| %&gt;</text:p>
              <text:p text:style-name="P713">&lt;% end %&gt;</text:p>
            </table:table-cell>
          </table:table-row>
        </table:table>
        <text:list xml:id="list130349888871549" text:continue-list="list1966258064909549920" text:style-name="L1">
          <text:list-item>
            <text:p text:style-name="P112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4"># </text:span><text:span text:style-name="T422">app/</text:span><text:span text:style-name="T425">controllers/sessions_controller.rb</text:span></text:p>
              <text:p text:style-name="P715">def <text:span text:style-name="T1">new</text:span></text:p>
              <text:p text:style-name="P715">end</text:p>
              <text:p text:style-name="P715">def <text:span text:style-name="T1">create</text:span></text:p>
              <text:p text:style-name="P716"><text:s text:c="2"/>user = User.find_by(email:</text:p>
              <text:p text:style-name="P717"><text:s/>params[:session][:email].downcase</text:p>
              <text:p text:style-name="P718"><text:s text:c="2"/>if user &amp;&amp; user.authenticate(params</text:p>
              <text:p text:style-name="P717">[:session][:password])</text:p>
              <text:p text:style-name="P718"><text:s text:c="4"/>log<text:span text:style-name="T728">_in user #</text:span><text:span text:style-name="T426"> (from sessions_helper)</text:span></text:p>
              <text:p text:style-name="P720"><text:s text:c="4"/>redirect_to user</text:p>
              <text:p text:style-name="P718"><text:s text:c="2"/>else</text:p>
              <text:p text:style-name="P718"><text:s text:c="4"/>render 'new'</text:p>
              <text:p text:style-name="P718"><text:s text:c="2"/>end</text:p>
              <text:p text:style-name="P715">end</text:p>
              <text:p text:style-name="P715">def <text:span text:style-name="T1">destroy</text:span></text:p>
              <text:p text:style-name="P715">end</text:p>
            </table:table-cell>
          </table:table-row>
          <table:table-row>
            <table:table-cell table:style-name="Table163.A2" office:value-type="string">
              <text:p text:style-name="P533"># app/controllers/application_controller.rb</text:p>
              <text:p text:style-name="P577">include SessionsHelper</text:p>
            </table:table-cell>
          </table:table-row>
          <table:table-row>
            <table:table-cell table:style-name="Table163.A2" office:value-type="string">
              <text:p text:style-name="Preformatted_20_Text"># <text:span text:style-name="T726">app/helpers/sessions_helper.rb</text:span></text:p>
              <text:p text:style-name="P719">module <text:span text:style-name="T1">SessionsHelper</text:span></text:p>
              <text:p text:style-name="P719"><text:s text:c="2"/>def <text:span text:style-name="T1">log_in</text:span>(user)<text:span text:style-name="T727"> <text:s text:c="3"/># session cookie</text:span></text:p>
              <text:p text:style-name="P719"><text:s text:c="4"/>session[:user_id] = user.id</text:p>
              <text:p text:style-name="P719"><text:s text:c="2"/>end</text:p>
              <text:p text:style-name="P719">end</text:p>
            </table:table-cell>
          </table:table-row>
        </table:table>
        <text:list xml:id="list4162898113668795271" text:style-name="L3">
          <text:list-item>
            <text:p text:style-name="P1130">current user</text:p>
          </text:list-item>
        </text:list>
        <table:table table:name="Table165" table:style-name="Table165">
          <table:table-column table:style-name="Table165.A"/>
          <table:table-row>
            <table:table-cell table:style-name="Table165.A1" office:value-type="string">
              <text:p text:style-name="Preformatted_20_Text"># <text:span text:style-name="T729">app/helpers/sessions_helper.rb</text:span></text:p>
              <text:p text:style-name="P723">def <text:span text:style-name="T1">current_user</text:span></text:p>
              <text:p text:style-name="P723"><text:s text:c="2"/>@current_user ||= User.find_by</text:p>
              <text:p text:style-name="P722">(id: session[:user_id])</text:p>
              <text:p text:style-name="P721">end</text:p>
              <text:p text:style-name="P721"/>
              <text:p text:style-name="P725">def <text:span text:style-name="T1">logged_in?</text:span></text:p>
              <text:p text:style-name="P725"><text:s text:c="2"/>!current_user.nil?</text:p>
              <text:p text:style-name="P725">end</text:p>
            </table:table-cell>
          </table:table-row>
          <table:table-row>
            <table:table-cell table:style-name="Table165.A2" office:value-type="string">
              <text:p text:style-name="P726"># app/views/layout/_header.html.erb</text:p>
              <text:p text:style-name="P727">&lt;% if logged_in? %&gt;</text:p>
              <text:p text:style-name="P724">&lt;%= link_to "Profile", current_user %&gt;</text:p>
              <text:p text:style-name="P727">&lt;% end %&gt;</text:p>
            </table:table-cell>
          </table:table-row>
        </table:table>
        <text:h text:style-name="P1038" text:outline-level="3"/>
        <text:h text:style-name="P1053"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1">/helpers/sessions_helper.rb</text:span></text:p>
              <text:p text:style-name="P768">def <text:span text:style-name="T1">log_out</text:span></text:p>
              <text:p text:style-name="P768"><text:s text:c="2"/><text:span text:style-name="T1">session.delete(:user_id)</text:span></text:p>
              <text:p text:style-name="P768"><text:s text:c="2"/>@current_user = nil</text:p>
              <text:p text:style-name="P768">end</text:p>
            </table:table-cell>
          </table:table-row>
          <table:table-row>
            <table:table-cell table:style-name="Table183.A2" office:value-type="string">
              <text:p text:style-name="P769">#app/controllers/sessions_controller</text:p>
              <text:p text:style-name="P769">def destroy</text:p>
              <text:p text:style-name="P769"><text:s text:c="2"/><text:span text:style-name="T1">log_out</text:span></text:p>
              <text:p text:style-name="P769"><text:s text:c="2"/>redirect_to root_url</text:p>
              <text:p text:style-name="P777">end</text:p>
            </table:table-cell>
          </table:table-row>
        </table:table>
        <text:h text:style-name="P103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2">/test_helper.rb</text:span></text:p>
              <text:p text:style-name="P776">def <text:span text:style-name="T1">is_logged_in?</text:span></text:p>
              <text:p text:style-name="P776"><text:s text:c="2"/>!session[:user_id].nil?</text:p>
              <text:p text:style-name="P776">end</text:p>
            </table:table-cell>
          </table:table-row>
        </table:table>
        <text:p text:style-name="P278"/>
        <table:table table:name="Table164" table:style-name="Table164">
          <table:table-column table:style-name="Table164.A"/>
          <table:table-row>
            <table:table-cell table:style-name="Table164.A1" office:value-type="string">
              <text:p text:style-name="P775"># <text:span text:style-name="T725">test/integration/users_login_test.rb</text:span></text:p>
              <text:p text:style-name="P534"># load @user from FIXTURES</text:p>
              <text:p text:style-name="P772">test "login with valid info<text:span text:style-name="T763"> and </text:span></text:p>
              <text:p text:style-name="P773"><text:span text:style-name="T763">logout</text:span>" do</text:p>
              <text:p text:style-name="P771"><text:s text:c="2"/><text:span text:style-name="T1">get <text:s/>login_path</text:span></text:p>
              <text:p text:style-name="P771"><text:s/><text:span text:style-name="T1"><text:s/>post login_path</text:span>, params: { session: <text:span text:style-name="T733"><text:s text:c="2"/></text:span></text:p>
              <text:p text:style-name="P771"><text:span text:style-name="T733">{ </text:span>email: <text:span text:style-name="T431">@user.email</text:span>, password: <text:span text:style-name="T431">blabl</text:span><text:span text:style-name="T432"> </text:span><text:span text:style-name="T733">} } <text:s text:c="4"/></text:span></text:p>
              <text:p text:style-name="P774"><text:s text:c="2"/>assert_redirected_to @user</text:p>
              <text:p text:style-name="P774"><text:s text:c="2"/>follow_redirect!</text:p>
              <text:p text:style-name="P774"><text:s text:c="2"/># check links for login_path, </text:p>
              <text:p text:style-name="P774"><text:s text:c="6"/>logout_path, user_path</text:p>
              <text:p text:style-name="P778"><text:s text:c="2"/>delete logout_path # log out</text:p>
              <text:p text:style-name="P778"><text:s text:c="2"/>assert_not is_logged_in?</text:p>
              <text:p text:style-name="P778"><text:s text:c="2"/>assert_redirected_to root_url</text:p>
              <text:p text:style-name="P778"><text:s text:c="2"/>follow_redirect!</text:p>
              <text:p text:style-name="P778"><text:s text:c="2"/># checks links while not logged in</text:p>
              <text:p text:style-name="P770">end</text:p>
            </table:table-cell>
          </table:table-row>
        </table:table>
        <text:p text:style-name="P277"/>
        <text:p text:style-name="P276"/>
        <text:h text:style-name="P1105" text:outline-level="2"><text:bookmark-start text:name="__RefHeading___Toc10331_3432101769"/><text:span text:style-name="T765">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29">1. Create a random string of digits for use as a <text:span text:style-name="T197">remember_token</text:span></text:p>
            </table:table-cell>
            <table:table-cell table:style-name="Table171.B1" office:value-type="string">
              <text:p text:style-name="P929">2. Place the token in the <text:span text:style-name="T1">browser cookies </text:span>with a distant expiration date</text:p>
            </table:table-cell>
          </table:table-row>
          <table:table-row>
            <table:table-cell table:style-name="Table171.A2" office:value-type="string">
              <text:p text:style-name="P929">3. Save the <text:span text:style-name="T199">remember</text:span><text:span text:style-name="T188">_</text:span><text:span text:style-name="T197">digest</text:span> <text:span text:style-name="T737">(</text:span>of the token<text:span text:style-name="T737">)</text:span> to the <text:span text:style-name="T197">d</text:span><text:span text:style-name="T199">b</text:span></text:p>
            </table:table-cell>
            <table:table-cell table:style-name="Table171.B2" office:value-type="string">
              <text:p text:style-name="P929">4. Place an encrypted version of <text:span text:style-name="T197">use</text:span><text:span text:style-name="T198">r_</text:span><text:span text:style-name="T197">id</text:span> in the <text:span text:style-name="T1">browser cookies</text:span></text:p>
            </table:table-cell>
          </table:table-row>
          <table:table-row>
            <table:table-cell table:style-name="Table171.B2" table:number-columns-spanned="2" office:value-type="string">
              <text:p text:style-name="P929">5. With a cookie containing the <text:span text:style-name="T197">user</text:span><text:span text:style-name="T198">_</text:span><text:span text:style-name="T197">id</text:span>, find the <text:span text:style-name="T176">User</text:span> and verify the match between</text:p>
            </table:table-cell>
            <table:covered-table-cell/>
          </table:table-row>
          <table:table-row>
            <table:table-cell table:style-name="Table171.B2" table:number-columns-spanned="2" office:value-type="string">
              <text:p text:style-name="P930">cookie's <text:span text:style-name="T738"><text:s text:c="8"/></text:span><text:span text:style-name="T197">remember</text:span><text:span text:style-name="T198">_</text:span><text:span text:style-name="T197">token</text:span></text:p>
              <text:p text:style-name="P931"><text:span text:style-name="T223">d</text:span><text:span text:style-name="T224">atabase</text:span><text:span text:style-name="T223">'s</text:span><text:span text:style-name="T197"> </text:span><text:span text:style-name="T200">remember</text:span><text:span text:style-name="T198">_</text:span><text:span text:style-name="T197">digest</text:span></text:p>
            </table:table-cell>
            <table:covered-table-cell/>
          </table:table-row>
        </table:table>
        <text:list xml:id="list1201931794012386243" text:style-name="L4">
          <text:list-item>
            <text:p text:style-name="P1131">add <text:span text:style-name="T197">remember_digest</text:span> to <text:span text:style-name="T176">user</text:span> model</text:p>
          </text:list-item>
        </text:list>
        <table:table table:name="Table167" table:style-name="Table167">
          <table:table-column table:style-name="Table167.A"/>
          <table:table-row>
            <table:table-cell table:style-name="Table167.A1" office:value-type="string">
              <text:p text:style-name="P292">$ <text:span text:style-name="T734">rails generate </text:span><text:span text:style-name="T49">migration</text:span></text:p>
              <text:p text:style-name="P302"><text:span text:style-name="T734"><text:s/></text:span><text:span text:style-name="T49">add_remember_digest</text:span><text:span text:style-name="T734">_to_users remember_digest:string</text:span></text:p>
              <text:p text:style-name="P730">$ rails db:migrate</text:p>
            </table:table-cell>
          </table:table-row>
        </table:table>
        <text:list xml:id="list2820680700458001978" text:style-name="L5">
          <text:list-item>
            <text:p text:style-name="P1132">add to <text:span text:style-name="T178">U</text:span><text:span text:style-name="T177">ser</text:span> model </text:p>
          </text:list-item>
        </text:list>
        <table:table table:name="Table174" table:style-name="Table174">
          <table:table-column table:style-name="Table174.A"/>
          <table:table-row>
            <table:table-cell table:style-name="Table174.A1" office:value-type="string">
              <text:p text:style-name="P181"><text:span text:style-name="T350">1) </text:span><text:span text:style-name="T201">User.new_token</text:span><text:span text:style-name="T373"> </text:span><text:span text:style-name="T366">to create new random tok</text:span><text:span text:style-name="T367">e</text:span><text:span text:style-name="T366">ns</text:span></text:p>
            </table:table-cell>
          </table:table-row>
          <table:table-row>
            <table:table-cell table:style-name="Table174.A2" office:value-type="string">
              <text:p text:style-name="P141"><text:span text:style-name="T350">2) </text:span><text:span text:style-name="T177">:remember_token</text:span><text:span text:style-name="T291"> </text:span><text:span text:style-name="T292">as a </text:span><text:span text:style-name="T293">new </text:span><text:span text:style-name="T292">r/w attribute</text:span></text:p>
            </table:table-cell>
          </table:table-row>
          <table:table-row>
            <table:table-cell table:style-name="Table174.A2" office:value-type="string">
              <text:p text:style-name="P143"><text:span text:style-name="T350">3) </text:span><text:span text:style-name="T177">#remember</text:span><text:span text:style-name="T347"> to </text:span></text:p>
              <text:p text:style-name="P142"><text:span text:style-name="T347">temp save</text:span><text:span text:style-name="T350"> the token to</text:span><text:span text:style-name="T351"> </text:span><text:span text:style-name="T177">:remember_token</text:span><text:span text:style-name="T350"> and</text:span></text:p>
              <text:p text:style-name="P142"><text:span text:style-name="T350">save the </text:span><text:span text:style-name="T177">remember_digest</text:span><text:span text:style-name="T35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5">els/</text:span><text:span text:style-name="T50">user.rb</text:span></text:p>
              <text:p text:style-name="P733">attr_accessor <text:span text:style-name="T1">:remember_token</text:span></text:p>
              <text:p text:style-name="P731">def <text:span text:style-name="T1">User.new_token</text:span></text:p>
              <text:p text:style-name="P731"><text:s text:c="2"/>SecureRandom.urlsafe_base64</text:p>
              <text:p text:style-name="P731">end</text:p>
              <text:p text:style-name="P731"/>
              <text:p text:style-name="P733">def <text:span text:style-name="T1">remember</text:span></text:p>
              <text:p text:style-name="P733"><text:s text:c="2"/>self.<text:span text:style-name="T1">remember_token</text:span> = User.new_token</text:p>
              <text:p text:style-name="P733"><text:s text:c="2"/>update_attribute(<text:span text:style-name="T1">:remember_digest</text:span>, </text:p>
              <text:p text:style-name="P734">User.digest(remember_token))</text:p>
              <text:p text:style-name="P735">end</text:p>
            </table:table-cell>
          </table:table-row>
        </table:table>
        <text:list xml:id="list2406568924300515459" text:style-name="L6">
          <text:list-item>
            <text:p text:style-name="P1133"><text:span text:style-name="T743">add </text:span><text:span text:style-name="T203">#authenticated?</text:span><text:span text:style-name="T204"> </text:span><text:span text:style-name="T743">to user model to see if </text:span><text:span text:style-name="T179">r_digest</text:span><text:span text:style-name="T744"> and </text:span><text:span text:style-name="T179">r_token</text:span><text:span text:style-name="T744"> match </text:span></text:p>
          </text:list-item>
        </text:list>
        <table:table table:name="Table177" table:style-name="Table177">
          <table:table-column table:style-name="Table177.A"/>
          <table:table-row>
            <table:table-cell table:style-name="Table177.A1" office:value-type="string">
              <text:p text:style-name="Preformatted_20_Text"># <text:span text:style-name="T743">app/models/</text:span><text:span text:style-name="T53">user.rb</text:span></text:p>
              <text:p text:style-name="P744">def <text:span text:style-name="T1">authenticated?</text:span>(remember_token) BCrypt::Password.new(remember_digest).</text:p>
              <text:p text:style-name="P745">is_password?(remember_token)</text:p>
              <text:p text:style-name="P746">end</text:p>
            </table:table-cell>
          </table:table-row>
        </table:table>
        <text:p text:style-name="P42"><text:span text:style-name="T126">remember_digest</text:span> it's automatically created by <text:span text:style-name="T126">ActiveRecord</text:span> <text:span text:style-name="T766">because </text:span>it's <text:span text:style-name="T766">a </text:span>database column<text:span text:style-name="T766"> (remember the earlier migration?)</text:span></text:p>
        <text:list xml:id="list8728644661772499814" text:style-name="L7">
          <text:list-item>
            <text:p text:style-name="P1140"><text:span text:style-name="Source_20_Text"><text:span text:style-name="T387">add </text:span></text:span><text:span text:style-name="Source_20_Text"><text:span text:style-name="T388">#</text:span></text:span><text:span text:style-name="Source_20_Text"><text:span text:style-name="T202">remember(user)</text:span></text:span><text:span text:style-name="Source_20_Text"><text:span text:style-name="T387">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5">cookies[:user_id]</text:span></text:span></text:p>
            </table:table-cell>
            <table:table-cell table:style-name="Table170.B1" office:value-type="string">
              <text:p text:style-name="P183"><text:span text:style-name="Source_20_Text"><text:span text:style-name="T75">cookies[:remember_token]</text:span></text:span></text:p>
            </table:table-cell>
          </table:table-row>
        </table:table>
        <table:table table:name="Table172" table:style-name="Table172">
          <table:table-column table:style-name="Table172.A"/>
          <table:table-row>
            <table:table-cell table:style-name="Table172.A1" office:value-type="string">
              <text:p text:style-name="P739"><text:span text:style-name="T740">#</text:span> app/helpers/<text:span text:style-name="T1">sessions_helper.rb</text:span></text:p>
              <text:p text:style-name="P742"/>
              <text:p text:style-name="P739">def <text:span text:style-name="T1">remember(user)</text:span></text:p>
              <text:p text:style-name="P739"><text:s text:c="2"/>user.remember <text:span text:style-name="T422"># from models/user</text:span></text:p>
              <text:p text:style-name="P739"><text:s text:c="2"/><text:span text:style-name="T1">cookies</text:span>.permanent.signed[<text:span text:style-name="T1">:user_id</text:span>] = </text:p>
              <text:p text:style-name="P578">user.id</text:p>
              <text:p text:style-name="P737"><text:s text:c="2"/><text:span text:style-name="T1">cookies</text:span><text:span text:style-name="T739">.</text:span>permanent[<text:span text:style-name="T1">:remember_token</text:span>] = </text:p>
              <text:p text:style-name="P736">user.<text:span text:style-name="T1">remember_token</text:span></text:p>
              <text:p text:style-name="P507">en<text:span text:style-name="T73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2">cookies.permanent</text:span></text:span> creates cookies with an expiration <text:span text:style-name="Source_20_Text"><text:span text:style-name="T71">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583566670000108342" text:style-name="L8">
          <text:list-item>
            <text:p text:style-name="P1134"><text:span text:style-name="T180">#</text:span><text:span text:style-name="T206">current_user</text:span><text:span text:style-name="T180"> </text:span>must <text:span text:style-name="T748">be updated too (before it only knew about the temporary session), now it searches for the </text:span><text:span text:style-name="T202">user_id</text:span><text:span text:style-name="T748"> from the cookie</text:span></text:p>
          </text:list-item>
        </text:list>
        <table:table table:name="Table176" table:style-name="Table176">
          <table:table-column table:style-name="Table176.A"/>
          <table:table-row>
            <table:table-cell table:style-name="Table176.A1" office:value-type="string">
              <text:p text:style-name="P738"><text:span text:style-name="T740">#</text:span> app/helpers/<text:span text:style-name="T1">sessions_helper.rb</text:span></text:p>
              <text:p text:style-name="P579"/>
              <text:p text:style-name="P741">def <text:span text:style-name="T1">current_user</text:span></text:p>
              <text:p text:style-name="P741"><text:s text:c="2"/>if (user_id = <text:span text:style-name="T1">session</text:span>[:user_id]<text:span text:style-name="T749">)</text:span></text:p>
              <text:p text:style-name="P547">@current_user ||= User.find_by(id:user_id)</text:p>
              <text:p text:style-name="P740"><text:s text:c="2"/>elsif<text:span text:style-name="T411"> (user_id =</text:span><text:span text:style-name="T412"> </text:span><text:span text:style-name="T413">cookies</text:span><text:span text:style-name="T411">.signed[:user_id])</text:span><text:span text:style-name="T748"> <text:s text:c="3"/></text:span></text:p>
              <text:p text:style-name="P750"><text:span text:style-name="T760"><text:s text:c="6"/></text:span>user = User.find_by(id: user_id)</text:p>
              <text:p text:style-name="P749"><text:s text:c="4"/>if user &amp;&amp; user.authenticated?</text:p>
              <text:p text:style-name="P748">(cookies[:remember_token])</text:p>
              <text:p text:style-name="P749"><text:s text:c="6"/>log_in user</text:p>
              <text:p text:style-name="P749"><text:s text:c="6"/>@current_user = user</text:p>
              <text:p text:style-name="P749"><text:s text:c="4"/>end</text:p>
              <text:p text:style-name="P749"><text:s text:c="2"/>end</text:p>
              <text:p text:style-name="P741">end</text:p>
            </table:table-cell>
          </table:table-row>
        </table:table>
        <text:list xml:id="list848923333436026614" text:style-name="L9">
          <text:list-item>
            <text:p text:style-name="P1135"><text:span text:style-name="T403">add the </text:span><text:span text:style-name="T52">checkbox</text:span><text:span text:style-name="T40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2">/views/sessions/new.html.erb</text:span></text:p>
              <text:p text:style-name="P755">&lt;%= f.label :remember_me <text:span text:style-name="T1">do</text:span> %&gt;</text:p>
              <text:p text:style-name="P755"><text:s text:c="2"/>&lt;%= <text:span text:style-name="T1">f.check_box :remember_me</text:span> %&gt;</text:p>
              <text:p text:style-name="P755"><text:s text:c="2"/>&lt;span&gt;<text:span text:style-name="T299">Remember me on this pc</text:span>&lt;/span&gt;</text:p>
              <text:p text:style-name="P755">&lt;% end<text:span text:style-name="T767"> %</text:span>&gt;</text:p>
            </table:table-cell>
          </table:table-row>
        </table:table>
        <text:list xml:id="list3774421233071029942" text:style-name="L10">
          <text:list-item>
            <text:p text:style-name="P1136"><text:span text:style-name="T742">set</text:span> <text:span text:style-name="T202">remember(user)</text:span><text:span text:style-name="T741"> as an optional call after a successful login </text:span></text:p>
          </text:list-item>
        </text:list>
        <table:table table:name="Table169" table:style-name="Table169">
          <table:table-column table:style-name="Table169.A"/>
          <table:table-row>
            <table:table-cell table:style-name="Table169.A1" office:value-type="string">
              <text:p text:style-name="P743"># app/controllers/<text:span text:style-name="T1">sessions_controller</text:span></text:p>
              <text:p text:style-name="P743">def create</text:p>
              <text:p text:style-name="P743"><text:s/><text:span text:style-name="T745">if LOGIN IS OK</text:span></text:p>
              <text:p text:style-name="P743"><text:s/><text:span text:style-name="T745"><text:s/></text:span>log_in user</text:p>
              <text:p text:style-name="P675"><text:s/><text:span text:style-name="T745"><text:s/></text:span><text:span text:style-name="T51">params[:session][:remember_me] == 1 ?</text:span></text:p>
              <text:p text:style-name="P756"><text:span text:style-name="T51"><text:s/></text:span><text:span text:style-name="T1"><text:s/>remember(user) : forget(user)</text:span></text:p>
              <text:p text:style-name="P743"><text:s/><text:span text:style-name="T745"><text:s/></text:span>redirect_to user</text:p>
            </table:table-cell>
          </table:table-row>
        </table:table>
        <text:p text:style-name="P732"/>
        <text:h text:style-name="P1059" text:outline-level="3"><text:bookmark-start text:name="__RefHeading___Toc11043_3635838384"/>forget<text:bookmark-end text:name="__RefHeading___Toc11043_3635838384"/></text:h>
        <text:list xml:id="list3551753165094191159" text:style-name="L11">
          <text:list-item>
            <text:p text:style-name="P1137"><text:span text:style-name="T746">add </text:span><text:span text:style-name="T205">#</text:span><text:span text:style-name="T207">forget</text:span><text:span text:style-name="T746"> as well</text:span></text:p>
          </text:list-item>
        </text:list>
        <table:table table:name="Table178" table:style-name="Table178">
          <table:table-column table:style-name="Table178.A"/>
          <table:table-row>
            <table:table-cell table:style-name="Table178.A1" office:value-type="string">
              <text:p text:style-name="P753"># app<text:span text:style-name="T746">/helpers/sessions_helper.rb</text:span></text:p>
              <text:p text:style-name="P752">def <text:span text:style-name="T1">forget</text:span>(user)</text:p>
              <text:p text:style-name="P752"><text:s text:c="2"/>user.forget <text:span text:style-name="T422"># from User model</text:span></text:p>
              <text:p text:style-name="P752"><text:s text:c="2"/><text:span text:style-name="T1">cookies.delete(:user_id)</text:span></text:p>
              <text:p text:style-name="P752"><text:s/><text:span text:style-name="T1"><text:s/>cookies.delete(:remember_token)</text:span></text:p>
              <text:p text:style-name="P752">end</text:p>
              <text:p text:style-name="P747"/>
              <text:p text:style-name="P747">def <text:span text:style-name="T1">log_out</text:span></text:p>
              <text:p text:style-name="P747"><text:s text:c="2"/><text:span text:style-name="T750">forget(current_user)</text:span></text:p>
            </table:table-cell>
          </table:table-row>
          <table:table-row>
            <table:table-cell table:style-name="Table178.A2" office:value-type="string">
              <text:p text:style-name="P751"># app/models/user.rb</text:p>
              <text:p text:style-name="P751">def <text:span text:style-name="T1">forget</text:span></text:p>
              <text:p text:style-name="P674">update_attribute(<text:span text:style-name="T1">:remember_digest, nil</text:span>)</text:p>
              <text:p text:style-name="P751">end</text:p>
            </table:table-cell>
          </table:table-row>
        </table:table>
        <text:list xml:id="list3811023669080884846" text:style-name="L12">
          <text:list-item>
            <text:p text:style-name="P1138"><text:span text:style-name="T294">f</text:span><text:span text:style-name="T278">ix a</text:span><text:span text:style-name="T295">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1">pp/controllers/</text:span><text:span text:style-name="T54">sessions_controller</text:span></text:p>
              <text:p text:style-name="P754">def destroy</text:p>
              <text:p text:style-name="P754"><text:s text:c="2"/><text:span text:style-name="T1">log_out if logged_in?</text:span></text:p>
            </table:table-cell>
          </table:table-row>
        </table:table>
        <text:h text:style-name="Heading_20_3" text:outline-level="3"><text:bookmark-start text:name="__RefHeading___Toc11045_3635838384"/><text:span text:style-name="T764">remember </text:span>test<text:bookmark-end text:name="__RefHeading___Toc11045_3635838384"/></text:h>
        <text:list xml:id="list7103390393825668848" text:style-name="L13">
          <text:list-item>
            <text:p text:style-name="P1139">first thing, <text:span text:style-name="T210">#log_in_as</text:span> <text:span text:style-name="T755">(to not make confusion with </text:span><text:span text:style-name="T181">#log_in</text:span><text:span text:style-name="T755">)</text:span></text:p>
          </text:list-item>
        </text:list>
        <table:table table:name="Table181" table:style-name="Table181">
          <table:table-column table:style-name="Table181.A"/>
          <table:table-row>
            <table:table-cell table:style-name="Table181.A1" office:value-type="string">
              <text:p text:style-name="Preformatted_20_Text"># tes<text:span text:style-name="T753">t/test_helper.rb</text:span></text:p>
              <text:p text:style-name="P758">class <text:span text:style-name="T1">ActiveSupport::TestCase</text:span></text:p>
              <text:p text:style-name="P757"><text:span text:style-name="T754"><text:s text:c="2"/></text:span>def <text:span text:style-name="T1">log_in_as</text:span>(user)</text:p>
              <text:p text:style-name="P757"><text:span text:style-name="T754"><text:s text:c="2"/></text:span><text:s text:c="2"/>session[:user_id] = user.id</text:p>
              <text:p text:style-name="P757"><text:span text:style-name="T754"><text:s text:c="2"/></text:span>end</text:p>
              <text:p text:style-name="P758">end</text:p>
              <text:p text:style-name="P758">class <text:span text:style-name="T1">ActionDispatch::IntegrationTest</text:span></text:p>
              <text:p text:style-name="P758"><text:s text:c="2"/>def <text:span text:style-name="T1">log_in_as</text:span>(user, </text:p>
              <text:p text:style-name="P762"><text:s text:c="2"/><text:span text:style-name="T757"><text:s text:c="14"/></text:span>password: 'password', <text:s text:c="11"/><text:span text:style-name="T757"><text:s text:c="11"/></text:span></text:p>
              <text:p text:style-name="P762"><text:span text:style-name="T757"><text:s text:c="16"/></text:span>remember_me: '1')</text:p>
              <text:p text:style-name="P758"><text:s text:c="3"/>post login_path, params: { session:</text:p>
              <text:p text:style-name="P760">{ email: user.emai<text:span text:style-name="T758">l, <text:s text:c="3"/></text:span></text:p>
              <text:p text:style-name="P760">password: password,<text:span text:style-name="T758"> <text:s text:c="5"/></text:span></text:p>
              <text:p text:style-name="P759">remember_me: remember_me } }</text:p>
              <text:p text:style-name="P761"><text:s text:c="2"/>end</text:p>
            </table:table-cell>
          </table:table-row>
        </table:table>
        <text:p text:style-name="Standard">the first one is <text:span text:style-name="T756">only </text:span>needed in chapter 10 (updating, showing and deleting users)</text:p>
        <text:p text:style-name="P185">the second one has arguments with default values</text:p>
        <text:p text:style-name="P184"/>
        <text:p text:style-name="P3"/>
        <text:list xml:id="list7570920522892945350" text:style-name="L14">
          <text:list-item>
            <text:p text:style-name="P1141">actual tests:</text:p>
          </text:list-item>
        </text:list>
        <text:p text:style-name="P188">we can check if the user has been remembered, by looking<text:span text:style-name="T759"> for the </text:span><text:span text:style-name="T208">remember_token</text:span><text:span text:style-name="T759"> key in the </text:span><text:span text:style-name="T182">cookies</text:span></text:p>
        <table:table table:name="Table182" table:style-name="Table182">
          <table:table-column table:style-name="Table182.A"/>
          <table:table-row>
            <table:table-cell table:style-name="Table182.A1" office:value-type="string">
              <text:p text:style-name="P763">test/integration/users_login_test.rb</text:p>
              <text:p text:style-name="P676">setup the fixture @user=users(:michael)</text:p>
              <text:p text:style-name="P763">test "<text:span text:style-name="T1">login with remembering</text:span>" do</text:p>
              <text:p text:style-name="P763"><text:s text:c="2"/>log_in_as(@user, remember_me: '1')</text:p>
              <text:p text:style-name="P763"><text:s text:c="2"/><text:span text:style-name="T1">assert_not_empty</text:span></text:p>
              <text:p text:style-name="P580"><text:s/>cookies['remember_token']</text:p>
              <text:p text:style-name="P764">end</text:p>
              <text:p text:style-name="P764">test "<text:span text:style-name="T1">login without remembering</text:span>" do</text:p>
              <text:p text:style-name="P764"><text:s text:c="2"/>log_in_as(@user, remember_me: '1')</text:p>
              <text:p text:style-name="P536"><text:s text:c="2"/># log in again to verify that the </text:p>
              <text:p text:style-name="P536"><text:s text:c="2"/># cookie is deleted</text:p>
              <text:p text:style-name="P764"><text:s text:c="2"/>log_in_as(@user, remember_me: '0')</text:p>
              <text:p text:style-name="P764"><text:s text:c="2"/><text:span text:style-name="T402">assert_empty cookies['remember_token']</text:span></text:p>
              <text:p text:style-name="P765">end</text:p>
            </table:table-cell>
          </table:table-row>
        </table:table>
        <text:p text:style-name="P189">with <text:span text:style-name="T209">assigns:</text:span> you could test it much better, but I still have to understand it</text:p>
        <text:p text:style-name="P766">assert_equal, cookies['remember_token], </text:p>
        <text:p text:style-name="P767">assigns(:user).rember_token</text:p>
        <text:p text:style-name="P767"/>
        <text:h text:style-name="P958" text:outline-level="1"/>
        <text:h text:style-name="P974" text:outline-level="1"><text:bookmark-start text:name="__RefHeading___Toc5583_684870536"/>CSS<text:bookmark-end text:name="__RefHeading___Toc5583_684870536"/></text:h>
        <text:p text:style-name="P78">The directory<text:span text:style-name="T511"> </text:span><text:span text:style-name="T160">app/assets/stylesheets/</text:span></text:p>
        <text:p text:style-name="P232">is part of the asset pipeline</text:p>
        <text:p text:style-name="P224"><text:span text:style-name="T555">any stylesheets in this directory will automatically be included as part of the </text:span><text:span text:style-name="Source_20_Text"><text:span text:style-name="T79">application.css</text:span></text:span><text:span text:style-name="T555"> file included in the site layout. </text:span><text:span text:style-name="T627"><text:s/>The Sample App puts everything in the </text:span><text:span text:style-name="Source_20_Text"><text:span text:style-name="T627">custom.scss</text:span></text:span><text:span text:style-name="T627"> file</text:span></text:p>
        <text:p text:style-name="P224"><text:span text:style-name="T555">the </text:span><text:span text:style-name="Source_20_Text"><text:span text:style-name="T555">.scss</text:span></text:span><text:span text:style-name="T555"> extension, indicates a “Sassy CSS” and arranges for the asset pipeline to process the file using Sass.</text:span></text:p>
        <text:p text:style-name="P224"><text:span text:style-name="T555">Inside the file for the custom CSS, we can use the </text:span><text:span text:style-name="Source_20_Text"><text:span text:style-name="T555">@import</text:span></text:span><text:span text:style-name="T555"> function to include Bootstrap (together with the associated Sprockets utility)</text:span></text:p>
        <text:p text:style-name="P381">app/assets/stylesheets/custom.scss</text:p>
        <table:table table:name="Table77" table:style-name="Table77">
          <table:table-column table:style-name="Table77.A"/>
          <table:table-row>
            <table:table-cell table:style-name="Table77.A1" office:value-type="string">
              <text:p text:style-name="P381">@import "bootstrap-sprockets";</text:p>
              <text:p text:style-name="P381">@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4"># app<text:span text:style-name="T730">/assets/javascripts/application.js</text:span></text:p>
              <text:p text:style-name="P728">//= require bootstrap</text:p>
            </table:table-cell>
          </table:table-row>
          <table:table-row>
            <table:table-cell table:style-name="Table166.A2" office:value-type="string">
              <text:p text:style-name="P670"># app/views/layouts/_header.html.erb</text:p>
              <text:p text:style-name="P670">&lt;li class="dropdown"&gt;</text:p>
              <text:p text:style-name="P670"><text:s text:c="2"/>&lt;a href= "#" class="dropdown-toggle"</text:p>
              <text:p text:style-name="P671">data-toggle="dropdown"&gt;</text:p>
              <text:p text:style-name="P672"><text:s text:c="4"/>Account &lt;/a&gt;</text:p>
              <text:p text:style-name="P672"><text:s text:c="2"/>&lt;ul class="dropdown-menu"&gt;</text:p>
              <text:p text:style-name="P672"><text:s text:c="4"/>&lt;li&gt;&lt;%= link_to "Profile", </text:p>
              <text:p text:style-name="P671">current_user %&gt;&lt;/li&gt;</text:p>
              <text:p text:style-name="P672"><text:s text:c="4"/>&lt;li&gt;&lt;%= link_to "Fooo", '#' %&gt;&lt;/li&gt; <text:s/>&lt;/ul&gt;<text:span text:style-name="T732">&lt;/li&gt;</text:span></text:p>
            </table:table-cell>
          </table:table-row>
        </table:table>
        <text:p text:style-name="P273"/>
        <text:p text:style-name="P936"/>
        <text:p text:style-name="P935"/>
        <text:h text:style-name="P980" text:outline-level="1"><text:bookmark-start text:name="__RefHeading___Toc3197_1309305363"/>Testing<text:bookmark-end text:name="__RefHeading___Toc3197_1309305363"/></text:h>
        <text:p text:style-name="P563">Red, Green, Refactor</text:p>
        <table:table table:name="Table15" table:style-name="Table15">
          <table:table-column table:style-name="Table15.A"/>
          <table:table-column table:style-name="Table15.B"/>
          <table:table-row>
            <table:table-cell table:style-name="Table15.A1" office:value-type="string">
              <text:p text:style-name="P79"><text:span text:style-name="T218">rails generate controller</text:span><text:span text:style-name="T1"> </text:span>automatically generate<text:span text:style-name="T473">s</text:span> test<text:span text:style-name="T498">s</text:span> file<text:span text:style-name="T498">s</text:span></text:p>
            </table:table-cell>
            <table:table-cell table:style-name="Table15.B1" office:value-type="string">
              <text:p text:style-name="P537"/>
            </table:table-cell>
          </table:table-row>
          <table:table-row>
            <table:table-cell table:style-name="Table15.A1" table:number-columns-spanned="2" office:value-type="string">
              <text:p text:style-name="P52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8">require 'test_helper'</text:p>
              <text:p text:style-name="P418"/>
              <text:p text:style-name="P418">class StaticPagesControllerTest &lt; <text:s/></text:p>
              <text:p text:style-name="P365"><text:s text:c="7"/>ActionController::TestCase</text:p>
              <text:p text:style-name="P418"><text:s text:c="2"/>test "should get home" do</text:p>
              <text:p text:style-name="P418"><text:s text:c="4"/><text:span text:style-name="T1">get</text:span> :home</text:p>
              <text:p text:style-name="P418"><text:s text:c="4"/><text:span text:style-name="T1">assert_response</text:span> :success</text:p>
              <text:p text:style-name="P418"><text:s text:c="2"/>end</text:p>
              <text:p text:style-name="P419"><text:s text:c="2"/>test "get root" do</text:p>
              <text:p text:style-name="P419"><text:s text:c="4"/><text:span text:style-name="T1">get</text:span> root_path</text:p>
              <text:p text:style-name="P419"><text:s text:c="4"/><text:span text:style-name="T40">assert_template</text:span><text:span text:style-name="T404"> 'static_pages/home'</text:span></text:p>
              <text:p text:style-name="P362"><text:s text:c="2"/>end</text:p>
              <text:p text:style-name="P421">end</text:p>
            </table:table-cell>
          </table:table-row>
        </table:table>
        <text:h text:style-name="P1040" text:outline-level="3"><text:bookmark-start text:name="__RefHeading___Toc11617_3945550178"/>minitest reporters<text:bookmark-end text:name="__RefHeading___Toc11617_3945550178"/></text:h>
        <text:p text:style-name="P265"><text:span text:style-name="T604">c</text:span><text:span text:style-name="T555">olors and better stats!</text:span></text:p>
        <text:p text:style-name="P448">test/test_helper.rb</text:p>
        <table:table table:name="Table67" table:style-name="Table67">
          <table:table-column table:style-name="Table67.A"/>
          <table:table-row>
            <table:table-cell table:style-name="Table67.A1" office:value-type="string">
              <text:p text:style-name="P447">require <text:span text:style-name="T501">"minitest/reporters"</text:span></text:p>
              <text:p text:style-name="P44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9">$ bundle exec rake test</text:p>
            </table:table-cell>
            <table:table-cell table:style-name="Table63.B1" office:value-type="string">
              <text:p text:style-name="P50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1">$ rails test <text:span text:style-name="T299">path_to_test</text:span></text:p>
            </table:table-cell>
            <table:covered-table-cell/>
          </table:table-row>
          <table:table-row>
            <table:table-cell table:style-name="Table63.A4" table:number-columns-spanned="2" office:value-type="string">
              <text:p text:style-name="P497">$ rails test:integration</text:p>
              <text:p text:style-name="P49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5">$ <text:span text:style-name="T518">rails generate integration_test</text:span></text:p>
              <text:p text:style-name="P474">site_layout</text:p>
            </table:table-cell>
          </table:table-row>
        </table:table>
        <text:h text:style-name="P107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10">cookies[:remember_token]</text:p>
            </table:table-cell>
            <table:table-cell table:style-name="Table84.B1" office:value-type="string">
              <text:p text:style-name="P928">is always nil</text:p>
            </table:table-cell>
          </table:table-row>
          <table:table-row>
            <table:table-cell table:style-name="Table84.A2" office:value-type="string">
              <text:p text:style-name="P576">cookies['remember_token']</text:p>
            </table:table-cell>
            <table:table-cell table:style-name="Table84.B2" office:value-type="string">
              <text:p text:style-name="P928">works</text:p>
            </table:table-cell>
          </table:table-row>
          <table:table-row>
            <table:table-cell table:style-name="Table84.B2" table:number-columns-spanned="2" office:value-type="string">
              <text:p text:style-name="P178"><text:span text:style-name="Source_20_Text"><text:span text:style-name="T359">the </text:span></text:span><text:span text:style-name="Source_20_Text"><text:span text:style-name="T102">cookies</text:span></text:span><text:span text:style-name="T404"> method doesn’t work with symbols</text:span></text:p>
            </table:table-cell>
            <table:covered-table-cell/>
          </table:table-row>
        </table:table>
        <text:h text:style-name="P1097" text:outline-level="2"/>
        <text:h text:style-name="P1117"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09">system</text:p>
            </table:table-cell>
            <table:table-cell table:style-name="Table154.B2" office:value-type="string">
              <text:p text:style-name="P927">full browser testings</text:p>
            </table:table-cell>
          </table:table-row>
        </table:table>
        <text:h text:style-name="P1097" text:outline-level="2"><text:bookmark-start text:name="__RefHeading___Toc9782_2455371668"/>class<text:span text:style-name="T717">es inheritances</text:span><text:bookmark-end text:name="__RefHeading___Toc9782_2455371668"/></text:h>
        <table:table table:name="Table159" table:style-name="Table159">
          <table:table-column table:style-name="Table159.A"/>
          <table:table-row>
            <table:table-cell table:style-name="Table159.A1" office:value-type="string">
              <text:p text:style-name="P574">test_helper</text:p>
              <text:p text:style-name="P709"><text:s text:c="2"/>ActiveSupport::TestCase</text:p>
            </table:table-cell>
          </table:table-row>
          <table:table-row>
            <table:table-cell table:style-name="Table159.A2" office:value-type="string">
              <text:p text:style-name="P574">helpers</text:p>
              <text:p text:style-name="P709"><text:s text:c="2"/>&lt;ActionView::Test<text:span text:style-name="T718">C</text:span>ase</text:p>
            </table:table-cell>
          </table:table-row>
          <table:table-row>
            <table:table-cell table:style-name="Table159.A2" office:value-type="string">
              <text:p text:style-name="P574">controllers</text:p>
              <text:p text:style-name="P709"><text:s text:c="2"/>&lt;ActionDispatch::IntegrationTest</text:p>
            </table:table-cell>
          </table:table-row>
          <table:table-row>
            <table:table-cell table:style-name="Table159.A2" office:value-type="string">
              <text:p text:style-name="P574">models</text:p>
              <text:p text:style-name="P640"><text:s text:c="2"/>&lt;ActiveSupport::Test<text:span text:style-name="T718">C</text:span>ase</text:p>
            </table:table-cell>
          </table:table-row>
          <table:table-row>
            <table:table-cell table:style-name="Table159.A2" office:value-type="string">
              <text:p text:style-name="P574">integration</text:p>
              <text:p text:style-name="P640"><text:s text:c="2"/>&lt;ActionDispatch::IntegrationTest</text:p>
            </table:table-cell>
          </table:table-row>
          <table:table-row>
            <table:table-cell table:style-name="Table159.A2" office:value-type="string">
              <text:p text:style-name="P575">mailers</text:p>
              <text:p text:style-name="P641"><text:s text:c="2"/>&lt;ActionMailer::TestCase</text:p>
            </table:table-cell>
          </table:table-row>
        </table:table>
        <text:h text:style-name="P107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9"># app<text:span text:style-name="T666">/models/user.rb</text:span></text:p>
              <text:p text:style-name="P608">def <text:span text:style-name="T1">User.digest</text:span>(string)</text:p>
              <text:p text:style-name="P532"><text:s/>cost = ActiveModel::SecurePassword.min_cost ? <text:s/>BCrypt::Engine::MIN_COST : BCrypt::Engine.cost</text:p>
              <text:p text:style-name="P532">BCrypt::Password.create(string, cost: cost)</text:p>
              <text:p text:style-name="P608">end<text:tab/></text:p>
            </table:table-cell>
            <table:covered-table-cell/>
          </table:table-row>
          <table:table-row>
            <table:table-cell table:style-name="Table73.A2" table:number-columns-spanned="2" office:value-type="string">
              <text:p text:style-name="P610"># test/fixtures/users.yml</text:p>
              <text:p text:style-name="P610">michael:</text:p>
              <text:p text:style-name="P610"><text:s text:c="2"/>name <text:s text:c="10"/>: Michael Example</text:p>
              <text:p text:style-name="P610"><text:s text:c="2"/>email <text:s text:c="9"/>: michael@example.com</text:p>
              <text:p text:style-name="P610"><text:s text:c="2"/>password_digest: </text:p>
              <text:p text:style-name="P61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6">user = users(:michael)</text:p>
            </table:table-cell>
            <table:table-cell table:style-name="Table73.B3" office:value-type="string">
              <text:p text:style-name="P154"><text:span text:style-name="Source_20_Text"><text:span text:style-name="T72">users</text:span></text:span> <text:span text:style-name="T667">for </text:span>the fixture filename <text:span text:style-name="Source_20_Text"><text:span text:style-name="T1">users.yml</text:span></text:span></text:p>
            </table:table-cell>
          </table:table-row>
        </table:table>
        <text:h text:style-name="P1074" text:outline-level="2"/>
        <text:h text:style-name="P111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8">setup do</text:p>
              <text:p text:style-name="P449"><text:s text:c="2"/>@title_long = "<text:span text:style-name="T499">loooong title</text:span>"</text:p>
              <text:p text:style-name="P450"><text:s text:c="2"/>@user = users(:michael)<text:span text:style-name="T668"> # fixtures!</text:span></text:p>
              <text:p text:style-name="P449">end</text:p>
            </table:table-cell>
          </table:table-row>
        </table:table>
        <text:h text:style-name="P107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1">get</text:span><text:span text:style-name="T464"> it expects the </text:span><text:span text:style-name="T232">home</text:span><text:span text:style-name="T498"> page to be an ordinary web page with a </text:span><text:span text:style-name="T164">GET</text:span><text:span text:style-name="T498"> request</text:span></text:p>
            </table:table-cell>
            <table:table-cell table:style-name="Table108.B1" office:value-type="string">
              <text:p text:style-name="P158"><text:span text:style-name="T270">&lt;</text:span><text:span text:style-name="T271">= </text:span><text:span text:style-name="T270">see first example</text:span></text:p>
              <text:p text:style-name="P61"><text:span text:style-name="T191">:success</text:span><text:span text:style-name="T464"> is an </text:span>abstract representation of the HTTP status<text:span text:style-name="T464"> code.</text:span></text:p>
            </table:table-cell>
          </table:table-row>
          <table:table-row>
            <table:table-cell table:style-name="Table108.A2" table:number-columns-spanned="2" office:value-type="string">
              <text:p text:style-name="P103">That test basically says: <text:tab/></text:p>
              <text:p text:style-name="P75">“<text:span text:style-name="T299">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602"><text:span text:style-name="T1">post</text:span> login_path, params: { session:</text:p>
              <text:p text:style-name="P29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4">patch user_path(@user), params:</text:p>
              <text:p text:style-name="P614"><text:span text:style-name="T680"><text:s/></text:span>{ user: { name: <text:s/>name, email: email,</text:p>
              <text:p text:style-name="P614"><text:s/><text:span text:style-name="T680"><text:s text:c="10"/></text:span>password: "",</text:p>
              <text:p text:style-name="P614"><text:span text:style-name="T68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2">assert_no_difference "User.count" do</text:p>
              <text:p text:style-name="P622"><text:s text:c="2"/>delete user_path(@user)</text:p>
              <text:p text:style-name="P622">end</text:p>
            </table:table-cell>
          </table:table-row>
        </table:table>
        <text:h text:style-name="P1076" text:outline-level="2"/>
        <text:h text:style-name="P110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6"><text:span text:style-name="T1">assert_not</text:span> @user.valid?</text:p>
              <text:p text:style-name="P391"><text:span text:style-name="T1">assert</text:span> <text:s text:c="4"/>@user.valid?</text:p>
              <text:p text:style-name="P455"><text:span text:style-name="T1">assert_equal</text:span> 2, "2".to_i</text:p>
              <text:p text:style-name="P454"><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7">f</text:span><text:span text:style-name="T555">lash</text:span><text:bookmark-end text:name="__RefHeading___Toc11631_3945550178"/></text:h>
        <table:table table:name="Table125" table:style-name="Table125">
          <table:table-column table:style-name="Table125.A"/>
          <table:table-row>
            <table:table-cell table:style-name="Table125.A1" office:value-type="string">
              <text:p text:style-name="P604"><text:span text:style-name="T662">a</text:span>ssert_not <text:span text:style-name="T1">flash.empty?</text:span></text:p>
            </table:table-cell>
          </table:table-row>
        </table:table>
        <text:h text:style-name="P104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7">assert_no_difference <text:span text:style-name="T278">"User.count" do</text:span></text:p>
              <text:p text:style-name="P327">assert_difference<text:span text:style-name="T278"> "User.count", </text:span>1<text:span text:style-name="T278"> do</text:span></text:p>
              <text:p text:style-name="P343"><text:s text:c="2"/>@user.save</text:p>
              <text:p text:style-name="P343">end</text:p>
            </table:table-cell>
          </table:table-row>
        </table:table>
        <text:h text:style-name="P1042"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3">assert<text:span text:style-name="T661">_template 'sessions/new'</text:span></text:p>
            </table:table-cell>
          </table:table-row>
        </table:table>
        <text:p text:style-name="P174">(and it's deprecated because you should only test for content, not for structure)</text:p>
        <text:h text:style-name="P104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2">assert_<text:span text:style-name="T1">redirected_to</text:span> @user</text:p>
            </table:table-cell>
          </table:table-row>
        </table:table>
        <text:h text:style-name="P1044"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7">assert_match 'foo', 'foobar'</text:p>
            </table:table-cell>
            <table:table-cell table:style-name="Table145.B1" office:value-type="string">
              <text:p text:style-name="P646"># true </text:p>
            </table:table-cell>
          </table:table-row>
          <table:table-row>
            <table:table-cell table:style-name="Table145.A2" office:value-type="string">
              <text:p text:style-name="P647">assert_match 'baz', 'foobar'</text:p>
            </table:table-cell>
            <table:table-cell table:style-name="Table145.B2" office:value-type="string">
              <text:p text:style-name="P646"># false</text:p>
            </table:table-cell>
          </table:table-row>
          <table:table-row>
            <table:table-cell table:style-name="Table145.A2" office:value-type="string">
              <text:p text:style-name="P647">assert_match '\w+/, 'foobar'</text:p>
            </table:table-cell>
            <table:table-cell table:style-name="Table145.B2" office:value-type="string">
              <text:p text:style-name="P646"><text:s/># true </text:p>
            </table:table-cell>
          </table:table-row>
          <table:table-row>
            <table:table-cell table:style-name="Table145.A2" office:value-type="string">
              <text:p text:style-name="P647">assert_match '\w+/, '$#!*+@'</text:p>
            </table:table-cell>
            <table:table-cell table:style-name="Table145.B2" office:value-type="string">
              <text:p text:style-name="P646"><text:s/># false</text:p>
            </table:table-cell>
          </table:table-row>
          <table:table-row>
            <table:table-cell table:style-name="Table145.A5" table:number-columns-spanned="2" office:value-type="string">
              <text:p text:style-name="P694">assert<text:span text:style-name="T1">_no_</text:span>match '/banana/'<text:span text:style-name="T706">, uoo.body</text:span></text:p>
            </table:table-cell>
            <table:covered-table-cell/>
          </table:table-row>
        </table:table>
        <text:h text:style-name="P1098" text:outline-level="2"><text:bookmark-start text:name="__RefHeading___Toc20221_1983577219"/>assign<text:span text:style-name="T701">s</text:span> (?)<text:bookmark-end text:name="__RefHeading___Toc20221_1983577219"/></text:h>
        <text:p text:style-name="P172"><text:span text:style-name="T175">#assigns</text:span> grants access to <text:span text:style-name="T175">instance variable</text:span> in the corresponding <text:span text:style-name="T175">action</text:span></text:p>
        <text:p text:style-name="P173"><text:span text:style-name="T175">(</text:span><text:span text:style-name="T136">but I didn't get it quite right yet)</text:span></text:p>
        <table:table table:name="Table148" table:style-name="Table148">
          <table:table-column table:style-name="Table148.A"/>
          <table:table-row>
            <table:table-cell table:style-name="Table148.A1" office:value-type="string">
              <text:p text:style-name="P166"><text:span text:style-name="T175">UsersController#create </text:span><text:span text:style-name="T365">has</text:span><text:span text:style-name="T175"> @user</text:span></text:p>
              <text:p text:style-name="P172">that variable can be accessed in the test using</text:p>
              <text:p text:style-name="P13">assigns(:user)</text:p>
            </table:table-cell>
          </table:table-row>
          <table:table-row>
            <table:table-cell table:style-name="Table148.A2" office:value-type="string">
              <text:p text:style-name="P693"><text:span text:style-name="T702">u</text:span>ser = assigns(:user)</text:p>
              <text:p text:style-name="P663">log_in_as(user)</text:p>
            </table:table-cell>
          </table:table-row>
        </table:table>
        <text:h text:style-name="P1021" text:outline-level="3"/>
        <text:h text:style-name="P1049" text:outline-level="3"><text:bookmark-start text:name="__RefHeading___Toc11639_3945550178"/>select<text:bookmark-end text:name="__RefHeading___Toc11639_3945550178"/></text:h>
        <text:p text:style-name="P50">test<text:span text:style-name="T519">s</text:span> for the presence of a particular HTML tag</text:p>
        <text:p text:style-name="P50"/>
        <table:table table:name="Table66" table:style-name="Table66">
          <table:table-column table:style-name="Table66.A"/>
          <table:table-row>
            <table:table-cell table:style-name="Table66.A1" office:value-type="string">
              <text:p text:style-name="P310"><text:span text:style-name="T1">assert_select</text:span> "title", "<text:span text:style-name="T500">Homepage</text:span>"</text:p>
            </table:table-cell>
          </table:table-row>
          <table:table-row>
            <table:table-cell table:style-name="Table66.A2" office:value-type="string">
              <text:p text:style-name="P310">assert_select "a[href=<text:span text:style-name="T1">?</text:span>]", <text:span text:style-name="T1">about_path</text:span></text:p>
            </table:table-cell>
          </table:table-row>
          <table:table-row>
            <table:table-cell table:style-name="Table66.A2" office:value-type="string">
              <text:p text:style-name="P31"><text:span text:style-name="T555">Rails automatically inserts the value of </text:span><text:span text:style-name="Source_20_Text"><text:span text:style-name="T325">about_path</text:span></text:span><text:span text:style-name="T555"> in place of the </text:span><text:span text:style-name="T260">?</text:span><text:span text:style-name="T555"> (escaping any special characters if necessary), thereby checking for an HTML tag of the form</text:span></text:p>
              <text:p text:style-name="P56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07"><text:span text:style-name="T660">assert </text:span>DIVS</text:p>
            </table:table-cell>
            <table:table-cell table:style-name="Table85.B1" table:number-columns-spanned="3" office:value-type="string">
              <text:p text:style-name="P907"/>
            </table:table-cell>
            <table:covered-table-cell/>
            <table:covered-table-cell/>
          </table:table-row>
          <table:table-row>
            <table:table-cell table:style-name="Table85.A2" table:number-columns-spanned="3" office:value-type="string">
              <text:p text:style-name="P882">assert_select <text:span text:style-name="T1">"div"</text:span></text:p>
            </table:table-cell>
            <table:covered-table-cell/>
            <table:covered-table-cell/>
            <table:table-cell table:style-name="Table85.D2" office:value-type="string">
              <text:p text:style-name="P882">&lt;div&gt;foobar&lt;/div&gt;</text:p>
            </table:table-cell>
          </table:table-row>
          <table:table-row>
            <table:table-cell table:style-name="Table85.A3" table:number-columns-spanned="4" office:value-type="string">
              <text:p text:style-name="P88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84"><text:span text:style-name="T352">match: </text:span><text:span text:style-name="T299">&lt;div&gt;</text:span>foobar<text:span text:style-name="T299">&lt;/div&gt;</text:span></text:p>
            </table:table-cell>
            <table:covered-table-cell/>
            <table:covered-table-cell/>
            <table:covered-table-cell/>
          </table:table-row>
          <table:table-row>
            <table:table-cell table:style-name="Table85.A3" table:number-columns-spanned="4" office:value-type="string">
              <text:p text:style-name="P88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85"><text:span text:style-name="T352">match: </text:span>&lt;div <text:span text:style-name="T299">id="profile"</text:span>&gt;foobar&lt;/div&gt;</text:p>
            </table:table-cell>
            <table:covered-table-cell/>
            <table:covered-table-cell/>
            <table:covered-table-cell/>
          </table:table-row>
          <table:table-row>
            <table:table-cell table:style-name="Table85.A3" table:number-columns-spanned="4" office:value-type="string">
              <text:p text:style-name="P900">assert_select "<text:span text:style-name="T1">div.alert</text:span>"</text:p>
            </table:table-cell>
            <table:covered-table-cell/>
            <table:covered-table-cell/>
            <table:covered-table-cell/>
          </table:table-row>
          <table:table-row>
            <table:table-cell table:style-name="Table85.A8" table:number-columns-spanned="4" office:value-type="string">
              <text:p text:style-name="P900"><text:span text:style-name="T352">match: </text:span>&lt;div <text:span text:style-name="T299">class="alert"</text:span>&gt;</text:p>
            </table:table-cell>
            <table:covered-table-cell/>
            <table:covered-table-cell/>
            <table:covered-table-cell/>
          </table:table-row>
          <table:table-row>
            <table:table-cell table:style-name="Table85.A8" table:number-columns-spanned="4" office:value-type="string">
              <text:p text:style-name="P883">assert_select <text:span text:style-name="T1">"div[name=yo]"</text:span></text:p>
            </table:table-cell>
            <table:covered-table-cell/>
            <table:covered-table-cell/>
            <table:covered-table-cell/>
          </table:table-row>
          <table:table-row>
            <table:table-cell table:style-name="Table85.D2" table:number-columns-spanned="4" office:value-type="string">
              <text:p text:style-name="P885"><text:span text:style-name="T352">match: </text:span>&lt;div <text:span text:style-name="T299">name="yo</text:span><text:span text:style-name="T307">"</text:span>&gt;hey<text:span text:style-name="T402">&lt;/div&gt;</text:span></text:p>
            </table:table-cell>
            <table:covered-table-cell/>
            <table:covered-table-cell/>
            <table:covered-table-cell/>
          </table:table-row>
          <table:table-row>
            <table:table-cell table:style-name="Table85.A1" office:value-type="string">
              <text:p text:style-name="P906"><text:span text:style-name="T660">assert </text:span>LINKS</text:p>
            </table:table-cell>
            <table:table-cell table:style-name="Table85.A3" table:number-columns-spanned="3" office:value-type="string">
              <text:p text:style-name="P888"/>
            </table:table-cell>
            <table:covered-table-cell/>
            <table:covered-table-cell/>
          </table:table-row>
          <table:table-row>
            <table:table-cell table:style-name="Table85.A8" table:number-columns-spanned="4" office:value-type="string">
              <text:p text:style-name="P886">assert_select<text:span text:style-name="T52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85"><text:span text:style-name="T352">match: </text:span>&lt;a href="/"&gt;<text:span text:style-name="T402">foo&lt;/a&gt;</text:span></text:p>
            </table:table-cell>
            <table:covered-table-cell/>
            <table:covered-table-cell/>
            <table:covered-table-cell/>
          </table:table-row>
          <table:table-row>
            <table:table-cell table:style-name="Table85.A3" table:number-columns-spanned="4" office:value-type="string">
              <text:p text:style-name="P887">assert_select<text:span text:style-name="T520"> </text:span><text:span text:style-name="T1">"a[href=?]",'/',text: </text:span><text:span text:style-name="T433">"foo"</text:span></text:p>
            </table:table-cell>
            <table:covered-table-cell/>
            <table:covered-table-cell/>
            <table:covered-table-cell/>
          </table:table-row>
          <table:table-row>
            <table:table-cell table:style-name="Table85.D2" table:number-columns-spanned="4" office:value-type="string">
              <text:p text:style-name="P889"><text:span text:style-name="T352">match: </text:span>&lt;a href="/"&gt;foo&lt;/a&gt;</text:p>
            </table:table-cell>
            <table:covered-table-cell/>
            <table:covered-table-cell/>
            <table:covered-table-cell/>
          </table:table-row>
          <table:table-row>
            <table:table-cell table:style-name="Table85.A2" table:number-columns-spanned="2" office:value-type="string">
              <text:p text:style-name="P908">assert INPUT</text:p>
            </table:table-cell>
            <table:covered-table-cell/>
            <table:table-cell table:style-name="Table85.D2" table:number-columns-spanned="2" office:value-type="string">
              <text:p text:style-name="P908"/>
            </table:table-cell>
            <table:covered-table-cell/>
          </table:table-row>
          <table:table-row>
            <table:table-cell table:style-name="Table85.A3" table:number-columns-spanned="4" office:value-type="string">
              <text:p text:style-name="P910">assert_select "<text:span text:style-name="T1">input</text:span>[name=email]</text:p>
              <text:p text:style-name="P91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10"><text:span text:style-name="T360">match: </text:span><text:span text:style-name="T275">&lt;</text:span><text:span text:style-name="T251">input</text:span><text:span text:style-name="T275"> id="</text:span><text:span text:style-name="T251">email</text:span><text:span text:style-name="T275">" type="</text:span><text:span text:style-name="T251">hidden</text:span><text:span text:style-name="T275">" </text:span></text:p>
              <text:p text:style-name="P911"><text:span text:style-name="T275">value="</text:span><text:span text:style-name="T251">michael@example.com</text:span><text:span text:style-name="T275">" /&gt;</text:span></text:p>
            </table:table-cell>
            <table:covered-table-cell/>
            <table:covered-table-cell/>
            <table:covered-table-cell/>
          </table:table-row>
        </table:table>
        <text:h text:style-name="P994" text:outline-level="3"/>
        <text:p text:style-name="P12"/>
        <text:p text:style-name="P12"/>
        <text:h text:style-name="P1108" text:outline-level="2"><text:bookmark-start text:name="__RefHeading___Toc5042_408927193"/><text:soft-page-break/><text:span text:style-name="T465">G</text:span>uard gem<text:bookmark-end text:name="__RefHeading___Toc5042_408927193"/></text:h>
        <text:p text:style-name="P50"><text:span text:style-name="T515">this time it’s really better to </text:span><text:span text:style-name="T516">add</text:span><text:span text:style-name="T515"> </text:span><text:span text:style-name="T16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42"> add the <text:s/></text:span></text:p>
              <text:p text:style-name="P96"><text:s text:c="4"/>gems</text:p>
            </table:table-cell>
            <table:table-cell table:style-name="Table68.B1" table:number-columns-spanned="4" office:value-type="string">
              <text:p text:style-name="P392">group :test do</text:p>
              <text:p text:style-name="P392"><text:s text:c="2"/>gem 'guard'</text:p>
              <text:p text:style-name="P392"><text:s text:c="2"/>gem 'guard-minitest'</text:p>
              <text:p text:style-name="P422"><text:s text:c="2"/>gem 'minitest'</text:p>
              <text:p text:style-name="P422"><text:s text:c="2"/>gem 'minitest-reporters'</text:p>
              <text:p text:style-name="P390">end</text:p>
            </table:table-cell>
            <table:covered-table-cell/>
            <table:covered-table-cell/>
            <table:covered-table-cell/>
          </table:table-row>
          <table:table-row>
            <table:table-cell table:style-name="Table68.A1" office:value-type="string">
              <text:p text:style-name="P310"/>
              <text:p text:style-name="P50"/>
            </table:table-cell>
            <table:table-cell table:style-name="Table68.B2" table:number-columns-spanned="4" office:value-type="string">
              <text:p text:style-name="P393">group :development do</text:p>
              <text:p text:style-name="P393"><text:s text:c="2"/>gem 'libnotify'</text:p>
              <text:p text:style-name="P310">end</text:p>
            </table:table-cell>
            <table:covered-table-cell/>
            <table:covered-table-cell/>
            <table:covered-table-cell/>
          </table:table-row>
          <table:table-row>
            <table:table-cell table:style-name="Table68.A1" table:number-columns-spanned="5" office:value-type="string">
              <text:p text:style-name="P921"><text:span text:style-name="T502">2) </text:span><text:span text:style-name="T135">$ </text:span><text:span text:style-name="T233">bundle exec </text:span><text:span text:style-name="T218">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42">3) edit the </text:span><text:span text:style-name="T188">Guardfile</text:span></text:p>
            </table:table-cell>
            <table:covered-table-cell/>
            <table:covered-table-cell/>
            <table:table-cell table:style-name="Table68.A1" table:number-columns-spanned="2" office:value-type="string">
              <text:p text:style-name="P81">just copy the file<text:span text:style-name="T534">,</text:span> mate</text:p>
            </table:table-cell>
            <table:covered-table-cell/>
          </table:table-row>
          <table:table-row>
            <table:table-cell table:style-name="Table68.A1" table:number-columns-spanned="2" office:value-type="string">
              <text:p text:style-name="P80"><text:span text:style-name="T542">4) </text:span>edit <text:s/>.<text:span text:style-name="T158">gitignore</text:span></text:p>
            </table:table-cell>
            <table:covered-table-cell/>
            <table:table-cell table:style-name="Table68.A1" table:number-columns-spanned="3" office:value-type="string">
              <text:p text:style-name="P538">#Ignore Spring files</text:p>
              <text:p text:style-name="P394">/spring/*.pid</text:p>
            </table:table-cell>
            <table:covered-table-cell/>
            <table:covered-table-cell/>
          </table:table-row>
          <table:table-row>
            <table:table-cell table:style-name="Table68.A1" table:number-columns-spanned="4" office:value-type="string">
              <text:p text:style-name="P89"><text:span text:style-name="T708">5</text:span>) add the colors<text:span text:style-name="T639"> (</text:span><text:span text:style-name="T168">reporters</text:span><text:span text:style-name="T639">)</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8">6</text:span>) <text:span text:style-name="T222">$</text:span><text:span text:style-name="T188">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38">7</text:span>) CTRL+ D</text:p>
            </table:table-cell>
            <table:covered-table-cell/>
            <table:covered-table-cell/>
            <table:covered-table-cell/>
            <table:table-cell table:style-name="Table68.A1" office:value-type="string">
              <text:p text:style-name="P83">stop guard</text:p>
            </table:table-cell>
          </table:table-row>
        </table:table>
        <text:h text:style-name="P104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60">h</text:p>
            </table:table-cell>
            <table:table-cell table:style-name="Table147.B2" office:value-type="string">
              <text:p text:style-name="P163">show help</text:p>
            </table:table-cell>
          </table:table-row>
          <table:table-row>
            <table:table-cell table:style-name="Table147.A2" office:value-type="string">
              <text:p text:style-name="P660">c</text:p>
            </table:table-cell>
            <table:table-cell table:style-name="Table147.B2" office:value-type="string">
              <text:p text:style-name="P163">trigger a file change</text:p>
            </table:table-cell>
          </table:table-row>
          <table:table-row>
            <table:table-cell table:style-name="Table147.A2" office:value-type="string">
              <text:p text:style-name="P661">n</text:p>
            </table:table-cell>
            <table:table-cell table:style-name="Table147.B2" office:value-type="string">
              <text:p text:style-name="P164">toggles notifications</text:p>
            </table:table-cell>
          </table:table-row>
          <table:table-row>
            <table:table-cell table:style-name="Table147.A2" office:value-type="string">
              <text:p text:style-name="P662">p</text:p>
            </table:table-cell>
            <table:table-cell table:style-name="Table147.B2" office:value-type="string">
              <text:p text:style-name="P165">pause file listener</text:p>
            </table:table-cell>
          </table:table-row>
          <table:table-row>
            <table:table-cell table:style-name="Table147.A2" office:value-type="string">
              <text:p text:style-name="P662">r</text:p>
            </table:table-cell>
            <table:table-cell table:style-name="Table147.B2" office:value-type="string">
              <text:p text:style-name="P165">reload all plugins</text:p>
            </table:table-cell>
          </table:table-row>
          <table:table-row>
            <table:table-cell table:style-name="Table147.A2" office:value-type="string">
              <text:p text:style-name="P662">o</text:p>
            </table:table-cell>
            <table:table-cell table:style-name="Table147.B2" office:value-type="string">
              <text:p text:style-name="P165">Scope Guard actions to plugins</text:p>
            </table:table-cell>
          </table:table-row>
          <table:table-row>
            <table:table-cell table:style-name="Table147.A2" office:value-type="string">
              <text:p text:style-name="P662">s</text:p>
            </table:table-cell>
            <table:table-cell table:style-name="Table147.B2" office:value-type="string">
              <text:p text:style-name="P165">show all Guard plugins</text:p>
            </table:table-cell>
          </table:table-row>
          <table:table-row>
            <table:table-cell table:style-name="Table147.A2" office:value-type="string">
              <text:p text:style-name="P662">e</text:p>
            </table:table-cell>
            <table:table-cell table:style-name="Table147.B2" office:value-type="string">
              <text:p text:style-name="P165">stop all plugins and quit Guard</text:p>
            </table:table-cell>
          </table:table-row>
        </table:table>
        <text:h text:style-name="P1046"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7">t/test_helper.rb</text:span></text:p>
              <text:p text:style-name="P695">require 'minitest/reporters'</text:p>
              <text:p text:style-name="P695">Minitest::Reporters.use!</text:p>
            </table:table-cell>
          </table:table-row>
        </table:table>
        <text:h text:style-name="P983" text:outline-level="1"/>
        <text:h text:style-name="P98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10">#app/<text:span text:style-name="T548">controllers/users_controller.rb</text:span></text:p>
              <text:p text:style-name="P310">def show</text:p>
              <text:p text:style-name="P310"><text:span text:style-name="T548"><text:s/></text:span>@user = User.find(params[:id])</text:p>
              <text:p text:style-name="P310"><text:s/><text:span text:style-name="T1">debugger</text:span></text:p>
              <text:p text:style-name="P310">en<text:span text:style-name="T548">d</text:span></text:p>
            </table:table-cell>
          </table:table-row>
          <table:table-row>
            <table:table-cell table:style-name="Table102.A2" office:value-type="string">
              <text:p text:style-name="P506"><text:span text:style-name="T584">#</text:span><text:span text:style-name="Source_20_Text"><text:span text:style-name="T584">app/views/layouts/application.html.erb</text:span></text:span></text:p>
              <text:p text:style-name="P905">&lt;%= yield %&gt;</text:p>
              <text:p text:style-name="P905">&lt;%= debug(params) if</text:p>
              <text:p text:style-name="P904"><text:s/>Rails.env.development? %&gt;</text:p>
            </table:table-cell>
          </table:table-row>
        </table:table>
        <text:p text:style-name="Standard">Now, when we visit <text:span text:style-name="T241">/users/1</text:span>, the Rails server shows <text:span text:style-name="T637">this </text:span>prompt:<text:span text:style-name="T637"> </text:span><text:span text:style-name="Source_20_Text"><text:span text:style-name="T637">(byebug)</text:span></text:span></text:p>
        <table:table table:name="Table117" table:style-name="Table117">
          <table:table-column table:style-name="Table117.A"/>
          <table:table-row>
            <table:table-cell table:style-name="Table117.A1" office:value-type="string">
              <text:p text:style-name="P309"># RAILS SERVER</text:p>
              <text:p text:style-name="P308">(byebug) @user.name</text:p>
              <text:p text:style-name="Preformatted_20_Text"><text:span text:style-name="T637"><text:s text:c="2"/></text:span>"Example User"</text:p>
              <text:p text:style-name="P308">(byebug) @user.email</text:p>
              <text:p text:style-name="Preformatted_20_Text"><text:span text:style-name="T637"><text:s text:c="2"/></text:span>"example@railstutorial.org"</text:p>
              <text:p text:style-name="P308">(byebug) params[:id]</text:p>
              <text:p text:style-name="Preformatted_20_Text"><text:span text:style-name="T637"><text:s text:c="2"/></text:span>"1<text:span text:style-name="T637">"</text:span></text:p>
            </table:table-cell>
          </table:table-row>
        </table:table>
        <text:p text:style-name="Standard">To release the prompt and continue execution of the application, press Ctrl-D</text:p>
        <text:h text:style-name="P104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1"> box_sizing {</text:span></text:p>
              <text:p text:style-name="P699"><text:s text:c="2"/>-moz-box-sizing: <text:s text:c="3"/>border-box;</text:p>
              <text:p text:style-name="P699"><text:s text:c="2"/>-webkit-box-sizing: border-box;</text:p>
              <text:p text:style-name="P699"><text:s text:c="2"/>box-sizing: <text:s text:c="8"/>border-box;<text:span text:style-name="T712"> }</text:span></text:p>
              <text:p text:style-name="P700">.debug_dump {</text:p>
              <text:p text:style-name="P700"><text:s text:c="2"/>clear: <text:s text:c="13"/>both;</text:p>
              <text:p text:style-name="P700"><text:s text:c="2"/>float: <text:s text:c="13"/>left;</text:p>
              <text:p text:style-name="P700"><text:s text:c="2"/>width: <text:s text:c="13"/>100%;</text:p>
              <text:p text:style-name="P700"><text:s text:c="2"/>margin-top: <text:s text:c="8"/>45px;</text:p>
              <text:p text:style-name="P700"><text:s text:c="2"/>@include <text:s text:c="11"/>box_sizing; }</text:p>
            </table:table-cell>
          </table:table-row>
        </table:table>
        <text:p text:style-name="P268"/>
        <text:p text:style-name="Standard"/>
        <text:p text:style-name="P881"><text:span text:style-name="Source_20_Text"><text:span text:style-name="T595"/></text:span></text:p>
        <text:h text:style-name="P985" text:outline-level="1"><text:span text:style-name="Source_20_Text"><text:span text:style-name="T595"/></text:span></text:h>
        <text:h text:style-name="P986" text:outline-level="1"><text:bookmark-start text:name="__RefHeading___Toc6300_3704718458"/><text:span text:style-name="Source_20_Text"><text:span text:style-name="T595">Rails environments</text:span></text:span><text:bookmark-end text:name="__RefHeading___Toc6300_3704718458"/></text:h>
        <text:p text:style-name="Text_20_body"><text:span text:style-name="T555">Rails comes equipped with three environments: </text:span><text:span text:style-name="Source_20_Text"><text:span text:style-name="T556">test</text:span></text:span><text:span text:style-name="T555">, </text:span><text:span text:style-name="Source_20_Text"><text:span text:style-name="T556">development</text:span></text:span><text:span text:style-name="T555">, and </text:span><text:span text:style-name="Source_20_Text"><text:span text:style-name="T556">production</text:span></text:span><text:span text:style-name="T555">. </text:span></text:p>
        <text:h text:style-name="P112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5">$ rails console</text:p>
              <text:p text:style-name="P310">&gt;&gt; Rails.env.development?<text:span text:style-name="T545"> </text:span>=&gt; true</text:p>
              <text:p text:style-name="P396">&gt;&gt; Rails.env.test?<text:span text:style-name="T545"> <text:s text:c="3"/></text:span><text:s text:c="2"/><text:span text:style-name="T545"><text:s text:c="2"/></text:span>=&gt; false</text:p>
            </table:table-cell>
          </table:table-row>
          <table:table-row>
            <table:table-cell table:style-name="Table103.A2" office:value-type="string">
              <text:p text:style-name="P395">$ rails console test</text:p>
              <text:p text:style-name="P397"><text:span text:style-name="T546">&gt;&gt; Rails.env</text:span> <text:s/><text:span text:style-name="T546"><text:s text:c="12"/></text:span>=&gt; "test"</text:p>
              <text:p text:style-name="P310">&gt;&gt; Rails.env.test? <text:s/><text:span text:style-name="T546"><text:s text:c="6"/></text:span>=&gt; true</text:p>
            </table:table-cell>
          </table:table-row>
        </table:table>
        <text:h text:style-name="P1125" text:outline-level="4"><text:bookmark-start text:name="__RefHeading__6414_106862335"/>server<text:bookmark-end text:name="__RefHeading__6414_106862335"/></text:h>
        <text:p text:style-name="Standard"><text:span text:style-name="T555">As with the </text:span><text:span text:style-name="T556">console</text:span><text:span text:style-name="T555">, </text:span><text:span text:style-name="Source_20_Text"><text:span text:style-name="T555">development</text:span></text:span><text:span text:style-name="T555"> is the default environment for the Rails </text:span><text:span text:style-name="T556">server</text:span><text:span text:style-name="T555">, but you can also run it in a different environment:</text:span></text:p>
        <table:table table:name="Table104" table:style-name="Table104">
          <table:table-column table:style-name="Table104.A"/>
          <table:table-row>
            <table:table-cell table:style-name="Table104.A1" office:value-type="string">
              <text:p text:style-name="P359">$ rails server --environment productio<text:span text:style-name="T547">n</text:span></text:p>
              <text:p text:style-name="P492">$ rails db:migrate RAILS_ENV=production</text:p>
            </table:table-cell>
          </table:table-row>
          <table:table-row>
            <table:table-cell table:style-name="Table104.A2" office:value-type="string">
              <text:p text:style-name="P493">$ RAILS_ENV=production rails s</text:p>
            </table:table-cell>
          </table:table-row>
        </table:table>
        <text:h text:style-name="P945" text:outline-level="1"><text:bookmark-start text:name="__RefHeading___Toc7283_3760421479"/>Asset pipeline<text:bookmark-end text:name="__RefHeading___Toc7283_3760421479"/></text:h>
        <text:p text:style-name="P22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5">In particular, the asset pipeline combines all the application stylesheets into one CSS file (</text:span><text:span text:style-name="Source_20_Text"><text:span text:style-name="T555">application.css</text:span></text:span><text:span text:style-name="T555">), combines all the application JavaScript into one JavaScript file (</text:span><text:span text:style-name="Source_20_Text"><text:span text:style-name="T555">application.js</text:span></text:span><text:span text:style-name="T555">), and then </text:span><text:span text:style-name="Emphasis"><text:span text:style-name="T555">minifies</text:span></text:span><text:span text:style-name="T555"> them to remove the unnecessary spacing and indentation that bloats file size. The result is the best of both worlds: convenience in development and efficiency in production.</text:span><text:bookmark-end text:name="__RefHeading___Toc7287_3760421479"/></text:p>
        <text:h text:style-name="P107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90">app/assets</text:p>
            </table:table-cell>
            <table:table-cell table:style-name="Table78.B1" office:value-type="string">
              <text:p text:style-name="P84">specific to the present app</text:p>
            </table:table-cell>
          </table:table-row>
          <table:table-row>
            <table:table-cell table:style-name="Table78.A2" office:value-type="string">
              <text:p text:style-name="P890">lib/assets</text:p>
            </table:table-cell>
            <table:table-cell table:style-name="Table78.B2" office:value-type="string">
              <text:p text:style-name="P84">libs written by your dev team</text:p>
            </table:table-cell>
          </table:table-row>
          <table:table-row>
            <table:table-cell table:style-name="Table78.A2" office:value-type="string">
              <text:p text:style-name="P891">vendor/assets</text:p>
            </table:table-cell>
            <table:table-cell table:style-name="Table78.B2" office:value-type="string">
              <text:p text:style-name="P73">asset<text:span text:style-name="T512">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3"><text:span text:style-name="T513">/</text:span>images</text:p>
            </table:table-cell>
            <table:table-cell table:style-name="Table79.A1" office:value-type="string">
              <text:p text:style-name="P398">/javascripts</text:p>
            </table:table-cell>
            <table:table-cell table:style-name="Table79.C1" office:value-type="string">
              <text:p text:style-name="P398">/stylesheets</text:p>
            </table:table-cell>
          </table:table-row>
        </table:table>
        <text:h text:style-name="P1078" text:outline-level="2"/>
        <text:h text:style-name="P1112" text:outline-level="2"><text:bookmark-start text:name="__RefHeading___Toc7291_3760421479"/>manifest files<text:bookmark-end text:name="__RefHeading___Toc7291_3760421479"/></text:h>
        <text:p text:style-name="P47"><text:span text:style-name="T555">tell Rails (via the </text:span><text:a xlink:type="simple" xlink:href="https://github.com/rails/sprockets" office:target-frame-name="_blank" xlink:show="new" text:style-name="Internet_20_link" text:visited-style-name="Visited_20_Internet_20_Link"><text:span text:style-name="T555">Sprockets</text:span></text:a><text:span text:style-name="T555"> gem) how to combine </text:span><text:span text:style-name="T596">your assets</text:span><text:span text:style-name="T555"> to form single files. (This applies to CSS and JavaScript but not to images)</text:span></text:p>
        <text:p text:style-name="P85">the default manifest file for app stylesheets<text:span text:style-name="T514">:</text:span></text:p>
        <text:p text:style-name="P310">app/assets/stylesheets/application.css</text:p>
        <table:table table:name="Table81" table:style-name="Table81">
          <table:table-column table:style-name="Table81.A"/>
          <table:table-column table:style-name="Table81.B"/>
          <table:table-row>
            <table:table-cell table:style-name="Table81.A1" office:value-type="string">
              <text:p text:style-name="P494">*= require_tree .</text:p>
              <text:p text:style-name="P494">*=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7">2. </text:span><text:span text:style-name="T555">specifies where in the loading sequence the CSS in </text:span><text:span text:style-name="Source_20_Text"><text:span text:style-name="T79">application.css</text:span></text:span><text:span text:style-name="T79"> </text:span><text:span text:style-name="T555">itself gets included</text:span></text:p>
            </table:table-cell>
            <table:table-cell table:style-name="Table81.B2" office:value-type="string">
              <text:p text:style-name="Standard"><text:span text:style-name="T597">1. ensures that all CSS files in the </text:span><text:span text:style-name="Source_20_Text"><text:span text:style-name="T101">app/assets/stylesheets</text:span></text:span><text:span text:style-name="T598"> </text:span><text:span text:style-name="T599">dir (including the tree subdir) are included into the application CSS</text:span></text:p>
            </table:table-cell>
          </table:table-row>
        </table:table>
        <text:h text:style-name="P1079" text:outline-level="2"/>
        <text:h text:style-name="P1113" text:outline-level="2"><text:bookmark-start text:name="__RefHeading___Toc7293_3760421479"/><text:soft-page-break/>preprocessor engines<text:bookmark-end text:name="__RefHeading___Toc7293_3760421479"/></text:h>
        <text:p text:style-name="P23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9"><text:span text:style-name="Source_20_Text"><text:span text:style-name="T555">.scss</text:span></text:span><text:span text:style-name="T555"> </text:span></text:p>
              <text:p text:style-name="P229">Sass</text:p>
            </table:table-cell>
            <table:table-cell table:style-name="Table80.A1" office:value-type="string">
              <text:p text:style-name="P289"><text:span text:style-name="Source_20_Text"><text:span text:style-name="T555">.coffee</text:span></text:span></text:p>
              <text:p text:style-name="P229">CoffeeScript</text:p>
            </table:table-cell>
            <table:table-cell table:style-name="Table80.C1" office:value-type="string">
              <text:p text:style-name="P289"><text:span text:style-name="Source_20_Text"><text:span text:style-name="T555">.erb</text:span></text:span></text:p>
              <text:p text:style-name="P229">embedded Ruby</text:p>
            </table:table-cell>
          </table:table-row>
        </table:table>
        <text:p text:style-name="P50">The preprocessor engines can be chained, so that</text:p>
        <text:p text:style-name="P305"><text:span text:style-name="Source_20_Text"><text:span text:style-name="T556">foobar.js.erb.coffee</text:span></text:span></text:p>
        <text:p text:style-name="P50">gets run through both CoffeeScript and ERb (with the code running from right to left)</text:p>
        <text:h text:style-name="P1080" text:outline-level="2"><text:bookmark-start text:name="__RefHeading___Toc7295_3760421479"/>SASS<text:bookmark-end text:name="__RefHeading___Toc7295_3760421479"/></text:h>
        <text:p text:style-name="P234">Syntactically awesome stylesheets</text:p>
        <text:p text:style-name="P223"><text:span text:style-name="Source_20_Text"><text:span text:style-name="T555">scss</text:span></text:span><text:span text:style-name="T555"> only </text:span><text:span text:style-name="Emphasis"><text:span text:style-name="T555">adds</text:span></text:span><text:span text:style-name="T555"> features to CSS, rather than defining an entirely new syntax. This means that every valid CSS file is also a valid SCSS file, which is convenient for projects with existing style rules. </text:span></text:p>
        <text:p text:style-name="Standard"><text:span text:style-name="T600">T</text:span><text:span text:style-name="T555">he Rails asset pipeline automatically uses Sass to process files with the </text:span><text:span text:style-name="Source_20_Text"><text:span text:style-name="T555">.scss</text:span></text:span><text:span text:style-name="T555"> extension, the </text:span><text:span text:style-name="Source_20_Text"><text:span text:style-name="T555">custom.scss</text:span></text:span><text:span text:style-name="T555"> file will be run through the Sass preprocessor before being packaged up for delivery to the browser.</text:span></text:p>
        <text:h text:style-name="P101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10">.center {</text:p>
              <text:p text:style-name="P310"><text:s text:c="2"/>text-align: center;</text:p>
              <text:p text:style-name="P310"><text:s text:c="2"/>h1 { margin-bottom: 10px; }</text:p>
              <text:p text:style-name="P295"><text:span text:style-name="T555">}</text:span><text:span text:style-name="T601"> <text:s text:c="4"/></text:span><text:span text:style-name="T354">the nested </text:span><text:span text:style-name="Source_20_Text"><text:span text:style-name="T354">h1</text:span></text:span><text:span text:style-name="T354"> rule automatically inherits</text:span></text:p>
            </table:table-cell>
          </table:table-row>
        </table:table>
        <text:p text:style-name="P29"><text:span text:style-name="T555"><text:s/>the </text:span><text:span text:style-name="Source_20_Text"><text:span text:style-name="T79">.center</text:span></text:span><text:span text:style-name="T555"> context</text:span></text:p>
        <text:h text:style-name="P99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10">$light-gray: #777;</text:p>
              <text:p text:style-name="P310">h2 { color: $light-gray;<text:span text:style-name="T517"> </text:span>}</text:p>
            </table:table-cell>
          </table:table-row>
        </table:table>
        <text:p text:style-name="P225"/>
        <text:h text:style-name="P975" text:outline-level="1"><text:bookmark-start text:name="__RefHeading___Toc3444_662114661"/>Cloud9<text:bookmark-end text:name="__RefHeading___Toc3444_662114661"/></text:h>
        <text:p text:style-name="P399">rails server -b $IP </text:p>
        <text:p text:style-name="P399"><text:s text:c="13"/>-p $PORT</text:p>
        <text:p text:style-name="P86">assign<text:span text:style-name="T397">s</text:span> the IP address and port number dynamically. If you <text:span text:style-name="T396">w</text:span>ant to see the values of these variables, type echo $IP or echo $PORT at the command line.</text:p>
        <text:p text:style-name="P86"/>
        <text:p text:style-name="P399"><text:bookmark-start text:name="__RefHeading___Toc5079_408927193"/><text:span text:style-name="T160">-p</text:span><text:span text:style-name="T472">, Runs Rails on the specified port. Default: </text:span><text:span text:style-name="T160">3000</text:span><text:span text:style-name="T472"><text:line-break/></text:span><text:span text:style-name="T160">-b</text:span><text:span text:style-name="T472">, Binds Rails to the specified ip. Default: </text:span><text:span text:style-name="T160">0.0.0.0</text:span><text:span text:style-name="T472"> <text:s/></text:span><text:bookmark-end text:name="__RefHeading___Toc5079_408927193"/></text:p>
        <text:h text:style-name="P959" text:outline-level="1"><text:bookmark-start text:name="__RefHeading___Toc4409_3061750504"/>Heroku<text:bookmark-end text:name="__RefHeading___Toc4409_3061750504"/></text:h>
        <text:p text:style-name="P236"><text:span text:style-name="T493">in </text:span>config.ru</text:p>
        <table:table table:name="Table48" table:style-name="Table48">
          <table:table-column table:style-name="Table48.A"/>
          <table:table-row>
            <table:table-cell table:style-name="Table48.A1" office:value-type="string">
              <text:p text:style-name="P310">require './<text:span text:style-name="T494">application</text:span>'</text:p>
              <text:p text:style-name="P310">run Sinatra::Application</text:p>
            </table:table-cell>
          </table:table-row>
        </table:table>
        <text:p text:style-name="P310"/>
        <table:table table:name="Table57" table:style-name="Table57">
          <table:table-column table:style-name="Table57.A"/>
          <table:table-row>
            <table:table-cell table:style-name="Table57.A1" office:value-type="string">
              <text:p text:style-name="P310">$ <text:span text:style-name="T550">heroku </text:span><text:span text:style-name="T35">create</text:span></text:p>
            </table:table-cell>
          </table:table-row>
          <table:table-row>
            <table:table-cell table:style-name="Table57.A2" office:value-type="string">
              <text:p text:style-name="P892">$ heroku run rails db:<text:span text:style-name="T1">migrate</text:span></text:p>
            </table:table-cell>
          </table:table-row>
          <table:table-row>
            <table:table-cell table:style-name="Table57.A2" office:value-type="string">
              <text:p text:style-name="P892">$ heroku run <text:span text:style-name="T1">console</text:span></text:p>
            </table:table-cell>
          </table:table-row>
          <table:table-row>
            <table:table-cell table:style-name="Table57.A2" office:value-type="string">
              <text:p text:style-name="P899">$ heroku run <text:span text:style-name="T1">rails console</text:span></text:p>
            </table:table-cell>
          </table:table-row>
          <table:table-row>
            <table:table-cell table:style-name="Table57.A2" office:value-type="string">
              <text:p text:style-name="P892">$ heroku <text:span text:style-name="T1">logs</text:span> -t</text:p>
            </table:table-cell>
          </table:table-row>
          <table:table-row>
            <table:table-cell table:style-name="Table57.A2" office:value-type="string">
              <text:p text:style-name="P892">$ heroku <text:span text:style-name="T1">restart</text:span></text:p>
            </table:table-cell>
          </table:table-row>
          <table:table-row>
            <table:table-cell table:style-name="Table57.A2" office:value-type="string">
              <text:p text:style-name="P310"><text:span text:style-name="T551">$</text:span> heroku apps:<text:span text:style-name="T1">rename</text:span> newname</text:p>
            </table:table-cell>
          </table:table-row>
          <table:table-row>
            <table:table-cell table:style-name="Table57.A2" office:value-type="string">
              <text:p text:style-name="Preformatted_20_Text"><text:span text:style-name="Source_20_Text"><text:span text:style-name="T555">$ heroku apps:</text:span></text:span><text:span text:style-name="Source_20_Text"><text:span text:style-name="T556">destroy</text:span></text:span><text:span text:style-name="Source_20_Text"><text:span text:style-name="T55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6">to </text:span>show a standard error page during the deployment and migration</text:p>
            </table:table-cell>
          </table:table-row>
          <table:table-row>
            <table:table-cell table:style-name="Table57.A2" office:value-type="string">
              <text:p text:style-name="P682">$ heroku config:get SENGRID_USERNAME</text:p>
            </table:table-cell>
          </table:table-row>
          <table:table-row>
            <table:table-cell table:style-name="Table57.A2" office:value-type="string">
              <text:p text:style-name="P682"><text:span text:style-name="Source_20_Text"><text:span text:style-name="T705">$ </text:span></text:span><text:span text:style-name="Source_20_Text">heroku </text:span><text:span text:style-name="Source_20_Text"><text:span text:style-name="T1">pg:reset DATABASE</text:span></text:span></text:p>
            </table:table-cell>
          </table:table-row>
        </table:table>
        <text:p text:style-name="P310"/>
        <text:h text:style-name="P960" text:outline-level="1"/>
        <text:h text:style-name="P987" text:outline-level="1"><text:bookmark-start text:name="__RefHeading___Toc3799_3366807044"/><text:soft-page-break/>Sinatra<text:bookmark-end text:name="__RefHeading___Toc3799_3366807044"/></text:h>
        <text:h text:style-name="P1119" text:outline-level="2"><text:bookmark-start text:name="__RefHeading___Toc3801_3366807044"/>start server<text:bookmark-end text:name="__RefHeading___Toc3801_3366807044"/></text:h>
        <text:p text:style-name="P400">$ ruby file_wtfoso.rb</text:p>
        <text:h text:style-name="P1081" text:outline-level="2"><text:bookmark-start text:name="__RefHeading___Toc3803_3366807044"/>reloader<text:bookmark-end text:name="__RefHeading___Toc3803_3366807044"/></text:h>
        <text:p text:style-name="Preformatted_20_Text"><text:span text:style-name="Source_20_Text"><text:span text:style-name="T602">$ </text:span></text:span><text:span text:style-name="Source_20_Text"><text:span text:style-name="T555">gem install sinatra-contrib</text:span></text:span><text:span text:style-name="T555"> </text:span></text:p>
        <text:p text:style-name="P87">and in<text:span text:style-name="T16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6">require 'sinatra/reloader'</text:span></text:span></text:p>
              <text:p text:style-name="P294"><text:span text:style-name="Source_20_Text"><text:span text:style-name="T566">if development?</text:span></text:span></text:p>
              <text:p text:style-name="P30"><text:span text:style-name="Source_20_Text"><text:span text:style-name="T371">Heroku will automatically know not</text:span></text:span></text:p>
              <text:p text:style-name="P30"><text:span text:style-name="Source_20_Text"><text:span text:style-name="T371"><text:s/>to use it</text:span></text:span><text:span text:style-name="Source_20_Text"><text:span text:style-name="T372"> </text:span></text:span><text:span text:style-name="Source_20_Text"><text:span text:style-name="T371">(and it will still work locally!)</text:span></text:span></text:p>
            </table:table-cell>
          </table:table-row>
          <table:table-row>
            <table:table-cell table:style-name="Table36.A2" office:value-type="string">
              <text:p text:style-name="P88">or the <text:span text:style-name="T162">shotgun</text:span> gem can be used:</text:p>
              <text:p text:style-name="P401">$ <text:span text:style-name="T1">shotgun</text:span> app.rb</text:p>
              <text:p text:style-name="P46"><text:span text:style-name="T555">As Shotgun's listening on a different port</text:span><text:span text:style-name="T603">:</text:span><text:span text:style-name="T555"> </text:span><text:span text:style-name="Source_20_Text"><text:span text:style-name="T555">http://localhost:9393/</text:span></text:span></text:p>
            </table:table-cell>
          </table:table-row>
        </table:table>
        <text:h text:style-name="P108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2">├── <text:span text:style-name="T1">app.rb</text:span></text:p>
              <text:p text:style-name="P321">├── db</text:p>
              <text:p text:style-name="P321">│ <text:s text:c="2"/>├── connection.rb</text:p>
              <text:p text:style-name="P321">│ <text:s text:c="2"/>└── schema.rb</text:p>
              <text:p text:style-name="P322">├── finatra.db</text:p>
              <text:p text:style-name="P402">├── <text:span text:style-name="T1">Gemfile</text:span></text:p>
              <text:p text:style-name="P402">├── Gemfile.lock</text:p>
              <text:p text:style-name="P402">├── public</text:p>
              <text:p text:style-name="P402">│ <text:s text:c="2"/>└── <text:span text:style-name="T1">styles</text:span>.<text:span text:style-name="T1">css</text:span></text:p>
              <text:p text:style-name="P402">└── <text:span text:style-name="T1">views</text:span></text:p>
              <text:p text:style-name="P402"><text:s text:c="4"/>├── <text:span text:style-name="T1">index</text:span>.erb</text:p>
              <text:p text:style-name="P402"><text:s text:c="4"/>├── <text:span text:style-name="T1">main</text:span>.erb</text:p>
              <text:p text:style-name="P402"><text:s text:c="4"/>└── <text:span text:style-name="T1">show</text:span>.erb</text:p>
            </table:table-cell>
          </table:table-row>
        </table:table>
        <text:h text:style-name="P1083" text:outline-level="2"><text:bookmark-start text:name="__RefHeading___Toc4018_3366807044"/>app.rb<text:bookmark-end text:name="__RefHeading___Toc4018_3366807044"/></text:h>
        <text:p text:style-name="P50"><text:span text:style-name="T192">layout:</text:span> is NOT mandatory</text:p>
        <table:table table:name="Table39" table:style-name="Table39">
          <table:table-column table:style-name="Table39.A"/>
          <table:table-row>
            <table:table-cell table:style-name="Table39.A1" office:value-type="string">
              <text:p text:style-name="P323">require 'sinatra'</text:p>
              <text:p text:style-name="P323">require 'sinatra/reloader'</text:p>
              <text:p text:style-name="P403"/>
              <text:p text:style-name="P404"><text:span text:style-name="T1">get "/"</text:span> do<text:span text:style-name="T487"> <text:s/></text:span></text:p>
              <text:p text:style-name="P552"><text:s text:c="6"/>name_of :page, <text:s text:c="7"/>nameof: :layout</text:p>
              <text:p text:style-name="P323"><text:s text:c="2"/>erb :index, layout: :main</text:p>
              <text:p text:style-name="P403">end</text:p>
              <text:p text:style-name="P403"/>
              <text:p text:style-name="P403">get "/wo<text:span text:style-name="T480">m</text:span>bat" <text:span text:style-name="T491">{</text:span> "this is a wombat"<text:span text:style-name="T491"> }</text:span></text:p>
            </table:table-cell>
          </table:table-row>
          <table:table-row>
            <table:table-cell table:style-name="Table39.A2" office:value-type="string">
              <text:h text:style-name="P1012" text:outline-level="3"><text:bookmark-start text:name="__RefHeading___Toc4215_3461777943"/>URL PARAMS<text:bookmark-end text:name="__RefHeading___Toc4215_3461777943"/></text:h>
              <text:p text:style-name="P50"><text:span text:style-name="T163">@fish</text:span> will have the value from the url<text:span text:style-name="T490"> thanks to </text:span><text:span text:style-name="T228">params[:</text:span><text:span text:style-name="T230">url</text:span><text:span text:style-name="T231">_blabla</text:span><text:span text:style-name="T228">]</text:span></text:p>
            </table:table-cell>
          </table:table-row>
          <table:table-row>
            <table:table-cell table:style-name="Table39.A1" office:value-type="string">
              <text:p text:style-name="P405">get "/<text:span text:style-name="T1">:fish_name</text:span>" do<text:span text:style-name="T481"> <text:s text:c="2"/></text:span><text:span text:style-name="T299"># /beluga</text:span></text:p>
              <text:p text:style-name="P405"><text:s text:c="2"/>@fish = <text:span text:style-name="T1">params[:fish_name]</text:span></text:p>
              <text:p text:style-name="P405"><text:s text:c="2"/><text:span text:style-name="T1">erb :show</text:span>, layout: :main </text:p>
              <text:p text:style-name="P324">end</text:p>
            </table:table-cell>
          </table:table-row>
        </table:table>
        <text:h text:style-name="P1084" text:outline-level="2"><text:bookmark-start text:name="__RefHeading___Toc4020_3366807044"/>views/<text:bookmark-end text:name="__RefHeading___Toc4020_3366807044"/></text:h>
        <text:h text:style-name="P99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6">&lt;!DOCTYPE html&gt; &lt;html&gt;</text:p>
              <text:p text:style-name="P406">&lt;head&gt;</text:p>
              <text:p text:style-name="P406"><text:s text:c="2"/>&lt;title&gt;Finatra&lt;/title&gt;</text:p>
              <text:p text:style-name="P406"><text:s text:c="2"/>&lt;link rel="<text:span text:style-name="T1">stylesheet</text:span>" </text:p>
              <text:p text:style-name="P406"><text:s text:c="6"/>href="styles.css"&gt;</text:p>
              <text:p text:style-name="P406">&lt;/head&gt;</text:p>
              <text:p text:style-name="P406">&lt;body&gt;</text:p>
              <text:p text:style-name="P406"><text:s text:c="2"/><text:span text:style-name="T1">&lt;%= yield %&gt;</text:span></text:p>
              <text:p text:style-name="P406"><text:s text:c="2"/>&lt;p&gt;this is main.erb&lt;/p&gt;</text:p>
              <text:p text:style-name="P406">&lt;/body&gt;</text:p>
              <text:p text:style-name="P406">&lt;/html&gt;</text:p>
            </table:table-cell>
          </table:table-row>
        </table:table>
        <text:h text:style-name="P995" text:outline-level="3"><text:bookmark-start text:name="__RefHeading___Toc4024_3366807044"/>/index.erb<text:bookmark-end text:name="__RefHeading___Toc4024_3366807044"/></text:h>
        <text:p text:style-name="P237">it will be <text:span text:style-name="T253">YIELD</text:span>ED</text:p>
        <table:table table:name="Table40" table:style-name="Table40">
          <table:table-column table:style-name="Table40.A"/>
          <table:table-row>
            <table:table-cell table:style-name="Table40.A1" office:value-type="string">
              <text:p text:style-name="P310">&lt;h1&gt;Welcome to Finatra&lt;/h1&gt;</text:p>
            </table:table-cell>
          </table:table-row>
        </table:table>
        <text:h text:style-name="P99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7">&lt;h1&gt;<text:span text:style-name="T482"> </text:span><text:span text:style-name="T1">&lt;%= @fish %&gt;</text:span><text:span text:style-name="T25"> </text:span>&lt;/h1&gt;</text:p>
            </table:table-cell>
          </table:table-row>
        </table:table>
        <text:h text:style-name="P1085" text:outline-level="2"><text:bookmark-start text:name="__RefHeading___Toc4028_3366807044"/>db<text:span text:style-name="T483">/</text:span><text:bookmark-end text:name="__RefHeading___Toc4028_3366807044"/></text:h>
        <text:h text:style-name="P995" text:outline-level="3"><text:bookmark-start text:name="__RefHeading___Toc4030_3366807044"/><text:s text:c="2"/><text:span text:style-name="T486">/</text:span>schema.rb<text:bookmark-end text:name="__RefHeading___Toc4030_3366807044"/></text:h>
        <table:table table:name="Table42" table:style-name="Table42">
          <table:table-column table:style-name="Table42.A"/>
          <table:table-row>
            <table:table-cell table:style-name="Table42.A1" office:value-type="string">
              <text:p text:style-name="P408">require_relative "connection"</text:p>
              <text:p text:style-name="P408"/>
              <text:p text:style-name="P408">ActiveRecord::Schema.define do </text:p>
              <text:p text:style-name="P408"><text:s text:c="2"/>create_table :fish, </text:p>
              <text:p text:style-name="P408"><text:s text:c="16"/>force: :cascade do |t|</text:p>
              <text:p text:style-name="P408"><text:s text:c="2"/><text:span text:style-name="T484"><text:s text:c="2"/></text:span>t.string<text:span text:style-name="T484"> <text:s/></text:span>:name</text:p>
              <text:p text:style-name="P408"><text:s text:c="2"/><text:span text:style-name="T484"><text:s text:c="2"/></text:span>t.string<text:span text:style-name="T484"> <text:s/></text:span>:image_url</text:p>
              <text:p text:style-name="P408"><text:s text:c="2"/><text:span text:style-name="T484"><text:s text:c="2"/></text:span>t.text <text:tab/><text:span text:style-name="T484"> <text:s/></text:span>:description</text:p>
              <text:p text:style-name="P408"><text:span text:style-name="T484"><text:s text:c="2"/></text:span>end</text:p>
              <text:p text:style-name="P408">end</text:p>
            </table:table-cell>
          </table:table-row>
        </table:table>
        <text:h text:style-name="P99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10">require "active_record"</text:p>
              <text:p text:style-name="P310"/>
              <text:p text:style-name="P310"><text:span text:style-name="T404">ActiveRecord::Base.establish_connection</text:span>({<text:tab/>database: "finatra.db",</text:p>
              <text:p text:style-name="P310"><text:tab/>adapter:<text:tab/>"sqlite3"<text:span text:style-name="T485"> <text:s text:c="2"/></text:span>})</text:p>
            </table:table-cell>
          </table:table-row>
        </table:table>
        <text:h text:style-name="P1061" text:outline-level="2"/>
        <text:h text:style-name="P1108" text:outline-level="2"><text:bookmark-start text:name="__RefHeading___Toc4138_984982547"/><text:soft-page-break/>Form<text:span text:style-name="T488">s</text:span><text:bookmark-end text:name="__RefHeading___Toc4138_984982547"/></text:h>
        <table:table table:name="Table50" table:style-name="Table50">
          <table:table-column table:style-name="Table50.A"/>
          <table:table-row>
            <table:table-cell table:style-name="Table50.A1" office:value-type="string">
              <text:p text:style-name="P513">#form 1</text:p>
              <text:p text:style-name="P409">views/index.erb</text:p>
              <table:table table:name="Table44" table:style-name="Table44">
                <table:table-column table:style-name="Table44.A"/>
                <table:table-row>
                  <table:table-cell table:style-name="Table44.A1" office:value-type="string">
                    <text:p text:style-name="P410">&lt;p&gt;What's for dinner?&lt;/p&gt;</text:p>
                    <text:p text:style-name="P410">&lt;<text:span text:style-name="T1">form</text:span> action='cast' method='post'&gt;</text:p>
                    <text:p text:style-name="P410"><text:s text:c="2"/>&lt;ul&gt;</text:p>
                    <text:p text:style-name="P410"><text:s text:c="4"/>&lt;% Choices.each do |id, text| %&gt;</text:p>
                    <text:p text:style-name="P410"><text:tab/>&lt;li&gt;</text:p>
                    <text:p text:style-name="P410"><text:tab/> <text:s/>&lt;input type='radio' </text:p>
                    <text:p text:style-name="P410"><text:tab/> <text:s/>name='<text:span text:style-name="T1">vote</text:span>' value='&lt;%= id %&gt;'</text:p>
                    <text:p text:style-name="P410"><text:tab/> <text:s/>id='vote_&lt;%= id %&gt;' /&gt;</text:p>
                    <text:p text:style-name="P410"><text:tab/> <text:s/>&lt;%= text %&gt;</text:p>
                    <text:p text:style-name="P410"><text:bookmark-start text:name="__DdeLink__4086_984982547"/><text:tab/><text:bookmark-end text:name="__DdeLink__4086_984982547"/>&lt;/li&gt;</text:p>
                    <text:p text:style-name="P410"><text:s text:c="4"/>&lt;% end %&gt;</text:p>
                    <text:p text:style-name="P410"><text:s text:c="2"/>&lt;/ul&gt;</text:p>
                    <text:p text:style-name="P410"><text:s text:c="2"/>&lt;button type='submit'&gt;vote!&lt;/button&gt;</text:p>
                    <text:p text:style-name="P410">&lt;/form&gt;</text:p>
                  </table:table-cell>
                </table:table-row>
              </table:table>
              <text:p text:style-name="P411">app.rb</text:p>
              <table:table table:name="Table45" table:style-name="Table45">
                <table:table-column table:style-name="Table45.A"/>
                <table:table-row>
                  <table:table-cell table:style-name="Table45.A1" office:value-type="string">
                    <text:p text:style-name="P893">get '/' { erb :index }</text:p>
                    <text:p text:style-name="P893">Choices = {"1" =&gt; "uno", "2" =&gt; "d"}</text:p>
                  </table:table-cell>
                </table:table-row>
              </table:table>
              <text:p text:style-name="P495"/>
            </table:table-cell>
          </table:table-row>
        </table:table>
        <text:p text:style-name="P310"/>
        <table:table table:name="Table53" table:style-name="Table53">
          <table:table-column table:style-name="Table53.A"/>
          <table:table-row>
            <table:table-cell table:style-name="Table53.A1" office:value-type="string">
              <text:p text:style-name="P562">#<text:span text:style-name="T492">form 2</text:span></text:p>
              <text:p text:style-name="P310">views/form.erb</text:p>
              <table:table table:name="Table54" table:style-name="Table54">
                <table:table-column table:style-name="Table54.A"/>
                <table:table-row>
                  <table:table-cell table:style-name="Table54.A1" office:value-type="string">
                    <text:p text:style-name="P894">&lt;form action="/form" method="post"&gt;</text:p>
                    <text:p text:style-name="P894"><text:s text:c="2"/>&lt;input type="text" name="<text:span text:style-name="T1">message</text:span>"&gt;</text:p>
                    <text:p text:style-name="P894"><text:s text:c="2"/>&lt;input type="submit"&gt;</text:p>
                    <text:p text:style-name="P894">&lt;/form&gt;</text:p>
                  </table:table-cell>
                </table:table-row>
              </table:table>
              <text:p text:style-name="P412">app.rb</text:p>
              <table:table table:name="Table55" table:style-name="Table55">
                <table:table-column table:style-name="Table55.A"/>
                <table:table-row>
                  <table:table-cell table:style-name="Table55.A1" office:value-type="string">
                    <text:p text:style-name="P895">get '/form' { erb :form }</text:p>
                  </table:table-cell>
                </table:table-row>
              </table:table>
              <text:p text:style-name="P412"/>
            </table:table-cell>
          </table:table-row>
        </table:table>
        <text:h text:style-name="P108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4">#form 1</text:p>
              <text:p text:style-name="P413">views/cast.erb</text:p>
              <table:table table:name="Table46" table:style-name="Table46">
                <table:table-column table:style-name="Table46.A"/>
                <table:table-row>
                  <table:table-cell table:style-name="Table46.A1" office:value-type="string">
                    <text:p text:style-name="P896">&lt;p&gt;You cast: &lt;%= Choices[@<text:span text:style-name="T278">vote</text:span>] %&gt;&lt;/p&gt;</text:p>
                  </table:table-cell>
                </table:table-row>
              </table:table>
              <text:p text:style-name="P414">app.rb</text:p>
              <table:table table:name="Table47" table:style-name="Table47">
                <table:table-column table:style-name="Table47.A"/>
                <table:table-row>
                  <table:table-cell table:style-name="Table47.A1" office:value-type="string">
                    <text:p text:style-name="P897"><text:span text:style-name="T1">post</text:span> '/cast' do</text:p>
                    <text:p text:style-name="P897"><text:tab/>@title = "Thanks <text:span text:style-name="T489">for </text:span>voting!"</text:p>
                    <text:p text:style-name="P897"><text:tab/>@vote = params['<text:span text:style-name="T1">vote</text:span>']</text:p>
                    <text:p text:style-name="P897"><text:tab/>erb :cast, <text:tab/>layout: :main</text:p>
                    <text:p text:style-name="P897">end</text:p>
                  </table:table-cell>
                </table:table-row>
              </table:table>
              <text:p text:style-name="P414"/>
            </table:table-cell>
          </table:table-row>
          <table:table-row>
            <table:table-cell table:style-name="Table52.A2" office:value-type="string">
              <text:p text:style-name="P562">#<text:span text:style-name="T492">form 2</text:span></text:p>
              <text:p text:style-name="P417">app.rb</text:p>
              <table:table table:name="Table49" table:style-name="Table49">
                <table:table-column table:style-name="Table49.A"/>
                <table:table-row>
                  <table:table-cell table:style-name="Table49.A1" office:value-type="string">
                    <text:p text:style-name="P898"><text:span text:style-name="T1">post</text:span> '/form' do</text:p>
                    <text:p text:style-name="P898"><text:tab/>"you said #{params[:<text:span text:style-name="T1">message</text:span>]}"</text:p>
                    <text:p text:style-name="P898">end</text:p>
                  </table:table-cell>
                </table:table-row>
              </table:table>
              <text:p text:style-name="P417"/>
            </table:table-cell>
          </table:table-row>
        </table:table>
        <text:p text:style-name="P238"/>
        <text:p text:style-name="P415"/>
        <text:p text:style-name="P416"/>
        <text:p text:style-name="P2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loext: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2d515c"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40"><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5</text:span><text:span text:style-name="MT17"> </text:span><text:span text:style-name="MT18"><text:s text:c="3"/></text:span><text:span text:style-name="MT19"><text:page-number text:select-page="current">40</text:page-number></text:span><text:span text:style-name="MT19">/</text:span><text:span text:style-name="MT19"><text:page-count>4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5T13:03:47.899133630</dc:date>
    <meta:editing-duration>P27DT9H56M42S</meta:editing-duration>
    <meta:editing-cycles>1495</meta:editing-cycles>
    <meta:generator>LibreOffice/5.1.6.2$Linux_X86_64 LibreOffice_project/10m0$Build-2</meta:generator>
    <meta:print-date>2017-07-14T17:52:05.752520777</meta:print-date>
    <meta:document-statistic meta:table-count="230" meta:image-count="2" meta:object-count="0" meta:page-count="40" meta:paragraph-count="2461" meta:word-count="10213" meta:character-count="73361" meta:non-whitespace-character-count="63580"/>
  </office:meta>
</office:document-meta>
</file>